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17.043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112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9.633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663cm"/>
    </style:style>
    <style:style style:name="co13" style:family="table-column">
      <style:table-column-properties fo:break-before="auto" style:column-width="5.055cm"/>
    </style:style>
    <style:style style:name="co14" style:family="table-column">
      <style:table-column-properties fo:break-before="auto" style:column-width="2.558cm"/>
    </style:style>
    <style:style style:name="co33" style:family="table-column">
      <style:table-column-properties fo:break-before="auto" style:column-width="2.307cm"/>
    </style:style>
    <style:style style:name="co34" style:family="table-column">
      <style:table-column-properties fo:break-before="auto" style:column-width="2.641cm"/>
    </style:style>
    <style:style style:name="co35" style:family="table-column">
      <style:table-column-properties fo:break-before="auto" style:column-width="3.085cm"/>
    </style:style>
    <style:style style:name="co36" style:family="table-column">
      <style:table-column-properties fo:break-before="auto" style:column-width="2.723cm"/>
    </style:style>
    <style:style style:name="co37" style:family="table-column">
      <style:table-column-properties fo:break-before="auto" style:column-width="2.335cm"/>
    </style:style>
    <style:style style:name="co38" style:family="table-column">
      <style:table-column-properties fo:break-before="auto" style:column-width="1.808cm"/>
    </style:style>
    <style:style style:name="co39" style:family="table-column">
      <style:table-column-properties fo:break-before="auto" style:column-width="0.81cm"/>
    </style:style>
    <style:style style:name="co40" style:family="table-column">
      <style:table-column-properties fo:break-before="auto" style:column-width="2.252cm"/>
    </style:style>
    <style:style style:name="co41" style:family="table-column">
      <style:table-column-properties fo:break-before="auto" style:column-width="2.418cm"/>
    </style:style>
    <style:style style:name="co42" style:family="table-column">
      <style:table-column-properties fo:break-before="auto" style:column-width="2.78cm"/>
    </style:style>
    <style:style style:name="co43" style:family="table-column">
      <style:table-column-properties fo:break-before="auto" style:column-width="2.917cm"/>
    </style:style>
    <style:style style:name="co44" style:family="table-column">
      <style:table-column-properties fo:break-before="auto" style:column-width="3.662cm"/>
    </style:style>
    <style:style style:name="co45" style:family="table-column">
      <style:table-column-properties fo:break-before="auto" style:column-width="3.496cm"/>
    </style:style>
    <style:style style:name="co46" style:family="table-column">
      <style:table-column-properties fo:break-before="auto" style:column-width="2.501cm"/>
    </style:style>
    <style:style style:name="co29" style:family="table-column">
      <style:table-column-properties fo:break-before="auto" style:column-width="3.196cm"/>
    </style:style>
    <style:style style:name="co30" style:family="table-column">
      <style:table-column-properties fo:break-before="auto" style:column-width="4.688cm"/>
    </style:style>
    <style:style style:name="co31" style:family="table-column">
      <style:table-column-properties fo:break-before="auto" style:column-width="1.503cm"/>
    </style:style>
    <style:style style:name="co32" style:family="table-column">
      <style:table-column-properties fo:break-before="auto" style:column-width="2.279cm"/>
    </style:style>
    <style:style style:name="co47" style:family="table-column">
      <style:table-column-properties fo:break-before="auto" style:column-width="2.886cm"/>
    </style:style>
    <style:style style:name="co48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3.057cm"/>
    </style:style>
    <style:style style:name="co50" style:family="table-column">
      <style:table-column-properties fo:break-before="auto" style:column-width="3.223cm"/>
    </style:style>
    <style:style style:name="co51" style:family="table-column">
      <style:table-column-properties fo:break-before="auto" style:column-width="2.752cm"/>
    </style:style>
    <style:style style:name="co52" style:family="table-column">
      <style:table-column-properties fo:break-before="auto" style:column-width="3.385cm"/>
    </style:style>
    <style:style style:name="co53" style:family="table-column">
      <style:table-column-properties fo:break-before="auto" style:column-width="0.699cm"/>
    </style:style>
    <style:style style:name="co54" style:family="table-column">
      <style:table-column-properties fo:break-before="auto" style:column-width="4.078cm"/>
    </style:style>
    <style:style style:name="co55" style:family="table-column">
      <style:table-column-properties fo:break-before="auto" style:column-width="2.969cm"/>
    </style:style>
    <style:style style:name="co56" style:family="table-column">
      <style:table-column-properties fo:break-before="auto" style:column-width="4.355cm"/>
    </style:style>
    <style:style style:name="co57" style:family="table-column">
      <style:table-column-properties fo:break-before="auto" style:column-width="3.191cm"/>
    </style:style>
    <style:style style:name="co58" style:family="table-column">
      <style:table-column-properties fo:break-before="auto" style:column-width="2.801cm"/>
    </style:style>
    <style:style style:name="co59" style:family="table-column">
      <style:table-column-properties fo:break-before="auto" style:column-width="2.718cm"/>
    </style:style>
    <style:style style:name="co60" style:family="table-column">
      <style:table-column-properties fo:break-before="auto" style:column-width="2.858cm"/>
    </style:style>
    <style:style style:name="co61" style:family="table-column">
      <style:table-column-properties fo:break-before="auto" style:column-width="2.997cm"/>
    </style:style>
    <style:style style:name="co62" style:family="table-column">
      <style:table-column-properties fo:break-before="auto" style:column-width="2.496cm"/>
    </style:style>
    <style:style style:name="co63" style:family="table-column">
      <style:table-column-properties fo:break-before="auto" style:column-width="2.663cm"/>
    </style:style>
    <style:style style:name="co64" style:family="table-column">
      <style:table-column-properties fo:break-before="auto" style:column-width="3.163cm"/>
    </style:style>
    <style:style style:name="co65" style:family="table-column">
      <style:table-column-properties fo:break-before="auto" style:column-width="3.052cm"/>
    </style:style>
    <style:style style:name="co66" style:family="table-column">
      <style:table-column-properties fo:break-before="auto" style:column-width="3.023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0">
      <style:table-cell-properties fo:border="0.002cm solid #000000" style:vertical-align="middle"/>
      <style:text-properties style:use-window-font-color="true" fo:font-size="8pt" style:font-size-asian="8pt" style:font-size-complex="8pt"/>
    </style:style>
    <style:style style:name="ce11" style:family="table-cell" style:parent-style-name="Default">
      <style:table-cell-properties fo:border="0.002cm solid #000000" style:vertical-align="middle"/>
      <style:text-properties style:use-window-font-color="true" fo:font-size="8pt" style:font-size-asian="8pt" style:font-size-complex="8pt"/>
    </style:style>
    <style:style style:name="ce12" style:family="table-cell" style:parent-style-name="Default">
      <style:text-properties style:use-window-font-color="true" fo:font-size="8pt" style:font-size-asian="8pt" style:font-size-complex="8pt"/>
    </style:style>
    <style:style style:name="ce13" style:family="table-cell" style:parent-style-name="Default">
      <style:table-cell-properties fo:border="0.002cm solid #000000" style:vertical-align="middle"/>
      <style:text-properties fo:color="#ff0000" fo:font-size="8pt" style:font-size-asian="8pt" style:font-size-complex="8pt"/>
    </style:style>
    <style:style style:name="ce14" style:family="table-cell" style:parent-style-name="Default">
      <style:table-cell-properties fo:border="0.002cm solid #000000"/>
      <style:text-properties style:use-window-font-color="true" fo:font-size="8pt" style:font-size-asian="8pt" style:font-size-complex="8pt"/>
    </style:style>
    <style:style style:name="ce15" style:family="table-cell" style:parent-style-name="Default" style:data-style-name="N100">
      <style:table-cell-properties fo:background-color="#e6e6ff" style:text-align-source="fix" style:repeat-content="false" fo:border="0.002cm solid #000000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color="#ff0000" fo:font-size="8pt" style:font-size-asian="8pt" style:font-size-complex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02cm solid #000000" style:vertical-align="middle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fo:border="0.002cm solid #000000" style:vertical-align="middle"/>
      <style:text-properties fo:color="#ff0000" fo:font-size="8pt" style:font-size-asian="8pt" style:font-size-complex="8pt"/>
    </style:style>
    <style:style style:name="ce6" style:family="table-cell" style:parent-style-name="Default">
      <style:table-cell-properties fo:border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 style:vertical-align="middle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0">
      <style:table-cell-properties fo:border="0.002cm solid #000000"/>
      <style:text-properties fo:font-size="8pt" style:font-size-asian="8pt" style:font-size-complex="8pt"/>
    </style:style>
    <style:style style:name="ce24" style:family="table-cell" style:parent-style-name="Default" style:data-style-name="N100">
      <style:table-cell-properties fo:border="0.002cm solid #000000"/>
      <style:text-properties fo:color="#ff0000" fo:font-size="8pt" style:font-size-asian="8pt" style:font-size-complex="8pt"/>
    </style:style>
    <style:style style:name="ce25" style:family="table-cell" style:parent-style-name="Default" style:data-style-name="N100">
      <style:table-cell-properties fo:border="0.002cm solid #000000"/>
      <style:text-properties style:use-window-font-color="true" fo:font-size="8pt" style:font-size-asian="8pt" style:font-size-complex="8pt"/>
    </style:style>
    <style:style style:name="ce26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color="#ff0000" fo:font-size="8pt" style:font-size-asian="8pt" style:font-size-complex="8pt"/>
    </style:style>
    <style:style style:name="ce30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c0c0c0" fo:font-size="8pt" style:font-size-asian="8pt" style:font-size-complex="8pt"/>
    </style:style>
    <style:style style:name="ce3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5" style:family="table-cell" style:parent-style-name="Default">
      <style:table-cell-properties fo:border="0.002cm solid #000000" style:vertical-align="middle"/>
      <style:text-properties fo:color="#ff950e" fo:font-size="8pt" style:font-size-asian="8pt" style:font-size-complex="8pt"/>
    </style:style>
    <style:style style:name="ce86" style:family="table-cell" style:parent-style-name="Default">
      <style:table-cell-properties fo:background-color="#e6e6e6" fo:border="0.002cm solid #000000" style:vertical-align="middle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87" style:family="table-cell" style:parent-style-name="Default">
      <style:table-cell-properties fo:background-color="#e6e6e6" fo:border="0.002cm solid #000000"/>
      <style:text-properties fo:font-size="8pt" fo:font-style="normal" style:text-underline-style="none" style:font-size-asian="8pt" style:font-style-asian="normal" style:font-size-complex="8pt" style:font-style-complex="normal"/>
    </style:style>
    <style:style style:name="ce88" style:family="table-cell" style:parent-style-name="Default">
      <style:table-cell-properties fo:background-color="#e6e6e6" fo:border="0.002cm solid #000000" style:vertical-align="middle"/>
      <style:text-properties fo:color="#ff950e" fo:font-size="8pt" fo:font-style="normal" style:text-underline-style="none" style:font-size-asian="8pt" style:font-style-asian="normal" style:font-size-complex="8pt" style:font-style-complex="normal"/>
    </style:style>
    <style:style style:name="ce89" style:family="table-cell" style:parent-style-name="Default">
      <style:table-cell-properties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order="0.002cm solid #000000" style:vertical-align="middle"/>
      <style:text-properties fo:color="#ff950e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ackground-color="#e6e6e6" fo:border="0.002cm solid #000000" style:vertical-align="middle"/>
      <style:text-properties fo:color="#ff0000" fo:font-size="8pt" fo:font-style="normal" style:text-underline-style="none" style:font-size-asian="8pt" style:font-style-asian="normal" style:font-size-complex="8pt" style:font-style-complex="normal"/>
    </style:style>
    <style:style style:name="ce92" style:family="table-cell" style:parent-style-name="Default">
      <style:table-cell-properties fo:border="0.002cm solid #000000"/>
      <style:text-properties fo:color="#ff950e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order="0.002cm solid #000000"/>
      <style:text-properties fo:color="#ff950e" fo:font-size="8pt" style:font-size-asian="8pt" style:font-size-complex="8pt"/>
    </style:style>
    <style:style style:name="ce94" style:family="table-cell" style:parent-style-name="Default">
      <style:table-cell-properties fo:border="0.002cm solid #000000" style:vertical-align="middle"/>
      <style:text-properties fo:color="#ff0000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>
      <style:table-cell-properties fo:background-color="#e6e6e6" fo:border="0.002cm solid #000000" style:vertical-align="middle"/>
      <style:text-properties style:use-window-font-color="true" fo:font-size="8pt" fo:font-style="normal" style:text-underline-style="none" style:font-size-asian="8pt" style:font-style-asian="normal" style:font-size-complex="8pt" style:font-style-complex="normal"/>
    </style:style>
    <style:style style:name="ce96" style:family="table-cell" style:parent-style-name="Default">
      <style:table-cell-properties fo:border="0.002cm solid #000000" style:vertical-align="middle"/>
      <style:text-properties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able-cell-properties fo:border="0.002cm solid #000000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fo:border="0.002cm solid #000000"/>
      <style:text-properties fo:color="#008000" style:text-outline="false" style:text-line-through-style="none" style:font-name="Times New Roman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="0.002cm solid #000000"/>
      <style:text-properties fo:color="#c0c0c0" fo:font-size="8pt" style:font-size-asian="8pt" style:font-size-complex="8pt"/>
    </style:style>
    <style:style style:name="ce41" style:family="table-cell" style:parent-style-name="Default">
      <style:table-cell-properties fo:border="0.002cm solid #000000"/>
      <style:text-properties fo:color="#ff0000" fo:font-size="8pt" style:font-size-asian="8pt" style:font-size-complex="8pt"/>
    </style:style>
    <style:style style:name="ce63" style:family="table-cell" style:parent-style-name="Default">
      <style:table-cell-properties fo:background-color="transparent" fo:border="0.002cm solid #000000"/>
      <style:text-properties style:use-window-font-color="true" fo:font-size="8pt" style:font-size-asian="8pt" style:font-size-complex="8pt"/>
    </style:style>
    <style:style style:name="ce64" style:family="table-cell" style:parent-style-name="Default">
      <style:table-cell-properties fo:border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66" style:family="table-cell" style:parent-style-name="Defaul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ackground-color="#e6e6ff" fo:border="0.002cm solid #000000"/>
      <style:text-properties fo:font-size="8pt" style:font-size-asian="8pt" style:font-size-complex="8pt"/>
    </style:style>
    <style:style style:name="ce68" style:family="table-cell" style:parent-style-name="Default">
      <style:text-properties fo:color="#ff0000" fo:font-size="8pt" style:font-size-asian="8pt" style:font-size-complex="8pt"/>
    </style:style>
    <style:style style:name="ce6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fo:background-color="transparent" fo:border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71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0000"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8080" fo:font-size="8pt" style:font-size-asian="8pt" style:font-size-complex="8pt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color="#ff0000" fo:font-size="8pt" style:font-size-asian="8pt" style:font-size-complex="8pt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>
      <style:table-cell-properties fo:background-color="#e6e6e6" style:text-align-source="fix" style:repeat-content="false" fo:border="0.002cm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ackground-color="#e6e6e6" style:text-align-source="fix" style:repeat-content="false" fo:border="0.002cm solid #000000" style:rotation-angle="9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ackground-color="#e6e6e6" style:text-align-source="fix" style:repeat-content="false" fo:border="0.002cm solid #000000" style:rotation-angle="9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border="0.002cm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7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e6e6e6" fo:border="0.002cm solid #000000"/>
      <style:text-properties fo:font-size="8pt" style:font-size-asian="8pt" style:font-size-complex="8pt"/>
    </style:style>
    <style:style style:name="ce10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fo:font-size="8pt" style:font-size-asian="8pt" style:font-size-complex="8pt"/>
    </style:style>
    <style:style style:name="ce110" style:family="table-cell" style:parent-style-name="Default">
      <style:table-cell-properties fo:background-color="#e6e6e6" fo:border="0.002cm solid #000000"/>
      <style:text-properties style:use-window-font-color="true" fo:font-size="8pt" style:font-size-asian="8pt" style:font-size-complex="8pt"/>
    </style:style>
    <style:style style:name="ce111" style:family="table-cell" style:parent-style-name="Default">
      <style:table-cell-properties fo:background-color="#e6e6e6" fo:border="0.002cm solid #000000"/>
      <style:text-properties fo:color="#ff0000" fo:font-size="8pt" style:font-size-asian="8pt" style:font-size-complex="8pt"/>
    </style:style>
    <style:style style:name="ce112" style:family="table-cell" style:parent-style-name="Default">
      <style:table-cell-properties fo:background-color="#e6e6e6" fo:border="0.002cm solid #000000" style:vertical-align="middle"/>
      <style:text-properties fo:color="#ff0000" fo:font-size="8pt" style:font-size-asian="8pt" style:font-size-complex="8pt"/>
    </style:style>
    <style:style style:name="ce113" style:family="table-cell" style:parent-style-name="Default">
      <style:table-cell-properties fo:background-color="#e6e6e6" fo:border="0.002cm solid #000000" style:vertical-align="middle"/>
      <style:text-properties fo:color="#ff950e" fo:font-size="8pt" style:font-size-asian="8pt" style:font-size-complex="8pt"/>
    </style:style>
    <style:style style:name="ce114" style:family="table-cell" style:parent-style-name="Default">
      <style:table-cell-properties fo:background-color="#e6e6ff" style:text-align-source="value-type" style:repeat-content="false" fo:border="0.002cm solid #000000"/>
      <style:paragraph-properties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6e6e6" fo:border="0.002cm solid #000000"/>
      <style:text-properties fo:color="#0000ff" fo:font-size="8pt" style:font-size-asian="8pt" style:font-size-complex="8pt"/>
    </style:style>
    <style:style style:name="ce116" style:family="table-cell" style:parent-style-name="Default">
      <style:table-cell-properties fo:border="0.002cm solid #000000"/>
      <style:text-properties fo:color="#0000ff" fo:font-size="8pt" style:font-size-asian="8pt" style:font-size-complex="8pt"/>
    </style:style>
    <style:style style:name="ce117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19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120" style:family="table-cell" style:parent-style-name="Default">
      <style:table-cell-properties fo:background-color="#e6e6e6" fo:border="0.002cm solid #000000"/>
      <style:text-properties fo:color="#808080" fo:font-size="8pt" style:font-size-asian="8pt" style:font-size-complex="8pt"/>
    </style:style>
    <style:style style:name="ce121" style:family="table-cell" style:parent-style-name="Default">
      <style:table-cell-properties fo:border="0.002cm solid #000000"/>
      <style:text-properties fo:color="#808080"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fo:font-size="8pt" style:font-size-asian="8pt" style:font-size-complex="8pt"/>
    </style:style>
    <style:style style:name="ce123" style:family="table-cell" style:parent-style-name="Default">
      <style:table-cell-properties fo:background-color="transparent" fo:border="0.002cm solid #000000"/>
      <style:text-properties fo:color="#808080" fo:font-size="8pt" style:font-size-asian="8pt" style:font-size-complex="8pt"/>
    </style:style>
    <style:style style:name="ce124" style:family="table-cell" style:parent-style-name="Default">
      <style:table-cell-properties fo:background-color="transparent" fo:border="0.002cm solid #000000"/>
      <style:text-properties fo:color="#0000ff" fo:font-size="8pt" style:font-size-asian="8pt" style:font-size-complex="8pt"/>
    </style:style>
    <style:style style:name="ce125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26" style:family="table-cell" style:parent-style-name="Default">
      <style:table-cell-properties style:text-align-source="fix" style:repeat-content="false" fo:background-color="transparent" fo:border="none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border="none" style:rotation-angle="9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border="none" style:rotation-angle="9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transparent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ECM" table:style-name="ta1" table:print="false">
        <table:table-column table:style-name="co1" table:number-columns-repeated="3" table:default-cell-style-name="ce4"/>
        <table:table-column table:style-name="co2" table:default-cell-style-name="ce12"/>
        <table:table-column table:style-name="co1" table:default-cell-style-name="ce12"/>
        <table:table-column table:style-name="co3" table:default-cell-style-name="ce4"/>
        <table:table-column table:style-name="co4" table:default-cell-style-name="ce4"/>
        <table:table-column table:style-name="co5" table:default-cell-style-name="ce21"/>
        <table:table-column table:style-name="co6" table:default-cell-style-name="ce21"/>
        <table:table-column table:style-name="co7" table:number-columns-repeated="1015" table:default-cell-style-name="ce4"/>
        <table:table-row table:style-name="ro1">
          <table:table-cell table:style-name="ce1" office:value-type="string">
            <text:p>v32 (1.3.6)</text:p>
          </table:table-cell>
          <table:table-cell table:style-name="ce1" office:value-type="string">
            <text:p>v50</text:p>
          </table:table-cell>
          <table:table-cell table:style-name="ce7" office:value-type="string">
            <text:p>v54</text:p>
          </table:table-cell>
          <table:table-cell table:style-name="ce9" office:value-type="string">
            <text:p>v55 (Forsaken World)</text:p>
          </table:table-cell>
          <table:table-cell table:style-name="ce9" office:value-type="string">
            <text:p>v56</text:p>
          </table:table-cell>
          <table:table-cell table:style-name="ce15" office:value-type="string">
            <text:p>Note</text:p>
          </table:table-cell>
          <table:table-cell/>
          <table:table-cell table:style-name="ce19" office:value-type="string" table:number-columns-spanned="2" table:number-rows-spanned="1">
            <text:p>EVENTTYPE ID:</text:p>
          </table:table-cell>
          <table:covered-table-cell table:style-name="ce20"/>
          <table:table-cell table:number-columns-repeated="1015"/>
        </table:table-row>
        <table:table-row table:style-name="ro1">
          <table:table-cell table:number-columns-repeated="3" table:style-name="ce2" office:value-type="string">
            <text:p>ActStartTime</text:p>
          </table:table-cell>
          <table:table-cell table:number-columns-repeated="2" table:style-name="ce10" office:value-type="string">
            <text:p>ActStartTime</text:p>
          </table:table-cell>
          <table:table-cell table:style-name="ce16"/>
          <table:table-cell/>
          <table:table-cell table:style-name="ce19" office:value-type="string">
            <text:p>v32</text:p>
          </table:table-cell>
          <table:table-cell table:style-name="ce19" office:value-type="string">
            <text:p>v56</text:p>
          </table:table-cell>
          <table:table-cell table:number-columns-repeated="1015"/>
        </table:table-row>
        <table:table-row table:style-name="ro1">
          <table:table-cell table:number-columns-repeated="3" table:style-name="ce2" office:value-type="string">
            <text:p>AddiSkinCount</text:p>
          </table:table-cell>
          <table:table-cell table:number-columns-repeated="2" table:style-name="ce10" office:value-type="string">
            <text:p>AddiSkinCount</text:p>
          </table:table-cell>
          <table:table-cell table:style-name="ce16"/>
          <table:table-cell/>
          <table:table-cell table:style-name="ce20" table:number-columns-repeated="2"/>
          <table:table-cell table:number-columns-repeated="1015"/>
        </table:table-row>
        <table:table-row table:style-name="ro1">
          <table:table-cell table:number-columns-repeated="3" table:style-name="ce2" office:value-type="string">
            <text:p>AddiSkinPath</text:p>
          </table:table-cell>
          <table:table-cell table:number-columns-repeated="2" table:style-name="ce10" office:value-type="string">
            <text:p>AddiSkinPath</text:p>
          </table:table-cell>
          <table:table-cell table:style-name="ce16"/>
          <table:table-cell/>
          <table:table-cell table:style-name="ce20" office:value-type="float" office:value="100">
            <text:p>100</text:p>
          </table:table-cell>
          <table:table-cell table:style-name="ce20"/>
          <table:table-cell table:number-columns-repeated="1015"/>
        </table:table-row>
        <table:table-row table:style-name="ro1">
          <table:table-cell table:number-columns-repeated="3" table:style-name="ce2" office:value-type="string">
            <text:p>ApplyChild</text:p>
          </table:table-cell>
          <table:table-cell table:number-columns-repeated="2" table:style-name="ce11" office:value-type="string">
            <text:p>ApplyChild</text:p>
          </table:table-cell>
          <table:table-cell table:style-name="ce16"/>
          <table:table-cell/>
          <table:table-cell table:style-name="ce20" office:value-type="float" office:value="101">
            <text:p>101</text:p>
          </table:table-cell>
          <table:table-cell table:style-name="ce20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AtkDelayNum</text:p>
          </table:table-cell>
          <table:table-cell table:style-name="ce2" office:value-type="string">
            <text:p>AtkDelayNum</text:p>
          </table:table-cell>
          <table:table-cell table:number-columns-repeated="2" table:style-name="ce10" office:value-type="string">
            <text:p>AtkDelayNum</text:p>
          </table:table-cell>
          <table:table-cell table:style-name="ce16"/>
          <table:table-cell/>
          <table:table-cell table:style-name="ce20"/>
          <table:table-cell table:style-name="ce20" office:value-type="float" office:value="108">
            <text:p>108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AtkDelayTime</text:p>
          </table:table-cell>
          <table:table-cell table:style-name="ce2" office:value-type="string">
            <text:p>AtkDelayTime</text:p>
          </table:table-cell>
          <table:table-cell table:number-columns-repeated="2" table:style-name="ce10" office:value-type="string">
            <text:p>AtkDelayTime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AtkPath</text:p>
          </table:table-cell>
          <table:table-cell table:style-name="ce2" office:value-type="string">
            <text:p>AtkPath</text:p>
          </table:table-cell>
          <table:table-cell table:style-name="ce11" office:value-type="string">
            <text:p>AtkPath</text:p>
          </table:table-cell>
          <table:table-cell table:style-name="ce10" office:value-type="string">
            <text:p>AtkPath</text:p>
          </table:table-cell>
          <table:table-cell table:style-name="ce16" office:value-type="string">
            <text:p><text:span text:style-name="T1">→</text:span> Link to external .att fi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AtkUseDelay</text:p>
          </table:table-cell>
          <table:table-cell table:style-name="ce2" office:value-type="string">
            <text:p>AtkUseDelay</text:p>
          </table:table-cell>
          <table:table-cell table:style-name="ce11" office:value-type="string">
            <text:p>AtkUseDelay</text:p>
          </table:table-cell>
          <table:table-cell table:style-name="ce10" office:value-type="string">
            <text:p>AtkUseDela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AutoUpdata</text:p>
          </table:table-cell>
          <table:table-cell table:style-name="ce8" office:value-type="string">
            <text:p>AutoUpdata</text:p>
          </table:table-cell>
          <table:table-cell table:number-columns-repeated="2" table:style-name="ce10" office:value-type="string">
            <text:p>AutoUpdata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aseActCount</text:p>
          </table:table-cell>
          <table:table-cell table:style-name="ce11" office:value-type="string">
            <text:p>BaseActCount</text:p>
          </table:table-cell>
          <table:table-cell table:style-name="ce14" office:value-type="string">
            <text:p>BaseAct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aseActName</text:p>
          </table:table-cell>
          <table:table-cell table:style-name="ce11" office:value-type="string">
            <text:p>BaseActName</text:p>
          </table:table-cell>
          <table:table-cell table:style-name="ce10" office:value-type="string">
            <text:p>BaseAct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indParent</text:p>
          </table:table-cell>
          <table:table-cell table:style-name="ce11" office:value-type="string">
            <text:p>BindParent</text:p>
          </table:table-cell>
          <table:table-cell table:style-name="ce10" office:value-type="string">
            <text:p>BindPare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oneIndex</text:p>
          </table:table-cell>
          <table:table-cell table:number-columns-repeated="2" table:style-name="ce10" office:value-type="string">
            <text:p>BoneIndex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BoneNum</text:p>
          </table:table-cell>
          <table:table-cell table:style-name="ce8" office:value-type="string">
            <text:p>BoneNum</text:p>
          </table:table-cell>
          <table:table-cell table:style-name="ce11" office:value-type="string">
            <text:p>BoneNum</text:p>
          </table:table-cell>
          <table:table-cell table:style-name="ce10" office:value-type="string">
            <text:p>BoneNum</text:p>
          </table:table-cell>
          <table:table-cell table:style-name="ce17" office:value-type="string">
            <text:p>since v55 appears twice, second is greater 0 and followed by bone names, preceded by Channel and another ChannelCount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BoneScale</text:p>
          </table:table-cell>
          <table:table-cell table:number-columns-repeated="2" table:style-name="ce10" office:value-type="string">
            <text:p>BoneScal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BoneSclType</text:p>
          </table:table-cell>
          <table:table-cell table:number-columns-repeated="2" table:style-name="ce10" office:value-type="string">
            <text:p>BoneSclTyp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CanCastShadow</text:p>
          </table:table-cell>
          <table:table-cell table:style-name="ce2" office:value-type="string">
            <text:p>CanCastShadow</text:p>
          </table:table-cell>
          <table:table-cell table:style-name="ce10" office:value-type="string">
            <text:p>CanCastShadow</text:p>
          </table:table-cell>
          <table:table-cell table:style-name="ce11" office:value-type="string">
            <text:p>CanCastShadow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CName</text:p>
          </table:table-cell>
          <table:table-cell office:value-type="string">
            <text:p>CCName</text:p>
          </table:table-cell>
          <table:table-cell table:style-name="ce14" office:value-type="string">
            <text:p>CCNa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5" office:value-type="string">
            <text:p>Channel</text:p>
          </table:table-cell>
          <table:table-cell table:style-name="ce14"/>
          <table:table-cell table:style-name="ce17" office:value-type="string">
            <text:p>bool? has preceding ChannelCoun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ChannelCount</text:p>
          </table:table-cell>
          <table:table-cell table:style-name="ce8" office:value-type="string">
            <text:p>ChannelCount</text:p>
          </table:table-cell>
          <table:table-cell table:style-name="ce5" office:value-type="string">
            <text:p>ChannelCount</text:p>
          </table:table-cell>
          <table:table-cell table:style-name="ce11" office:value-type="string">
            <text:p>ChannelCount</text:p>
          </table:table-cell>
          <table:table-cell table:style-name="ce17" office:value-type="string">
            <text:p>a second ChannelCount introduced which seems connected to Channel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ChannelMask</text:p>
          </table:table-cell>
          <table:table-cell table:style-name="ce8" office:value-type="string">
            <text:p>ChannelMask</text:p>
          </table:table-cell>
          <table:table-cell table:number-columns-repeated="2" table:style-name="ce10" office:value-type="string">
            <text:p>ChannelMask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ActName</text:p>
          </table:table-cell>
          <table:table-cell table:style-name="ce10" office:value-type="string">
            <text:p>ChildActName</text:p>
          </table:table-cell>
          <table:table-cell table:style-name="ce11" office:value-type="string">
            <text:p>ChildAct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Count</text:p>
          </table:table-cell>
          <table:table-cell table:style-name="ce11" office:value-type="string">
            <text:p>ChildCount</text:p>
          </table:table-cell>
          <table:table-cell table:style-name="ce10" office:value-type="string">
            <text:p>Child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Name</text:p>
          </table:table-cell>
          <table:table-cell table:number-columns-repeated="2" table:style-name="ce10" office:value-type="string">
            <text:p>Child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hildPath</text:p>
          </table:table-cell>
          <table:table-cell office:value-type="string">
            <text:p>ChildPath</text:p>
          </table:table-cell>
          <table:table-cell table:style-name="ce11" office:value-type="string">
            <text:p>Child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CoGfxNum</text:p>
          </table:table-cell>
          <table:table-cell table:style-name="ce8" office:value-type="string">
            <text:p>CoGfxNum</text:p>
          </table:table-cell>
          <table:table-cell table:number-columns-repeated="2" table:style-name="ce10" office:value-type="string">
            <text:p>CoGfxNum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5" office:value-type="string">
            <text:p>Col</text:p>
          </table:table-cell>
          <table:table-cell table:style-name="ce10" office:value-type="string">
            <text:p>Col</text:p>
          </table:table-cell>
          <table:table-cell table:style-name="ce17" office:value-type="string">
            <text:p>EventType: 108 – Color value as RGB int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ColorValue</text:p>
          </table:table-cell>
          <table:table-cell table:number-columns-repeated="2" table:style-name="ce10" office:value-type="string">
            <text:p>ColorValu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ComActCount</text:p>
          </table:table-cell>
          <table:table-cell table:style-name="ce8" office:value-type="string">
            <text:p>ComActCount</text:p>
          </table:table-cell>
          <table:table-cell table:style-name="ce11" office:value-type="string">
            <text:p>ComActCount</text:p>
          </table:table-cell>
          <table:table-cell table:style-name="ce10" office:value-type="string">
            <text:p>ComAct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CombineActName</text:p>
          </table:table-cell>
          <table:table-cell table:style-name="ce10" office:value-type="string">
            <text:p>CombineActName</text:p>
          </table:table-cell>
          <table:table-cell table:style-name="ce14" office:value-type="string">
            <text:p>CombineAct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DefSpeed</text:p>
          </table:table-cell>
          <table:table-cell table:style-name="ce8" office:value-type="string">
            <text:p>DefSpeed</text:p>
          </table:table-cell>
          <table:table-cell table:style-name="ce10" office:value-type="string">
            <text:p>DefSpeed</text:p>
          </table:table-cell>
          <table:table-cell table:style-name="ce11" office:value-type="string">
            <text:p>DefSpee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DestBlend</text:p>
          </table:table-cell>
          <table:table-cell table:style-name="ce8" office:value-type="string">
            <text:p>DestBlend</text:p>
          </table:table-cell>
          <table:table-cell table:number-columns-repeated="2" table:style-name="ce10" office:value-type="string">
            <text:p>DestBlen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5" office:value-type="string">
            <text:p>DestNum</text:p>
          </table:table-cell>
          <table:table-cell table:style-name="ce11" office:value-type="string">
            <text:p>DestNum</text:p>
          </table:table-cell>
          <table:table-cell table:style-name="ce17" office:value-type="string">
            <text:p>EventType: 108 – Number of Col + Time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Dir</text:p>
          </table:table-cell>
          <table:table-cell table:style-name="ce11" office:value-type="string">
            <text:p>Dir</text:p>
          </table:table-cell>
          <table:table-cell table:style-name="ce10" office:value-type="string">
            <text:p>Di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Divisions</text:p>
          </table:table-cell>
          <table:table-cell table:style-name="ce2" office:value-type="string">
            <text:p>Divisions</text:p>
          </table:table-cell>
          <table:table-cell table:style-name="ce11" office:value-type="string">
            <text:p>Divisions</text:p>
          </table:table-cell>
          <table:table-cell table:style-name="ce10" office:value-type="string">
            <text:p>Division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ECMHookCount</text:p>
          </table:table-cell>
          <table:table-cell table:style-name="ce2" office:value-type="string">
            <text:p>ECMHookCount</text:p>
          </table:table-cell>
          <table:table-cell table:style-name="ce10" office:value-type="string">
            <text:p>ECMHookCount</text:p>
          </table:table-cell>
          <table:table-cell table:style-name="ce11" office:value-type="string">
            <text:p>ECMHook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EmissiveCol</text:p>
          </table:table-cell>
          <table:table-cell table:style-name="ce2" office:value-type="string">
            <text:p>EmissiveCol</text:p>
          </table:table-cell>
          <table:table-cell table:number-columns-repeated="2" table:style-name="ce10" office:value-type="string">
            <text:p>EmissiveCo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EventChannel</text:p>
          </table:table-cell>
          <table:table-cell table:number-columns-repeated="2" table:style-name="ce10" office:value-type="string">
            <text:p>EventChanne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EventCount</text:p>
          </table:table-cell>
          <table:table-cell table:number-columns-repeated="2" table:style-name="ce10" office:value-type="string">
            <text:p>EventCoun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EventType</text:p>
          </table:table-cell>
          <table:table-cell table:style-name="ce8" office:value-type="string">
            <text:p>EventType</text:p>
          </table:table-cell>
          <table:table-cell table:style-name="ce11" office:value-type="string">
            <text:p>EventType</text:p>
          </table:table-cell>
          <table:table-cell table:style-name="ce10" office:value-type="string">
            <text:p>EventTyp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FadeOut</text:p>
          </table:table-cell>
          <table:table-cell table:number-columns-repeated="2" table:style-name="ce10" office:value-type="string">
            <text:p>FadeOu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Float</text:p>
          </table:table-cell>
          <table:table-cell table:style-name="ce8" office:value-type="string">
            <text:p>Float</text:p>
          </table:table-cell>
          <table:table-cell table:style-name="ce10" office:value-type="string">
            <text:p>Float</text:p>
          </table:table-cell>
          <table:table-cell table:style-name="ce11" office:value-type="string">
            <text:p>Floa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Force2D</text:p>
          </table:table-cell>
          <table:table-cell table:number-columns-repeated="2" table:style-name="ce10" office:value-type="string">
            <text:p>Force2D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FxFileNum</text:p>
          </table:table-cell>
          <table:table-cell table:number-columns-repeated="2" table:style-name="ce10" office:value-type="string">
            <text:p>FxFileNum</text:p>
          </table:table-cell>
          <table:table-cell table:style-name="ce16" office:value-type="string">
            <text:p>count for gfx files, currently it's always 1 but in future releases i expect we have to clone gfx blocks...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FxFilePath</text:p>
          </table:table-cell>
          <table:table-cell table:style-name="ce8" office:value-type="string">
            <text:p>FxFilePath</text:p>
          </table:table-cell>
          <table:table-cell table:number-columns-repeated="2" table:style-name="ce10" office:value-type="string">
            <text:p>FxFile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FxStartTime</text:p>
          </table:table-cell>
          <table:table-cell table:style-name="ce10" table:number-columns-repeated="2"/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Alpha</text:p>
          </table:table-cell>
          <table:table-cell table:style-name="ce8" office:value-type="string">
            <text:p>GfxAlpha</text:p>
          </table:table-cell>
          <table:table-cell table:number-columns-repeated="2" table:style-name="ce10" office:value-type="string">
            <text:p>GfxAlph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GfxDelayTime</text:p>
          </table:table-cell>
          <table:table-cell table:number-columns-repeated="2" table:style-name="ce10" office:value-type="string">
            <text:p>GfxDelayTi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OuterPath</text:p>
          </table:table-cell>
          <table:table-cell table:style-name="ce8" office:value-type="string">
            <text:p>GfxOuterPath</text:p>
          </table:table-cell>
          <table:table-cell table:style-name="ce10" office:value-type="string">
            <text:p>GfxOuterPath</text:p>
          </table:table-cell>
          <table:table-cell table:style-name="ce11" office:value-type="string">
            <text:p>GfxOuter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GfxParamCount</text:p>
          </table:table-cell>
          <table:table-cell table:number-columns-repeated="2" table:style-name="ce11" office:value-type="string">
            <text:p>GfxParam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GfxRelToECM</text:p>
          </table:table-cell>
          <table:table-cell table:style-name="ce2" office:value-type="string">
            <text:p>GfxRelToECM</text:p>
          </table:table-cell>
          <table:table-cell table:style-name="ce10" office:value-type="string">
            <text:p>GfxRelToECM</text:p>
          </table:table-cell>
          <table:table-cell table:style-name="ce11" office:value-type="string">
            <text:p>GfxRelToECM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Scale</text:p>
          </table:table-cell>
          <table:table-cell table:style-name="ce8" office:value-type="string">
            <text:p>GfxScale</text:p>
          </table:table-cell>
          <table:table-cell table:number-columns-repeated="2" table:style-name="ce10" office:value-type="string">
            <text:p>GfxScal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GfxSpeed</text:p>
          </table:table-cell>
          <table:table-cell table:style-name="ce8" office:value-type="string">
            <text:p>GfxSpeed</text:p>
          </table:table-cell>
          <table:table-cell table:style-name="ce11" office:value-type="string">
            <text:p>GfxSpeed</text:p>
          </table:table-cell>
          <table:table-cell table:style-name="ce10" office:value-type="string">
            <text:p>GfxSpee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HName</text:p>
          </table:table-cell>
          <table:table-cell table:number-columns-repeated="2" table:style-name="ce10" office:value-type="string">
            <text:p>HH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HookName</text:p>
          </table:table-cell>
          <table:table-cell table:style-name="ce8" office:value-type="string">
            <text:p>HookName</text:p>
          </table:table-cell>
          <table:table-cell table:style-name="ce10" office:value-type="string">
            <text:p>HookName</text:p>
          </table:table-cell>
          <table:table-cell table:style-name="ce11" office:value-type="string">
            <text:p>Hook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HookOffset</text:p>
          </table:table-cell>
          <table:table-cell table:style-name="ce8" office:value-type="string">
            <text:p>HookOffset</text:p>
          </table:table-cell>
          <table:table-cell table:number-columns-repeated="2" table:style-name="ce10" office:value-type="string">
            <text:p>HookOffse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ookPitch</text:p>
          </table:table-cell>
          <table:table-cell table:number-columns-repeated="2" table:style-name="ce10" office:value-type="string">
            <text:p>HookPitc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ookRot</text:p>
          </table:table-cell>
          <table:table-cell table:number-columns-repeated="2" table:style-name="ce10" office:value-type="string">
            <text:p>HookRo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HookYaw</text:p>
          </table:table-cell>
          <table:table-cell table:number-columns-repeated="2" table:style-name="ce10" office:value-type="string">
            <text:p>HookYaw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id</text:p>
          </table:table-cell>
          <table:table-cell table:style-name="ce2" office:value-type="string">
            <text:p>id</text:p>
          </table:table-cell>
          <table:table-cell office:value-type="string">
            <text:p>id</text:p>
          </table:table-cell>
          <table:table-cell table:style-name="ce11" office:value-type="string">
            <text:p>i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IsLoop</text:p>
          </table:table-cell>
          <table:table-cell table:number-columns-repeated="2" table:style-name="ce11" office:value-type="string">
            <text:p>IsLoop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IsTrail</text:p>
          </table:table-cell>
          <table:table-cell table:style-name="ce10" office:value-type="string">
            <text:p>IsTrail</text:p>
          </table:table-cell>
          <table:table-cell table:style-name="ce11" office:value-type="string">
            <text:p>IsTrai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LoopCount</text:p>
          </table:table-cell>
          <table:table-cell table:number-columns-repeated="2" table:style-name="ce10" office:value-type="string">
            <text:p>Loop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LoopMaxNum</text:p>
          </table:table-cell>
          <table:table-cell table:style-name="ce2" office:value-type="string">
            <text:p>LoopMaxNum</text:p>
          </table:table-cell>
          <table:table-cell table:style-name="ce10" office:value-type="string">
            <text:p>LoopMaxNum</text:p>
          </table:table-cell>
          <table:table-cell table:style-name="ce11" office:value-type="string">
            <text:p>LoopMaxNum</text:p>
          </table:table-cell>
          <table:table-cell table:style-name="ce16" office:value-type="string" table:number-columns-spanned="1" table:number-rows-spanned="2">
            <text:p>Remove LoopMaxNum,</text:p>
            <text:p>Replace LoopMinNum with LoopCount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LoopMinNum</text:p>
          </table:table-cell>
          <table:table-cell table:style-name="ce2" office:value-type="string">
            <text:p>LoopMinNum</text:p>
          </table:table-cell>
          <table:table-cell table:number-columns-repeated="2" table:style-name="ce10" office:value-type="string">
            <text:p>LoopMinNum</text:p>
          </table:table-cell>
          <table:covered-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MaxDist</text:p>
          </table:table-cell>
          <table:table-cell table:number-columns-repeated="2" table:style-name="ce10" office:value-type="string">
            <text:p>MaxDis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MinDist</text:p>
          </table:table-cell>
          <table:table-cell table:number-columns-repeated="2" table:style-name="ce10" office:value-type="string">
            <text:p>MinDist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NewScale</text:p>
          </table:table-cell>
          <table:table-cell table:style-name="ce8" office:value-type="string">
            <text:p>NewScale</text:p>
          </table:table-cell>
          <table:table-cell table:style-name="ce10" office:value-type="string">
            <text:p>NewScale</text:p>
          </table:table-cell>
          <table:table-cell table:style-name="ce11" office:value-type="string">
            <text:p>NewScal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8"/>
          <table:table-cell table:style-name="ce13" office:value-type="string">
            <text:p>Num</text:p>
          </table:table-cell>
          <table:table-cell table:style-name="ce10" office:value-type="string">
            <text:p>Num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Once</text:p>
          </table:table-cell>
          <table:table-cell table:style-name="ce8" office:value-type="string">
            <text:p>Once</text:p>
          </table:table-cell>
          <table:table-cell table:style-name="ce11" office:value-type="string">
            <text:p>Once</text:p>
          </table:table-cell>
          <table:table-cell table:style-name="ce10" office:value-type="string">
            <text:p>Onc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OrgColor</text:p>
          </table:table-cell>
          <table:table-cell table:style-name="ce8" office:value-type="string">
            <text:p>OrgColor</text:p>
          </table:table-cell>
          <table:table-cell table:number-columns-repeated="2" table:style-name="ce10" office:value-type="string">
            <text:p>OrgColor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OuterNum</text:p>
          </table:table-cell>
          <table:table-cell table:style-name="ce8" office:value-type="string">
            <text:p>OuterNum</text:p>
          </table:table-cell>
          <table:table-cell table:number-columns-repeated="2" table:style-name="ce10" office:value-type="string">
            <text:p>OuterNum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DataHook</text:p>
          </table:table-cell>
          <table:table-cell table:number-columns-repeated="2" table:style-name="ce11" office:value-type="string">
            <text:p>ParamDataHook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DataIsCmd</text:p>
          </table:table-cell>
          <table:table-cell table:style-name="ce10" office:value-type="string">
            <text:p>ParamDataIsCmd</text:p>
          </table:table-cell>
          <table:table-cell table:style-name="ce14" office:value-type="string">
            <text:p>ParamDataIsCm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DataType</text:p>
          </table:table-cell>
          <table:table-cell table:number-columns-repeated="2" table:style-name="ce10" office:value-type="string">
            <text:p>ParamDataTyp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EleName</text:p>
          </table:table-cell>
          <table:table-cell table:number-columns-repeated="2" table:style-name="ce10" office:value-type="string">
            <text:p>ParamEleNa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aramId</text:p>
          </table:table-cell>
          <table:table-cell table:style-name="ce11" office:value-type="string">
            <text:p>ParamId</text:p>
          </table:table-cell>
          <table:table-cell table:style-name="ce10" office:value-type="string">
            <text:p>ParamId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2"/>
          <table:table-cell table:style-name="ce5" office:value-type="string">
            <text:p>PhysFileName</text:p>
          </table:table-cell>
          <table:table-cell table:style-name="ce2" office:value-type="string">
            <text:p>PhysFileName</text:p>
          </table:table-cell>
          <table:table-cell table:style-name="ce10" office:value-type="string">
            <text:p>PhysFileName</text:p>
          </table:table-cell>
          <table:table-cell table:style-name="ce11" office:value-type="string">
            <text:p>PhysFileName</text:p>
          </table:table-cell>
          <table:table-cell table:style-name="ce16" office:value-type="string">
            <text:p><text:span text:style-name="T1">→</text:span> Link to external .mphys fi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PitchMax</text:p>
          </table:table-cell>
          <table:table-cell table:number-columns-repeated="2" table:style-name="ce10" office:value-type="string">
            <text:p>PitchMax</text:p>
          </table:table-cell>
          <table:table-cell table:style-name="ce16" office:value-type="string" table:number-columns-spanned="1" table:number-rows-spanned="2">
            <text:p>Remove both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5" office:value-type="string">
            <text:p>PitchMin</text:p>
          </table:table-cell>
          <table:table-cell table:number-columns-repeated="2" table:style-name="ce10" office:value-type="string">
            <text:p>PitchMin</text:p>
          </table:table-cell>
          <table:covered-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PlaySpeed</text:p>
          </table:table-cell>
          <table:table-cell table:style-name="ce2" office:value-type="string">
            <text:p>PlaySpeed</text:p>
          </table:table-cell>
          <table:table-cell table:number-columns-repeated="2" table:style-name="ce10" office:value-type="string">
            <text:p>PlaySpee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Pos</text:p>
          </table:table-cell>
          <table:table-cell table:number-columns-repeated="2" table:style-name="ce10" office:value-type="string">
            <text:p>Pos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RankCount</text:p>
          </table:table-cell>
          <table:table-cell table:number-columns-repeated="2" table:style-name="ce10" office:value-type="string">
            <text:p>Rank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nderEdge</text:p>
          </table:table-cell>
          <table:table-cell table:style-name="ce2" office:value-type="string">
            <text:p>RenderEdge</text:p>
          </table:table-cell>
          <table:table-cell table:number-columns-repeated="2" table:style-name="ce10" office:value-type="string">
            <text:p>RenderEdg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nderModel</text:p>
          </table:table-cell>
          <table:table-cell table:style-name="ce2" office:value-type="string">
            <text:p>RenderModel</text:p>
          </table:table-cell>
          <table:table-cell table:style-name="ce10" office:value-type="string">
            <text:p>RenderModel</text:p>
          </table:table-cell>
          <table:table-cell table:style-name="ce11" office:value-type="string">
            <text:p>RenderModel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ResetMtl</text:p>
          </table:table-cell>
          <table:table-cell table:style-name="ce2" office:value-type="string">
            <text:p>ResetMtl</text:p>
          </table:table-cell>
          <table:table-cell table:style-name="ce11" office:value-type="string">
            <text:p>ResetMtl</text:p>
          </table:table-cell>
          <table:table-cell table:style-name="ce10" office:value-type="string">
            <text:p>ResetMtl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ScriptCount</text:p>
          </table:table-cell>
          <table:table-cell table:number-columns-repeated="2" table:style-name="ce10" office:value-type="string">
            <text:p>ScriptCoun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ScriptLines</text:p>
          </table:table-cell>
          <table:table-cell table:style-name="ce2" office:value-type="string">
            <text:p>ScriptLines</text:p>
          </table:table-cell>
          <table:table-cell office:value-type="string">
            <text:p>ScriptLines</text:p>
          </table:table-cell>
          <table:table-cell table:style-name="ce10" office:value-type="string">
            <text:p>ScriptLines</text:p>
          </table:table-cell>
          <table:table-cell table:style-name="ce16" office:value-type="string">
            <text:p>count lines array&lt;octets&gt;</text:p>
          </table:table-cell>
          <table:table-cell table:number-columns-repeated="1018"/>
        </table:table-row>
        <table:table-row table:style-name="ro1">
          <table:table-cell table:number-columns-repeated="3" table:style-name="ce2" office:value-type="string">
            <text:p>Segs</text:p>
          </table:table-cell>
          <table:table-cell table:style-name="ce11" office:value-type="string">
            <text:p>Segs</text:p>
          </table:table-cell>
          <table:table-cell table:style-name="ce10" office:value-type="string">
            <text:p>Segs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SkinModelPath</text:p>
          </table:table-cell>
          <table:table-cell table:style-name="ce8" office:value-type="string">
            <text:p>SkinModelPath</text:p>
          </table:table-cell>
          <table:table-cell table:number-columns-repeated="2" table:style-name="ce10" office:value-type="string">
            <text:p>SkinModelPath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SoundVer</text:p>
          </table:table-cell>
          <table:table-cell table:style-name="ce11" office:value-type="string">
            <text:p>SoundVer</text:p>
          </table:table-cell>
          <table:table-cell table:style-name="ce10" office:value-type="string">
            <text:p>SoundVer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SrcBlend</text:p>
          </table:table-cell>
          <table:table-cell table:style-name="ce8" office:value-type="string">
            <text:p>SrcBlend</text:p>
          </table:table-cell>
          <table:table-cell table:style-name="ce10" office:value-type="string">
            <text:p>SrcBlend</text:p>
          </table:table-cell>
          <table:table-cell table:style-name="ce11" office:value-type="string">
            <text:p>SrcBlend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 table:style-name="ce2" office:value-type="string">
            <text:p>StartTime</text:p>
          </table:table-cell>
          <table:table-cell table:style-name="ce8" office:value-type="string">
            <text:p>StartTime</text:p>
          </table:table-cell>
          <table:table-cell table:number-columns-repeated="2" table:style-name="ce10" office:value-type="string">
            <text:p>StartTim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StopChildAct</text:p>
          </table:table-cell>
          <table:table-cell table:style-name="ce2" office:value-type="string">
            <text:p>StopChildAct</text:p>
          </table:table-cell>
          <table:table-cell table:style-name="ce10" office:value-type="string">
            <text:p>StopChildAct</text:p>
          </table:table-cell>
          <table:table-cell table:style-name="ce11" office:value-type="string">
            <text:p>StopChildAct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5" office:value-type="string">
            <text:p>Time</text:p>
          </table:table-cell>
          <table:table-cell table:style-name="ce10" office:value-type="string">
            <text:p>Time</text:p>
          </table:table-cell>
          <table:table-cell table:style-name="ce17" office:value-type="string">
            <text:p>EventType: 108 – Time for the Color value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string">
            <text:p>TimeSpan</text:p>
          </table:table-cell>
          <table:table-cell table:style-name="ce8" office:value-type="string">
            <text:p>TimeSpan</text:p>
          </table:table-cell>
          <table:table-cell table:style-name="ce11" office:value-type="string">
            <text:p>TimeSpan</text:p>
          </table:table-cell>
          <table:table-cell table:style-name="ce10" office:value-type="string">
            <text:p>TimeSpan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TrailSpan</text:p>
          </table:table-cell>
          <table:table-cell table:number-columns-repeated="2" table:style-name="ce10" office:value-type="string">
            <text:p>TrailSpan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5" office:value-type="string">
            <text:p>TransTime</text:p>
          </table:table-cell>
          <table:table-cell table:style-name="ce2" office:value-type="string">
            <text:p>TransTime</text:p>
          </table:table-cell>
          <table:table-cell table:number-columns-repeated="2" table:style-name="ce10" office:value-type="string">
            <text:p>TransTime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UseModelAlpha</text:p>
          </table:table-cell>
          <table:table-cell table:style-name="ce11" office:value-type="string">
            <text:p>UseModelAlpha</text:p>
          </table:table-cell>
          <table:table-cell table:style-name="ce10" office:value-type="string">
            <text:p>UseModelAlpha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VolMax</text:p>
          </table:table-cell>
          <table:table-cell table:style-name="ce10" office:value-type="string">
            <text:p>VolMax</text:p>
          </table:table-cell>
          <table:table-cell table:style-name="ce11" office:value-type="string">
            <text:p>VolMax</text:p>
          </table:table-cell>
          <table:table-cell table:style-name="ce16" office:value-type="string" table:number-columns-spanned="1" table:number-rows-spanned="2">
            <text:p>Replace VolMax with Volume,</text:p>
            <text:p>Remove VolMin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5" office:value-type="string">
            <text:p>VolMin</text:p>
          </table:table-cell>
          <table:table-cell table:number-columns-repeated="2" table:style-name="ce10" office:value-type="string">
            <text:p>VolMin</text:p>
          </table:table-cell>
          <table:covered-table-cell table:style-name="ce16"/>
          <table:table-cell table:number-columns-repeated="1018"/>
        </table:table-row>
        <table:table-row table:style-name="ro1">
          <table:table-cell table:number-columns-repeated="3" table:style-name="ce2" office:value-type="string">
            <text:p>Volume</text:p>
          </table:table-cell>
          <table:table-cell table:style-name="ce11" office:value-type="string">
            <text:p>Volume</text:p>
          </table:table-cell>
          <table:table-cell table:style-name="ce10" office:value-type="string">
            <text:p>Volume</text:p>
          </table:table-cell>
          <table:table-cell table:style-name="ce16"/>
          <table:table-cell table:number-columns-repeated="1018"/>
        </table:table-row>
        <table:table-row table:style-name="ro1" table:number-rows-repeated="2">
          <table:table-cell table:style-name="ce3" table:number-columns-repeated="2"/>
          <table:table-cell table:number-columns-repeated="2"/>
          <table:table-cell table:style-name="ce4"/>
          <table:table-cell table:style-name="ce18"/>
          <table:table-cell table:number-columns-repeated="1018"/>
        </table:table-row>
        <table:table-row table:style-name="ro1">
          <table:table-cell table:style-name="ce3" table:number-columns-repeated="2"/>
          <table:table-cell table:number-columns-repeated="3"/>
          <table:table-cell table:style-name="ce18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18"/>
          <table:table-cell table:number-columns-repeated="1018"/>
        </table:table-row>
        <table:table-row table:style-name="ro1" table:number-rows-repeated="2">
          <table:table-cell table:style-name="ce3"/>
          <table:table-cell table:style-name="ce6"/>
          <table:table-cell table:number-columns-repeated="1022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FX" table:style-name="ta1" table:print="false">
        <table:table-column table:style-name="co8" table:number-columns-repeated="2" table:default-cell-style-name="ce4"/>
        <table:table-column table:style-name="co9" table:number-columns-repeated="2" table:default-cell-style-name="ce4"/>
        <table:table-column table:style-name="co9" table:default-cell-style-name="ce12"/>
        <table:table-column table:style-name="co2" table:default-cell-style-name="ce12"/>
        <table:table-column table:style-name="co10" table:default-cell-style-name="ce4"/>
        <table:table-column table:style-name="co7" table:default-cell-style-name="ce4"/>
        <table:table-column table:style-name="co11" table:default-cell-style-name="ce21"/>
        <table:table-column table:style-name="co12" table:default-cell-style-name="ce21"/>
        <table:table-column table:style-name="co13" table:default-cell-style-name="ce4"/>
        <table:table-column table:style-name="co7" table:number-columns-repeated="1013" table:default-cell-style-name="ce4"/>
        <table:table-row table:style-name="ro1">
          <table:table-cell table:style-name="ce22" office:value-type="string">
            <text:p>v58 (1.3.6)</text:p>
          </table:table-cell>
          <table:table-cell table:style-name="ce22" office:value-type="string">
            <text:p>v85</text:p>
          </table:table-cell>
          <table:table-cell table:style-name="ce22" office:value-type="string">
            <text:p>v88</text:p>
          </table:table-cell>
          <table:table-cell table:style-name="ce22" office:value-type="string">
            <text:p>v89</text:p>
          </table:table-cell>
          <table:table-cell table:style-name="ce26" office:value-type="string">
            <text:p>v90</text:p>
          </table:table-cell>
          <table:table-cell table:style-name="ce26" office:value-type="string">
            <text:p>v90 (Forsaken World)</text:p>
          </table:table-cell>
          <table:table-cell table:style-name="ce27" office:value-type="string">
            <text:p>Note</text:p>
          </table:table-cell>
          <table:table-cell/>
          <table:table-cell table:style-name="ce19" office:value-type="string" table:number-columns-spanned="2" table:number-rows-spanned="1">
            <text:p>GFXELEMENTID:</text:p>
          </table:table-cell>
          <table:covered-table-cell table:style-name="ce32"/>
          <table:table-cell table:number-columns-repeated="1014"/>
        </table:table-row>
        <table:table-row table:style-name="ro1">
          <table:table-cell table:number-columns-repeated="4" table:style-name="ce23" office:value-type="string">
            <text:p>2DBackLayer</text:p>
          </table:table-cell>
          <table:table-cell table:number-columns-repeated="2" table:style-name="ce25" office:value-type="string">
            <text:p>2DBackLayer</text:p>
          </table:table-cell>
          <table:table-cell table:style-name="ce28"/>
          <table:table-cell/>
          <table:table-cell table:style-name="ce31" office:value-type="string">
            <text:p>v58</text:p>
          </table:table-cell>
          <table:table-cell table:style-name="ce31" office:value-type="string">
            <text:p>v9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2DRender</text:p>
          </table:table-cell>
          <table:table-cell table:number-columns-repeated="2" table:style-name="ce25" office:value-type="string">
            <text:p>2DRender</text:p>
          </table:table-cell>
          <table:table-cell table:style-name="ce28"/>
          <table:table-cell/>
          <table:table-cell table:number-columns-repeated="2" table:style-name="ce20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3DParticle</text:p>
          </table:table-cell>
          <table:table-cell table:number-columns-repeated="2" table:style-name="ce25" office:value-type="string">
            <text:p>3DParticle</text:p>
          </table:table-cell>
          <table:table-cell table:style-name="ce28"/>
          <table:table-cell/>
          <table:table-cell table:number-columns-repeated="2" table:style-name="ce20" office:value-type="float" office:value="101">
            <text:p>101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cc</text:p>
          </table:table-cell>
          <table:table-cell table:number-columns-repeated="2" table:style-name="ce25" office:value-type="string">
            <text:p>Acc</text:p>
          </table:table-cell>
          <table:table-cell table:style-name="ce28"/>
          <table:table-cell/>
          <table:table-cell table:number-columns-repeated="2" table:style-name="ce20" office:value-type="float" office:value="102">
            <text:p>102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ccDir</text:p>
          </table:table-cell>
          <table:table-cell table:number-columns-repeated="2" table:style-name="ce25" office:value-type="string">
            <text:p>AccDir</text:p>
          </table:table-cell>
          <table:table-cell table:style-name="ce28"/>
          <table:table-cell/>
          <table:table-cell table:number-columns-repeated="2" table:style-name="ce20"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ccurateAABB</text:p>
          </table:table-cell>
          <table:table-cell table:number-columns-repeated="2" table:style-name="ce23" office:value-type="string">
            <text:p>AccurateAABB</text:p>
          </table:table-cell>
          <table:table-cell table:number-columns-repeated="2" table:style-name="ce25" office:value-type="string">
            <text:p>AccurateAABB</text:p>
          </table:table-cell>
          <table:table-cell table:style-name="ce28"/>
          <table:table-cell/>
          <table:table-cell table:number-columns-repeated="2" table:style-name="ce20" office:value-type="float" office:value="120">
            <text:p>12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ffectorCount</text:p>
          </table:table-cell>
          <table:table-cell table:number-columns-repeated="2" table:style-name="ce25" office:value-type="string">
            <text:p>AffectorCount</text:p>
          </table:table-cell>
          <table:table-cell table:style-name="ce28"/>
          <table:table-cell/>
          <table:table-cell table:number-columns-repeated="2" table:style-name="ce20" office:value-type="float" office:value="121">
            <text:p>121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lpha</text:p>
          </table:table-cell>
          <table:table-cell table:number-columns-repeated="2" table:style-name="ce25" office:value-type="string">
            <text:p>Alpha</text:p>
          </table:table-cell>
          <table:table-cell table:style-name="ce28"/>
          <table:table-cell/>
          <table:table-cell table:number-columns-repeated="2" table:style-name="ce20" office:value-type="float" office:value="122">
            <text:p>122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lphaCmp</text:p>
          </table:table-cell>
          <table:table-cell table:number-columns-repeated="2" table:style-name="ce25" office:value-type="string">
            <text:p>AlphaCmp</text:p>
          </table:table-cell>
          <table:table-cell table:style-name="ce28"/>
          <table:table-cell/>
          <table:table-cell table:number-columns-repeated="2" table:style-name="ce20" office:value-type="float" office:value="123">
            <text:p>123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lphaEnd</text:p>
          </table:table-cell>
          <table:table-cell table:style-name="ce23"/>
          <table:table-cell table:style-name="ce25" table:number-columns-repeated="2"/>
          <table:table-cell table:style-name="ce28"/>
          <table:table-cell/>
          <table:table-cell table:number-columns-repeated="2" table:style-name="ce20" office:value-type="float" office:value="124">
            <text:p>124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lphaOnly</text:p>
          </table:table-cell>
          <table:table-cell table:number-columns-repeated="2" table:style-name="ce23" office:value-type="string">
            <text:p>AlphaOnly</text:p>
          </table:table-cell>
          <table:table-cell table:number-columns-repeated="2" table:style-name="ce25" office:value-type="string">
            <text:p>AlphaOnly</text:p>
          </table:table-cell>
          <table:table-cell table:style-name="ce28"/>
          <table:table-cell/>
          <table:table-cell table:number-columns-repeated="2" table:style-name="ce20" office:value-type="float" office:value="125">
            <text:p>125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lphaSeg</text:p>
          </table:table-cell>
          <table:table-cell table:number-columns-repeated="2" table:style-name="ce23" office:value-type="string">
            <text:p>AlphaSeg</text:p>
          </table:table-cell>
          <table:table-cell table:number-columns-repeated="2" table:style-name="ce25" office:value-type="string">
            <text:p>AlphaSeg</text:p>
          </table:table-cell>
          <table:table-cell table:style-name="ce28"/>
          <table:table-cell/>
          <table:table-cell table:number-columns-repeated="2" table:style-name="ce20" office:value-type="float" office:value="130">
            <text:p>13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lphaStart</text:p>
          </table:table-cell>
          <table:table-cell table:style-name="ce23"/>
          <table:table-cell table:style-name="ce25" table:number-columns-repeated="2"/>
          <table:table-cell table:style-name="ce28"/>
          <table:table-cell/>
          <table:table-cell table:number-columns-repeated="2" table:style-name="ce20" office:value-type="float" office:value="140">
            <text:p>14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mbient</text:p>
          </table:table-cell>
          <table:table-cell table:style-name="ce23"/>
          <table:table-cell table:number-columns-repeated="2" table:style-name="ce25" office:value-type="string">
            <text:p>Ambient</text:p>
          </table:table-cell>
          <table:table-cell table:style-name="ce28"/>
          <table:table-cell/>
          <table:table-cell table:number-columns-repeated="2" table:style-name="ce20"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mp</text:p>
          </table:table-cell>
          <table:table-cell table:style-name="ce23"/>
          <table:table-cell table:style-name="ce25"/>
          <table:table-cell table:style-name="ce25" office:value-type="string">
            <text:p>Amp</text:p>
          </table:table-cell>
          <table:table-cell table:style-name="ce28"/>
          <table:table-cell/>
          <table:table-cell table:number-columns-repeated="2" table:style-name="ce20" office:value-type="float" office:value="151">
            <text:p>151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mplitude</text:p>
          </table:table-cell>
          <table:table-cell table:number-columns-repeated="2" table:style-name="ce25" office:value-type="string">
            <text:p>Amplitude</text:p>
          </table:table-cell>
          <table:table-cell table:style-name="ce28"/>
          <table:table-cell/>
          <table:table-cell table:style-name="ce20"/>
          <table:table-cell table:style-name="ce20" office:value-type="float" office:value="152">
            <text:p>152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ngle</text:p>
          </table:table-cell>
          <table:table-cell table:number-columns-repeated="2" table:style-name="ce25" office:value-type="string">
            <text:p>Angle</text:p>
          </table:table-cell>
          <table:table-cell table:style-name="ce28"/>
          <table:table-cell/>
          <table:table-cell table:number-columns-repeated="2" table:style-name="ce20" office:value-type="float" office:value="160">
            <text:p>16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reaSize</text:p>
          </table:table-cell>
          <table:table-cell table:number-columns-repeated="2" table:style-name="ce25" office:value-type="string">
            <text:p>AreaSize</text:p>
          </table:table-cell>
          <table:table-cell table:style-name="ce28"/>
          <table:table-cell/>
          <table:table-cell table:number-columns-repeated="2" table:style-name="ce20" office:value-type="float" office:value="170">
            <text:p>170</text:p>
          </table:table-cell>
          <table:table-cell table:number-columns-repeated="1014"/>
        </table:table-row>
        <table:table-row table:style-name="ro1">
          <table:table-cell table:number-columns-repeated="3" table:style-name="ce23" office:value-type="string">
            <text:p>Attenuation0</text:p>
          </table:table-cell>
          <table:table-cell table:style-name="ce23"/>
          <table:table-cell table:number-columns-repeated="2" table:style-name="ce25" office:value-type="string">
            <text:p>Attenuation0</text:p>
          </table:table-cell>
          <table:table-cell table:style-name="ce28"/>
          <table:table-cell/>
          <table:table-cell table:number-columns-repeated="2" table:style-name="ce20" office:value-type="float" office:value="180">
            <text:p>18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ttMode</text:p>
          </table:table-cell>
          <table:table-cell table:style-name="ce23" office:value-type="string">
            <text:p>AttMode</text:p>
          </table:table-cell>
          <table:table-cell table:style-name="ce23"/>
          <table:table-cell table:style-name="ce25"/>
          <table:table-cell table:style-name="ce25" office:value-type="string">
            <text:p>AttMode</text:p>
          </table:table-cell>
          <table:table-cell table:style-name="ce28"/>
          <table:table-cell/>
          <table:table-cell table:number-columns-repeated="2" table:style-name="ce20" office:value-type="float" office:value="190">
            <text:p>190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AvgGenSeg</text:p>
          </table:table-cell>
          <table:table-cell table:number-columns-repeated="2" table:style-name="ce23" office:value-type="string">
            <text:p>AvgGenSeg</text:p>
          </table:table-cell>
          <table:table-cell table:number-columns-repeated="2" table:style-name="ce25" office:value-type="string">
            <text:p>AvgGenSeg</text:p>
          </table:table-cell>
          <table:table-cell table:style-name="ce28"/>
          <table:table-cell/>
          <table:table-cell table:number-columns-repeated="2" table:style-name="ce20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Axis</text:p>
          </table:table-cell>
          <table:table-cell table:number-columns-repeated="2" table:style-name="ce25" office:value-type="string">
            <text:p>Axis</text:p>
          </table:table-cell>
          <table:table-cell table:style-name="ce28"/>
          <table:table-cell/>
          <table:table-cell table:style-name="ce20"/>
          <table:table-cell table:style-name="ce20" office:value-type="float" office:value="210">
            <text:p>210</text:p>
          </table:table-cell>
          <table:table-cell table:number-columns-repeated="1014"/>
        </table:table-row>
        <table:table-row table:style-name="ro1">
          <table:table-cell table:number-columns-repeated="4" table:style-name="ce23" office:value-type="string">
            <text:p>BaseColor</text:p>
          </table:table-cell>
          <table:table-cell table:number-columns-repeated="2" table:style-name="ce25" office:value-type="string">
            <text:p>BaseColor</text:p>
          </table:table-cell>
          <table:table-cell table:style-name="ce28"/>
          <table:table-cell/>
          <table:table-cell table:style-name="ce20"/>
          <table:table-cell table:style-name="ce20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 table:style-name="ce23"/>
          <table:table-cell table:style-name="ce24" office:value-type="string">
            <text:p>BetaSeg</text:p>
          </table:table-cell>
          <table:table-cell table:number-columns-repeated="2" table:style-name="ce23" office:value-type="string">
            <text:p>BetaSeg</text:p>
          </table:table-cell>
          <table:table-cell table:number-columns-repeated="2" table:style-name="ce25" office:value-type="string">
            <text:p>BetaSeg</text:p>
          </table:table-cell>
          <table:table-cell table:style-name="ce28"/>
          <table:table-cell/>
          <table:table-cell table:style-name="ce20"/>
          <table:table-cell table:style-name="ce33" office:value-type="float" office:value="230">
            <text:p>230</text:p>
          </table:table-cell>
          <table:table-cell office:value-type="string">
            <text:p>ECM dependence (Forsaken World)</text:p>
          </table:table-cell>
          <table:table-cell table:number-columns-repeated="1013"/>
        </table:table-row>
        <table:table-row table:style-name="ro1">
          <table:table-cell table:number-columns-repeated="4" table:style-name="ce23" office:value-type="string">
            <text:p>Bind</text:p>
          </table:table-cell>
          <table:table-cell table:number-columns-repeated="2" table:style-name="ce25" office:value-type="string">
            <text:p>Bi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BindEle</text:p>
          </table:table-cell>
          <table:table-cell table:number-columns-repeated="2" table:style-name="ce25" office:value-type="string">
            <text:p>BindE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BufLen</text:p>
          </table:table-cell>
          <table:table-cell table:number-columns-repeated="2" table:style-name="ce25" office:value-type="string">
            <text:p>BufLe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alcDir</text:p>
          </table:table-cell>
          <table:table-cell table:number-columns-repeated="2" table:style-name="ce25" office:value-type="string">
            <text:p>CalcDi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Child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number-columns-repeated="3" table:style-name="ce23" office:value-type="string">
            <text:p>Circles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eff</text:p>
          </table:table-cell>
          <table:table-cell table:number-columns-repeated="2" table:style-name="ce25" office:value-type="string">
            <text:p>Coeff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</text:p>
          </table:table-cell>
          <table:table-cell table:number-columns-repeated="2" table:style-name="ce25" office:value-type="string">
            <text:p>Colo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Delta</text:p>
          </table:table-cell>
          <table:table-cell table:number-columns-repeated="2" table:style-name="ce25" office:value-type="string">
            <text:p>ColorDelt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Max</text:p>
          </table:table-cell>
          <table:table-cell table:number-columns-repeated="2" table:style-name="ce25" office:value-type="string">
            <text:p>ColorMax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lorMin</text:p>
          </table:table-cell>
          <table:table-cell table:number-columns-repeated="2" table:style-name="ce25" office:value-type="string">
            <text:p>ColorMi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ount</text:p>
          </table:table-cell>
          <table:table-cell table:number-columns-repeated="2" table:style-name="ce25" office:value-type="string">
            <text:p>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trlMethodCount</text:p>
          </table:table-cell>
          <table:table-cell table:number-columns-repeated="2" table:style-name="ce25" office:value-type="string">
            <text:p>CtrlMethod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CtrlType</text:p>
          </table:table-cell>
          <table:table-cell table:number-columns-repeated="2" table:style-name="ce25" office:value-type="string">
            <text:p>CtrlTy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edaultScale</text:p>
          </table:table-cell>
          <table:table-cell table:number-columns-repeated="2" table:style-name="ce25" office:value-type="string">
            <text:p>Dedault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efaultAlpha</text:p>
          </table:table-cell>
          <table:table-cell table:number-columns-repeated="2" table:style-name="ce25" office:value-type="string">
            <text:p>DefaultAlph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estBlend</text:p>
          </table:table-cell>
          <table:table-cell table:number-columns-repeated="2" table:style-name="ce25" office:value-type="string">
            <text:p>DestBle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Deviation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Diffuse</text:p>
          </table:table-cell>
          <table:table-cell table:style-name="ce23"/>
          <table:table-cell table:number-columns-repeated="2" table:style-name="ce25" office:value-type="string">
            <text:p>Diffus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ir</text:p>
          </table:table-cell>
          <table:table-cell table:number-columns-repeated="2" table:style-name="ce25" office:value-type="string">
            <text:p>Di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irection</text:p>
          </table:table-cell>
          <table:table-cell table:number-columns-repeated="2" table:style-name="ce25" office:value-type="string">
            <text:p>Directio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ragPow</text:p>
          </table:table-cell>
          <table:table-cell table:number-columns-repeated="2" table:style-name="ce25" office:value-type="string">
            <text:p>DragPow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DummyEle</text:p>
          </table:table-cell>
          <table:table-cell table:number-columns-repeated="2" table:style-name="ce25" office:value-type="string">
            <text:p>DummyEl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dwColor</text:p>
          </table:table-cell>
          <table:table-cell table:number-columns-repeated="2" table:style-name="ce23" office:value-type="string">
            <text:p>dwColor</text:p>
          </table:table-cell>
          <table:table-cell table:number-columns-repeated="2" table:style-name="ce25" office:value-type="string">
            <text:p>dwColor</text:p>
          </table:table-cell>
          <table:table-cell table:style-name="ce28" office:value-type="string">
            <text:p>precided by single line&lt;floats&gt;, these previous line has to be removed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ECMActName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ECMPath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missionRate</text:p>
          </table:table-cell>
          <table:table-cell table:number-columns-repeated="2" table:style-name="ce25" office:value-type="string">
            <text:p>EmissionRat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ableMat</text:p>
          </table:table-cell>
          <table:table-cell table:number-columns-repeated="2" table:style-name="ce25" office:value-type="string">
            <text:p>EnableMa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ableOrgPos1</text:p>
          </table:table-cell>
          <table:table-cell table:number-columns-repeated="2" table:style-name="ce25" office:value-type="string">
            <text:p>EnableOrgPos1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ableOrgPos2</text:p>
          </table:table-cell>
          <table:table-cell table:number-columns-repeated="2" table:style-name="ce25" office:value-type="string">
            <text:p>EnableOrgPos2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EnablePos</text:p>
          </table:table-cell>
          <table:table-cell table:style-name="ce23"/>
          <table:table-cell table:style-name="ce25"/>
          <table:table-cell table:style-name="ce25" office:value-type="string">
            <text:p>Enable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dPos</text:p>
          </table:table-cell>
          <table:table-cell table:number-columns-repeated="2" table:style-name="ce25" office:value-type="string">
            <text:p>End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EndTime</text:p>
          </table:table-cell>
          <table:table-cell table:number-columns-repeated="2" table:style-name="ce25" office:value-type="string">
            <text:p>EndTi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ceToViewer</text:p>
          </table:table-cell>
          <table:table-cell table:number-columns-repeated="2" table:style-name="ce25" office:value-type="string">
            <text:p>FaceToViewe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cing</text:p>
          </table:table-cell>
          <table:table-cell table:number-columns-repeated="2" table:style-name="ce25" office:value-type="string">
            <text:p>Facing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deByDist</text:p>
          </table:table-cell>
          <table:table-cell table:number-columns-repeated="2" table:style-name="ce25" office:value-type="string">
            <text:p>FadeByD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deEnd</text:p>
          </table:table-cell>
          <table:table-cell table:number-columns-repeated="2" table:style-name="ce25" office:value-type="string">
            <text:p>Fade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adeOut</text:p>
          </table:table-cell>
          <table:table-cell table:style-name="ce23" office:value-type="string">
            <text:p>FadeOut</text:p>
          </table:table-cell>
          <table:table-cell table:style-name="ce23"/>
          <table:table-cell table:style-name="ce25"/>
          <table:table-cell table:style-name="ce25" office:value-type="string">
            <text:p>FadeOu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adeStart</text:p>
          </table:table-cell>
          <table:table-cell table:number-columns-repeated="2" table:style-name="ce25" office:value-type="string">
            <text:p>FadeStar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FallOff</text:p>
          </table:table-cell>
          <table:table-cell table:style-name="ce23"/>
          <table:table-cell table:number-columns-repeated="2" table:style-name="ce25" office:value-type="string">
            <text:p>FallOff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GridSize</text:p>
          </table:table-cell>
          <table:table-cell table:number-columns-repeated="2" table:style-name="ce23" office:value-type="string">
            <text:p>fGridSize</text:p>
          </table:table-cell>
          <table:table-cell table:number-columns-repeated="2" table:style-name="ce25" office:value-type="string">
            <text:p>fGridSiz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ilter</text:p>
          </table:table-cell>
          <table:table-cell table:number-columns-repeated="2" table:style-name="ce23" office:value-type="string">
            <text:p>Filter</text:p>
          </table:table-cell>
          <table:table-cell table:number-columns-repeated="2" table:style-name="ce25" office:value-type="string">
            <text:p>Filt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FlySpeed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lyTime</text:p>
          </table:table-cell>
          <table:table-cell table:style-name="ce23" office:value-type="string">
            <text:p>FlyTime</text:p>
          </table:table-cell>
          <table:table-cell table:style-name="ce23"/>
          <table:table-cell table:style-name="ce25"/>
          <table:table-cell table:style-name="ce25" office:value-type="string">
            <text:p>FlyTi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Force2D</text:p>
          </table:table-cell>
          <table:table-cell table:number-columns-repeated="2" table:style-name="ce25" office:value-type="string">
            <text:p>Force2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fZOffset</text:p>
          </table:table-cell>
          <table:table-cell table:number-columns-repeated="2" table:style-name="ce23" office:value-type="string">
            <text:p>fZOffset</text:p>
          </table:table-cell>
          <table:table-cell table:number-columns-repeated="2" table:style-name="ce25" office:value-type="string">
            <text:p>fZOffse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FXELEMENTCOUNT</text:p>
          </table:table-cell>
          <table:table-cell table:number-columns-repeated="2" table:style-name="ce25" office:value-type="string">
            <text:p>GFXELEMENT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FXELEMENTID</text:p>
          </table:table-cell>
          <table:table-cell table:number-columns-repeated="2" table:style-name="ce25" office:value-type="string">
            <text:p>GFXELEMENTI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fxPath</text:p>
          </table:table-cell>
          <table:table-cell table:number-columns-repeated="2" table:style-name="ce25" office:value-type="string">
            <text:p>GfxPath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rndNormOnly</text:p>
          </table:table-cell>
          <table:table-cell table:number-columns-repeated="2" table:style-name="ce25" office:value-type="string">
            <text:p>GrndNormOnly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GroundHeight</text:p>
          </table:table-cell>
          <table:table-cell table:number-columns-repeated="2" table:style-name="ce25" office:value-type="string">
            <text:p>Ground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Hanger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Height</text:p>
          </table:table-cell>
          <table:table-cell table:number-columns-repeated="2" table:style-name="ce25" office:value-type="string">
            <text:p>Heigh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height</text:p>
          </table:table-cell>
          <table:table-cell table:number-columns-repeated="2" table:style-name="ce25" office:value-type="string">
            <text:p>heigh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HitPos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hNumber</text:p>
          </table:table-cell>
          <table:table-cell table:number-columns-repeated="2" table:style-name="ce23" office:value-type="string">
            <text:p>hNumber</text:p>
          </table:table-cell>
          <table:table-cell table:number-columns-repeated="2" table:style-name="ce25" office:value-type="string">
            <text:p>hNumber</text:p>
          </table:table-cell>
          <table:table-cell table:style-name="ce28" office:value-type="string">
            <text:p>h_count for array&lt;dwColor&gt;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5"/>
          <table:table-cell table:style-name="ce24" office:value-type="string">
            <text:p>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nt</text:p>
          </table:table-cell>
          <table:table-cell table:style-name="ce23" office:value-type="string">
            <text:p>Int</text:p>
          </table:table-cell>
          <table:table-cell table:style-name="ce23"/>
          <table:table-cell table:style-name="ce25"/>
          <table:table-cell table:style-name="ce25" office:value-type="string">
            <text:p>I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nterpolateMode</text:p>
          </table:table-cell>
          <table:table-cell table:number-columns-repeated="2" table:style-name="ce25" office:value-type="string">
            <text:p>Interpolate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nterv</text:p>
          </table:table-cell>
          <table:table-cell table:style-name="ce23" office:value-type="string">
            <text:p>Interv</text:p>
          </table:table-cell>
          <table:table-cell table:style-name="ce23"/>
          <table:table-cell table:style-name="ce25"/>
          <table:table-cell table:style-name="ce25" office:value-type="string">
            <text:p>Interv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nterval</text:p>
          </table:table-cell>
          <table:table-cell table:number-columns-repeated="2" table:style-name="ce25" office:value-type="string">
            <text:p>Interv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IsAngelica3</text:p>
          </table:table-cell>
          <table:table-cell table:number-columns-repeated="2" table:style-name="ce25" office:value-type="string">
            <text:p>IsAngelica3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ppend</text:p>
          </table:table-cell>
          <table:table-cell table:number-columns-repeated="2" table:style-name="ce23" office:value-type="string">
            <text:p>isappend</text:p>
          </table:table-cell>
          <table:table-cell table:number-columns-repeated="2" table:style-name="ce25" office:value-type="string">
            <text:p>isappen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rea</text:p>
          </table:table-cell>
          <table:table-cell table:style-name="ce23" office:value-type="string">
            <text:p>IsArea</text:p>
          </table:table-cell>
          <table:table-cell table:style-name="ce23"/>
          <table:table-cell table:style-name="ce25"/>
          <table:table-cell table:style-name="ce25" office:value-type="string">
            <text:p>IsArea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vgGen</text:p>
          </table:table-cell>
          <table:table-cell table:number-columns-repeated="2" table:style-name="ce23" office:value-type="string">
            <text:p>IsAvgGen</text:p>
          </table:table-cell>
          <table:table-cell table:number-columns-repeated="2" table:style-name="ce25" office:value-type="string">
            <text:p>IsAvgGe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AvgGenSeq</text:p>
          </table:table-cell>
          <table:table-cell table:number-columns-repeated="2" table:style-name="ce23" office:value-type="string">
            <text:p>IsAvgGenSeq</text:p>
          </table:table-cell>
          <table:table-cell table:number-columns-repeated="2" table:style-name="ce25" office:value-type="string">
            <text:p>IsAvgGenSeq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Bind</text:p>
          </table:table-cell>
          <table:table-cell table:number-columns-repeated="2" table:style-name="ce25" office:value-type="string">
            <text:p>IsBi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Drag</text:p>
          </table:table-cell>
          <table:table-cell table:number-columns-repeated="2" table:style-name="ce25" office:value-type="string">
            <text:p>IsDrag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Dummy</text:p>
          </table:table-cell>
          <table:table-cell table:number-columns-repeated="2" table:style-name="ce25" office:value-type="string">
            <text:p>IsDummy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Loop</text:p>
          </table:table-cell>
          <table:table-cell table:number-columns-repeated="2" table:style-name="ce25" office:value-type="string">
            <text:p>IsLoo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StartOnGrnd</text:p>
          </table:table-cell>
          <table:table-cell table:number-columns-repeated="2" table:style-name="ce23" office:value-type="string">
            <text:p>IsStartOnGrnd</text:p>
          </table:table-cell>
          <table:table-cell table:number-columns-repeated="2" table:style-name="ce25" office:value-type="string">
            <text:p>IsStartOnGr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IsSurface</text:p>
          </table:table-cell>
          <table:table-cell table:number-columns-repeated="2" table:style-name="ce25" office:value-type="string">
            <text:p>IsSurfa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taildisappear</text:p>
          </table:table-cell>
          <table:table-cell table:number-columns-repeated="2" table:style-name="ce23" office:value-type="string">
            <text:p>istaildisappear</text:p>
          </table:table-cell>
          <table:table-cell table:number-columns-repeated="2" table:style-name="ce25" office:value-type="string">
            <text:p>istaildisappea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UseHSVInterp</text:p>
          </table:table-cell>
          <table:table-cell table:number-columns-repeated="2" table:style-name="ce23" office:value-type="string">
            <text:p>IsUseHSVInterp</text:p>
          </table:table-cell>
          <table:table-cell table:number-columns-repeated="2" table:style-name="ce25" office:value-type="string">
            <text:p>IsUseHSVInter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IsUseParUV</text:p>
          </table:table-cell>
          <table:table-cell table:number-columns-repeated="2" table:style-name="ce23" office:value-type="string">
            <text:p>IsUseParUV</text:p>
          </table:table-cell>
          <table:table-cell table:number-columns-repeated="2" table:style-name="ce25" office:value-type="string">
            <text:p>IsUseParUV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KEYPOINTCOUNT</text:p>
          </table:table-cell>
          <table:table-cell table:number-columns-repeated="2" table:style-name="ce25" office:value-type="string">
            <text:p>KEYPOINTCOUN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LDType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LightNum</text:p>
          </table:table-cell>
          <table:table-cell table:number-columns-repeated="2" table:style-name="ce25" office:value-type="string">
            <text:p>LightNum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LightType</text:p>
          </table:table-cell>
          <table:table-cell table:style-name="ce23"/>
          <table:table-cell table:number-columns-repeated="2" table:style-name="ce25" office:value-type="string">
            <text:p>LightTyp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LoopFlag</text:p>
          </table:table-cell>
          <table:table-cell table:number-columns-repeated="2" table:style-name="ce23" office:value-type="string">
            <text:p>LoopFlag</text:p>
          </table:table-cell>
          <table:table-cell table:number-columns-repeated="2" table:style-name="ce25" office:value-type="string">
            <text:p>LoopFlag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Loops</text:p>
          </table:table-cell>
          <table:table-cell table:number-columns-repeated="2" table:style-name="ce25" office:value-type="string">
            <text:p>Loop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tchGrnd</text:p>
          </table:table-cell>
          <table:table-cell table:number-columns-repeated="2" table:style-name="ce25" office:value-type="string">
            <text:p>MatchGr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tchSurface</text:p>
          </table:table-cell>
          <table:table-cell table:number-columns-repeated="2" table:style-name="ce25" office:value-type="string">
            <text:p>MatchSurfac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MaxBranche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xDist</text:p>
          </table:table-cell>
          <table:table-cell table:number-columns-repeated="2" table:style-name="ce25" office:value-type="string">
            <text:p>MaxD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axExtent</text:p>
          </table:table-cell>
          <table:table-cell table:number-columns-repeated="2" table:style-name="ce25" office:value-type="string">
            <text:p>MaxExte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MaxStep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inDist</text:p>
          </table:table-cell>
          <table:table-cell table:number-columns-repeated="2" table:style-name="ce25" office:value-type="string">
            <text:p>MinD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odelActName</text:p>
          </table:table-cell>
          <table:table-cell table:number-columns-repeated="2" table:style-name="ce25" office:value-type="string">
            <text:p>ModelActNa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ModelPath</text:p>
          </table:table-cell>
          <table:table-cell table:number-columns-repeated="2" table:style-name="ce25" office:value-type="string">
            <text:p>ModelPa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MoveMode</text:p>
          </table:table-cell>
          <table:table-cell table:style-name="ce23" office:value-type="string">
            <text:p>MoveMode</text:p>
          </table:table-cell>
          <table:table-cell table:style-name="ce23"/>
          <table:table-cell table:style-name="ce25"/>
          <table:table-cell table:style-name="ce25" office:value-type="string">
            <text:p>MoveMod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ame</text:p>
          </table:table-cell>
          <table:table-cell table:number-columns-repeated="2" table:style-name="ce25" office:value-type="string">
            <text:p>Na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ChangeDir</text:p>
          </table:table-cell>
          <table:table-cell table:number-columns-repeated="2" table:style-name="ce25" office:value-type="string">
            <text:p>NoChangeDi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DownSample</text:p>
          </table:table-cell>
          <table:table-cell table:number-columns-repeated="2" table:style-name="ce25" office:value-type="string">
            <text:p>NoDownSamp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HeiScale</text:p>
          </table:table-cell>
          <table:table-cell table:number-columns-repeated="2" table:style-name="ce25" office:value-type="string">
            <text:p>NoHei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RadScale</text:p>
          </table:table-cell>
          <table:table-cell table:number-columns-repeated="2" table:style-name="ce25" office:value-type="string">
            <text:p>NoRad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rmal</text:p>
          </table:table-cell>
          <table:table-cell table:number-columns-repeated="2" table:style-name="ce25" office:value-type="string">
            <text:p>Norma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NoScale</text:p>
          </table:table-cell>
          <table:table-cell table:number-columns-repeated="2" table:style-name="ce25" office:value-type="string">
            <text:p>No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ctaveNum</text:p>
          </table:table-cell>
          <table:table-cell table:number-columns-repeated="2" table:style-name="ce25" office:value-type="string">
            <text:p>OctaveNu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OneHit</text:p>
          </table:table-cell>
          <table:table-cell table:style-name="ce23" office:value-type="string">
            <text:p>OneHit</text:p>
          </table:table-cell>
          <table:table-cell table:style-name="ce23"/>
          <table:table-cell table:style-name="ce25"/>
          <table:table-cell table:style-name="ce25" office:value-type="string">
            <text:p>OneHi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AtCenter</text:p>
          </table:table-cell>
          <table:table-cell table:number-columns-repeated="2" table:style-name="ce25" office:value-type="string">
            <text:p>OrgAtCente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Pos1</text:p>
          </table:table-cell>
          <table:table-cell table:number-columns-repeated="2" table:style-name="ce25" office:value-type="string">
            <text:p>OrgPos1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Pos2</text:p>
          </table:table-cell>
          <table:table-cell table:number-columns-repeated="2" table:style-name="ce25" office:value-type="string">
            <text:p>OrgPos2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OrgPt</text:p>
          </table:table-cell>
          <table:table-cell table:number-columns-repeated="2" table:style-name="ce25" office:value-type="string">
            <text:p>OrgP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OutColor</text:p>
          </table:table-cell>
          <table:table-cell table:number-columns-repeated="2" table:style-name="ce23" office:value-type="string">
            <text:p>OutColor</text:p>
          </table:table-cell>
          <table:table-cell table:number-columns-repeated="2" table:style-name="ce25" office:value-type="string">
            <text:p>OutColo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arAcc</text:p>
          </table:table-cell>
          <table:table-cell table:number-columns-repeated="2" table:style-name="ce25" office:value-type="string">
            <text:p>ParAcc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ParIniDir</text:p>
          </table:table-cell>
          <table:table-cell table:number-columns-repeated="2" table:style-name="ce23" office:value-type="string">
            <text:p>ParIniDir</text:p>
          </table:table-cell>
          <table:table-cell table:number-columns-repeated="2" table:style-name="ce25" office:value-type="string">
            <text:p>ParIniDi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articleHeight</text:p>
          </table:table-cell>
          <table:table-cell table:number-columns-repeated="2" table:style-name="ce25" office:value-type="string">
            <text:p>ParticleHeigh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articleWidth</text:p>
          </table:table-cell>
          <table:table-cell table:number-columns-repeated="2" table:style-name="ce25" office:value-type="string">
            <text:p>ParticleWidth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Path</text:p>
          </table:table-cell>
          <table:table-cell table:number-columns-repeated="3" table:style-name="ce25" office:value-type="string">
            <text:p>Pat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athNum</text:p>
          </table:table-cell>
          <table:table-cell table:number-columns-repeated="2" table:style-name="ce25" office:value-type="string">
            <text:p>PathNum</text:p>
          </table:table-cell>
          <table:table-cell table:style-name="ce28" office:value-type="string">
            <text:p>Currently always 1, but can be important in next releases...</text:p>
          </table:table-cell>
          <table:table-cell table:number-columns-repeated="1017"/>
        </table:table-row>
        <table:table-row table:style-name="ro1">
          <table:table-cell table:number-columns-repeated="3" table:style-name="ce23" office:value-type="string">
            <text:p>PerBolts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ersistence</text:p>
          </table:table-cell>
          <table:table-cell table:number-columns-repeated="2" table:style-name="ce25" office:value-type="string">
            <text:p>Persistenc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Phi</text:p>
          </table:table-cell>
          <table:table-cell table:style-name="ce23"/>
          <table:table-cell table:number-columns-repeated="2" table:style-name="ce25" office:value-type="string">
            <text:p>Phi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PhysExist</text:p>
          </table:table-cell>
          <table:table-cell table:number-columns-repeated="2" table:style-name="ce23" office:value-type="string">
            <text:p>PhysExist</text:p>
          </table:table-cell>
          <table:table-cell table:number-columns-repeated="2" table:style-name="ce25" office:value-type="string">
            <text:p>PhysExis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itch</text:p>
          </table:table-cell>
          <table:table-cell table:number-columns-repeated="2" table:style-name="ce25" office:value-type="string">
            <text:p>Pitch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itchMax</text:p>
          </table:table-cell>
          <table:table-cell table:number-columns-repeated="2" table:style-name="ce25" office:value-type="string">
            <text:p>PitchMax</text:p>
          </table:table-cell>
          <table:table-cell table:style-name="ce28" office:value-type="string">
            <text:p>replace PitchMax with Pitch</text:p>
          </table:table-cell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24" office:value-type="string">
            <text:p>PitchMin</text:p>
          </table:table-cell>
          <table:table-cell table:number-columns-repeated="2" table:style-name="ce25" office:value-type="string">
            <text:p>PitchMin</text:p>
          </table:table-cell>
          <table:table-cell table:style-name="ce28" office:value-type="string">
            <text:p>remove PitchMin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laySpeed</text:p>
          </table:table-cell>
          <table:table-cell table:number-columns-repeated="2" table:style-name="ce25" office:value-type="string">
            <text:p>PlaySpee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</text:p>
          </table:table-cell>
          <table:table-cell table:number-columns-repeated="2" table:style-name="ce25" office:value-type="string">
            <text:p>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1Enable</text:p>
          </table:table-cell>
          <table:table-cell table:number-columns-repeated="2" table:style-name="ce25" office:value-type="string">
            <text:p>Pos1Enable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2Enable</text:p>
          </table:table-cell>
          <table:table-cell table:number-columns-repeated="2" table:style-name="ce25" office:value-type="string">
            <text:p>Pos2Enab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osition</text:p>
          </table:table-cell>
          <table:table-cell table:number-columns-repeated="2" table:style-name="ce25" office:value-type="string">
            <text:p>Positio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Priority</text:p>
          </table:table-cell>
          <table:table-cell table:number-columns-repeated="2" table:style-name="ce25" office:value-type="string">
            <text:p>Priorit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5" office:value-type="string">
            <text:p>priority</text:p>
          </table:table-cell>
          <table:table-cell table:style-name="ce23" office:value-type="string">
            <text:p>priority</text:p>
          </table:table-cell>
          <table:table-cell table:style-name="ce23"/>
          <table:table-cell table:style-name="ce25" table:number-columns-repeated="2"/>
          <table:table-cell table:style-name="ce28" office:value-type="string">
            <text:p>replace with Priority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Quota</text:p>
          </table:table-cell>
          <table:table-cell table:number-columns-repeated="2" table:style-name="ce25" office:value-type="string">
            <text:p>Quot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ad_2D</text:p>
          </table:table-cell>
          <table:table-cell table:number-columns-repeated="2" table:style-name="ce25" office:value-type="string">
            <text:p>Rad_2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adius</text:p>
          </table:table-cell>
          <table:table-cell table:number-columns-repeated="2" table:style-name="ce25" office:value-type="string">
            <text:p>Radiu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Range</text:p>
          </table:table-cell>
          <table:table-cell table:style-name="ce23"/>
          <table:table-cell table:number-columns-repeated="2" table:style-name="ce25" office:value-type="string">
            <text:p>Rang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aytrace</text:p>
          </table:table-cell>
          <table:table-cell table:number-columns-repeated="2" table:style-name="ce25" office:value-type="string">
            <text:p>Raytrac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RelHook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lScl</text:p>
          </table:table-cell>
          <table:table-cell table:style-name="ce23" office:value-type="string">
            <text:p>RelScl</text:p>
          </table:table-cell>
          <table:table-cell table:style-name="ce23"/>
          <table:table-cell table:style-name="ce25"/>
          <table:table-cell table:style-name="ce25" office:value-type="string">
            <text:p>RelSc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enderLayer</text:p>
          </table:table-cell>
          <table:table-cell table:number-columns-repeated="2" table:style-name="ce25" office:value-type="string">
            <text:p>RenderLayer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nderside</text:p>
          </table:table-cell>
          <table:table-cell table:number-columns-repeated="2" table:style-name="ce23" office:value-type="string">
            <text:p>renderside</text:p>
          </table:table-cell>
          <table:table-cell table:number-columns-repeated="2" table:style-name="ce25" office:value-type="string">
            <text:p>rendersid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epeatCount</text:p>
          </table:table-cell>
          <table:table-cell table:number-columns-repeated="2" table:style-name="ce25" office:value-type="string">
            <text:p>RepeatCoun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epeatDelay</text:p>
          </table:table-cell>
          <table:table-cell table:number-columns-repeated="2" table:style-name="ce25" office:value-type="string">
            <text:p>RepeatDelay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ResetLoopEnd</text:p>
          </table:table-cell>
          <table:table-cell table:number-columns-repeated="2" table:style-name="ce23" office:value-type="string">
            <text:p>ResetLoopEnd</text:p>
          </table:table-cell>
          <table:table-cell table:number-columns-repeated="2" table:style-name="ce25" office:value-type="string">
            <text:p>ResetLoopE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otFromView</text:p>
          </table:table-cell>
          <table:table-cell table:number-columns-repeated="2" table:style-name="ce25" office:value-type="string">
            <text:p>RotFromView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otMax</text:p>
          </table:table-cell>
          <table:table-cell table:number-columns-repeated="2" table:style-name="ce25" office:value-type="string">
            <text:p>RotMax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RotMin</text:p>
          </table:table-cell>
          <table:table-cell table:number-columns-repeated="2" table:style-name="ce25" office:value-type="string">
            <text:p>RotMi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</text:p>
          </table:table-cell>
          <table:table-cell table:number-columns-repeated="2" table:style-name="ce25" office:value-type="string">
            <text:p>Sca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Chage</text:p>
          </table:table-cell>
          <table:table-cell table:number-columns-repeated="2" table:style-name="ce25" office:value-type="string">
            <text:p>ScaleChag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Max</text:p>
          </table:table-cell>
          <table:table-cell table:number-columns-repeated="2" table:style-name="ce25" office:value-type="string">
            <text:p>ScaleMax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Min</text:p>
          </table:table-cell>
          <table:table-cell table:number-columns-repeated="2" table:style-name="ce25" office:value-type="string">
            <text:p>ScaleMin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caleNoOff</text:p>
          </table:table-cell>
          <table:table-cell table:number-columns-repeated="2" table:style-name="ce25" office:value-type="string">
            <text:p>ScaleNoOff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ects</text:p>
          </table:table-cell>
          <table:table-cell table:number-columns-repeated="2" table:style-name="ce25" office:value-type="string">
            <text:p>Sect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egLife</text:p>
          </table:table-cell>
          <table:table-cell table:number-columns-repeated="2" table:style-name="ce25" office:value-type="string">
            <text:p>SegLif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egs</text:p>
          </table:table-cell>
          <table:table-cell table:number-columns-repeated="2" table:style-name="ce25" office:value-type="string">
            <text:p>Segs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4" office:value-type="string">
            <text:p>ShakeByDistance</text:p>
          </table:table-cell>
          <table:table-cell table:style-name="ce25"/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hakeCam</text:p>
          </table:table-cell>
          <table:table-cell table:number-columns-repeated="2" table:style-name="ce25" office:value-type="string">
            <text:p>ShakeCam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ShakeDamp</text:p>
          </table:table-cell>
          <table:table-cell table:number-columns-repeated="2" table:style-name="ce23" office:value-type="string">
            <text:p>ShakeDamp</text:p>
          </table:table-cell>
          <table:table-cell table:number-columns-repeated="2" table:style-name="ce25" office:value-type="string">
            <text:p>ShakeDamp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 table:number-columns-repeated="2"/>
          <table:table-cell table:style-name="ce24" office:value-type="string">
            <text:p>ShakePeriod</text:p>
          </table:table-cell>
          <table:table-cell table:style-name="ce25"/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Shape</text:p>
          </table:table-cell>
          <table:table-cell table:style-name="ce23" office:value-type="string">
            <text:p>Shape</text:p>
          </table:table-cell>
          <table:table-cell table:style-name="ce23"/>
          <table:table-cell table:style-name="ce24"/>
          <table:table-cell table:style-name="ce25" office:value-type="string">
            <text:p>Sha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oundVer</text:p>
          </table:table-cell>
          <table:table-cell table:number-columns-repeated="2" table:style-name="ce25" office:value-type="string">
            <text:p>SoundVe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pecular</text:p>
          </table:table-cell>
          <table:table-cell table:style-name="ce23"/>
          <table:table-cell table:number-columns-repeated="2" table:style-name="ce25" office:value-type="string">
            <text:p>Specular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peed</text:p>
          </table:table-cell>
          <table:table-cell table:number-columns-repeated="2" table:style-name="ce25" office:value-type="string">
            <text:p>Speed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4" office:value-type="string">
            <text:p>Spline</text:p>
          </table:table-cell>
          <table:table-cell table:style-name="ce23" office:value-type="string">
            <text:p>Spline</text:p>
          </table:table-cell>
          <table:table-cell table:number-columns-repeated="2" table:style-name="ce25" office:value-type="string">
            <text:p>Splin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rcBlend</text:p>
          </table:table-cell>
          <table:table-cell table:number-columns-repeated="2" table:style-name="ce25" office:value-type="string">
            <text:p>SrcBlen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tartPos</text:p>
          </table:table-cell>
          <table:table-cell table:number-columns-repeated="2" table:style-name="ce25" office:value-type="string">
            <text:p>StartPos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StartTime</text:p>
          </table:table-cell>
          <table:table-cell table:number-columns-repeated="2" table:style-name="ce25" office:value-type="string">
            <text:p>StartTime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StayTime</text:p>
          </table:table-cell>
          <table:table-cell table:style-name="ce29" office:value-type="string">
            <text:p>MOXTVersion: 13, will not be fixed because v13 &lt; v58</text:p>
          </table:table-cell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tepMax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tepMin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StrokeAmp</text:p>
          </table:table-cell>
          <table:table-cell table:style-name="ce23"/>
          <table:table-cell table:style-name="ce25"/>
          <table:table-cell table:style-name="ce24"/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2"/>
          <table:table-cell table:style-name="ce24" office:value-type="string">
            <text:p>SurfaceUseParentDir</text:p>
          </table:table-cell>
          <table:table-cell table:style-name="ce23" office:value-type="string">
            <text:p>SurfaceUseParentDir</text:p>
          </table:table-cell>
          <table:table-cell table:number-columns-repeated="2" table:style-name="ce25" office:value-type="string">
            <text:p>SurfaceUseParentDir</text:p>
          </table:table-cell>
          <table:table-cell table:style-name="ce28" office:value-type="string">
            <text:p>Currently always 0, but can be important in next releases...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ilfadeout</text:p>
          </table:table-cell>
          <table:table-cell table:number-columns-repeated="2" table:style-name="ce23" office:value-type="string">
            <text:p>tailfadeout</text:p>
          </table:table-cell>
          <table:table-cell table:number-columns-repeated="2" table:style-name="ce25" office:value-type="string">
            <text:p>tailfadeout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rgetMode</text:p>
          </table:table-cell>
          <table:table-cell table:style-name="ce23" office:value-type="string">
            <text:p>TargetMode</text:p>
          </table:table-cell>
          <table:table-cell table:style-name="ce23"/>
          <table:table-cell table:style-name="ce25"/>
          <table:table-cell table:style-name="ce25" office:value-type="string">
            <text:p>TargetMod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arScl</text:p>
          </table:table-cell>
          <table:table-cell table:style-name="ce23" office:value-type="string">
            <text:p>TarScl</text:p>
          </table:table-cell>
          <table:table-cell table:style-name="ce23"/>
          <table:table-cell table:style-name="ce25"/>
          <table:table-cell table:style-name="ce25" office:value-type="string">
            <text:p>TarSc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exAnimMaxTime</text:p>
          </table:table-cell>
          <table:table-cell table:number-columns-repeated="2" table:style-name="ce23" office:value-type="string">
            <text:p>TexAnimMaxTime</text:p>
          </table:table-cell>
          <table:table-cell table:number-columns-repeated="2" table:style-name="ce25" office:value-type="string">
            <text:p>TexAnimMaxTi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Col</text:p>
          </table:table-cell>
          <table:table-cell table:number-columns-repeated="2" table:style-name="ce25" office:value-type="string">
            <text:p>TexCo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File</text:p>
          </table:table-cell>
          <table:table-cell table:number-columns-repeated="2" table:style-name="ce25" office:value-type="string">
            <text:p>TexFil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Interval</text:p>
          </table:table-cell>
          <table:table-cell table:number-columns-repeated="2" table:style-name="ce25" office:value-type="string">
            <text:p>TexInterva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Row</text:p>
          </table:table-cell>
          <table:table-cell table:number-columns-repeated="2" table:style-name="ce25" office:value-type="string">
            <text:p>TexRow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exSpeed</text:p>
          </table:table-cell>
          <table:table-cell table:number-columns-repeated="2" table:style-name="ce25" office:value-type="string">
            <text:p>TexSpeed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Theta</text:p>
          </table:table-cell>
          <table:table-cell table:style-name="ce23"/>
          <table:table-cell table:number-columns-repeated="2" table:style-name="ce25" office:value-type="string">
            <text:p>Theta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ileMode</text:p>
          </table:table-cell>
          <table:table-cell table:number-columns-repeated="2" table:style-name="ce25" office:value-type="string">
            <text:p>TileMod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imeSpan</text:p>
          </table:table-cell>
          <table:table-cell table:number-columns-repeated="2" table:style-name="ce25" office:value-type="string">
            <text:p>TimeSpan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TraceTarget</text:p>
          </table:table-cell>
          <table:table-cell table:style-name="ce23" office:value-type="string">
            <text:p>TraceTarget</text:p>
          </table:table-cell>
          <table:table-cell table:style-name="ce23"/>
          <table:table-cell table:style-name="ce25"/>
          <table:table-cell table:style-name="ce25" office:value-type="string">
            <text:p>TraceTarget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TTL</text:p>
          </table:table-cell>
          <table:table-cell table:number-columns-repeated="2" table:style-name="ce25" office:value-type="string">
            <text:p>TTL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Reverse</text:p>
          </table:table-cell>
          <table:table-cell table:number-columns-repeated="2" table:style-name="ce25" office:value-type="string">
            <text:p>URevers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Use3DCam</text:p>
          </table:table-cell>
          <table:table-cell table:number-columns-repeated="2" table:style-name="ce23" office:value-type="string">
            <text:p>Use3DCam</text:p>
          </table:table-cell>
          <table:table-cell table:number-columns-repeated="2" table:style-name="ce25" office:value-type="string">
            <text:p>Use3DCam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seAABB</text:p>
          </table:table-cell>
          <table:table-cell table:number-columns-repeated="2" table:style-name="ce25" office:value-type="string">
            <text:p>UseAABB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seNormal</text:p>
          </table:table-cell>
          <table:table-cell table:number-columns-repeated="2" table:style-name="ce25" office:value-type="string">
            <text:p>UseNorma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 table:number-columns-repeated="4"/>
          <table:table-cell table:style-name="ce25"/>
          <table:table-cell table:style-name="ce24" office:value-type="string">
            <text:p>UsrCmd</text:p>
          </table:table-cell>
          <table:table-cell table:style-name="ce28" office:value-type="string">
            <text:p>GFXELEMENTID: 230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UVExchg</text:p>
          </table:table-cell>
          <table:table-cell table:number-columns-repeated="2" table:style-name="ce25" office:value-type="string">
            <text:p>UVExchg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ValType</text:p>
          </table:table-cell>
          <table:table-cell table:style-name="ce23" office:value-type="string">
            <text:p>ValType</text:p>
          </table:table-cell>
          <table:table-cell table:style-name="ce23"/>
          <table:table-cell table:style-name="ce25"/>
          <table:table-cell table:style-name="ce25" office:value-type="string">
            <text:p>ValTyp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ec</text:p>
          </table:table-cell>
          <table:table-cell table:number-columns-repeated="2" table:style-name="ce25" office:value-type="string">
            <text:p>Vec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el</text:p>
          </table:table-cell>
          <table:table-cell table:number-columns-repeated="2" table:style-name="ce25" office:value-type="string">
            <text:p>Vel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vertslife</text:p>
          </table:table-cell>
          <table:table-cell table:number-columns-repeated="2" table:style-name="ce23" office:value-type="string">
            <text:p>vertslife</text:p>
          </table:table-cell>
          <table:table-cell table:number-columns-repeated="2" table:style-name="ce25" office:value-type="string">
            <text:p>vertslife</text:p>
          </table:table-cell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/>
          <table:table-cell table:style-name="ce24" office:value-type="string">
            <text:p>VolMax</text:p>
          </table:table-cell>
          <table:table-cell table:number-columns-repeated="2" table:style-name="ce25" office:value-type="string">
            <text:p>VolMax</text:p>
          </table:table-cell>
          <table:table-cell table:style-name="ce28" office:value-type="string">
            <text:p>replace VolMax with Volume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/>
          <table:table-cell table:style-name="ce23"/>
          <table:table-cell table:style-name="ce24" office:value-type="string">
            <text:p>VolMin</text:p>
          </table:table-cell>
          <table:table-cell table:number-columns-repeated="2" table:style-name="ce25" office:value-type="string">
            <text:p>VolMin</text:p>
          </table:table-cell>
          <table:table-cell table:style-name="ce28" office:value-type="string">
            <text:p>remove VolMin</text:p>
          </table:table-cell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olume</text:p>
          </table:table-cell>
          <table:table-cell table:style-name="ce25"/>
          <table:table-cell table:style-name="ce25" office:value-type="string">
            <text:p>Volum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VReverse</text:p>
          </table:table-cell>
          <table:table-cell table:number-columns-repeated="2" table:style-name="ce25" office:value-type="string">
            <text:p>VReverse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Warp</text:p>
          </table:table-cell>
          <table:table-cell table:number-columns-repeated="2" table:style-name="ce25" office:value-type="string">
            <text:p>Warp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WaveLen</text:p>
          </table:table-cell>
          <table:table-cell table:number-columns-repeated="2" table:style-name="ce25" office:value-type="string">
            <text:p>WaveLen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Width</text:p>
          </table:table-cell>
          <table:table-cell table:number-columns-repeated="2" table:style-name="ce25" office:value-type="string">
            <text:p>Width</text:p>
          </table:table-cell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WidthEnd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number-columns-repeated="3" table:style-name="ce23" office:value-type="string">
            <text:p>WidthStart</text:p>
          </table:table-cell>
          <table:table-cell table:style-name="ce23"/>
          <table:table-cell table:style-name="ce25" table:number-columns-repeated="2"/>
          <table:table-cell table:style-name="ce28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wNumber</text:p>
          </table:table-cell>
          <table:table-cell table:number-columns-repeated="2" table:style-name="ce23" office:value-type="string">
            <text:p>wNumber</text:p>
          </table:table-cell>
          <table:table-cell table:number-columns-repeated="2" table:style-name="ce25" office:value-type="string">
            <text:p>wNumber</text:p>
          </table:table-cell>
          <table:table-cell table:style-name="ce28" office:value-type="string">
            <text:p>w_count for array&lt;dwColor&gt;</text:p>
          </table:table-cell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WriteZ</text:p>
          </table:table-cell>
          <table:table-cell table:number-columns-repeated="2" table:style-name="ce23" office:value-type="string">
            <text:p>WriteZ</text:p>
          </table:table-cell>
          <table:table-cell table:number-columns-repeated="2" table:style-name="ce25" office:value-type="string">
            <text:p>WriteZ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23"/>
          <table:table-cell table:style-name="ce24" office:value-type="string">
            <text:p>YawEffect</text:p>
          </table:table-cell>
          <table:table-cell table:number-columns-repeated="2" table:style-name="ce23" office:value-type="string">
            <text:p>YawEffect</text:p>
          </table:table-cell>
          <table:table-cell table:number-columns-repeated="2" table:style-name="ce25" office:value-type="string">
            <text:p>YawEffect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ZEnable</text:p>
          </table:table-cell>
          <table:table-cell table:number-columns-repeated="2" table:style-name="ce25" office:value-type="string">
            <text:p>ZEnable</text:p>
          </table:table-cell>
          <table:table-cell table:style-name="ce30"/>
          <table:table-cell table:number-columns-repeated="1017"/>
        </table:table-row>
        <table:table-row table:style-name="ro1">
          <table:table-cell table:number-columns-repeated="4" table:style-name="ce23" office:value-type="string">
            <text:p>ZOffset</text:p>
          </table:table-cell>
          <table:table-cell table:number-columns-repeated="2" table:style-name="ce25" office:value-type="string">
            <text:p>ZOffset</text:p>
          </table:table-cell>
          <table:table-cell table:style-name="ce30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number-columns-repeated="1018"/>
        </table:table-row>
        <table:table-row table:style-name="ro1" table:number-rows-repeated="39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65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FX-CTRL" table:style-name="ta1" table:print="false">
        <table:table-column table:style-name="co14" table:number-columns-repeated="4" table:default-cell-style-name="ce35"/>
        <table:table-row table:style-name="ro3">
          <table:table-cell table:style-name="ce34" office:value-type="string" table:number-columns-spanned="2" table:number-rows-spanned="1">
            <text:p>Block Control Types</text:p>
          </table:table-cell>
          <table:covered-table-cell table:style-name="ce34"/>
          <table:table-cell table:style-name="ce34" office:value-type="string" table:number-columns-spanned="2" table:number-rows-spanned="1">
            <text:p>Header Control Types</text:p>
          </table:table-cell>
          <table:covered-table-cell table:style-name="ce34"/>
        </table:table-row>
        <table:table-row table:style-name="ro3">
          <table:table-cell table:style-name="ce34" office:value-type="string">
            <text:p>v58</text:p>
          </table:table-cell>
          <table:table-cell table:style-name="ce34" office:value-type="string">
            <text:p>v90</text:p>
          </table:table-cell>
          <table:table-cell table:style-name="ce34" office:value-type="string">
            <text:p>v58</text:p>
          </table:table-cell>
          <table:table-cell table:style-name="ce34" office:value-type="string">
            <text:p>v90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 table:number-columns-repeated="2"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office:value-type="string">
            <text:p>CtrlType: 101:</text:p>
          </table:table-cell>
          <table:table-cell office:value-type="string">
            <text:p>CtrlType: 100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/>
          <table:table-cell office:value-type="string">
            <text:p>CtrlType: 112:</text:p>
          </table:table-cell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office:value-type="string">
            <text:p>CtrlType: 102:</text:p>
          </table:table-cell>
          <table:table-cell office:value-type="string">
            <text:p>CtrlType: 101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3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2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4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3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5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4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6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7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5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8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6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09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0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7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 office:value-type="string">
            <text:p>CtrlType: 111:</text:p>
          </table:table-cell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8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09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0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trlType: 111:</text:p>
          </table:table-cell>
          <table:table-cell table:number-columns-repeated="2"/>
        </table:table-row>
      </table:table>
      <table:table table:name="GFX BLOCKs" table:style-name="ta1" table:print="false"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47" table:default-cell-style-name="Default"/>
        <table:table-column table:style-name="co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9" table:number-columns-repeated="2" table:default-cell-style-name="Default"/>
        <table:table-column table:style-name="co54" table:default-cell-style-name="Default"/>
        <table:table-column table:style-name="co53" table:default-cell-style-name="Default"/>
        <table:table-column table:style-name="co49" table:number-columns-repeated="7" table:default-cell-style-name="Default"/>
        <table:table-column table:style-name="co55" table:default-cell-style-name="Default"/>
        <table:table-column table:style-name="co49" table:number-columns-repeated="9" table:default-cell-style-name="Default"/>
        <table:table-column table:style-name="co56" table:default-cell-style-name="Default"/>
        <table:table-column table:style-name="co53" table:default-cell-style-name="Default"/>
        <table:table-column table:style-name="co49" table:number-columns-repeated="2" table:default-cell-style-name="Default"/>
        <table:table-column table:style-name="co9" table:default-cell-style-name="Default"/>
        <table:table-column table:style-name="co53" table:default-cell-style-name="Default"/>
        <table:table-column table:style-name="co49" table:number-columns-repeated="2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9" table:number-columns-repeated="4" table:default-cell-style-name="Default"/>
        <table:table-column table:style-name="co58" table:default-cell-style-name="Default"/>
        <table:table-column table:style-name="co47" table:number-columns-repeated="2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53" table:default-cell-style-name="Default"/>
        <table:table-column table:style-name="co49" table:number-columns-repeated="2" table:default-cell-style-name="Default"/>
        <table:table-column table:style-name="co60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3" table:default-cell-style-name="Default"/>
        <table:table-column table:style-name="co49" table:number-columns-repeated="2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49" table:number-columns-repeated="2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49" table:default-cell-style-name="Default"/>
        <table:table-column table:style-name="co65" table:number-columns-repeated="2" table:default-cell-style-name="Default"/>
        <table:table-column table:style-name="co49" table:default-cell-style-name="Default"/>
        <table:table-column table:style-name="co66" table:default-cell-style-name="Default"/>
        <table:table-column table:style-name="co7" table:number-columns-repeated="4" table:default-cell-style-name="ce130"/>
        <table:table-column table:style-name="co7" table:number-columns-repeated="934" table:default-cell-style-name="Default"/>
        <table:table-row table:style-name="ro1">
          <table:table-cell table:style-name="ce19" office:value-type="string" table:number-columns-spanned="3" table:number-rows-spanned="1">
            <text:p>Header</text:p>
          </table:table-cell>
          <table:covered-table-cell table:number-columns-repeated="2" table:style-name="ce19"/>
          <table:table-cell table:style-name="ce73"/>
          <table:table-cell table:style-name="ce19" office:value-type="string" table:number-columns-spanned="3" table:number-rows-spanned="1">
            <text:p>Control Types</text:p>
          </table:table-cell>
          <table:covered-table-cell table:number-columns-repeated="2" table:style-name="ce19"/>
          <table:table-cell table:style-name="ce4"/>
          <table:table-cell table:style-name="ce19" office:value-type="string">
            <text:p>ID:</text:p>
          </table:table-cell>
          <table:table-cell table:style-name="ce107" office:value-type="float" office:value="100" table:number-columns-spanned="3" table:number-rows-spanned="1">
            <text:p>100</text:p>
          </table:table-cell>
          <table:covered-table-cell table:number-columns-repeated="2" table:style-name="ce107"/>
          <table:table-cell table:style-name="ce19" office:value-type="float" office:value="101" table:number-columns-spanned="3" table:number-rows-spanned="1">
            <text:p>101</text:p>
          </table:table-cell>
          <table:covered-table-cell table:number-columns-repeated="2" table:style-name="ce19"/>
          <table:table-cell table:style-name="ce19" office:value-type="float" office:value="102" table:number-columns-spanned="3" table:number-rows-spanned="1">
            <text:p>102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110" table:number-columns-spanned="3" table:number-rows-spanned="1">
            <text:p>110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120" table:number-columns-spanned="3" table:number-rows-spanned="1">
            <text:p>120</text:p>
          </table:table-cell>
          <table:covered-table-cell table:number-columns-repeated="2" table:style-name="ce19"/>
          <table:table-cell table:style-name="ce19" office:value-type="float" office:value="121" table:number-columns-spanned="3" table:number-rows-spanned="1">
            <text:p>121</text:p>
          </table:table-cell>
          <table:covered-table-cell table:number-columns-repeated="2" table:style-name="ce19"/>
          <table:table-cell table:style-name="ce19" office:value-type="float" office:value="122" table:number-columns-spanned="3" table:number-rows-spanned="1">
            <text:p>122</text:p>
          </table:table-cell>
          <table:covered-table-cell table:number-columns-repeated="2" table:style-name="ce19"/>
          <table:table-cell table:style-name="ce19" office:value-type="float" office:value="123" table:number-columns-spanned="3" table:number-rows-spanned="1">
            <text:p>123</text:p>
          </table:table-cell>
          <table:covered-table-cell table:number-columns-repeated="2" table:style-name="ce19"/>
          <table:table-cell table:style-name="ce19" office:value-type="float" office:value="124" table:number-columns-spanned="3" table:number-rows-spanned="1">
            <text:p>124</text:p>
          </table:table-cell>
          <table:covered-table-cell table:number-columns-repeated="2" table:style-name="ce19"/>
          <table:table-cell table:style-name="ce19" office:value-type="float" office:value="125" table:number-columns-spanned="3" table:number-rows-spanned="1">
            <text:p>125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130" table:number-columns-spanned="3" table:number-rows-spanned="1">
            <text:p>130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140" table:number-columns-spanned="3" table:number-rows-spanned="1">
            <text:p>140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150" table:number-columns-spanned="3" table:number-rows-spanned="1">
            <text:p>150</text:p>
          </table:table-cell>
          <table:covered-table-cell table:number-columns-repeated="2" table:style-name="ce19"/>
          <table:table-cell table:style-name="ce19" office:value-type="float" office:value="151" table:number-columns-spanned="3" table:number-rows-spanned="1">
            <text:p>151</text:p>
          </table:table-cell>
          <table:covered-table-cell table:number-columns-repeated="2" table:style-name="ce19"/>
          <table:table-cell table:style-name="ce19" office:value-type="float" office:value="152" table:number-columns-spanned="3" table:number-rows-spanned="1">
            <text:p>152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160" table:number-columns-spanned="3" table:number-rows-spanned="1">
            <text:p>160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170" table:number-columns-spanned="3" table:number-rows-spanned="1">
            <text:p>170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180" table:number-columns-spanned="3" table:number-rows-spanned="1">
            <text:p>180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190" table:number-columns-spanned="3" table:number-rows-spanned="1">
            <text:p>190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200" table:number-columns-spanned="3" table:number-rows-spanned="1">
            <text:p>200</text:p>
          </table:table-cell>
          <table:covered-table-cell table:number-columns-repeated="2" table:style-name="ce19"/>
          <table:table-cell table:style-name="ce67"/>
          <table:table-cell table:style-name="ce19" office:value-type="float" office:value="210" table:number-columns-spanned="3" table:number-rows-spanned="1">
            <text:p>210</text:p>
          </table:table-cell>
          <table:covered-table-cell table:number-columns-repeated="2" table:style-name="ce19"/>
          <table:table-cell table:style-name="ce19" office:value-type="float" office:value="211" table:number-columns-spanned="3" table:number-rows-spanned="1">
            <text:p>211</text:p>
          </table:table-cell>
          <table:covered-table-cell table:number-columns-repeated="2" table:style-name="ce19"/>
          <table:table-cell table:style-name="ce125"/>
          <table:table-cell table:style-name="ce73" table:number-columns-repeated="3"/>
          <table:table-cell table:style-name="ce73" table:number-columns-spanned="2" table:number-rows-spanned="1"/>
          <table:covered-table-cell table:style-name="ce73"/>
          <table:table-cell table:style-name="ce4"/>
          <table:table-cell table:style-name="ce131" table:number-columns-repeated="3"/>
          <table:table-cell table:style-name="ce131" table:number-columns-spanned="2" table:number-rows-spanned="1"/>
          <table:covered-table-cell table:style-name="ce131"/>
          <table:table-cell table:style-name="ce4" table:number-columns-repeated="926"/>
        </table:table-row>
        <table:table-row table:style-name="ro1">
          <table:table-cell table:style-name="ce19" table:number-columns-spanned="3" table:number-rows-spanned="1"/>
          <table:covered-table-cell table:number-columns-repeated="2" table:style-name="ce67"/>
          <table:table-cell table:style-name="ce74"/>
          <table:table-cell table:style-name="ce19" office:value-type="string" table:number-columns-spanned="3" table:number-rows-spanned="1">
            <text:p>used for animation</text:p>
          </table:table-cell>
          <table:covered-table-cell table:number-columns-repeated="2" table:style-name="ce67"/>
          <table:table-cell table:style-name="ce4"/>
          <table:table-cell table:style-name="ce19" office:value-type="string">
            <text:p>Dir:</text:p>
          </table:table-cell>
          <table:table-cell table:style-name="ce107" office:value-type="string" table:number-columns-spanned="3" table:number-rows-spanned="1">
            <text:p>static</text:p>
          </table:table-cell>
          <table:covered-table-cell table:number-columns-repeated="2" table:style-name="ce107"/>
          <table:table-cell table:style-name="ce19" office:value-type="string" table:number-columns-spanned="3" table:number-rows-spanned="1">
            <text:p>perpendicular to user camera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table:number-columns-spanned="3" table:number-rows-spanned="1">
            <text:p>perpendicular to user camera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-</text:p>
          </table:table-cell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erpendicular to user camera</text:p>
          </table:table-cell>
          <table:covered-table-cell table:number-columns-repeated="2" table:style-name="ce19"/>
          <table:table-cell table:style-name="ce125"/>
          <table:table-cell table:style-name="ce73" table:number-columns-repeated="5"/>
          <table:table-cell table:style-name="ce4"/>
          <table:table-cell table:style-name="ce131" table:number-columns-repeated="5"/>
          <table:table-cell table:style-name="ce4" table:number-columns-repeated="926"/>
        </table:table-row>
        <table:table-row table:style-name="ro1"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73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4"/>
          <table:table-cell table:style-name="ce19" office:value-type="string">
            <text:p>Scale:</text:p>
          </table:table-cell>
          <table:table-cell table:style-name="ce107" office:value-type="string" table:number-columns-spanned="3" table:number-rows-spanned="1">
            <text:p>static</text:p>
          </table:table-cell>
          <table:covered-table-cell table:number-columns-repeated="2" table:style-name="ce107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gravity influenced</text:p>
          </table:table-cell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-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static</text:p>
          </table:table-cell>
          <table:covered-table-cell table:number-columns-repeated="2" table:style-name="ce19"/>
          <table:table-cell table:style-name="ce125"/>
          <table:table-cell table:style-name="ce73" table:number-columns-repeated="5"/>
          <table:table-cell table:style-name="ce4"/>
          <table:table-cell table:style-name="ce131" table:number-columns-repeated="5"/>
          <table:table-cell table:style-name="ce4" table:number-columns-repeated="926"/>
        </table:table-row>
        <table:table-row table:style-name="ro1">
          <table:table-cell table:style-name="ce14" office:value-type="string">
            <text:p>MOXTVersion: 58</text:p>
          </table:table-cell>
          <table:table-cell table:style-name="ce30" office:value-type="string">
            <text:p>MOXTVersion: 90</text:p>
          </table:table-cell>
          <table:table-cell table:style-name="ce63" office:value-type="string">
            <text:p>MOXTVersion: 93</text:p>
          </table:table-cell>
          <table:table-cell table:style-name="ce74"/>
          <table:table-cell table:style-name="ce42" office:value-type="string">
            <text:p>CtrlType: 100</text:p>
          </table:table-cell>
          <table:table-cell table:number-columns-repeated="2" table:style-name="ce80" office:value-type="string">
            <text:p>CtrlType: 100</text:p>
          </table:table-cell>
          <table:table-cell table:style-name="ce4"/>
          <table:table-cell table:style-name="ce19" office:value-type="string">
            <text:p>Map:</text:p>
          </table:table-cell>
          <table:table-cell table:style-name="ce107" office:value-type="string" table:number-columns-spanned="3" table:number-rows-spanned="1">
            <text:p>rectangle</text:p>
          </table:table-cell>
          <table:covered-table-cell table:number-columns-repeated="2" table:style-name="ce107"/>
          <table:table-cell table:style-name="ce19" office:value-type="string" table:number-columns-spanned="3" table:number-rows-spanned="1">
            <text:p>rectangle</text:p>
          </table:table-cell>
          <table:covered-table-cell table:number-columns-repeated="2" table:style-name="ce114"/>
          <table:table-cell table:style-name="ce19" office:value-type="string" table:number-columns-spanned="3" table:number-rows-spanned="1">
            <text:p>crossed rectangles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rectangle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particle system (rectangular particles)</text:p>
          </table:table-cell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table:number-columns-spanned="3" table:number-rows-spanned="1">
            <text:p>particle system (rectangular particles)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particle system (rectangular particles)</text:p>
          </table:table-cell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cylinder</text:p>
          </table:table-cell>
          <table:covered-table-cell table:number-columns-repeated="2" table:style-name="ce19"/>
          <table:table-cell table:style-name="ce67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md model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none (sound)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segments (rectangular?)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parabolic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none (container / dummy)</text:p>
          </table:table-cell>
          <table:covered-table-cell table:number-columns-repeated="2" table:style-name="ce19"/>
          <table:table-cell table:style-name="ce67"/>
          <table:table-cell table:style-name="ce19" office:value-type="string" table:number-columns-spanned="3" table:number-rows-spanned="1">
            <text:p>mesh</text:p>
          </table:table-cell>
          <table:covered-table-cell table:number-columns-repeated="2" table:style-name="ce19"/>
          <table:table-cell table:style-name="ce19" office:value-type="string" table:number-columns-spanned="3" table:number-rows-spanned="1">
            <text:p>mesh</text:p>
          </table:table-cell>
          <table:covered-table-cell table:number-columns-repeated="2" table:style-name="ce19"/>
          <table:table-cell table:style-name="ce125"/>
          <table:table-cell table:style-name="ce73" table:number-columns-repeated="5"/>
          <table:table-cell table:style-name="ce4"/>
          <table:table-cell table:style-name="ce131" table:number-columns-repeated="5"/>
          <table:table-cell table:style-name="ce4" table:number-columns-repeated="926"/>
        </table:table-row>
        <table:table-row table:style-name="ro1">
          <table:table-cell table:style-name="ce14"/>
          <table:table-cell table:style-name="ce41" office:value-type="string">
            <text:p>IsAngelica3:</text:p>
          </table:table-cell>
          <table:table-cell table:style-name="ce63" office:value-type="string">
            <text:p>IsAngelica3:</text:p>
          </table:table-cell>
          <table:table-cell table:style-name="ce74"/>
          <table:table-cell table:style-name="ce30" office:value-type="string">
            <text:p>StartTime:</text:p>
          </table:table-cell>
          <table:table-cell table:number-columns-repeated="2" table:style-name="ce81" office:value-type="string">
            <text:p>StartTime:</text:p>
          </table:table-cell>
          <table:table-cell table:style-name="ce4"/>
          <table:table-cell table:style-name="ce19" office:value-type="string">
            <text:p>Ver:</text:p>
          </table:table-cell>
          <table:table-cell table:style-name="ce107" office:value-type="string">
            <text:p>v58</text:p>
          </table:table-cell>
          <table:table-cell table:style-name="ce107" office:value-type="string">
            <text:p>v90</text:p>
          </table:table-cell>
          <table:table-cell table:style-name="ce107" office:value-type="string">
            <text:p>v93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/>
          <table:table-cell table:style-name="ce19" office:value-type="string">
            <text:p>v37</text:p>
          </table:table-cell>
          <table:table-cell table:style-name="ce19" office:value-type="string">
            <text:p>-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 office:value-type="string">
            <text:p>v37</text:p>
          </table:table-cell>
          <table:table-cell table:number-columns-repeated="3"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79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8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v52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/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v90</text:p>
          </table:table-cell>
          <table:table-cell table:style-name="ce19" office:value-type="string">
            <text:p>v93</text:p>
          </table:table-cell>
          <table:table-cell table:style-name="ce73" table:number-columns-repeated="6"/>
          <table:table-cell table:style-name="ce4"/>
          <table:table-cell table:style-name="ce131" table:number-columns-repeated="5"/>
          <table:table-cell table:style-name="ce4" table:number-columns-repeated="926"/>
        </table:table-row>
        <table:table-row table:style-name="ro1">
          <table:table-cell table:style-name="ce63" office:value-type="string">
            <text:p>DedaultScale:</text:p>
          </table:table-cell>
          <table:table-cell table:style-name="ce30" office:value-type="string">
            <text:p>DedaultScale:</text:p>
          </table:table-cell>
          <table:table-cell table:style-name="ce63" office:value-type="string">
            <text:p>DedaultScale:</text:p>
          </table:table-cell>
          <table:table-cell table:style-name="ce75"/>
          <table:table-cell table:style-name="ce30" office:value-type="string">
            <text:p>EndTime:</text:p>
          </table:table-cell>
          <table:table-cell table:number-columns-repeated="2" table:style-name="ce81" office:value-type="string">
            <text:p>EndTime:</text:p>
          </table:table-cell>
          <table:table-cell table:style-name="ce4"/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3" table:style-name="ce108" office:value-type="string">
            <text:p>GFXELEMENTID: 100</text:p>
          </table:table-cell>
          <table:table-cell table:style-name="ce108" office:value-type="string">
            <text:p>GFXELEMENTID:</text:p>
          </table:table-cell>
          <table:table-cell table:style-name="ce108" office:value-type="string">
            <text:p>GFXELEMENTID: 101</text:p>
          </table:table-cell>
          <table:table-cell table:style-name="ce110" office:value-type="string">
            <text:p>GFXELEMENTID: 101</text:p>
          </table:table-cell>
          <table:table-cell table:number-columns-repeated="2" table:style-name="ce108" office:value-type="string">
            <text:p>GFXELEMENTID: 102</text:p>
          </table:table-cell>
          <table:table-cell table:style-name="ce108"/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2" table:style-name="ce108" office:value-type="string">
            <text:p>GFXELEMENTID: 110</text:p>
          </table:table-cell>
          <table:table-cell table:style-name="ce110" office:value-type="string">
            <text:p>GFXELEMENTID: 110</text:p>
          </table:table-cell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2" table:style-name="ce108" office:value-type="string">
            <text:p>GFXELEMENTID: 120</text:p>
          </table:table-cell>
          <table:table-cell table:style-name="ce110" office:value-type="string">
            <text:p>GFXELEMENTID: 120</text:p>
          </table:table-cell>
          <table:table-cell table:number-columns-repeated="2" table:style-name="ce108" office:value-type="string">
            <text:p>GFXELEMENTID: 121</text:p>
          </table:table-cell>
          <table:table-cell table:style-name="ce108"/>
          <table:table-cell table:style-name="ce120" office:value-type="string">
            <text:p>GFXELEMENTID: 122</text:p>
          </table:table-cell>
          <table:table-cell table:style-name="ce120" table:number-columns-repeated="2"/>
          <table:table-cell table:number-columns-repeated="2" table:style-name="ce108" office:value-type="string">
            <text:p>GFXELEMENTID: 123</text:p>
          </table:table-cell>
          <table:table-cell table:style-name="ce110" office:value-type="string">
            <text:p>GFXELEMENTID: 123</text:p>
          </table:table-cell>
          <table:table-cell table:number-columns-repeated="3" table:style-name="ce108" office:value-type="string">
            <text:p>GFXELEMENTID: 124</text:p>
          </table:table-cell>
          <table:table-cell table:number-columns-repeated="2" table:style-name="ce108" office:value-type="string">
            <text:p>GFXELEMENTID: 125</text:p>
          </table:table-cell>
          <table:table-cell table:style-name="ce108"/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2" table:style-name="ce108" office:value-type="string">
            <text:p>GFXELEMENTID: 130</text:p>
          </table:table-cell>
          <table:table-cell table:style-name="ce108"/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2" table:style-name="ce108" office:value-type="string">
            <text:p>GFXELEMENTID: 140</text:p>
          </table:table-cell>
          <table:table-cell table:style-name="ce108"/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2" table:style-name="ce108" office:value-type="string">
            <text:p>GFXELEMENTID: 150</text:p>
          </table:table-cell>
          <table:table-cell table:style-name="ce108"/>
          <table:table-cell table:style-name="ce120" office:value-type="string">
            <text:p>GFXELEMENTID: 151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GFXELEMENTID: 152</text:p>
          </table:table-cell>
          <table:table-cell table:style-name="ce108"/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2" table:style-name="ce108" office:value-type="string">
            <text:p>GFXELEMENTID: 160</text:p>
          </table:table-cell>
          <table:table-cell table:style-name="ce108"/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2" table:style-name="ce108" office:value-type="string">
            <text:p>GFXELEMENTID: 170</text:p>
          </table:table-cell>
          <table:table-cell table:style-name="ce108"/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2" table:style-name="ce108" office:value-type="string">
            <text:p>GFXELEMENTID: 180</text:p>
          </table:table-cell>
          <table:table-cell table:style-name="ce108"/>
          <table:table-cell table:style-name="ce101" office:value-type="string" table:number-columns-spanned="1" table:number-rows-spanned="37">
            <text:p>Basic Parameters</text:p>
          </table:table-cell>
          <table:table-cell table:style-name="ce108" office:value-type="string">
            <text:p>GFXELEMENTID: 190</text:p>
          </table:table-cell>
          <table:table-cell table:style-name="ce108" office:value-type="string">
            <text:p>GFXELEMENTID:</text:p>
          </table:table-cell>
          <table:table-cell table:style-name="ce108"/>
          <table:table-cell table:style-name="ce101" office:value-type="string" table:number-columns-spanned="1" table:number-rows-spanned="37">
            <text:p>Basic Parameters</text:p>
          </table:table-cell>
          <table:table-cell table:number-columns-repeated="2" table:style-name="ce108" office:value-type="string">
            <text:p>GFXELEMENTID: 200</text:p>
          </table:table-cell>
          <table:table-cell table:style-name="ce110" office:value-type="string">
            <text:p>GFXELEMENTID: 200</text:p>
          </table:table-cell>
          <table:table-cell table:style-name="ce101" office:value-type="string" table:number-columns-spanned="1" table:number-rows-spanned="37">
            <text:p>Basic Parameters</text:p>
          </table:table-cell>
          <table:table-cell table:style-name="ce108"/>
          <table:table-cell table:number-columns-repeated="2" table:style-name="ce108" office:value-type="string">
            <text:p>GFXELEMENTID: 210</text:p>
          </table:table-cell>
          <table:table-cell table:style-name="ce108"/>
          <table:table-cell table:style-name="ce108" office:value-type="string">
            <text:p>GFXELEMENTID: 211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3" office:value-type="string">
            <text:p>PlaySpeed:</text:p>
          </table:table-cell>
          <table:table-cell table:style-name="ce30" office:value-type="string">
            <text:p>PlaySpeed:</text:p>
          </table:table-cell>
          <table:table-cell table:style-name="ce63" office:value-type="string">
            <text:p>PlaySpeed:</text:p>
          </table:table-cell>
          <table:table-cell table:style-name="ce74"/>
          <table:table-cell table:style-name="ce30" office:value-type="string">
            <text:p>Dir:</text:p>
          </table:table-cell>
          <table:table-cell table:number-columns-repeated="2" table:style-name="ce81" office:value-type="string">
            <text:p>Dir: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Name:</text:p>
          </table:table-cell>
          <table:table-cell table:style-name="ce110" office:value-type="string">
            <text:p>Name:</text:p>
          </table:table-cell>
          <table:table-cell table:number-columns-repeated="2" table:style-name="ce108" office:value-type="string">
            <text:p>Nam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10" office:value-type="string">
            <text:p>Name:</text:p>
          </table:table-cell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10" office:value-type="string">
            <text:p>Name:</text:p>
          </table:table-cell>
          <table:table-cell table:number-columns-repeated="2" table:style-name="ce108" office:value-type="string">
            <text:p>Name:</text:p>
          </table:table-cell>
          <table:table-cell table:style-name="ce108"/>
          <table:table-cell table:style-name="ce120" office:value-type="string">
            <text:p>Name:</text:p>
          </table:table-cell>
          <table:table-cell table:style-name="ce120" table:number-columns-repeated="2"/>
          <table:table-cell table:number-columns-repeated="2" table:style-name="ce108" office:value-type="string">
            <text:p>Name:</text:p>
          </table:table-cell>
          <table:table-cell table:style-name="ce110" office:value-type="string">
            <text:p>Name:</text:p>
          </table:table-cell>
          <table:table-cell table:number-columns-repeated="2" table:style-name="ce108" office:value-type="string">
            <text:p>Name:</text:p>
          </table:table-cell>
          <table:table-cell table:style-name="ce110" office:value-type="string">
            <text:p>Name:</text:p>
          </table:table-cell>
          <table:table-cell table:number-columns-repeated="2" table:style-name="ce108" office:value-type="string">
            <text:p>Nam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08"/>
          <table:table-cell table:style-name="ce120" office:value-type="string">
            <text:p>Name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Nam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Name:</text:p>
          </table:table-cell>
          <table:table-cell table:style-name="ce110" office:value-type="string">
            <text:p>Name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Name:</text:p>
          </table:table-cell>
          <table:table-cell table:style-name="ce108"/>
          <table:table-cell table:style-name="ce108" office:value-type="string">
            <text:p>Name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3" office:value-type="string">
            <text:p>DefaultAlpha:</text:p>
          </table:table-cell>
          <table:table-cell table:style-name="ce30" office:value-type="string">
            <text:p>DefaultAlpha:</text:p>
          </table:table-cell>
          <table:table-cell table:style-name="ce63" office:value-type="string">
            <text:p>DefaultAlpha:</text:p>
          </table:table-cell>
          <table:table-cell table:style-name="ce76"/>
          <table:table-cell table:style-name="ce30" office:value-type="string">
            <text:p>Vel:</text:p>
          </table:table-cell>
          <table:table-cell table:number-columns-repeated="2" table:style-name="ce81" office:value-type="string">
            <text:p>Vel:</text:p>
          </table:table-cell>
          <table:table-cell table:style-name="ce4"/>
          <table:covered-table-cell table:style-name="ce102"/>
          <table:table-cell table:number-columns-repeated="5" table:style-name="ce108" office:value-type="string">
            <text:p>SrcBlend:</text:p>
          </table:table-cell>
          <table:table-cell table:style-name="ce110" office:value-type="string">
            <text:p>SrcBlend:</text:p>
          </table:table-cell>
          <table:table-cell table:number-columns-repeated="2" table:style-name="ce108" office:value-type="string">
            <text:p>SrcBlen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10" office:value-type="string">
            <text:p>SrcBlend:</text:p>
          </table:table-cell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10" office:value-type="string">
            <text:p>SrcBlend:</text:p>
          </table:table-cell>
          <table:table-cell table:number-columns-repeated="2" table:style-name="ce108" office:value-type="string">
            <text:p>SrcBlend:</text:p>
          </table:table-cell>
          <table:table-cell table:style-name="ce108"/>
          <table:table-cell table:style-name="ce120" office:value-type="string">
            <text:p>SrcBlend:</text:p>
          </table:table-cell>
          <table:table-cell table:style-name="ce120" table:number-columns-repeated="2"/>
          <table:table-cell table:number-columns-repeated="2" table:style-name="ce108" office:value-type="string">
            <text:p>SrcBlend:</text:p>
          </table:table-cell>
          <table:table-cell table:style-name="ce110" office:value-type="string">
            <text:p>SrcBlend:</text:p>
          </table:table-cell>
          <table:table-cell table:number-columns-repeated="2" table:style-name="ce108" office:value-type="string">
            <text:p>SrcBlend:</text:p>
          </table:table-cell>
          <table:table-cell table:style-name="ce110" office:value-type="string">
            <text:p>SrcBlend:</text:p>
          </table:table-cell>
          <table:table-cell table:number-columns-repeated="2" table:style-name="ce108" office:value-type="string">
            <text:p>SrcBlen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08"/>
          <table:table-cell table:style-name="ce120" office:value-type="string">
            <text:p>SrcBlend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SrcBlen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SrcBlend:</text:p>
          </table:table-cell>
          <table:table-cell table:style-name="ce110" office:value-type="string">
            <text:p>SrcBlend:</text:p>
          </table:table-cell>
          <table:covered-table-cell table:style-name="ce102"/>
          <table:table-cell table:style-name="ce108"/>
          <table:table-cell table:number-columns-repeated="2" table:style-name="ce108" office:value-type="string">
            <text:p>SrcBlend:</text:p>
          </table:table-cell>
          <table:table-cell table:style-name="ce108"/>
          <table:table-cell table:style-name="ce108" office:value-type="string">
            <text:p>SrcBlend:</text:p>
          </table:table-cell>
          <table:table-cell table:style-name="ce108"/>
          <table:table-cell table:style-name="ce127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3" office:value-type="string">
            <text:p>Raytrace:</text:p>
          </table:table-cell>
          <table:table-cell table:style-name="ce30" office:value-type="string">
            <text:p>Raytrace:</text:p>
          </table:table-cell>
          <table:table-cell table:style-name="ce63" office:value-type="string">
            <text:p>Raytrace:</text:p>
          </table:table-cell>
          <table:table-cell table:style-name="ce74"/>
          <table:table-cell table:style-name="ce30" office:value-type="string">
            <text:p>Acc:</text:p>
          </table:table-cell>
          <table:table-cell table:number-columns-repeated="2" table:style-name="ce81" office:value-type="string">
            <text:p>Acc: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DestBlend:</text:p>
          </table:table-cell>
          <table:table-cell table:style-name="ce110" office:value-type="string">
            <text:p>DestBlend:</text:p>
          </table:table-cell>
          <table:table-cell table:number-columns-repeated="2" table:style-name="ce108" office:value-type="string">
            <text:p>DestBle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10" office:value-type="string">
            <text:p>DestBlend:</text:p>
          </table:table-cell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10" office:value-type="string">
            <text:p>DestBlend:</text:p>
          </table:table-cell>
          <table:table-cell table:number-columns-repeated="2" table:style-name="ce108" office:value-type="string">
            <text:p>DestBlend:</text:p>
          </table:table-cell>
          <table:table-cell table:style-name="ce108"/>
          <table:table-cell table:style-name="ce120" office:value-type="string">
            <text:p>DestBlend:</text:p>
          </table:table-cell>
          <table:table-cell table:style-name="ce120" table:number-columns-repeated="2"/>
          <table:table-cell table:number-columns-repeated="2" table:style-name="ce108" office:value-type="string">
            <text:p>DestBlend:</text:p>
          </table:table-cell>
          <table:table-cell table:style-name="ce110" office:value-type="string">
            <text:p>DestBlend:</text:p>
          </table:table-cell>
          <table:table-cell table:number-columns-repeated="2" table:style-name="ce108" office:value-type="string">
            <text:p>DestBlend:</text:p>
          </table:table-cell>
          <table:table-cell table:style-name="ce110" office:value-type="string">
            <text:p>DestBlend:</text:p>
          </table:table-cell>
          <table:table-cell table:number-columns-repeated="2" table:style-name="ce108" office:value-type="string">
            <text:p>DestBle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08"/>
          <table:table-cell table:style-name="ce120" office:value-type="string">
            <text:p>DestBlend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DestBle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DestBlend:</text:p>
          </table:table-cell>
          <table:table-cell table:style-name="ce110" office:value-type="string">
            <text:p>DestBlend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DestBlend:</text:p>
          </table:table-cell>
          <table:table-cell table:style-name="ce108"/>
          <table:table-cell table:style-name="ce108" office:value-type="string">
            <text:p>DestBlend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3" office:value-type="string">
            <text:p>FaceToViewer:</text:p>
          </table:table-cell>
          <table:table-cell table:style-name="ce30" office:value-type="string">
            <text:p>FaceToViewer:</text:p>
          </table:table-cell>
          <table:table-cell table:style-name="ce63" office:value-type="string">
            <text:p>FaceToViewer:</text:p>
          </table:table-cell>
          <table:table-cell table:style-name="ce76"/>
          <table:table-cell table:style-name="ce42" office:value-type="string">
            <text:p>CtrlType: 101</text:p>
          </table:table-cell>
          <table:table-cell table:number-columns-repeated="2" table:style-name="ce80" office:value-type="string">
            <text:p>CtrlType: 101</text:p>
          </table:table-cell>
          <table:table-cell table:style-name="ce4"/>
          <table:covered-table-cell table:style-name="ce103"/>
          <table:table-cell table:number-columns-repeated="5" table:style-name="ce108" office:value-type="string">
            <text:p>RepeatCount:</text:p>
          </table:table-cell>
          <table:table-cell table:style-name="ce110" office:value-type="string">
            <text:p>RepeatCount:</text:p>
          </table:table-cell>
          <table:table-cell table:number-columns-repeated="2" table:style-name="ce108" office:value-type="string">
            <text:p>RepeatCount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10" office:value-type="string">
            <text:p>RepeatCount:</text:p>
          </table:table-cell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10" office:value-type="string">
            <text:p>RepeatCount:</text:p>
          </table:table-cell>
          <table:table-cell table:number-columns-repeated="2" table:style-name="ce108" office:value-type="string">
            <text:p>RepeatCount:</text:p>
          </table:table-cell>
          <table:table-cell table:style-name="ce108"/>
          <table:table-cell table:style-name="ce120" office:value-type="string">
            <text:p>RepeatCount:</text:p>
          </table:table-cell>
          <table:table-cell table:style-name="ce120" table:number-columns-repeated="2"/>
          <table:table-cell table:number-columns-repeated="2" table:style-name="ce108" office:value-type="string">
            <text:p>RepeatCount:</text:p>
          </table:table-cell>
          <table:table-cell table:style-name="ce110" office:value-type="string">
            <text:p>RepeatCount:</text:p>
          </table:table-cell>
          <table:table-cell table:number-columns-repeated="2" table:style-name="ce108" office:value-type="string">
            <text:p>RepeatCount:</text:p>
          </table:table-cell>
          <table:table-cell table:style-name="ce110" office:value-type="string">
            <text:p>RepeatCount:</text:p>
          </table:table-cell>
          <table:table-cell table:number-columns-repeated="2" table:style-name="ce108" office:value-type="string">
            <text:p>RepeatCount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08"/>
          <table:table-cell table:style-name="ce120" office:value-type="string">
            <text:p>RepeatCount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RepeatCount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RepeatCount:</text:p>
          </table:table-cell>
          <table:table-cell table:style-name="ce110" office:value-type="string">
            <text:p>RepeatCount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RepeatCount:</text:p>
          </table:table-cell>
          <table:table-cell table:style-name="ce108"/>
          <table:table-cell table:style-name="ce108" office:value-type="string">
            <text:p>RepeatCount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3" office:value-type="string">
            <text:p>FadeByDist:</text:p>
          </table:table-cell>
          <table:table-cell table:style-name="ce30" office:value-type="string">
            <text:p>FadeByDist:</text:p>
          </table:table-cell>
          <table:table-cell table:style-name="ce63" office:value-type="string">
            <text:p>FadeByDist:</text:p>
          </table:table-cell>
          <table:table-cell table:style-name="ce74"/>
          <table:table-cell table:style-name="ce30" office:value-type="string">
            <text:p>StartTime:</text:p>
          </table:table-cell>
          <table:table-cell table:number-columns-repeated="2" table:style-name="ce81" office:value-type="string">
            <text:p>StartTime: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RepeatDelay:</text:p>
          </table:table-cell>
          <table:table-cell table:style-name="ce110" office:value-type="string">
            <text:p>RepeatDelay:</text:p>
          </table:table-cell>
          <table:table-cell table:number-columns-repeated="2" table:style-name="ce108" office:value-type="string">
            <text:p>RepeatDela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10" office:value-type="string">
            <text:p>RepeatDelay:</text:p>
          </table:table-cell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10" office:value-type="string">
            <text:p>RepeatDelay:</text:p>
          </table:table-cell>
          <table:table-cell table:number-columns-repeated="2" table:style-name="ce108" office:value-type="string">
            <text:p>RepeatDelay:</text:p>
          </table:table-cell>
          <table:table-cell table:style-name="ce108"/>
          <table:table-cell table:style-name="ce120" office:value-type="string">
            <text:p>RepeatDelay:</text:p>
          </table:table-cell>
          <table:table-cell table:style-name="ce120" table:number-columns-repeated="2"/>
          <table:table-cell table:number-columns-repeated="2" table:style-name="ce108" office:value-type="string">
            <text:p>RepeatDelay:</text:p>
          </table:table-cell>
          <table:table-cell table:style-name="ce110" office:value-type="string">
            <text:p>RepeatDelay:</text:p>
          </table:table-cell>
          <table:table-cell table:number-columns-repeated="2" table:style-name="ce108" office:value-type="string">
            <text:p>RepeatDelay:</text:p>
          </table:table-cell>
          <table:table-cell table:style-name="ce110" office:value-type="string">
            <text:p>RepeatDelay:</text:p>
          </table:table-cell>
          <table:table-cell table:number-columns-repeated="2" table:style-name="ce108" office:value-type="string">
            <text:p>RepeatDela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08"/>
          <table:table-cell table:style-name="ce120" office:value-type="string">
            <text:p>RepeatDelay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RepeatDela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peatDelay:</text:p>
          </table:table-cell>
          <table:table-cell table:style-name="ce110" office:value-type="string">
            <text:p>RepeatDelay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RepeatDelay:</text:p>
          </table:table-cell>
          <table:table-cell table:style-name="ce108"/>
          <table:table-cell table:style-name="ce108" office:value-type="string">
            <text:p>RepeatDelay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FadeStart:</text:p>
          </table:table-cell>
          <table:table-cell table:style-name="ce30" office:value-type="string">
            <text:p>FadeStart:</text:p>
          </table:table-cell>
          <table:table-cell table:style-name="ce63" office:value-type="string">
            <text:p>FadeStart:</text:p>
          </table:table-cell>
          <table:table-cell table:style-name="ce74"/>
          <table:table-cell table:style-name="ce30" office:value-type="string">
            <text:p>EndTime:</text:p>
          </table:table-cell>
          <table:table-cell table:number-columns-repeated="2" table:style-name="ce81" office:value-type="string">
            <text:p>EndTime:</text:p>
          </table:table-cell>
          <table:table-cell table:style-name="ce4"/>
          <table:covered-table-cell table:style-name="ce103"/>
          <table:table-cell table:number-columns-repeated="5" table:style-name="ce108" office:value-type="string">
            <text:p>TexFile:</text:p>
          </table:table-cell>
          <table:table-cell table:style-name="ce110" office:value-type="string">
            <text:p>TexFile:</text:p>
          </table:table-cell>
          <table:table-cell table:number-columns-repeated="2" table:style-name="ce108" office:value-type="string">
            <text:p>TexFi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10" office:value-type="string">
            <text:p>TexFile:</text:p>
          </table:table-cell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10" office:value-type="string">
            <text:p>TexFile:</text:p>
          </table:table-cell>
          <table:table-cell table:number-columns-repeated="2" table:style-name="ce108" office:value-type="string">
            <text:p>TexFile:</text:p>
          </table:table-cell>
          <table:table-cell table:style-name="ce108"/>
          <table:table-cell table:style-name="ce120" office:value-type="string">
            <text:p>TexFile:</text:p>
          </table:table-cell>
          <table:table-cell table:style-name="ce120" table:number-columns-repeated="2"/>
          <table:table-cell table:number-columns-repeated="2" table:style-name="ce108" office:value-type="string">
            <text:p>TexFile:</text:p>
          </table:table-cell>
          <table:table-cell table:style-name="ce110" office:value-type="string">
            <text:p>TexFile:</text:p>
          </table:table-cell>
          <table:table-cell table:number-columns-repeated="2" table:style-name="ce108" office:value-type="string">
            <text:p>TexFile:</text:p>
          </table:table-cell>
          <table:table-cell table:style-name="ce110" office:value-type="string">
            <text:p>TexFile:</text:p>
          </table:table-cell>
          <table:table-cell table:number-columns-repeated="2" table:style-name="ce108" office:value-type="string">
            <text:p>TexFi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08"/>
          <table:table-cell table:style-name="ce120" office:value-type="string">
            <text:p>TexFile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TexFi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File:</text:p>
          </table:table-cell>
          <table:table-cell table:style-name="ce110" office:value-type="string">
            <text:p>TexFile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TexFile:</text:p>
          </table:table-cell>
          <table:table-cell table:style-name="ce108"/>
          <table:table-cell table:style-name="ce108" office:value-type="string">
            <text:p>TexFile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FadeEnd:</text:p>
          </table:table-cell>
          <table:table-cell table:style-name="ce30" office:value-type="string">
            <text:p>FadeEnd:</text:p>
          </table:table-cell>
          <table:table-cell table:style-name="ce63" office:value-type="string">
            <text:p>FadeEnd:</text:p>
          </table:table-cell>
          <table:table-cell table:style-name="ce74"/>
          <table:table-cell table:style-name="ce30" office:value-type="string">
            <text:p>Vel:</text:p>
          </table:table-cell>
          <table:table-cell table:number-columns-repeated="2" table:style-name="ce81" office:value-type="string">
            <text:p>Vel:</text:p>
          </table:table-cell>
          <table:table-cell table:style-name="ce4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08" office:value-type="string">
            <text:p>BindEle: </text:p>
          </table:table-cell>
          <table:table-cell table:number-columns-repeated="2" table:style-name="ce108" office:value-type="string">
            <text:p>BindEle:</text:p>
          </table:table-cell>
          <table:table-cell table:style-name="ce110" office:value-type="string">
            <text:p>BindEle:</text:p>
          </table:table-cell>
          <table:table-cell table:number-columns-repeated="2" table:style-name="ce108" office:value-type="string">
            <text:p>BindE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10" office:value-type="string">
            <text:p>BindEle:</text:p>
          </table:table-cell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10" office:value-type="string">
            <text:p>BindEle:</text:p>
          </table:table-cell>
          <table:table-cell table:number-columns-repeated="2" table:style-name="ce108" office:value-type="string">
            <text:p>BindEle:</text:p>
          </table:table-cell>
          <table:table-cell table:style-name="ce108"/>
          <table:table-cell table:style-name="ce120" office:value-type="string">
            <text:p>BindEle:</text:p>
          </table:table-cell>
          <table:table-cell table:style-name="ce120" table:number-columns-repeated="2"/>
          <table:table-cell table:number-columns-repeated="2" table:style-name="ce108" office:value-type="string">
            <text:p>BindEle:</text:p>
          </table:table-cell>
          <table:table-cell table:style-name="ce110" office:value-type="string">
            <text:p>BindEle:</text:p>
          </table:table-cell>
          <table:table-cell table:number-columns-repeated="2" table:style-name="ce108" office:value-type="string">
            <text:p>BindEle:</text:p>
          </table:table-cell>
          <table:table-cell table:style-name="ce110" office:value-type="string">
            <text:p>BindEle:</text:p>
          </table:table-cell>
          <table:table-cell table:number-columns-repeated="2" table:style-name="ce108" office:value-type="string">
            <text:p>BindE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08"/>
          <table:table-cell table:style-name="ce120" office:value-type="string">
            <text:p>BindEle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BindE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BindEle:</text:p>
          </table:table-cell>
          <table:table-cell table:style-name="ce110" office:value-type="string">
            <text:p>BindEle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BindEle:</text:p>
          </table:table-cell>
          <table:table-cell table:style-name="ce108"/>
          <table:table-cell table:style-name="ce108" office:value-type="string">
            <text:p>BindEle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Vec:</text:p>
          </table:table-cell>
          <table:table-cell table:style-name="ce30" office:value-type="string">
            <text:p>Vec:</text:p>
          </table:table-cell>
          <table:table-cell table:style-name="ce63" office:value-type="string">
            <text:p>Vec:</text:p>
          </table:table-cell>
          <table:table-cell table:style-name="ce74"/>
          <table:table-cell table:style-name="ce30" office:value-type="string">
            <text:p>Acc:</text:p>
          </table:table-cell>
          <table:table-cell table:number-columns-repeated="2" table:style-name="ce81" office:value-type="string">
            <text:p>Acc:</text:p>
          </table:table-cell>
          <table:table-cell table:style-name="ce4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08" office:value-type="string">
            <text:p>Zenable:</text:p>
          </table:table-cell>
          <table:table-cell table:number-columns-repeated="2" table:style-name="ce108" office:value-type="string">
            <text:p>ZEnable:</text:p>
          </table:table-cell>
          <table:table-cell table:style-name="ce110" office:value-type="string">
            <text:p>ZEnable:</text:p>
          </table:table-cell>
          <table:table-cell table:number-columns-repeated="2" table:style-name="ce108" office:value-type="string">
            <text:p>ZEnab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10" office:value-type="string">
            <text:p>ZEnable:</text:p>
          </table:table-cell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10" office:value-type="string">
            <text:p>ZEnable:</text:p>
          </table:table-cell>
          <table:table-cell table:number-columns-repeated="2" table:style-name="ce108" office:value-type="string">
            <text:p>ZEnable:</text:p>
          </table:table-cell>
          <table:table-cell table:style-name="ce108"/>
          <table:table-cell table:style-name="ce120" office:value-type="string">
            <text:p>ZEnable:</text:p>
          </table:table-cell>
          <table:table-cell table:style-name="ce120" table:number-columns-repeated="2"/>
          <table:table-cell table:number-columns-repeated="2" table:style-name="ce108" office:value-type="string">
            <text:p>ZEnable:</text:p>
          </table:table-cell>
          <table:table-cell table:style-name="ce110" office:value-type="string">
            <text:p>ZEnable:</text:p>
          </table:table-cell>
          <table:table-cell table:number-columns-repeated="2" table:style-name="ce108" office:value-type="string">
            <text:p>ZEnable:</text:p>
          </table:table-cell>
          <table:table-cell table:style-name="ce110" office:value-type="string">
            <text:p>ZEnable:</text:p>
          </table:table-cell>
          <table:table-cell table:number-columns-repeated="2" table:style-name="ce108" office:value-type="string">
            <text:p>ZEnab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08"/>
          <table:table-cell table:style-name="ce120" office:value-type="string">
            <text:p>ZEnable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ZEnab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ZEnable:</text:p>
          </table:table-cell>
          <table:table-cell table:style-name="ce110" office:value-type="string">
            <text:p>ZEnable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ZEnable:</text:p>
          </table:table-cell>
          <table:table-cell table:style-name="ce108"/>
          <table:table-cell table:style-name="ce108" office:value-type="string">
            <text:p>ZEnable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Vec:</text:p>
          </table:table-cell>
          <table:table-cell table:style-name="ce30" office:value-type="string">
            <text:p>Vec:</text:p>
          </table:table-cell>
          <table:table-cell table:style-name="ce63" office:value-type="string">
            <text:p>Vec:</text:p>
          </table:table-cell>
          <table:table-cell table:style-name="ce74"/>
          <table:table-cell table:style-name="ce42" office:value-type="string">
            <text:p>CtrlType: 102</text:p>
          </table:table-cell>
          <table:table-cell table:number-columns-repeated="2" table:style-name="ce80" office:value-type="string">
            <text:p>CtrlType: 102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MatchGrnd:</text:p>
          </table:table-cell>
          <table:table-cell table:style-name="ce110" office:value-type="string">
            <text:p>MatchGrnd:</text:p>
          </table:table-cell>
          <table:table-cell table:number-columns-repeated="2" table:style-name="ce108" office:value-type="string">
            <text:p>MatchGr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10" office:value-type="string">
            <text:p>MatchGrnd:</text:p>
          </table:table-cell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10" office:value-type="string">
            <text:p>MatchGrnd:</text:p>
          </table:table-cell>
          <table:table-cell table:number-columns-repeated="2" table:style-name="ce108" office:value-type="string">
            <text:p>MatchGrnd:</text:p>
          </table:table-cell>
          <table:table-cell table:style-name="ce108"/>
          <table:table-cell table:style-name="ce120" office:value-type="string">
            <text:p>MatchGrnd:</text:p>
          </table:table-cell>
          <table:table-cell table:style-name="ce120" table:number-columns-repeated="2"/>
          <table:table-cell table:number-columns-repeated="2" table:style-name="ce108" office:value-type="string">
            <text:p>MatchGrnd:</text:p>
          </table:table-cell>
          <table:table-cell table:style-name="ce110" office:value-type="string">
            <text:p>MatchGrnd:</text:p>
          </table:table-cell>
          <table:table-cell table:number-columns-repeated="2" table:style-name="ce108" office:value-type="string">
            <text:p>MatchGrnd:</text:p>
          </table:table-cell>
          <table:table-cell table:style-name="ce110" office:value-type="string">
            <text:p>MatchGrnd:</text:p>
          </table:table-cell>
          <table:table-cell table:number-columns-repeated="2" table:style-name="ce108" office:value-type="string">
            <text:p>MatchGr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08"/>
          <table:table-cell table:style-name="ce120" office:value-type="string">
            <text:p>MatchGrnd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MatchGr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MatchGrnd:</text:p>
          </table:table-cell>
          <table:table-cell table:style-name="ce110" office:value-type="string">
            <text:p>MatchGrnd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MatchGrnd:</text:p>
          </table:table-cell>
          <table:table-cell table:style-name="ce108"/>
          <table:table-cell table:style-name="ce108" office:value-type="string">
            <text:p>MatchGrnd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UseAABB:</text:p>
          </table:table-cell>
          <table:table-cell table:style-name="ce30" office:value-type="string">
            <text:p>UseAABB:</text:p>
          </table:table-cell>
          <table:table-cell table:style-name="ce63" office:value-type="string">
            <text:p>UseAABB:</text:p>
          </table:table-cell>
          <table:table-cell table:style-name="ce74"/>
          <table:table-cell table:style-name="ce30" office:value-type="string">
            <text:p>StartTime:</text:p>
          </table:table-cell>
          <table:table-cell table:number-columns-repeated="2" table:style-name="ce81" office:value-type="string">
            <text:p>StartTime:</text:p>
          </table:table-cell>
          <table:table-cell table:style-name="ce4"/>
          <table:covered-table-cell table:style-name="ce101"/>
          <table:table-cell table:style-name="ce108" office:value-type="string">
            <text:p>GroundHeight:</text:p>
          </table:table-cell>
          <table:table-cell table:number-columns-repeated="2" table:style-name="ce110" office:value-type="string">
            <text:p>GroundHeight:</text:p>
          </table:table-cell>
          <table:table-cell table:style-name="ce108" office:value-type="string">
            <text:p>GroundHeight:</text:p>
          </table:table-cell>
          <table:table-cell table:number-columns-repeated="2" table:style-name="ce110" office:value-type="string">
            <text:p>GroundHeight:</text:p>
          </table:table-cell>
          <table:table-cell table:style-name="ce115" office:value-type="string">
            <text:p>v58 assumed</text:p>
          </table:table-cell>
          <table:table-cell table:style-name="ce110" office:value-type="string">
            <text:p>GroundHeight:</text:p>
          </table:table-cell>
          <table:table-cell table:style-name="ce110"/>
          <table:covered-table-cell table:style-name="ce101"/>
          <table:table-cell table:style-name="ce108" office:value-type="string">
            <text:p>GroundHeight:</text:p>
          </table:table-cell>
          <table:table-cell table:number-columns-repeated="2" table:style-name="ce110" office:value-type="string">
            <text:p>GroundHeight:</text:p>
          </table:table-cell>
          <table:covered-table-cell table:style-name="ce101"/>
          <table:table-cell table:style-name="ce108" office:value-type="string">
            <text:p>GroundHeight:</text:p>
          </table:table-cell>
          <table:table-cell table:number-columns-repeated="2" table:style-name="ce110" office:value-type="string">
            <text:p>GroundHeight:</text:p>
          </table:table-cell>
          <table:table-cell table:style-name="ce108" office:value-type="string">
            <text:p>GroundHeight:</text:p>
          </table:table-cell>
          <table:table-cell table:style-name="ce110" office:value-type="string">
            <text:p>GroundHeight:</text:p>
          </table:table-cell>
          <table:table-cell table:style-name="ce110"/>
          <table:table-cell table:style-name="ce120" table:number-columns-repeated="3"/>
          <table:table-cell table:style-name="ce108" office:value-type="string">
            <text:p>GroundHeight:</text:p>
          </table:table-cell>
          <table:table-cell table:number-columns-repeated="2" table:style-name="ce110" office:value-type="string">
            <text:p>GroundHeight:</text:p>
          </table:table-cell>
          <table:table-cell table:style-name="ce108" office:value-type="string">
            <text:p>GroundHeight:</text:p>
          </table:table-cell>
          <table:table-cell table:number-columns-repeated="2" table:style-name="ce110" office:value-type="string">
            <text:p>GroundHeight:</text:p>
          </table:table-cell>
          <table:table-cell table:style-name="ce115" office:value-type="string">
            <text:p>v58 assumed</text:p>
          </table:table-cell>
          <table:table-cell table:style-name="ce110" office:value-type="string">
            <text:p>GroundHeight:</text:p>
          </table:table-cell>
          <table:table-cell table:style-name="ce110"/>
          <table:covered-table-cell table:style-name="ce101"/>
          <table:table-cell table:style-name="ce108" office:value-type="string">
            <text:p>GroundHeight:</text:p>
          </table:table-cell>
          <table:table-cell table:style-name="ce110" office:value-type="string">
            <text:p>GroundHeight:</text:p>
          </table:table-cell>
          <table:table-cell table:style-name="ce110"/>
          <table:covered-table-cell table:style-name="ce101"/>
          <table:table-cell table:style-name="ce108" office:value-type="string">
            <text:p>GroundHeight:</text:p>
          </table:table-cell>
          <table:table-cell table:style-name="ce110" office:value-type="string">
            <text:p>GroundHeight:</text:p>
          </table:table-cell>
          <table:table-cell table:style-name="ce110"/>
          <table:covered-table-cell table:style-name="ce101"/>
          <table:table-cell table:style-name="ce108" office:value-type="string">
            <text:p>GroundHeight:</text:p>
          </table:table-cell>
          <table:table-cell table:style-name="ce110" office:value-type="string">
            <text:p>GroundHeight:</text:p>
          </table:table-cell>
          <table:table-cell table:style-name="ce110"/>
          <table:table-cell table:style-name="ce120" table:number-columns-repeated="3"/>
          <table:table-cell table:style-name="ce108"/>
          <table:table-cell table:style-name="ce110" office:value-type="string">
            <text:p>GroundHeight:</text:p>
          </table:table-cell>
          <table:table-cell table:style-name="ce110"/>
          <table:covered-table-cell table:style-name="ce101"/>
          <table:table-cell table:style-name="ce108" office:value-type="string">
            <text:p>GroundHeight:</text:p>
          </table:table-cell>
          <table:table-cell table:style-name="ce110" office:value-type="string">
            <text:p>GroundHeight:</text:p>
          </table:table-cell>
          <table:table-cell table:style-name="ce110"/>
          <table:covered-table-cell table:style-name="ce101"/>
          <table:table-cell table:style-name="ce108" office:value-type="string">
            <text:p>GroundHeight:</text:p>
          </table:table-cell>
          <table:table-cell table:style-name="ce110" office:value-type="string">
            <text:p>GroundHeight:</text:p>
          </table:table-cell>
          <table:table-cell table:style-name="ce110"/>
          <table:covered-table-cell table:style-name="ce101"/>
          <table:table-cell table:style-name="ce108" office:value-type="string">
            <text:p>GroundHeight:</text:p>
          </table:table-cell>
          <table:table-cell table:style-name="ce110" office:value-type="string">
            <text:p>GroundHeight:</text:p>
          </table:table-cell>
          <table:table-cell table:style-name="ce110"/>
          <table:covered-table-cell table:style-name="ce101"/>
          <table:table-cell table:style-name="ce108" office:value-type="string">
            <text:p>GroundHeight:</text:p>
          </table:table-cell>
          <table:table-cell table:style-name="ce110" office:value-type="string">
            <text:p>GroundHeight:</text:p>
          </table:table-cell>
          <table:table-cell table:style-name="ce110"/>
          <table:covered-table-cell table:style-name="ce101"/>
          <table:table-cell table:style-name="ce115" office:value-type="string">
            <text:p>v58 assumed</text:p>
          </table:table-cell>
          <table:table-cell table:number-columns-repeated="2" table:style-name="ce110" office:value-type="string">
            <text:p>GroundHeight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GroundHeight:</text:p>
          </table:table-cell>
          <table:table-cell table:style-name="ce108"/>
          <table:table-cell table:style-name="ce108" office:value-type="string">
            <text:p>GroundHeight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/>
          <table:table-cell table:style-name="ce41" office:value-type="string">
            <text:p>AccurateAABB:</text:p>
          </table:table-cell>
          <table:table-cell table:style-name="ce63" office:value-type="string">
            <text:p>AccurateAABB:</text:p>
          </table:table-cell>
          <table:table-cell table:style-name="ce74"/>
          <table:table-cell table:style-name="ce30" office:value-type="string">
            <text:p>EndTime:</text:p>
          </table:table-cell>
          <table:table-cell table:number-columns-repeated="2" table:style-name="ce81" office:value-type="string">
            <text:p>EndTime: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TexRow:</text:p>
          </table:table-cell>
          <table:table-cell table:style-name="ce110" office:value-type="string">
            <text:p>TexRow:</text:p>
          </table:table-cell>
          <table:table-cell table:number-columns-repeated="2" table:style-name="ce108" office:value-type="string">
            <text:p>TexRow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10" office:value-type="string">
            <text:p>TexRow:</text:p>
          </table:table-cell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10" office:value-type="string">
            <text:p>TexRow:</text:p>
          </table:table-cell>
          <table:table-cell table:number-columns-repeated="2" table:style-name="ce108" office:value-type="string">
            <text:p>TexRow:</text:p>
          </table:table-cell>
          <table:table-cell table:style-name="ce108"/>
          <table:table-cell table:style-name="ce120" office:value-type="string">
            <text:p>TexRow:</text:p>
          </table:table-cell>
          <table:table-cell table:style-name="ce120" table:number-columns-repeated="2"/>
          <table:table-cell table:number-columns-repeated="2" table:style-name="ce108" office:value-type="string">
            <text:p>TexRow:</text:p>
          </table:table-cell>
          <table:table-cell table:style-name="ce110" office:value-type="string">
            <text:p>TexRow:</text:p>
          </table:table-cell>
          <table:table-cell table:number-columns-repeated="2" table:style-name="ce108" office:value-type="string">
            <text:p>TexRow:</text:p>
          </table:table-cell>
          <table:table-cell table:style-name="ce110" office:value-type="string">
            <text:p>TexRow:</text:p>
          </table:table-cell>
          <table:table-cell table:number-columns-repeated="2" table:style-name="ce108" office:value-type="string">
            <text:p>TexRow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08"/>
          <table:table-cell table:style-name="ce120" office:value-type="string">
            <text:p>TexRow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TexRow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Row:</text:p>
          </table:table-cell>
          <table:table-cell table:style-name="ce110" office:value-type="string">
            <text:p>TexRow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TexRow:</text:p>
          </table:table-cell>
          <table:table-cell table:style-name="ce108"/>
          <table:table-cell table:style-name="ce108" office:value-type="string">
            <text:p>TexRow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ShakeCam: 1</text:p>
          </table:table-cell>
          <table:table-cell table:style-name="ce30" office:value-type="string">
            <text:p>ShakeCam: 1</text:p>
          </table:table-cell>
          <table:table-cell table:style-name="ce63" office:value-type="string">
            <text:p>ShakeCam: 0</text:p>
          </table:table-cell>
          <table:table-cell table:style-name="ce76"/>
          <table:table-cell table:style-name="ce30" office:value-type="string">
            <text:p>Pos:</text:p>
          </table:table-cell>
          <table:table-cell table:number-columns-repeated="2" table:style-name="ce81" office:value-type="string">
            <text:p>Pos: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TexCol:</text:p>
          </table:table-cell>
          <table:table-cell table:style-name="ce110" office:value-type="string">
            <text:p>TexCol:</text:p>
          </table:table-cell>
          <table:table-cell table:number-columns-repeated="2" table:style-name="ce108" office:value-type="string">
            <text:p>TexCo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10" office:value-type="string">
            <text:p>TexCol:</text:p>
          </table:table-cell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10" office:value-type="string">
            <text:p>TexCol:</text:p>
          </table:table-cell>
          <table:table-cell table:number-columns-repeated="2" table:style-name="ce108" office:value-type="string">
            <text:p>TexCol:</text:p>
          </table:table-cell>
          <table:table-cell table:style-name="ce108"/>
          <table:table-cell table:style-name="ce120" office:value-type="string">
            <text:p>TexCol:</text:p>
          </table:table-cell>
          <table:table-cell table:style-name="ce120" table:number-columns-repeated="2"/>
          <table:table-cell table:number-columns-repeated="2" table:style-name="ce108" office:value-type="string">
            <text:p>TexCol:</text:p>
          </table:table-cell>
          <table:table-cell table:style-name="ce110" office:value-type="string">
            <text:p>TexCol:</text:p>
          </table:table-cell>
          <table:table-cell table:number-columns-repeated="2" table:style-name="ce108" office:value-type="string">
            <text:p>TexCol:</text:p>
          </table:table-cell>
          <table:table-cell table:style-name="ce110" office:value-type="string">
            <text:p>TexCol:</text:p>
          </table:table-cell>
          <table:table-cell table:number-columns-repeated="2" table:style-name="ce108" office:value-type="string">
            <text:p>TexCo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08"/>
          <table:table-cell table:style-name="ce120" office:value-type="string">
            <text:p>TexCol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TexCo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Col:</text:p>
          </table:table-cell>
          <table:table-cell table:style-name="ce110" office:value-type="string">
            <text:p>TexCol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TexCol:</text:p>
          </table:table-cell>
          <table:table-cell table:style-name="ce108"/>
          <table:table-cell table:style-name="ce108" office:value-type="string">
            <text:p>TexCol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4" office:value-type="string">
            <text:p>CtrlType: 112</text:p>
          </table:table-cell>
          <table:table-cell table:style-name="ce42" office:value-type="string">
            <text:p>CtrlType: 112</text:p>
          </table:table-cell>
          <table:table-cell table:style-name="ce70"/>
          <table:table-cell table:style-name="ce74"/>
          <table:table-cell table:style-name="ce30" office:value-type="string">
            <text:p>Axis:</text:p>
          </table:table-cell>
          <table:table-cell table:number-columns-repeated="2" table:style-name="ce81" office:value-type="string">
            <text:p>Axis: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TexInterval:</text:p>
          </table:table-cell>
          <table:table-cell table:style-name="ce110" office:value-type="string">
            <text:p>TexInterval:</text:p>
          </table:table-cell>
          <table:table-cell table:number-columns-repeated="2" table:style-name="ce108" office:value-type="string">
            <text:p>TexInterva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10" office:value-type="string">
            <text:p>TexInterval:</text:p>
          </table:table-cell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10" office:value-type="string">
            <text:p>TexInterval:</text:p>
          </table:table-cell>
          <table:table-cell table:number-columns-repeated="2" table:style-name="ce108" office:value-type="string">
            <text:p>TexInterval:</text:p>
          </table:table-cell>
          <table:table-cell table:style-name="ce108"/>
          <table:table-cell table:style-name="ce120" office:value-type="string">
            <text:p>TexInterval:</text:p>
          </table:table-cell>
          <table:table-cell table:style-name="ce120" table:number-columns-repeated="2"/>
          <table:table-cell table:number-columns-repeated="2" table:style-name="ce108" office:value-type="string">
            <text:p>TexInterval:</text:p>
          </table:table-cell>
          <table:table-cell table:style-name="ce110" office:value-type="string">
            <text:p>TexInterval:</text:p>
          </table:table-cell>
          <table:table-cell table:number-columns-repeated="2" table:style-name="ce108" office:value-type="string">
            <text:p>TexInterval:</text:p>
          </table:table-cell>
          <table:table-cell table:style-name="ce110" office:value-type="string">
            <text:p>TexInterval:</text:p>
          </table:table-cell>
          <table:table-cell table:number-columns-repeated="2" table:style-name="ce108" office:value-type="string">
            <text:p>TexInterva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08"/>
          <table:table-cell table:style-name="ce120" office:value-type="string">
            <text:p>TexInterval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TexInterva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TexInterval:</text:p>
          </table:table-cell>
          <table:table-cell table:style-name="ce110" office:value-type="string">
            <text:p>TexInterval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TexInterval:</text:p>
          </table:table-cell>
          <table:table-cell table:style-name="ce108"/>
          <table:table-cell table:style-name="ce108" office:value-type="string">
            <text:p>TexInterval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StartTime:</text:p>
          </table:table-cell>
          <table:table-cell table:style-name="ce30" office:value-type="string">
            <text:p>StartTime:</text:p>
          </table:table-cell>
          <table:table-cell table:style-name="ce63"/>
          <table:table-cell table:style-name="ce76"/>
          <table:table-cell table:style-name="ce30" office:value-type="string">
            <text:p>Vel:</text:p>
          </table:table-cell>
          <table:table-cell table:number-columns-repeated="2" table:style-name="ce81" office:value-type="string">
            <text:p>Vel:</text:p>
          </table:table-cell>
          <table:table-cell table:style-name="ce4"/>
          <table:covered-table-cell table:style-name="ce103"/>
          <table:table-cell table:number-columns-repeated="5" table:style-name="ce108" office:value-type="string">
            <text:p>Priority:</text:p>
          </table:table-cell>
          <table:table-cell table:style-name="ce110" office:value-type="string">
            <text:p>Priority:</text:p>
          </table:table-cell>
          <table:table-cell table:number-columns-repeated="2" table:style-name="ce108" office:value-type="string">
            <text:p>Priority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10" office:value-type="string">
            <text:p>Priority:</text:p>
          </table:table-cell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10" office:value-type="string">
            <text:p>Priority:</text:p>
          </table:table-cell>
          <table:table-cell table:number-columns-repeated="2" table:style-name="ce108" office:value-type="string">
            <text:p>Priority:</text:p>
          </table:table-cell>
          <table:table-cell table:style-name="ce108"/>
          <table:table-cell table:style-name="ce120" office:value-type="string">
            <text:p>Priority:</text:p>
          </table:table-cell>
          <table:table-cell table:style-name="ce120" table:number-columns-repeated="2"/>
          <table:table-cell table:number-columns-repeated="2" table:style-name="ce108" office:value-type="string">
            <text:p>Priority:</text:p>
          </table:table-cell>
          <table:table-cell table:style-name="ce110" office:value-type="string">
            <text:p>Priority:</text:p>
          </table:table-cell>
          <table:table-cell table:number-columns-repeated="2" table:style-name="ce108" office:value-type="string">
            <text:p>Priority:</text:p>
          </table:table-cell>
          <table:table-cell table:style-name="ce110" office:value-type="string">
            <text:p>Priority:</text:p>
          </table:table-cell>
          <table:table-cell table:number-columns-repeated="2" table:style-name="ce108" office:value-type="string">
            <text:p>Priority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08"/>
          <table:table-cell table:style-name="ce120" office:value-type="string">
            <text:p>Priority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Priority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Priority:</text:p>
          </table:table-cell>
          <table:table-cell table:style-name="ce110" office:value-type="string">
            <text:p>Priority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Priority:</text:p>
          </table:table-cell>
          <table:table-cell table:style-name="ce108"/>
          <table:table-cell table:style-name="ce108" office:value-type="string">
            <text:p>Priority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EndTime:</text:p>
          </table:table-cell>
          <table:table-cell table:style-name="ce30" office:value-type="string">
            <text:p>EndTime:</text:p>
          </table:table-cell>
          <table:table-cell table:style-name="ce63"/>
          <table:table-cell table:style-name="ce74"/>
          <table:table-cell table:style-name="ce30" office:value-type="string">
            <text:p>Acc:</text:p>
          </table:table-cell>
          <table:table-cell table:number-columns-repeated="2" table:style-name="ce81" office:value-type="string">
            <text:p>Acc: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IsDummy:</text:p>
          </table:table-cell>
          <table:table-cell table:style-name="ce110" office:value-type="string">
            <text:p>IsDummy:</text:p>
          </table:table-cell>
          <table:table-cell table:number-columns-repeated="2" table:style-name="ce108" office:value-type="string">
            <text:p>IsDumm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10" office:value-type="string">
            <text:p>IsDummy:</text:p>
          </table:table-cell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10" office:value-type="string">
            <text:p>IsDummy:</text:p>
          </table:table-cell>
          <table:table-cell table:number-columns-repeated="2" table:style-name="ce108" office:value-type="string">
            <text:p>IsDummy:</text:p>
          </table:table-cell>
          <table:table-cell table:style-name="ce108"/>
          <table:table-cell table:style-name="ce120" office:value-type="string">
            <text:p>IsDummy:</text:p>
          </table:table-cell>
          <table:table-cell table:style-name="ce120" table:number-columns-repeated="2"/>
          <table:table-cell table:number-columns-repeated="2" table:style-name="ce108" office:value-type="string">
            <text:p>IsDummy:</text:p>
          </table:table-cell>
          <table:table-cell table:style-name="ce110" office:value-type="string">
            <text:p>IsDummy:</text:p>
          </table:table-cell>
          <table:table-cell table:number-columns-repeated="2" table:style-name="ce108" office:value-type="string">
            <text:p>IsDummy:</text:p>
          </table:table-cell>
          <table:table-cell table:style-name="ce110" office:value-type="string">
            <text:p>IsDummy:</text:p>
          </table:table-cell>
          <table:table-cell table:number-columns-repeated="2" table:style-name="ce108" office:value-type="string">
            <text:p>IsDumm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08"/>
          <table:table-cell table:style-name="ce120" office:value-type="string">
            <text:p>IsDummy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IsDumm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IsDummy:</text:p>
          </table:table-cell>
          <table:table-cell table:style-name="ce110" office:value-type="string">
            <text:p>IsDummy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IsDummy:</text:p>
          </table:table-cell>
          <table:table-cell table:style-name="ce108"/>
          <table:table-cell table:style-name="ce108" office:value-type="string">
            <text:p>IsDummy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BufLen:</text:p>
          </table:table-cell>
          <table:table-cell table:style-name="ce30" office:value-type="string">
            <text:p>BufLen:</text:p>
          </table:table-cell>
          <table:table-cell table:style-name="ce63"/>
          <table:table-cell table:style-name="ce76"/>
          <table:table-cell table:style-name="ce42" office:value-type="string">
            <text:p>CtrlType: 103</text:p>
          </table:table-cell>
          <table:table-cell table:number-columns-repeated="2" table:style-name="ce80" office:value-type="string">
            <text:p>CtrlType: 103</text:p>
          </table:table-cell>
          <table:table-cell table:style-name="ce4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08" office:value-type="string">
            <text:p>DummyEle: </text:p>
          </table:table-cell>
          <table:table-cell table:number-columns-repeated="2" table:style-name="ce108" office:value-type="string">
            <text:p>DummyEle:</text:p>
          </table:table-cell>
          <table:table-cell table:style-name="ce110" office:value-type="string">
            <text:p>DummyEle:</text:p>
          </table:table-cell>
          <table:table-cell table:number-columns-repeated="2" table:style-name="ce108" office:value-type="string">
            <text:p>DummyE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10" office:value-type="string">
            <text:p>DummyEle:</text:p>
          </table:table-cell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10" office:value-type="string">
            <text:p>DummyEle:</text:p>
          </table:table-cell>
          <table:table-cell table:number-columns-repeated="2" table:style-name="ce108" office:value-type="string">
            <text:p>DummyEle:</text:p>
          </table:table-cell>
          <table:table-cell table:style-name="ce108"/>
          <table:table-cell table:style-name="ce120" office:value-type="string">
            <text:p>DummyEle:</text:p>
          </table:table-cell>
          <table:table-cell table:style-name="ce120" table:number-columns-repeated="2"/>
          <table:table-cell table:number-columns-repeated="2" table:style-name="ce108" office:value-type="string">
            <text:p>DummyEle:</text:p>
          </table:table-cell>
          <table:table-cell table:style-name="ce110" office:value-type="string">
            <text:p>DummyEle:</text:p>
          </table:table-cell>
          <table:table-cell table:number-columns-repeated="2" table:style-name="ce108" office:value-type="string">
            <text:p>DummyEle:</text:p>
          </table:table-cell>
          <table:table-cell table:style-name="ce110" office:value-type="string">
            <text:p>DummyEle:</text:p>
          </table:table-cell>
          <table:table-cell table:number-columns-repeated="2" table:style-name="ce108" office:value-type="string">
            <text:p>DummyE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08"/>
          <table:table-cell table:style-name="ce120" office:value-type="string">
            <text:p>DummyEle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DummyE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DummyEle:</text:p>
          </table:table-cell>
          <table:table-cell table:style-name="ce110" office:value-type="string">
            <text:p>DummyEle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DummyEle:</text:p>
          </table:table-cell>
          <table:table-cell table:style-name="ce108"/>
          <table:table-cell table:style-name="ce108" office:value-type="string">
            <text:p>DummyEle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Amplitude:</text:p>
          </table:table-cell>
          <table:table-cell table:style-name="ce30" office:value-type="string">
            <text:p>Amplitude:</text:p>
          </table:table-cell>
          <table:table-cell table:style-name="ce63"/>
          <table:table-cell table:style-name="ce76"/>
          <table:table-cell table:style-name="ce30" office:value-type="string">
            <text:p>StartTime:</text:p>
          </table:table-cell>
          <table:table-cell table:number-columns-repeated="2" table:style-name="ce81" office:value-type="string">
            <text:p>StartTime: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Warp:</text:p>
          </table:table-cell>
          <table:table-cell table:style-name="ce110" office:value-type="string">
            <text:p>Warp:</text:p>
          </table:table-cell>
          <table:table-cell table:number-columns-repeated="2" table:style-name="ce108" office:value-type="string">
            <text:p>Warp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10" office:value-type="string">
            <text:p>Warp:</text:p>
          </table:table-cell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10" office:value-type="string">
            <text:p>Warp:</text:p>
          </table:table-cell>
          <table:table-cell table:number-columns-repeated="2" table:style-name="ce108" office:value-type="string">
            <text:p>Warp:</text:p>
          </table:table-cell>
          <table:table-cell table:style-name="ce108"/>
          <table:table-cell table:style-name="ce120" office:value-type="string">
            <text:p>Warp:</text:p>
          </table:table-cell>
          <table:table-cell table:style-name="ce120" table:number-columns-repeated="2"/>
          <table:table-cell table:number-columns-repeated="2" table:style-name="ce108" office:value-type="string">
            <text:p>Warp:</text:p>
          </table:table-cell>
          <table:table-cell table:style-name="ce110" office:value-type="string">
            <text:p>Warp:</text:p>
          </table:table-cell>
          <table:table-cell table:number-columns-repeated="2" table:style-name="ce108" office:value-type="string">
            <text:p>Warp:</text:p>
          </table:table-cell>
          <table:table-cell table:style-name="ce110" office:value-type="string">
            <text:p>Warp:</text:p>
          </table:table-cell>
          <table:table-cell table:number-columns-repeated="2" table:style-name="ce108" office:value-type="string">
            <text:p>Warp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08"/>
          <table:table-cell table:style-name="ce120" office:value-type="string">
            <text:p>Warp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Warp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Warp:</text:p>
          </table:table-cell>
          <table:table-cell table:style-name="ce110" office:value-type="string">
            <text:p>Warp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Warp:</text:p>
          </table:table-cell>
          <table:table-cell table:style-name="ce108"/>
          <table:table-cell table:style-name="ce108" office:value-type="string">
            <text:p>Warp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WaveLen:</text:p>
          </table:table-cell>
          <table:table-cell table:style-name="ce30" office:value-type="string">
            <text:p>WaveLen:</text:p>
          </table:table-cell>
          <table:table-cell table:style-name="ce63"/>
          <table:table-cell table:style-name="ce75"/>
          <table:table-cell table:style-name="ce30" office:value-type="string">
            <text:p>EndTime:</text:p>
          </table:table-cell>
          <table:table-cell table:number-columns-repeated="2" table:style-name="ce81" office:value-type="string">
            <text:p>EndTime:</text:p>
          </table:table-cell>
          <table:table-cell table:style-name="ce4"/>
          <table:covered-table-cell table:style-name="ce103"/>
          <table:table-cell table:number-columns-repeated="5" table:style-name="ce108" office:value-type="string">
            <text:p>TileMode:</text:p>
          </table:table-cell>
          <table:table-cell table:style-name="ce110" office:value-type="string">
            <text:p>TileMode:</text:p>
          </table:table-cell>
          <table:table-cell table:number-columns-repeated="2" table:style-name="ce108" office:value-type="string">
            <text:p>TileMod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10" office:value-type="string">
            <text:p>TileMode:</text:p>
          </table:table-cell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10" office:value-type="string">
            <text:p>TileMode:</text:p>
          </table:table-cell>
          <table:table-cell table:number-columns-repeated="2" table:style-name="ce108" office:value-type="string">
            <text:p>TileMode:</text:p>
          </table:table-cell>
          <table:table-cell table:style-name="ce108"/>
          <table:table-cell table:style-name="ce120" office:value-type="string">
            <text:p>TileMode:</text:p>
          </table:table-cell>
          <table:table-cell table:style-name="ce120" table:number-columns-repeated="2"/>
          <table:table-cell table:number-columns-repeated="2" table:style-name="ce108" office:value-type="string">
            <text:p>TileMode:</text:p>
          </table:table-cell>
          <table:table-cell table:style-name="ce110" office:value-type="string">
            <text:p>TileMode:</text:p>
          </table:table-cell>
          <table:table-cell table:number-columns-repeated="2" table:style-name="ce108" office:value-type="string">
            <text:p>TileMode:</text:p>
          </table:table-cell>
          <table:table-cell table:style-name="ce110" office:value-type="string">
            <text:p>TileMode:</text:p>
          </table:table-cell>
          <table:table-cell table:number-columns-repeated="2" table:style-name="ce108" office:value-type="string">
            <text:p>TileMod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08"/>
          <table:table-cell table:style-name="ce120" office:value-type="string">
            <text:p>TileMode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TileMod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ileMode:</text:p>
          </table:table-cell>
          <table:table-cell table:style-name="ce110" office:value-type="string">
            <text:p>TileMode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TileMode:</text:p>
          </table:table-cell>
          <table:table-cell table:style-name="ce108"/>
          <table:table-cell table:style-name="ce108" office:value-type="string">
            <text:p>TileMode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Persistence:</text:p>
          </table:table-cell>
          <table:table-cell table:style-name="ce30" office:value-type="string">
            <text:p>Persistence:</text:p>
          </table:table-cell>
          <table:table-cell table:style-name="ce63"/>
          <table:table-cell table:style-name="ce76"/>
          <table:table-cell table:style-name="ce30" office:value-type="string">
            <text:p>Pos:</text:p>
          </table:table-cell>
          <table:table-cell table:number-columns-repeated="2" table:style-name="ce81" office:value-type="string">
            <text:p>Pos:</text:p>
          </table:table-cell>
          <table:table-cell table:style-name="ce4"/>
          <table:covered-table-cell table:style-name="ce103"/>
          <table:table-cell table:number-columns-repeated="5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table-cell table:number-columns-repeated="2" table:style-name="ce108" office:value-type="string">
            <text:p>TexSpeed:</text:p>
          </table:table-cell>
          <table:table-cell table:style-name="ce108"/>
          <table:table-cell table:style-name="ce120" office:value-type="string">
            <text:p>TexSpeed:</text:p>
          </table:table-cell>
          <table:table-cell table:style-name="ce120" table:number-columns-repeated="2"/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08"/>
          <table:table-cell table:style-name="ce120" office:value-type="string">
            <text:p>TexSpeed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TexSpeed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TexSpeed:</text:p>
          </table:table-cell>
          <table:table-cell table:style-name="ce108"/>
          <table:table-cell table:style-name="ce108" office:value-type="string">
            <text:p>TexSpeed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OctaveNum:</text:p>
          </table:table-cell>
          <table:table-cell table:style-name="ce30" office:value-type="string">
            <text:p>OctaveNum:</text:p>
          </table:table-cell>
          <table:table-cell table:style-name="ce63"/>
          <table:table-cell table:style-name="ce76"/>
          <table:table-cell table:style-name="ce30" office:value-type="string">
            <text:p>Axis:</text:p>
          </table:table-cell>
          <table:table-cell table:number-columns-repeated="2" table:style-name="ce81" office:value-type="string">
            <text:p>Axis:</text:p>
          </table:table-cell>
          <table:table-cell table:style-name="ce4"/>
          <table:covered-table-cell table:style-name="ce102"/>
          <table:table-cell table:number-columns-repeated="5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table-cell table:number-columns-repeated="2" table:style-name="ce108" office:value-type="string">
            <text:p>TexSpeed:</text:p>
          </table:table-cell>
          <table:table-cell table:style-name="ce108"/>
          <table:table-cell table:style-name="ce120" office:value-type="string">
            <text:p>TexSpeed:</text:p>
          </table:table-cell>
          <table:table-cell table:style-name="ce120" table:number-columns-repeated="2"/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08"/>
          <table:table-cell table:style-name="ce120" office:value-type="string">
            <text:p>TexSpeed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TexSpee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08"/>
          <table:covered-table-cell table:style-name="ce102"/>
          <table:table-cell table:number-columns-repeated="2" table:style-name="ce108" office:value-type="string">
            <text:p>TexSpeed:</text:p>
          </table:table-cell>
          <table:table-cell table:style-name="ce110" office:value-type="string">
            <text:p>TexSpeed:</text:p>
          </table:table-cell>
          <table:covered-table-cell table:style-name="ce102"/>
          <table:table-cell table:style-name="ce108"/>
          <table:table-cell table:number-columns-repeated="2" table:style-name="ce108" office:value-type="string">
            <text:p>TexSpeed:</text:p>
          </table:table-cell>
          <table:table-cell table:style-name="ce108"/>
          <table:table-cell table:style-name="ce108" office:value-type="string">
            <text:p>TexSpeed:</text:p>
          </table:table-cell>
          <table:table-cell table:style-name="ce108"/>
          <table:table-cell table:style-name="ce127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/>
          <table:table-cell table:style-name="ce41" office:value-type="string">
            <text:p>ShakePeriod:</text:p>
          </table:table-cell>
          <table:table-cell table:style-name="ce63"/>
          <table:table-cell table:style-name="ce74"/>
          <table:table-cell table:style-name="ce30" office:value-type="string">
            <text:p>Vel:</text:p>
          </table:table-cell>
          <table:table-cell table:number-columns-repeated="2" table:style-name="ce81" office:value-type="string">
            <text:p>Vel:</text:p>
          </table:table-cell>
          <table:table-cell table:style-name="ce4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08" office:value-type="string">
            <text:p>Ureverse:</text:p>
          </table:table-cell>
          <table:table-cell table:number-columns-repeated="2" table:style-name="ce108" office:value-type="string">
            <text:p>UReverse:</text:p>
          </table:table-cell>
          <table:table-cell table:style-name="ce110" office:value-type="string">
            <text:p>UReverse:</text:p>
          </table:table-cell>
          <table:table-cell table:number-columns-repeated="2" table:style-name="ce108" office:value-type="string">
            <text:p>U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10" office:value-type="string">
            <text:p>UReverse:</text:p>
          </table:table-cell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10" office:value-type="string">
            <text:p>UReverse:</text:p>
          </table:table-cell>
          <table:table-cell table:number-columns-repeated="2" table:style-name="ce108" office:value-type="string">
            <text:p>UReverse:</text:p>
          </table:table-cell>
          <table:table-cell table:style-name="ce108"/>
          <table:table-cell table:style-name="ce120" table:number-columns-repeated="3"/>
          <table:table-cell table:number-columns-repeated="2" table:style-name="ce108" office:value-type="string">
            <text:p>UReverse:</text:p>
          </table:table-cell>
          <table:table-cell table:style-name="ce110" office:value-type="string">
            <text:p>UReverse:</text:p>
          </table:table-cell>
          <table:table-cell table:number-columns-repeated="2" table:style-name="ce108" office:value-type="string">
            <text:p>UReverse:</text:p>
          </table:table-cell>
          <table:table-cell table:style-name="ce110" office:value-type="string">
            <text:p>UReverse:</text:p>
          </table:table-cell>
          <table:table-cell table:number-columns-repeated="2" table:style-name="ce108" office:value-type="string">
            <text:p>U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08"/>
          <table:table-cell table:style-name="ce120" table:number-columns-repeated="3"/>
          <table:table-cell table:style-name="ce108"/>
          <table:table-cell table:style-name="ce108" office:value-type="string">
            <text:p>U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UReverse:</text:p>
          </table:table-cell>
          <table:table-cell table:style-name="ce110" office:value-type="string">
            <text:p>UReverse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UReverse:</text:p>
          </table:table-cell>
          <table:table-cell table:style-name="ce108"/>
          <table:table-cell table:style-name="ce108" office:value-type="string">
            <text:p>UReverse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/>
          <table:table-cell table:style-name="ce41" office:value-type="string">
            <text:p>ShakeByDistance:</text:p>
          </table:table-cell>
          <table:table-cell table:style-name="ce63"/>
          <table:table-cell table:style-name="ce74"/>
          <table:table-cell table:style-name="ce30" office:value-type="string">
            <text:p>Acc:</text:p>
          </table:table-cell>
          <table:table-cell table:number-columns-repeated="2" table:style-name="ce81" office:value-type="string">
            <text:p>Acc:</text:p>
          </table:table-cell>
          <table:table-cell table:style-name="ce4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08" office:value-type="string">
            <text:p>Vreverse:</text:p>
          </table:table-cell>
          <table:table-cell table:number-columns-repeated="2" table:style-name="ce108" office:value-type="string">
            <text:p>VReverse:</text:p>
          </table:table-cell>
          <table:table-cell table:style-name="ce110" office:value-type="string">
            <text:p>VReverse:</text:p>
          </table:table-cell>
          <table:table-cell table:number-columns-repeated="2" table:style-name="ce108" office:value-type="string">
            <text:p>V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10" office:value-type="string">
            <text:p>VReverse:</text:p>
          </table:table-cell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10" office:value-type="string">
            <text:p>VReverse:</text:p>
          </table:table-cell>
          <table:table-cell table:number-columns-repeated="2" table:style-name="ce108" office:value-type="string">
            <text:p>VReverse:</text:p>
          </table:table-cell>
          <table:table-cell table:style-name="ce108"/>
          <table:table-cell table:style-name="ce120" table:number-columns-repeated="3"/>
          <table:table-cell table:number-columns-repeated="2" table:style-name="ce108" office:value-type="string">
            <text:p>VReverse:</text:p>
          </table:table-cell>
          <table:table-cell table:style-name="ce110" office:value-type="string">
            <text:p>VReverse:</text:p>
          </table:table-cell>
          <table:table-cell table:number-columns-repeated="2" table:style-name="ce108" office:value-type="string">
            <text:p>VReverse:</text:p>
          </table:table-cell>
          <table:table-cell table:style-name="ce110" office:value-type="string">
            <text:p>VReverse:</text:p>
          </table:table-cell>
          <table:table-cell table:number-columns-repeated="2" table:style-name="ce108" office:value-type="string">
            <text:p>V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08"/>
          <table:table-cell table:style-name="ce120" table:number-columns-repeated="3"/>
          <table:table-cell table:style-name="ce108"/>
          <table:table-cell table:style-name="ce108" office:value-type="string">
            <text:p>V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08"/>
          <table:covered-table-cell table:style-name="ce103"/>
          <table:table-cell table:number-columns-repeated="2" table:style-name="ce108" office:value-type="string">
            <text:p>VReverse:</text:p>
          </table:table-cell>
          <table:table-cell table:style-name="ce110" office:value-type="string">
            <text:p>VReverse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VReverse:</text:p>
          </table:table-cell>
          <table:table-cell table:style-name="ce108"/>
          <table:table-cell table:style-name="ce108" office:value-type="string">
            <text:p>VReverse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/>
          <table:table-cell table:style-name="ce41" office:value-type="string">
            <text:p>ShakeDamp:</text:p>
          </table:table-cell>
          <table:table-cell table:style-name="ce63" office:value-type="string">
            <text:p>ShakeDamp:</text:p>
          </table:table-cell>
          <table:table-cell table:style-name="ce76"/>
          <table:table-cell table:style-name="ce42" office:value-type="string">
            <text:p>CtrlType: 104</text:p>
          </table:table-cell>
          <table:table-cell table:number-columns-repeated="2" table:style-name="ce80" office:value-type="string">
            <text:p>CtrlType: 104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UVExchg:</text:p>
          </table:table-cell>
          <table:table-cell table:style-name="ce110" office:value-type="string">
            <text:p>UVExchg:</text:p>
          </table:table-cell>
          <table:table-cell table:number-columns-repeated="2" table:style-name="ce108" office:value-type="string">
            <text:p>UVExchg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10" office:value-type="string">
            <text:p>UVExchg:</text:p>
          </table:table-cell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10" office:value-type="string">
            <text:p>UVExchg:</text:p>
          </table:table-cell>
          <table:table-cell table:number-columns-repeated="2" table:style-name="ce108" office:value-type="string">
            <text:p>UVExchg:</text:p>
          </table:table-cell>
          <table:table-cell table:style-name="ce108"/>
          <table:table-cell table:style-name="ce120" table:number-columns-repeated="3"/>
          <table:table-cell table:number-columns-repeated="2" table:style-name="ce108" office:value-type="string">
            <text:p>UVExchg:</text:p>
          </table:table-cell>
          <table:table-cell table:style-name="ce110" office:value-type="string">
            <text:p>UVExchg:</text:p>
          </table:table-cell>
          <table:table-cell table:number-columns-repeated="2" table:style-name="ce108" office:value-type="string">
            <text:p>UVExchg:</text:p>
          </table:table-cell>
          <table:table-cell table:style-name="ce110" office:value-type="string">
            <text:p>UVExchg:</text:p>
          </table:table-cell>
          <table:table-cell table:number-columns-repeated="2" table:style-name="ce108" office:value-type="string">
            <text:p>UVExchg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08"/>
          <table:table-cell table:style-name="ce120" table:number-columns-repeated="3"/>
          <table:table-cell table:style-name="ce108"/>
          <table:table-cell table:style-name="ce108" office:value-type="string">
            <text:p>UVExchg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UVExchg:</text:p>
          </table:table-cell>
          <table:table-cell table:style-name="ce110" office:value-type="string">
            <text:p>UVExchg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UVExchg:</text:p>
          </table:table-cell>
          <table:table-cell table:style-name="ce108"/>
          <table:table-cell table:style-name="ce108" office:value-type="string">
            <text:p>UVExchg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NoChangeDir:</text:p>
          </table:table-cell>
          <table:table-cell table:style-name="ce30" office:value-type="string">
            <text:p>NoChangeDir:</text:p>
          </table:table-cell>
          <table:table-cell table:style-name="ce63" office:value-type="string">
            <text:p>NoChangeDir:</text:p>
          </table:table-cell>
          <table:table-cell table:style-name="ce76"/>
          <table:table-cell table:style-name="ce30" office:value-type="string">
            <text:p>StartTime:</text:p>
          </table:table-cell>
          <table:table-cell table:number-columns-repeated="2" table:style-name="ce81" office:value-type="string">
            <text:p>StartTime:</text:p>
          </table:table-cell>
          <table:table-cell table:style-name="ce4"/>
          <table:covered-table-cell table:style-name="ce101"/>
          <table:table-cell table:number-columns-repeated="5" table:style-name="ce108" office:value-type="string">
            <text:p>RenderLayer:</text:p>
          </table:table-cell>
          <table:table-cell table:style-name="ce110" office:value-type="string">
            <text:p>RenderLayer:</text:p>
          </table:table-cell>
          <table:table-cell table:number-columns-repeated="2" table:style-name="ce108" office:value-type="string">
            <text:p>RenderLayer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nderLayer:</text:p>
          </table:table-cell>
          <table:table-cell table:style-name="ce110" office:value-type="string">
            <text:p>RenderLayer:</text:p>
          </table:table-cell>
          <table:covered-table-cell table:style-name="ce101"/>
          <table:table-cell table:number-columns-repeated="2" table:style-name="ce108" office:value-type="string">
            <text:p>RenderLayer:</text:p>
          </table:table-cell>
          <table:table-cell table:style-name="ce110" office:value-type="string">
            <text:p>RenderLayer:</text:p>
          </table:table-cell>
          <table:table-cell table:number-columns-repeated="2" table:style-name="ce108" office:value-type="string">
            <text:p>RenderLayer:</text:p>
          </table:table-cell>
          <table:table-cell table:style-name="ce108"/>
          <table:table-cell table:style-name="ce120" table:number-columns-repeated="3"/>
          <table:table-cell table:number-columns-repeated="2" table:style-name="ce108" office:value-type="string">
            <text:p>RenderLayer:</text:p>
          </table:table-cell>
          <table:table-cell table:style-name="ce110" office:value-type="string">
            <text:p>RenderLayer:</text:p>
          </table:table-cell>
          <table:table-cell table:number-columns-repeated="2" table:style-name="ce108" office:value-type="string">
            <text:p>RenderLayer:</text:p>
          </table:table-cell>
          <table:table-cell table:style-name="ce110" office:value-type="string">
            <text:p>RenderLayer:</text:p>
          </table:table-cell>
          <table:table-cell table:number-columns-repeated="2" table:style-name="ce108" office:value-type="string">
            <text:p>RenderLayer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nderLayer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nderLayer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nderLayer:</text:p>
          </table:table-cell>
          <table:table-cell table:style-name="ce108"/>
          <table:table-cell table:style-name="ce120" table:number-columns-repeated="3"/>
          <table:table-cell table:style-name="ce108"/>
          <table:table-cell table:style-name="ce108" office:value-type="string">
            <text:p>RenderLayer:</text:p>
          </table:table-cell>
          <table:table-cell table:style-name="ce108"/>
          <table:covered-table-cell table:style-name="ce101"/>
          <table:table-cell table:style-name="ce108" office:value-type="string">
            <text:p>RenderLayer:</text:p>
          </table:table-cell>
          <table:table-cell table:style-name="ce110" office:value-type="string">
            <text:p>RenderLayer:</text:p>
          </table:table-cell>
          <table:table-cell table:style-name="ce110"/>
          <table:covered-table-cell table:style-name="ce101"/>
          <table:table-cell table:number-columns-repeated="2" table:style-name="ce108" office:value-type="string">
            <text:p>RenderLayer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nderLayer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nderLayer:</text:p>
          </table:table-cell>
          <table:table-cell table:style-name="ce108"/>
          <table:covered-table-cell table:style-name="ce101"/>
          <table:table-cell table:number-columns-repeated="2" table:style-name="ce108" office:value-type="string">
            <text:p>RenderLayer:</text:p>
          </table:table-cell>
          <table:table-cell table:style-name="ce110" office:value-type="string">
            <text:p>RenderLayer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RenderLayer:</text:p>
          </table:table-cell>
          <table:table-cell table:style-name="ce108"/>
          <table:table-cell table:style-name="ce108" office:value-type="string">
            <text:p>RenderLayer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2DRender:</text:p>
          </table:table-cell>
          <table:table-cell table:style-name="ce30" office:value-type="string">
            <text:p>2DRender:</text:p>
          </table:table-cell>
          <table:table-cell table:style-name="ce63" office:value-type="string">
            <text:p>2DRender:</text:p>
          </table:table-cell>
          <table:table-cell table:style-name="ce74"/>
          <table:table-cell table:style-name="ce30" office:value-type="string">
            <text:p>EndTime:</text:p>
          </table:table-cell>
          <table:table-cell table:number-columns-repeated="2" table:style-name="ce81" office:value-type="string">
            <text:p>EndTime:</text:p>
          </table:table-cell>
          <table:table-cell table:style-name="ce4"/>
          <table:covered-table-cell table:style-name="ce103"/>
          <table:table-cell table:style-name="ce108" office:value-type="string">
            <text:p>NoDownSample:</text:p>
          </table:table-cell>
          <table:table-cell table:number-columns-repeated="2" table:style-name="ce110" office:value-type="string">
            <text:p>NoDownSample:</text:p>
          </table:table-cell>
          <table:table-cell table:style-name="ce108" office:value-type="string">
            <text:p>NoDownSample:</text:p>
          </table:table-cell>
          <table:table-cell table:number-columns-repeated="2" table:style-name="ce110" office:value-type="string">
            <text:p>NoDownSample:</text:p>
          </table:table-cell>
          <table:table-cell table:style-name="ce115" office:value-type="string">
            <text:p>v58 assumed</text:p>
          </table:table-cell>
          <table:table-cell table:style-name="ce110" office:value-type="string">
            <text:p>NoDownSample:</text:p>
          </table:table-cell>
          <table:table-cell table:style-name="ce110"/>
          <table:covered-table-cell table:style-name="ce103"/>
          <table:table-cell table:style-name="ce108" office:value-type="string">
            <text:p>NoDownSample:</text:p>
          </table:table-cell>
          <table:table-cell table:number-columns-repeated="2" table:style-name="ce110" office:value-type="string">
            <text:p>NoDownSample:</text:p>
          </table:table-cell>
          <table:covered-table-cell table:style-name="ce103"/>
          <table:table-cell table:style-name="ce108" office:value-type="string">
            <text:p>NoDownSample:</text:p>
          </table:table-cell>
          <table:table-cell table:number-columns-repeated="2" table:style-name="ce110" office:value-type="string">
            <text:p>NoDownSample:</text:p>
          </table:table-cell>
          <table:table-cell table:style-name="ce108" office:value-type="string">
            <text:p>NoDownSample:</text:p>
          </table:table-cell>
          <table:table-cell table:style-name="ce110" office:value-type="string">
            <text:p>NoDownSample:</text:p>
          </table:table-cell>
          <table:table-cell table:style-name="ce110"/>
          <table:table-cell table:style-name="ce120" table:number-columns-repeated="3"/>
          <table:table-cell table:style-name="ce108" office:value-type="string">
            <text:p>NoDownSample:</text:p>
          </table:table-cell>
          <table:table-cell table:number-columns-repeated="2" table:style-name="ce110" office:value-type="string">
            <text:p>NoDownSample:</text:p>
          </table:table-cell>
          <table:table-cell table:style-name="ce108" office:value-type="string">
            <text:p>NoDownSample:</text:p>
          </table:table-cell>
          <table:table-cell table:number-columns-repeated="2" table:style-name="ce110" office:value-type="string">
            <text:p>NoDownSample:</text:p>
          </table:table-cell>
          <table:table-cell table:style-name="ce115" office:value-type="string">
            <text:p>v58 assumed</text:p>
          </table:table-cell>
          <table:table-cell table:style-name="ce110" office:value-type="string">
            <text:p>NoDownSample:</text:p>
          </table:table-cell>
          <table:table-cell table:style-name="ce110"/>
          <table:covered-table-cell table:style-name="ce103"/>
          <table:table-cell table:style-name="ce108" office:value-type="string">
            <text:p>NoDownSample:</text:p>
          </table:table-cell>
          <table:table-cell table:style-name="ce110" office:value-type="string">
            <text:p>NoDownSample:</text:p>
          </table:table-cell>
          <table:table-cell table:style-name="ce110"/>
          <table:covered-table-cell table:style-name="ce103"/>
          <table:table-cell table:style-name="ce108" office:value-type="string">
            <text:p>NoDownSample:</text:p>
          </table:table-cell>
          <table:table-cell table:style-name="ce110" office:value-type="string">
            <text:p>NoDownSample:</text:p>
          </table:table-cell>
          <table:table-cell table:style-name="ce110"/>
          <table:covered-table-cell table:style-name="ce103"/>
          <table:table-cell table:style-name="ce108" office:value-type="string">
            <text:p>NoDownSample:</text:p>
          </table:table-cell>
          <table:table-cell table:style-name="ce110" office:value-type="string">
            <text:p>NoDownSample:</text:p>
          </table:table-cell>
          <table:table-cell table:style-name="ce110"/>
          <table:table-cell table:style-name="ce120" table:number-columns-repeated="3"/>
          <table:table-cell table:style-name="ce108"/>
          <table:table-cell table:style-name="ce110" office:value-type="string">
            <text:p>NoDownSample:</text:p>
          </table:table-cell>
          <table:table-cell table:style-name="ce110"/>
          <table:covered-table-cell table:style-name="ce103"/>
          <table:table-cell table:style-name="ce108" office:value-type="string">
            <text:p>NoDownSample:</text:p>
          </table:table-cell>
          <table:table-cell table:style-name="ce110" office:value-type="string">
            <text:p>NoDownSample:</text:p>
          </table:table-cell>
          <table:table-cell table:style-name="ce110"/>
          <table:covered-table-cell table:style-name="ce103"/>
          <table:table-cell table:style-name="ce108" office:value-type="string">
            <text:p>NoDownSample:</text:p>
          </table:table-cell>
          <table:table-cell table:style-name="ce110" office:value-type="string">
            <text:p>NoDownSample:</text:p>
          </table:table-cell>
          <table:table-cell table:style-name="ce110"/>
          <table:covered-table-cell table:style-name="ce103"/>
          <table:table-cell table:style-name="ce108" office:value-type="string">
            <text:p>NoDownSample:</text:p>
          </table:table-cell>
          <table:table-cell table:style-name="ce110" office:value-type="string">
            <text:p>NoDownSample:</text:p>
          </table:table-cell>
          <table:table-cell table:style-name="ce110"/>
          <table:covered-table-cell table:style-name="ce103"/>
          <table:table-cell table:style-name="ce108" office:value-type="string">
            <text:p>NoDownSample:</text:p>
          </table:table-cell>
          <table:table-cell table:style-name="ce110" office:value-type="string">
            <text:p>NoDownSample:</text:p>
          </table:table-cell>
          <table:table-cell table:style-name="ce110"/>
          <table:covered-table-cell table:style-name="ce103"/>
          <table:table-cell table:style-name="ce115" office:value-type="string">
            <text:p>v58 assumed</text:p>
          </table:table-cell>
          <table:table-cell table:number-columns-repeated="2" table:style-name="ce110" office:value-type="string">
            <text:p>NoDownSample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NoDownSample:</text:p>
          </table:table-cell>
          <table:table-cell table:style-name="ce108"/>
          <table:table-cell table:style-name="ce108" office:value-type="string">
            <text:p>NoDownSample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 office:value-type="string">
            <text:p>2DBackLayer:</text:p>
          </table:table-cell>
          <table:table-cell table:style-name="ce30" office:value-type="string">
            <text:p>2DBackLayer:</text:p>
          </table:table-cell>
          <table:table-cell table:style-name="ce63" office:value-type="string">
            <text:p>2DBackLayer:</text:p>
          </table:table-cell>
          <table:table-cell table:style-name="ce75"/>
          <table:table-cell table:style-name="ce30" office:value-type="string">
            <text:p>Pos:</text:p>
          </table:table-cell>
          <table:table-cell table:number-columns-repeated="2" table:style-name="ce81" office:value-type="string">
            <text:p>Pos:</text:p>
          </table:table-cell>
          <table:table-cell table:style-name="ce4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0" office:value-type="string">
            <text:p>ResetLoopEnd:</text:p>
          </table:table-cell>
          <table:table-cell table:style-name="ce108"/>
          <table:table-cell table:style-name="ce111" office:value-type="string">
            <text:p>ResetLoopEnd:</text:p>
          </table:table-cell>
          <table:table-cell table:style-name="ce110" office:value-type="string">
            <text:p>ResetLoopEnd:</text:p>
          </table:table-cell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0" office:value-type="string">
            <text:p>ResetLoopEnd:</text:p>
          </table:table-cell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0" office:value-type="string">
            <text:p>ResetLoopEnd:</text:p>
          </table:table-cell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table-cell table:style-name="ce120" table:number-columns-repeated="3"/>
          <table:table-cell table:style-name="ce108"/>
          <table:table-cell table:style-name="ce111" office:value-type="string">
            <text:p>ResetLoopEnd:</text:p>
          </table:table-cell>
          <table:table-cell table:style-name="ce110" office:value-type="string">
            <text:p>ResetLoopEnd:</text:p>
          </table:table-cell>
          <table:table-cell table:style-name="ce108"/>
          <table:table-cell table:style-name="ce111" office:value-type="string">
            <text:p>ResetLoopEnd:</text:p>
          </table:table-cell>
          <table:table-cell table:style-name="ce110" office:value-type="string">
            <text:p>ResetLoopEnd:</text:p>
          </table:table-cell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table-cell table:style-name="ce120" table:number-columns-repeated="3"/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1"/>
          <table:covered-table-cell table:style-name="ce103"/>
          <table:table-cell table:style-name="ce108"/>
          <table:table-cell table:style-name="ce111" office:value-type="string">
            <text:p>ResetLoopEnd:</text:p>
          </table:table-cell>
          <table:table-cell table:style-name="ce110" office:value-type="string">
            <text:p>ResetLoopEnd:</text:p>
          </table:table-cell>
          <table:covered-table-cell table:style-name="ce103"/>
          <table:table-cell table:style-name="ce108"/>
          <table:table-cell table:number-columns-repeated="2" table:style-name="ce108" office:value-type="string">
            <text:p>ResetLoopEnd:</text:p>
          </table:table-cell>
          <table:table-cell table:style-name="ce108"/>
          <table:table-cell table:style-name="ce108" office:value-type="string">
            <text:p>ResetLoopEnd:</text:p>
          </table:table-cell>
          <table:table-cell table:style-name="ce108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4"/>
          <table:table-cell table:style-name="ce41" office:value-type="string">
            <text:p>PhysExist:</text:p>
          </table:table-cell>
          <table:table-cell table:style-name="ce63" office:value-type="string">
            <text:p>PhysExist:</text:p>
          </table:table-cell>
          <table:table-cell table:style-name="ce74"/>
          <table:table-cell table:style-name="ce30" office:value-type="string">
            <text:p>Vel:</text:p>
          </table:table-cell>
          <table:table-cell table:number-columns-repeated="2" table:style-name="ce81" office:value-type="string">
            <text:p>Vel:</text:p>
          </table:table-cell>
          <table:table-cell table:style-name="ce4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0" office:value-type="string">
            <text:p>TexAnimMaxTime:</text:p>
          </table:table-cell>
          <table:table-cell table:style-name="ce108"/>
          <table:table-cell table:style-name="ce111" office:value-type="string">
            <text:p>TexAnimMaxTime:</text:p>
          </table:table-cell>
          <table:table-cell table:style-name="ce110" office:value-type="string">
            <text:p>TexAnimMaxTime:</text:p>
          </table:table-cell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0" office:value-type="string">
            <text:p>TexAnimMaxTime:</text:p>
          </table:table-cell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0" office:value-type="string">
            <text:p>TexAnimMaxTime:</text:p>
          </table:table-cell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table-cell table:style-name="ce120" table:number-columns-repeated="3"/>
          <table:table-cell table:style-name="ce108"/>
          <table:table-cell table:style-name="ce111" office:value-type="string">
            <text:p>TexAnimMaxTime:</text:p>
          </table:table-cell>
          <table:table-cell table:style-name="ce110" office:value-type="string">
            <text:p>TexAnimMaxTime:</text:p>
          </table:table-cell>
          <table:table-cell table:style-name="ce108"/>
          <table:table-cell table:style-name="ce111" office:value-type="string">
            <text:p>TexAnimMaxTime:</text:p>
          </table:table-cell>
          <table:table-cell table:style-name="ce110" office:value-type="string">
            <text:p>TexAnimMaxTime:</text:p>
          </table:table-cell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table-cell table:style-name="ce120" table:number-columns-repeated="3"/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1"/>
          <table:covered-table-cell table:style-name="ce101"/>
          <table:table-cell table:style-name="ce108"/>
          <table:table-cell table:style-name="ce111" office:value-type="string">
            <text:p>TexAnimMaxTime:</text:p>
          </table:table-cell>
          <table:table-cell table:style-name="ce110" office:value-type="string">
            <text:p>TexAnimMaxTime:</text:p>
          </table:table-cell>
          <table:covered-table-cell table:style-name="ce101"/>
          <table:table-cell table:style-name="ce108"/>
          <table:table-cell table:number-columns-repeated="2" table:style-name="ce108" office:value-type="string">
            <text:p>TexAnimMaxTime:</text:p>
          </table:table-cell>
          <table:table-cell table:style-name="ce108"/>
          <table:table-cell table:style-name="ce108" office:value-type="string">
            <text:p>TexAnimMaxTime:</text:p>
          </table:table-cell>
          <table:table-cell table:style-name="ce108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6"/>
          <table:table-cell table:style-name="ce30" office:value-type="string">
            <text:p>Acc:</text:p>
          </table:table-cell>
          <table:table-cell table:number-columns-repeated="2" table:style-name="ce81" office:value-type="string">
            <text:p>Acc:</text:p>
          </table:table-cell>
          <table:table-cell table:style-name="ce4"/>
          <table:covered-table-cell table:style-name="ce101"/>
          <table:table-cell table:style-name="ce108"/>
          <table:table-cell table:style-name="ce111"/>
          <table:table-cell table:style-name="ce111" office:value-type="string">
            <text:p>ShaderFile: </text:p>
          </table:table-cell>
          <table:table-cell table:style-name="ce108"/>
          <table:table-cell table:style-name="ce111"/>
          <table:table-cell table:style-name="ce111" office:value-type="string">
            <text:p>ShaderFile: </text:p>
          </table:table-cell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/>
          <table:table-cell table:style-name="ce111" office:value-type="string">
            <text:p>ShaderFile: </text:p>
          </table:table-cell>
          <table:covered-table-cell table:style-name="ce101"/>
          <table:table-cell table:style-name="ce108"/>
          <table:table-cell table:style-name="ce111"/>
          <table:table-cell table:style-name="ce111" office:value-type="string">
            <text:p>ShaderFile: </text:p>
          </table:table-cell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/>
          <table:table-cell table:style-name="ce111" office:value-type="string">
            <text:p>ShaderFile: </text:p>
          </table:table-cell>
          <table:table-cell table:style-name="ce108"/>
          <table:table-cell table:style-name="ce111"/>
          <table:table-cell table:style-name="ce111" office:value-type="string">
            <text:p>ShaderFile: </text:p>
          </table:table-cell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/>
          <table:table-cell table:style-name="ce111" office:value-type="string">
            <text:p>ShaderFile: </text:p>
          </table:table-cell>
          <table:covered-table-cell table:style-name="ce101"/>
          <table:table-cell table:style-name="ce108" table:number-columns-repeated="2"/>
          <table:table-cell table:style-name="ce111" office:value-type="string">
            <text:p>ShaderFile: </text:p>
          </table:table-cell>
          <table:table-cell table:style-name="ce108" table:number-columns-repeated="3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68"/>
          <table:table-cell table:style-name="ce65"/>
          <table:table-cell table:style-name="ce74"/>
          <table:table-cell table:style-name="ce42" office:value-type="string">
            <text:p>CtrlType: 105</text:p>
          </table:table-cell>
          <table:table-cell table:number-columns-repeated="2" table:style-name="ce80" office:value-type="string">
            <text:p>CtrlType: 105</text:p>
          </table:table-cell>
          <table:table-cell table:style-name="ce4"/>
          <table:covered-table-cell table:style-name="ce103"/>
          <table:table-cell table:style-name="ce108"/>
          <table:table-cell table:style-name="ce111"/>
          <table:table-cell table:style-name="ce111" office:value-type="string">
            <text:p>ShaderTex: </text:p>
          </table:table-cell>
          <table:table-cell table:style-name="ce108"/>
          <table:table-cell table:style-name="ce111"/>
          <table:table-cell table:style-name="ce111" office:value-type="string">
            <text:p>ShaderTex: </text:p>
          </table:table-cell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/>
          <table:table-cell table:style-name="ce111" office:value-type="string">
            <text:p>ShaderTex: </text:p>
          </table:table-cell>
          <table:covered-table-cell table:style-name="ce103"/>
          <table:table-cell table:style-name="ce108"/>
          <table:table-cell table:style-name="ce111"/>
          <table:table-cell table:style-name="ce111" office:value-type="string">
            <text:p>ShaderTex: </text:p>
          </table:table-cell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/>
          <table:table-cell table:style-name="ce111" office:value-type="string">
            <text:p>ShaderTex: </text:p>
          </table:table-cell>
          <table:table-cell table:style-name="ce108"/>
          <table:table-cell table:style-name="ce111"/>
          <table:table-cell table:style-name="ce111" office:value-type="string">
            <text:p>ShaderTex: </text:p>
          </table:table-cell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/>
          <table:table-cell table:style-name="ce111" office:value-type="string">
            <text:p>ShaderTex: </text:p>
          </table:table-cell>
          <table:covered-table-cell table:style-name="ce103"/>
          <table:table-cell table:style-name="ce108" table:number-columns-repeated="2"/>
          <table:table-cell table:style-name="ce111" office:value-type="string">
            <text:p>ShaderTex: </text:p>
          </table:table-cell>
          <table:table-cell table:style-name="ce108" table:number-columns-repeated="3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5"/>
          <table:table-cell table:style-name="ce4"/>
          <table:table-cell table:style-name="ce65"/>
          <table:table-cell table:style-name="ce76"/>
          <table:table-cell table:style-name="ce30" office:value-type="string">
            <text:p>StartTime:</text:p>
          </table:table-cell>
          <table:table-cell table:number-columns-repeated="2" table:style-name="ce81" office:value-type="string">
            <text:p>StartTime:</text:p>
          </table:table-cell>
          <table:table-cell table:style-name="ce4"/>
          <table:covered-table-cell table:style-name="ce101"/>
          <table:table-cell table:style-name="ce108"/>
          <table:table-cell table:style-name="ce111"/>
          <table:table-cell table:style-name="ce112" office:value-type="string">
            <text:p>PSConstCount:</text:p>
          </table:table-cell>
          <table:table-cell table:style-name="ce108"/>
          <table:table-cell table:style-name="ce111"/>
          <table:table-cell table:style-name="ce112" office:value-type="string">
            <text:p>PSConstCount:</text:p>
          </table:table-cell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/>
          <table:table-cell table:style-name="ce112" office:value-type="string">
            <text:p>PSConstCount:</text:p>
          </table:table-cell>
          <table:covered-table-cell table:style-name="ce101"/>
          <table:table-cell table:style-name="ce108"/>
          <table:table-cell table:style-name="ce111"/>
          <table:table-cell table:style-name="ce112" office:value-type="string">
            <text:p>PSConstCount:</text:p>
          </table:table-cell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/>
          <table:table-cell table:style-name="ce112" office:value-type="string">
            <text:p>PSConstCount:</text:p>
          </table:table-cell>
          <table:table-cell table:style-name="ce108"/>
          <table:table-cell table:style-name="ce111"/>
          <table:table-cell table:style-name="ce112" office:value-type="string">
            <text:p>PSConstCount:</text:p>
          </table:table-cell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/>
          <table:table-cell table:style-name="ce11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/>
          <table:table-cell table:style-name="ce112" office:value-type="string">
            <text:p>PSConstCount:</text:p>
          </table:table-cell>
          <table:covered-table-cell table:style-name="ce101"/>
          <table:table-cell table:style-name="ce108" table:number-columns-repeated="2"/>
          <table:table-cell table:style-name="ce112" office:value-type="string">
            <text:p>PSConstCount:</text:p>
          </table:table-cell>
          <table:table-cell table:style-name="ce108" table:number-columns-repeated="3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5"/>
          <table:table-cell table:style-name="ce4"/>
          <table:table-cell table:style-name="ce65"/>
          <table:table-cell table:style-name="ce76"/>
          <table:table-cell table:style-name="ce30" office:value-type="string">
            <text:p>EndTime:</text:p>
          </table:table-cell>
          <table:table-cell table:number-columns-repeated="2" table:style-name="ce81" office:value-type="string">
            <text:p>EndTime:</text:p>
          </table:table-cell>
          <table:table-cell table:style-name="ce4"/>
          <table:covered-table-cell table:style-name="ce103"/>
          <table:table-cell table:style-name="ce108"/>
          <table:table-cell table:style-name="ce111"/>
          <table:table-cell table:style-name="ce113" office:value-type="string">
            <text:p>PSConstIndex:</text:p>
          </table:table-cell>
          <table:table-cell table:style-name="ce108"/>
          <table:table-cell table:style-name="ce111"/>
          <table:table-cell table:style-name="ce113" office:value-type="string">
            <text:p>PSConstIndex:</text:p>
          </table:table-cell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/>
          <table:table-cell table:style-name="ce113" office:value-type="string">
            <text:p>PSConstIndex:</text:p>
          </table:table-cell>
          <table:covered-table-cell table:style-name="ce103"/>
          <table:table-cell table:style-name="ce108"/>
          <table:table-cell table:style-name="ce111"/>
          <table:table-cell table:style-name="ce113" office:value-type="string">
            <text:p>PSConstIndex:</text:p>
          </table:table-cell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/>
          <table:table-cell table:style-name="ce113" office:value-type="string">
            <text:p>PSConstIndex:</text:p>
          </table:table-cell>
          <table:table-cell table:style-name="ce108"/>
          <table:table-cell table:style-name="ce111"/>
          <table:table-cell table:style-name="ce113" office:value-type="string">
            <text:p>PSConstIndex:</text:p>
          </table:table-cell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/>
          <table:table-cell table:style-name="ce113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/>
          <table:table-cell table:style-name="ce113" office:value-type="string">
            <text:p>PSConstIndex:</text:p>
          </table:table-cell>
          <table:covered-table-cell table:style-name="ce103"/>
          <table:table-cell table:style-name="ce108" table:number-columns-repeated="2"/>
          <table:table-cell table:style-name="ce113" office:value-type="string">
            <text:p>PSConstIndex:</text:p>
          </table:table-cell>
          <table:table-cell table:style-name="ce108" table:number-columns-repeated="3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5"/>
          <table:table-cell table:style-name="ce4"/>
          <table:table-cell table:style-name="ce65"/>
          <table:table-cell table:style-name="ce75"/>
          <table:table-cell table:style-name="ce30" office:value-type="string">
            <text:p>ColorDelta:</text:p>
          </table:table-cell>
          <table:table-cell table:number-columns-repeated="2" table:style-name="ce81" office:value-type="string">
            <text:p>ColorDelta:</text:p>
          </table:table-cell>
          <table:table-cell table:style-name="ce4"/>
          <table:covered-table-cell table:style-name="ce103"/>
          <table:table-cell table:style-name="ce108"/>
          <table:table-cell table:style-name="ce111"/>
          <table:table-cell table:style-name="ce113" office:value-type="string">
            <text:p>PSConstValue:</text:p>
          </table:table-cell>
          <table:table-cell table:style-name="ce108"/>
          <table:table-cell table:style-name="ce111"/>
          <table:table-cell table:style-name="ce113" office:value-type="string">
            <text:p>PSConstValue:</text:p>
          </table:table-cell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/>
          <table:table-cell table:style-name="ce113" office:value-type="string">
            <text:p>PSConstValue:</text:p>
          </table:table-cell>
          <table:covered-table-cell table:style-name="ce103"/>
          <table:table-cell table:style-name="ce108"/>
          <table:table-cell table:style-name="ce111"/>
          <table:table-cell table:style-name="ce113" office:value-type="string">
            <text:p>PSConstValue:</text:p>
          </table:table-cell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/>
          <table:table-cell table:style-name="ce113" office:value-type="string">
            <text:p>PSConstValue:</text:p>
          </table:table-cell>
          <table:table-cell table:style-name="ce108"/>
          <table:table-cell table:style-name="ce111"/>
          <table:table-cell table:style-name="ce113" office:value-type="string">
            <text:p>PSConstValue:</text:p>
          </table:table-cell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/>
          <table:table-cell table:style-name="ce113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 table:number-columns-repeated="2"/>
          <table:covered-table-cell table:style-name="ce103"/>
          <table:table-cell table:style-name="ce108"/>
          <table:table-cell table:style-name="ce111"/>
          <table:table-cell table:style-name="ce113" office:value-type="string">
            <text:p>PSConstValue:</text:p>
          </table:table-cell>
          <table:covered-table-cell table:style-name="ce103"/>
          <table:table-cell table:style-name="ce108" table:number-columns-repeated="2"/>
          <table:table-cell table:style-name="ce113" office:value-type="string">
            <text:p>PSConstValue:</text:p>
          </table:table-cell>
          <table:table-cell table:style-name="ce108" table:number-columns-repeated="3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5"/>
          <table:table-cell table:style-name="ce4"/>
          <table:table-cell table:style-name="ce65"/>
          <table:table-cell table:style-name="ce74"/>
          <table:table-cell table:style-name="ce42" office:value-type="string">
            <text:p>CtrlType: 106</text:p>
          </table:table-cell>
          <table:table-cell table:number-columns-repeated="2" table:style-name="ce80" office:value-type="string">
            <text:p>CtrlType: 106</text:p>
          </table:table-cell>
          <table:table-cell table:style-name="ce4"/>
          <table:covered-table-cell table:style-name="ce102"/>
          <table:table-cell table:style-name="ce108"/>
          <table:table-cell table:style-name="ce111"/>
          <table:table-cell table:style-name="ce113" office:value-type="string">
            <text:p>PSTargetCount:</text:p>
          </table:table-cell>
          <table:table-cell table:style-name="ce108"/>
          <table:table-cell table:style-name="ce111"/>
          <table:table-cell table:style-name="ce113" office:value-type="string">
            <text:p>PSTargetCount:</text:p>
          </table:table-cell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/>
          <table:table-cell table:style-name="ce113" office:value-type="string">
            <text:p>PSTargetCount:</text:p>
          </table:table-cell>
          <table:covered-table-cell table:style-name="ce102"/>
          <table:table-cell table:style-name="ce108"/>
          <table:table-cell table:style-name="ce111"/>
          <table:table-cell table:style-name="ce113" office:value-type="string">
            <text:p>PSTargetCount:</text:p>
          </table:table-cell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/>
          <table:table-cell table:style-name="ce113" office:value-type="string">
            <text:p>PSTargetCount:</text:p>
          </table:table-cell>
          <table:table-cell table:style-name="ce108"/>
          <table:table-cell table:style-name="ce111"/>
          <table:table-cell table:style-name="ce113" office:value-type="string">
            <text:p>PSTargetCount:</text:p>
          </table:table-cell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/>
          <table:table-cell table:style-name="ce113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/>
          <table:table-cell table:style-name="ce113" office:value-type="string">
            <text:p>PSTargetCount:</text:p>
          </table:table-cell>
          <table:covered-table-cell table:style-name="ce102"/>
          <table:table-cell table:style-name="ce108" table:number-columns-repeated="2"/>
          <table:table-cell table:style-name="ce113" office:value-type="string">
            <text:p>PSTargetCount:</text:p>
          </table:table-cell>
          <table:table-cell table:style-name="ce108" table:number-columns-repeated="3"/>
          <table:table-cell table:style-name="ce127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5"/>
          <table:table-cell table:style-name="ce4"/>
          <table:table-cell table:style-name="ce65"/>
          <table:table-cell table:style-name="ce75"/>
          <table:table-cell table:style-name="ce30" office:value-type="string">
            <text:p>StartTime:</text:p>
          </table:table-cell>
          <table:table-cell table:number-columns-repeated="2" table:style-name="ce81" office:value-type="string">
            <text:p>StartTime:</text:p>
          </table:table-cell>
          <table:table-cell table:style-name="ce4"/>
          <table:covered-table-cell table:style-name="ce101"/>
          <table:table-cell table:style-name="ce108"/>
          <table:table-cell table:style-name="ce111"/>
          <table:table-cell table:style-name="ce113" office:value-type="string">
            <text:p>PSInterval:</text:p>
          </table:table-cell>
          <table:table-cell table:style-name="ce108"/>
          <table:table-cell table:style-name="ce111"/>
          <table:table-cell table:style-name="ce113" office:value-type="string">
            <text:p>PSInterval:</text:p>
          </table:table-cell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/>
          <table:table-cell table:style-name="ce113" office:value-type="string">
            <text:p>PSInterval:</text:p>
          </table:table-cell>
          <table:covered-table-cell table:style-name="ce101"/>
          <table:table-cell table:style-name="ce108"/>
          <table:table-cell table:style-name="ce111"/>
          <table:table-cell table:style-name="ce113" office:value-type="string">
            <text:p>PSInterval:</text:p>
          </table:table-cell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/>
          <table:table-cell table:style-name="ce113" office:value-type="string">
            <text:p>PSInterval:</text:p>
          </table:table-cell>
          <table:table-cell table:style-name="ce108"/>
          <table:table-cell table:style-name="ce111"/>
          <table:table-cell table:style-name="ce113" office:value-type="string">
            <text:p>PSInterval:</text:p>
          </table:table-cell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/>
          <table:table-cell table:style-name="ce113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 table:number-columns-repeated="2"/>
          <table:covered-table-cell table:style-name="ce101"/>
          <table:table-cell table:style-name="ce108"/>
          <table:table-cell table:style-name="ce111"/>
          <table:table-cell table:style-name="ce113" office:value-type="string">
            <text:p>PSInterval:</text:p>
          </table:table-cell>
          <table:covered-table-cell table:style-name="ce101"/>
          <table:table-cell table:style-name="ce108" table:number-columns-repeated="2"/>
          <table:table-cell table:style-name="ce113" office:value-type="string">
            <text:p>PSInterval:</text:p>
          </table:table-cell>
          <table:table-cell table:style-name="ce108" table:number-columns-repeated="3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5"/>
          <table:table-cell table:style-name="ce4"/>
          <table:table-cell table:style-name="ce65"/>
          <table:table-cell table:style-name="ce75"/>
          <table:table-cell table:style-name="ce30" office:value-type="string">
            <text:p>EndTime:</text:p>
          </table:table-cell>
          <table:table-cell table:number-columns-repeated="2" table:style-name="ce81" office:value-type="string">
            <text:p>EndTime:</text:p>
          </table:table-cell>
          <table:table-cell table:style-name="ce4"/>
          <table:covered-table-cell table:style-name="ce102"/>
          <table:table-cell table:style-name="ce108"/>
          <table:table-cell table:style-name="ce111"/>
          <table:table-cell table:style-name="ce113" office:value-type="string">
            <text:p>PSLoopCount:</text:p>
          </table:table-cell>
          <table:table-cell table:style-name="ce108"/>
          <table:table-cell table:style-name="ce111"/>
          <table:table-cell table:style-name="ce113" office:value-type="string">
            <text:p>PSLoopCount:</text:p>
          </table:table-cell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/>
          <table:table-cell table:style-name="ce113" office:value-type="string">
            <text:p>PSLoopCount:</text:p>
          </table:table-cell>
          <table:covered-table-cell table:style-name="ce102"/>
          <table:table-cell table:style-name="ce108"/>
          <table:table-cell table:style-name="ce111"/>
          <table:table-cell table:style-name="ce113" office:value-type="string">
            <text:p>PSLoopCount:</text:p>
          </table:table-cell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/>
          <table:table-cell table:style-name="ce113" office:value-type="string">
            <text:p>PSLoopCount:</text:p>
          </table:table-cell>
          <table:table-cell table:style-name="ce108"/>
          <table:table-cell table:style-name="ce111"/>
          <table:table-cell table:style-name="ce113" office:value-type="string">
            <text:p>PSLoopCount:</text:p>
          </table:table-cell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/>
          <table:table-cell table:style-name="ce113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/>
          <table:table-cell table:style-name="ce113" office:value-type="string">
            <text:p>PSLoopCount:</text:p>
          </table:table-cell>
          <table:covered-table-cell table:style-name="ce102"/>
          <table:table-cell table:style-name="ce108" table:number-columns-repeated="2"/>
          <table:table-cell table:style-name="ce113" office:value-type="string">
            <text:p>PSLoopCount:</text:p>
          </table:table-cell>
          <table:table-cell table:style-name="ce108" table:number-columns-repeated="3"/>
          <table:table-cell table:style-name="ce127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6"/>
          <table:table-cell table:style-name="ce30" office:value-type="string">
            <text:p>ScaleChage:</text:p>
          </table:table-cell>
          <table:table-cell table:number-columns-repeated="2" table:style-name="ce81" office:value-type="string">
            <text:p>ScaleChage:</text:p>
          </table:table-cell>
          <table:table-cell table:style-name="ce4"/>
          <table:covered-table-cell table:style-name="ce102"/>
          <table:table-cell table:style-name="ce108"/>
          <table:table-cell table:style-name="ce111"/>
          <table:table-cell table:style-name="ce111" office:value-type="string">
            <text:p>CanDoFadeOut:</text:p>
          </table:table-cell>
          <table:table-cell table:style-name="ce108"/>
          <table:table-cell table:style-name="ce111"/>
          <table:table-cell table:style-name="ce111" office:value-type="string">
            <text:p>CanDoFadeOut: 1</text:p>
          </table:table-cell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/>
          <table:table-cell table:style-name="ce111" office:value-type="string">
            <text:p>CanDoFadeOut: 1</text:p>
          </table:table-cell>
          <table:covered-table-cell table:style-name="ce102"/>
          <table:table-cell table:style-name="ce108"/>
          <table:table-cell table:style-name="ce111"/>
          <table:table-cell table:style-name="ce111" office:value-type="string">
            <text:p>CanDoFadeOut: 1</text:p>
          </table:table-cell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/>
          <table:table-cell table:style-name="ce111" office:value-type="string">
            <text:p>CanDoFadeOut: 1</text:p>
          </table:table-cell>
          <table:table-cell table:style-name="ce108"/>
          <table:table-cell table:style-name="ce111"/>
          <table:table-cell table:style-name="ce111" office:value-type="string">
            <text:p>CanDoFadeOut: 1</text:p>
          </table:table-cell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table-cell table:style-name="ce120" table:number-columns-repeated="3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 table:number-columns-repeated="2"/>
          <table:covered-table-cell table:style-name="ce102"/>
          <table:table-cell table:style-name="ce108"/>
          <table:table-cell table:style-name="ce111"/>
          <table:table-cell table:style-name="ce111" office:value-type="string">
            <text:p>CanDoFadeOut: 1</text:p>
          </table:table-cell>
          <table:covered-table-cell table:style-name="ce102"/>
          <table:table-cell table:style-name="ce108" table:number-columns-repeated="2"/>
          <table:table-cell table:style-name="ce111" office:value-type="string">
            <text:p>CanDoFadeOut: 1</text:p>
          </table:table-cell>
          <table:table-cell table:style-name="ce108" table:number-columns-repeated="3"/>
          <table:table-cell table:style-name="ce127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4"/>
          <table:table-cell table:number-columns-repeated="3" table:style-name="ce80" office:value-type="string">
            <text:p>CtrlType: 107</text:p>
          </table:table-cell>
          <table:table-cell table:style-name="ce4"/>
          <table:table-cell table:style-name="ce104" office:value-type="string" table:number-columns-spanned="1" table:number-rows-spanned="45">
            <text:p>Unique Parameters</text:p>
          </table:table-cell>
          <table:table-cell table:number-columns-repeated="5" table:style-name="ce30" office:value-type="string">
            <text:p>Width:</text:p>
          </table:table-cell>
          <table:table-cell table:style-name="ce14" office:value-type="string">
            <text:p>Width:</text:p>
          </table:table-cell>
          <table:table-cell table:number-columns-repeated="2" table:style-name="ce30" office:value-type="string">
            <text:p>Width:</text:p>
          </table:table-cell>
          <table:table-cell table:style-name="ce30"/>
          <table:table-cell table:style-name="ce104" office:value-type="string" table:number-columns-spanned="1" table:number-rows-spanned="45">
            <text:p>Unique Parameters</text:p>
          </table:table-cell>
          <table:table-cell table:number-columns-repeated="2" table:style-name="ce30" office:value-type="string">
            <text:p>OrgPos1:</text:p>
          </table:table-cell>
          <table:table-cell table:style-name="ce14" office:value-type="string">
            <text:p>OrgPos1:</text:p>
          </table:table-cell>
          <table:table-cell table:style-name="ce104" office:value-type="string" table:number-columns-spanned="1" table:number-rows-spanned="45">
            <text:p>Unique Parameters</text:p>
          </table:table-cell>
          <table:table-cell table:number-columns-repeated="2" table:style-name="ce30" office:value-type="string">
            <text:p>Quota:</text:p>
          </table:table-cell>
          <table:table-cell table:style-name="ce14" office:value-type="string">
            <text:p>Quota:</text:p>
          </table:table-cell>
          <table:table-cell table:number-columns-repeated="2" table:style-name="ce30" office:value-type="string">
            <text:p>Quota:</text:p>
          </table:table-cell>
          <table:table-cell table:style-name="ce30"/>
          <table:table-cell table:style-name="ce121" office:value-type="string">
            <text:p>Quota:</text:p>
          </table:table-cell>
          <table:table-cell table:style-name="ce121" table:number-columns-repeated="2"/>
          <table:table-cell table:number-columns-repeated="2" table:style-name="ce30" office:value-type="string">
            <text:p>Quota:</text:p>
          </table:table-cell>
          <table:table-cell table:style-name="ce14" office:value-type="string">
            <text:p>Quota:</text:p>
          </table:table-cell>
          <table:table-cell table:number-columns-repeated="2" table:style-name="ce30" office:value-type="string">
            <text:p>Quota:</text:p>
          </table:table-cell>
          <table:table-cell table:style-name="ce14" office:value-type="string">
            <text:p>Quota:</text:p>
          </table:table-cell>
          <table:table-cell table:number-columns-repeated="2" table:style-name="ce30" office:value-type="string">
            <text:p>Quota:</text:p>
          </table:table-cell>
          <table:table-cell table:style-name="ce30"/>
          <table:table-cell table:style-name="ce104" office:value-type="string" table:number-columns-spanned="1" table:number-rows-spanned="45">
            <text:p>Unique Parameters</text:p>
          </table:table-cell>
          <table:table-cell table:number-columns-repeated="2" table:style-name="ce30" office:value-type="string">
            <text:p>LightType:</text:p>
          </table:table-cell>
          <table:table-cell table:style-name="ce30"/>
          <table:table-cell table:style-name="ce104" office:value-type="string" table:number-columns-spanned="1" table:number-rows-spanned="45">
            <text:p>Unique Parameters</text:p>
          </table:table-cell>
          <table:table-cell table:number-columns-repeated="2" table:style-name="ce30" office:value-type="string">
            <text:p>Radius:</text:p>
          </table:table-cell>
          <table:table-cell table:style-name="ce30"/>
          <table:table-cell table:style-name="ce104" office:value-type="string" table:number-columns-spanned="1" table:number-rows-spanned="45">
            <text:p>Unique Parameters</text:p>
          </table:table-cell>
          <table:table-cell table:number-columns-repeated="2" table:style-name="ce30" office:value-type="string">
            <text:p>BufLen:</text:p>
          </table:table-cell>
          <table:table-cell table:style-name="ce30"/>
          <table:table-cell table:style-name="ce123" office:value-type="string">
            <text:p>Deviation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BufLen:</text:p>
          </table:table-cell>
          <table:table-cell table:style-name="ce30"/>
          <table:table-cell table:style-name="ce104" office:value-type="string" table:number-columns-spanned="1" table:number-rows-spanned="45">
            <text:p>Unique Parameters</text:p>
          </table:table-cell>
          <table:table-cell table:number-columns-repeated="2" table:style-name="ce30" office:value-type="string">
            <text:p>ModelPath:</text:p>
          </table:table-cell>
          <table:table-cell table:style-name="ce30"/>
          <table:table-cell table:style-name="ce104" office:value-type="string" table:number-columns-spanned="1" table:number-rows-spanned="45">
            <text:p>Unique Parameters</text:p>
          </table:table-cell>
          <table:table-cell table:style-name="ce30"/>
          <table:table-cell table:style-name="ce41" office:value-type="string">
            <text:p>PathNum:</text:p>
          </table:table-cell>
          <table:table-cell table:style-name="ce41"/>
          <table:table-cell table:style-name="ce104" office:value-type="string" table:number-columns-spanned="1" table:number-rows-spanned="45">
            <text:p>Unique Parameters</text:p>
          </table:table-cell>
          <table:table-cell table:number-columns-repeated="2" table:style-name="ce30" office:value-type="string">
            <text:p>Pos:</text:p>
          </table:table-cell>
          <table:table-cell table:style-name="ce30"/>
          <table:table-cell table:style-name="ce104" office:value-type="string" table:number-columns-spanned="1" table:number-rows-spanned="45">
            <text:p>Unique Parameters</text:p>
          </table:table-cell>
          <table:table-cell table:number-columns-repeated="2" table:style-name="ce30" office:value-type="string">
            <text:p>Coeff:</text:p>
          </table:table-cell>
          <table:table-cell table:style-name="ce30"/>
          <table:table-cell table:style-name="ce104" office:value-type="string" table:number-columns-spanned="1" table:number-rows-spanned="45">
            <text:p>Unique Parameters</text:p>
          </table:table-cell>
          <table:table-cell table:style-name="ce117" office:value-type="string">
            <text:p>GfxPath:</text:p>
          </table:table-cell>
          <table:table-cell table:number-columns-repeated="2" table:style-name="ce30" office:value-type="string">
            <text:p>GfxPath:</text:p>
          </table:table-cell>
          <table:table-cell table:style-name="ce104" office:value-type="string" table:number-columns-spanned="1" table:number-rows-spanned="45">
            <text:p>Unique Parameters</text:p>
          </table:table-cell>
          <table:table-cell table:style-name="ce30"/>
          <table:table-cell table:number-columns-repeated="2" table:style-name="ce30" office:value-type="string">
            <text:p>wNumber:</text:p>
          </table:table-cell>
          <table:table-cell table:style-name="ce30"/>
          <table:table-cell table:style-name="ce30" office:value-type="string">
            <text:p>wNumber:</text:p>
          </table:table-cell>
          <table:table-cell table:style-name="ce30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6"/>
          <table:table-cell table:number-columns-repeated="3" table:style-name="ce81" office:value-type="string">
            <text:p>StartTime:</text:p>
          </table:table-cell>
          <table:table-cell table:style-name="ce4"/>
          <table:covered-table-cell table:style-name="ce104"/>
          <table:table-cell table:number-columns-repeated="5" table:style-name="ce30" office:value-type="string">
            <text:p>Height:</text:p>
          </table:table-cell>
          <table:table-cell table:style-name="ce14" office:value-type="string">
            <text:p>Height:</text:p>
          </table:table-cell>
          <table:table-cell table:number-columns-repeated="2" table:style-name="ce30" office:value-type="string">
            <text:p>Height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OrgPos2:</text:p>
          </table:table-cell>
          <table:table-cell table:style-name="ce14" office:value-type="string">
            <text:p>OrgPos2:</text:p>
          </table:table-cell>
          <table:covered-table-cell table:style-name="ce104"/>
          <table:table-cell table:number-columns-repeated="2" table:style-name="ce30" office:value-type="string">
            <text:p>ParticleWidth:</text:p>
          </table:table-cell>
          <table:table-cell table:style-name="ce14" office:value-type="string">
            <text:p>ParticleWidth:</text:p>
          </table:table-cell>
          <table:table-cell table:number-columns-repeated="2" table:style-name="ce30" office:value-type="string">
            <text:p>ParticleWidth:</text:p>
          </table:table-cell>
          <table:table-cell table:style-name="ce30"/>
          <table:table-cell table:style-name="ce121" office:value-type="string">
            <text:p>ParticleWidth:</text:p>
          </table:table-cell>
          <table:table-cell table:style-name="ce121" table:number-columns-repeated="2"/>
          <table:table-cell table:number-columns-repeated="2" table:style-name="ce30" office:value-type="string">
            <text:p>ParticleWidth:</text:p>
          </table:table-cell>
          <table:table-cell table:style-name="ce14" office:value-type="string">
            <text:p>ParticleWidth:</text:p>
          </table:table-cell>
          <table:table-cell table:number-columns-repeated="2" table:style-name="ce30" office:value-type="string">
            <text:p>ParticleWidth:</text:p>
          </table:table-cell>
          <table:table-cell table:style-name="ce14" office:value-type="string">
            <text:p>ParticleWidth:</text:p>
          </table:table-cell>
          <table:table-cell table:number-columns-repeated="2" table:style-name="ce30" office:value-type="string">
            <text:p>ParticleWidth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Diffuse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Height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Amplitude:</text:p>
          </table:table-cell>
          <table:table-cell table:style-name="ce30"/>
          <table:table-cell table:style-name="ce123" office:value-type="string">
            <text:p>StepMin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Amplitude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ModelActName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Path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Pos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height:</text:p>
          </table:table-cell>
          <table:table-cell table:style-name="ce30"/>
          <table:covered-table-cell table:style-name="ce104"/>
          <table:table-cell table:style-name="ce117" office:value-type="string">
            <text:p>OutColor:</text:p>
          </table:table-cell>
          <table:table-cell table:number-columns-repeated="2" table:style-name="ce30" office:value-type="string">
            <text:p>OutColor:</text:p>
          </table:table-cell>
          <table:covered-table-cell table:style-name="ce104"/>
          <table:table-cell table:style-name="ce30"/>
          <table:table-cell table:number-columns-repeated="2" table:style-name="ce30" office:value-type="string">
            <text:p>hNumber:</text:p>
          </table:table-cell>
          <table:table-cell table:style-name="ce30"/>
          <table:table-cell table:style-name="ce30" office:value-type="string">
            <text:p>hNumber:</text:p>
          </table:table-cell>
          <table:table-cell table:style-name="ce30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6"/>
          <table:table-cell table:number-columns-repeated="3" table:style-name="ce81" office:value-type="string">
            <text:p>EndTime:</text:p>
          </table:table-cell>
          <table:table-cell table:style-name="ce4"/>
          <table:covered-table-cell table:style-name="ce105"/>
          <table:table-cell table:number-columns-repeated="5" table:style-name="ce30" office:value-type="string">
            <text:p>RotFromView:</text:p>
          </table:table-cell>
          <table:table-cell table:style-name="ce14" office:value-type="string">
            <text:p>RotFromView:</text:p>
          </table:table-cell>
          <table:table-cell table:number-columns-repeated="2" table:style-name="ce30" office:value-type="string">
            <text:p>RotFromView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EnableMat:</text:p>
          </table:table-cell>
          <table:table-cell table:style-name="ce14" office:value-type="string">
            <text:p>EnableMat:</text:p>
          </table:table-cell>
          <table:covered-table-cell table:style-name="ce105"/>
          <table:table-cell table:number-columns-repeated="2" table:style-name="ce30" office:value-type="string">
            <text:p>ParticleHeight:</text:p>
          </table:table-cell>
          <table:table-cell table:style-name="ce14" office:value-type="string">
            <text:p>ParticleHeight:</text:p>
          </table:table-cell>
          <table:table-cell table:number-columns-repeated="2" table:style-name="ce30" office:value-type="string">
            <text:p>ParticleHeight:</text:p>
          </table:table-cell>
          <table:table-cell table:style-name="ce30"/>
          <table:table-cell table:style-name="ce121" office:value-type="string">
            <text:p>ParticleHeight:</text:p>
          </table:table-cell>
          <table:table-cell table:style-name="ce121" table:number-columns-repeated="2"/>
          <table:table-cell table:number-columns-repeated="2" table:style-name="ce30" office:value-type="string">
            <text:p>ParticleHeight:</text:p>
          </table:table-cell>
          <table:table-cell table:style-name="ce14" office:value-type="string">
            <text:p>ParticleHeight:</text:p>
          </table:table-cell>
          <table:table-cell table:number-columns-repeated="2" table:style-name="ce30" office:value-type="string">
            <text:p>ParticleHeight:</text:p>
          </table:table-cell>
          <table:table-cell table:style-name="ce14" office:value-type="string">
            <text:p>ParticleHeight:</text:p>
          </table:table-cell>
          <table:table-cell table:number-columns-repeated="2" table:style-name="ce30" office:value-type="string">
            <text:p>ParticleHeight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Specular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Pitch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WaveLen:</text:p>
          </table:table-cell>
          <table:table-cell table:style-name="ce30"/>
          <table:table-cell table:style-name="ce121" office:value-type="string">
            <text:p>StepMax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WaveLen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Loops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SoundVer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SegLife:</text:p>
          </table:table-cell>
          <table:table-cell table:style-name="ce30"/>
          <table:covered-table-cell table:style-name="ce105"/>
          <table:table-cell table:style-name="ce30" table:number-columns-repeated="3"/>
          <table:covered-table-cell table:style-name="ce105"/>
          <table:table-cell table:style-name="ce124" office:value-type="string">
            <text:p>v58 assumed</text:p>
          </table:table-cell>
          <table:table-cell table:number-columns-repeated="2" table:style-name="ce30" office:value-type="string">
            <text:p>LoopFlag:</text:p>
          </table:table-cell>
          <table:covered-table-cell table:style-name="ce105"/>
          <table:table-cell table:style-name="ce30"/>
          <table:table-cell table:number-columns-repeated="2" table:style-name="ce30" office:value-type="string">
            <text:p>[x, y, z]</text:p>
          </table:table-cell>
          <table:table-cell table:style-name="ce30"/>
          <table:table-cell table:style-name="ce30" office:value-type="string">
            <text:p>[x, y, z]</text:p>
          </table:table-cell>
          <table:table-cell table:style-name="ce30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6"/>
          <table:table-cell table:number-columns-repeated="3" table:style-name="ce81" office:value-type="string">
            <text:p>BufLen:</text:p>
          </table:table-cell>
          <table:table-cell table:style-name="ce4"/>
          <table:covered-table-cell table:style-name="ce105"/>
          <table:table-cell table:number-columns-repeated="5" table:style-name="ce30" office:value-type="string">
            <text:p>GrndNormOnly:</text:p>
          </table:table-cell>
          <table:table-cell table:style-name="ce14" office:value-type="string">
            <text:p>GrndNormOnly:</text:p>
          </table:table-cell>
          <table:table-cell table:number-columns-repeated="2" table:style-name="ce30" office:value-type="string">
            <text:p>GrndNormOnly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EnableOrgPos1:</text:p>
          </table:table-cell>
          <table:table-cell table:style-name="ce14" office:value-type="string">
            <text:p>EnableOrgPos1:</text:p>
          </table:table-cell>
          <table:covered-table-cell table:style-name="ce105"/>
          <table:table-cell table:number-columns-repeated="2" table:style-name="ce30" office:value-type="string">
            <text:p>3DParticle:</text:p>
          </table:table-cell>
          <table:table-cell table:style-name="ce14" office:value-type="string">
            <text:p>3DParticle:</text:p>
          </table:table-cell>
          <table:table-cell table:number-columns-repeated="2" table:style-name="ce30" office:value-type="string">
            <text:p>3DParticle:</text:p>
          </table:table-cell>
          <table:table-cell table:style-name="ce30"/>
          <table:table-cell table:style-name="ce121" office:value-type="string">
            <text:p>3DParticle:</text:p>
          </table:table-cell>
          <table:table-cell table:style-name="ce121" table:number-columns-repeated="2"/>
          <table:table-cell table:number-columns-repeated="2" table:style-name="ce30" office:value-type="string">
            <text:p>3DParticle:</text:p>
          </table:table-cell>
          <table:table-cell table:style-name="ce14" office:value-type="string">
            <text:p>3DParticle:</text:p>
          </table:table-cell>
          <table:table-cell table:number-columns-repeated="2" table:style-name="ce30" office:value-type="string">
            <text:p>3DParticle:</text:p>
          </table:table-cell>
          <table:table-cell table:style-name="ce14" office:value-type="string">
            <text:p>3DParticle:</text:p>
          </table:table-cell>
          <table:table-cell table:number-columns-repeated="2" table:style-name="ce30" office:value-type="string">
            <text:p>3DParticle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Ambient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Sects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Persistence:</text:p>
          </table:table-cell>
          <table:table-cell table:style-name="ce30"/>
          <table:table-cell table:style-name="ce121" office:value-type="string">
            <text:p>WidthStart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Persistence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AlphaCmp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Force2D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Amp:</text:p>
          </table:table-cell>
          <table:table-cell table:style-name="ce30"/>
          <table:covered-table-cell table:style-name="ce105"/>
          <table:table-cell table:style-name="ce30" table:number-columns-repeated="3"/>
          <table:covered-table-cell table:style-name="ce105"/>
          <table:table-cell table:style-name="ce30"/>
          <table:table-cell table:style-name="ce41" office:value-type="string">
            <text:p>PlaySpeed:</text:p>
          </table:table-cell>
          <table:table-cell table:style-name="ce14" office:value-type="string">
            <text:p>PlaySpeed:</text:p>
          </table:table-cell>
          <table:covered-table-cell table:style-name="ce105"/>
          <table:table-cell table:style-name="ce30"/>
          <table:table-cell table:number-columns-repeated="2" table:style-name="ce30" office:value-type="string">
            <text:p>dwColor:</text:p>
          </table:table-cell>
          <table:table-cell table:style-name="ce30"/>
          <table:table-cell table:style-name="ce30" office:value-type="string">
            <text:p>dwColor:</text:p>
          </table:table-cell>
          <table:table-cell table:style-name="ce30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68"/>
          <table:table-cell table:style-name="ce65"/>
          <table:table-cell table:style-name="ce77"/>
          <table:table-cell table:number-columns-repeated="3" table:style-name="ce81" office:value-type="string">
            <text:p>Amplitude:</text:p>
          </table:table-cell>
          <table:table-cell table:style-name="ce4"/>
          <table:covered-table-cell table:style-name="ce105"/>
          <table:table-cell table:number-columns-repeated="5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EnableOrgPos2:</text:p>
          </table:table-cell>
          <table:table-cell table:style-name="ce14" office:value-type="string">
            <text:p>EnableOrgPos2:</text:p>
          </table:table-cell>
          <table:covered-table-cell table:style-name="ce105"/>
          <table:table-cell table:number-columns-repeated="2" table:style-name="ce30" office:value-type="string">
            <text:p>Facing:</text:p>
          </table:table-cell>
          <table:table-cell table:style-name="ce14" office:value-type="string">
            <text:p>Facing:</text:p>
          </table:table-cell>
          <table:table-cell table:number-columns-repeated="2" table:style-name="ce30" office:value-type="string">
            <text:p>Facing:</text:p>
          </table:table-cell>
          <table:table-cell table:style-name="ce30"/>
          <table:table-cell table:style-name="ce121" office:value-type="string">
            <text:p>Facing:</text:p>
          </table:table-cell>
          <table:table-cell table:style-name="ce121" table:number-columns-repeated="2"/>
          <table:table-cell table:number-columns-repeated="2" table:style-name="ce30" office:value-type="string">
            <text:p>Facing:</text:p>
          </table:table-cell>
          <table:table-cell table:style-name="ce14" office:value-type="string">
            <text:p>Facing:</text:p>
          </table:table-cell>
          <table:table-cell table:number-columns-repeated="2" table:style-name="ce30" office:value-type="string">
            <text:p>Facing:</text:p>
          </table:table-cell>
          <table:table-cell table:style-name="ce14" office:value-type="string">
            <text:p>Facing:</text:p>
          </table:table-cell>
          <table:table-cell table:number-columns-repeated="2" table:style-name="ce30" office:value-type="string">
            <text:p>Facing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Position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NoRadScale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OctaveNum:</text:p>
          </table:table-cell>
          <table:table-cell table:style-name="ce30"/>
          <table:table-cell table:style-name="ce121" office:value-type="string">
            <text:p>WidthEnd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OctaveNum:</text:p>
          </table:table-cell>
          <table:table-cell table:style-name="ce30"/>
          <table:covered-table-cell table:style-name="ce105"/>
          <table:table-cell table:style-name="ce30" office:value-type="string">
            <text:p>WriteZ:</text:p>
          </table:table-cell>
          <table:table-cell table:style-name="ce14" office:value-type="string">
            <text:p>WriteZ:</text:p>
          </table:table-cell>
          <table:table-cell table:style-name="ce14"/>
          <table:covered-table-cell table:style-name="ce105"/>
          <table:table-cell table:number-columns-repeated="2" table:style-name="ce30" office:value-type="string">
            <text:p>IsLoop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Amp:</text:p>
          </table:table-cell>
          <table:table-cell table:style-name="ce30"/>
          <table:covered-table-cell table:style-name="ce105"/>
          <table:table-cell table:style-name="ce30" table:number-columns-repeated="3"/>
          <table:covered-table-cell table:style-name="ce105"/>
          <table:table-cell table:style-name="ce30" table:number-columns-repeated="3"/>
          <table:covered-table-cell table:style-name="ce105"/>
          <table:table-cell table:style-name="ce30"/>
          <table:table-cell table:number-columns-repeated="2" table:style-name="ce30" office:value-type="string">
            <text:p>fGridSize:</text:p>
          </table:table-cell>
          <table:table-cell table:style-name="ce30"/>
          <table:table-cell table:style-name="ce30" office:value-type="string">
            <text:p>fGridSize:</text:p>
          </table:table-cell>
          <table:table-cell table:style-name="ce30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6"/>
          <table:table-cell table:number-columns-repeated="3" table:style-name="ce81" office:value-type="string">
            <text:p>WaveLen:</text:p>
          </table:table-cell>
          <table:table-cell table:style-name="ce4"/>
          <table:covered-table-cell table:style-name="ce104"/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SegLife:</text:p>
          </table:table-cell>
          <table:table-cell table:style-name="ce14" office:value-type="string">
            <text:p>SegLife:</text:p>
          </table:table-cell>
          <table:covered-table-cell table:style-name="ce104"/>
          <table:table-cell table:number-columns-repeated="2" table:style-name="ce30" office:value-type="string">
            <text:p>ScaleNoOff:</text:p>
          </table:table-cell>
          <table:table-cell table:style-name="ce14" office:value-type="string">
            <text:p>ScaleNoOff:</text:p>
          </table:table-cell>
          <table:table-cell table:number-columns-repeated="2" table:style-name="ce30" office:value-type="string">
            <text:p>ScaleNoOff:</text:p>
          </table:table-cell>
          <table:table-cell table:style-name="ce30"/>
          <table:table-cell table:style-name="ce121" office:value-type="string">
            <text:p>ScaleNoOff:</text:p>
          </table:table-cell>
          <table:table-cell table:style-name="ce121" table:number-columns-repeated="2"/>
          <table:table-cell table:number-columns-repeated="2" table:style-name="ce30" office:value-type="string">
            <text:p>ScaleNoOff:</text:p>
          </table:table-cell>
          <table:table-cell table:style-name="ce14" office:value-type="string">
            <text:p>ScaleNoOff:</text:p>
          </table:table-cell>
          <table:table-cell table:number-columns-repeated="2" table:style-name="ce30" office:value-type="string">
            <text:p>ScaleNoOff:</text:p>
          </table:table-cell>
          <table:table-cell table:style-name="ce14" office:value-type="string">
            <text:p>ScaleNoOff:</text:p>
          </table:table-cell>
          <table:table-cell table:number-columns-repeated="2" table:style-name="ce30" office:value-type="string">
            <text:p>ScaleNoOff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Direction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NoHeiScale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StartPos:</text:p>
          </table:table-cell>
          <table:table-cell table:style-name="ce30"/>
          <table:table-cell table:style-name="ce121" office:value-type="string">
            <text:p>AlphaStart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StartPos:</text:p>
          </table:table-cell>
          <table:table-cell table:style-name="ce30"/>
          <table:covered-table-cell table:style-name="ce104"/>
          <table:table-cell table:style-name="ce30"/>
          <table:table-cell table:style-name="ce41" office:value-type="string">
            <text:p>Use3DCam:</text:p>
          </table:table-cell>
          <table:table-cell table:style-name="ce41"/>
          <table:covered-table-cell table:style-name="ce104"/>
          <table:table-cell table:style-name="ce8" office:value-type="string" table:number-columns-spanned="1" table:number-rows-spanned="2">
            <text:p>Volume:</text:p>
          </table:table-cell>
          <table:table-cell table:style-name="ce41" office:value-type="string">
            <text:p>VolMin:</text:p>
          </table:table-cell>
          <table:table-cell table:style-name="ce41"/>
          <table:covered-table-cell table:style-name="ce104"/>
          <table:table-cell table:number-columns-repeated="2" table:style-name="ce30" office:value-type="string">
            <text:p>Bind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/>
          <table:table-cell table:number-columns-repeated="2" table:style-name="ce30" office:value-type="string">
            <text:p>fZOffset:</text:p>
          </table:table-cell>
          <table:table-cell table:style-name="ce30"/>
          <table:table-cell table:style-name="ce30" office:value-type="string">
            <text:p>fZOffset:</text:p>
          </table:table-cell>
          <table:table-cell table:style-name="ce30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66"/>
          <table:table-cell table:style-name="ce69"/>
          <table:table-cell table:style-name="ce71"/>
          <table:table-cell table:style-name="ce74"/>
          <table:table-cell table:number-columns-repeated="3" table:style-name="ce81" office:value-type="string">
            <text:p>Persistence:</text:p>
          </table:table-cell>
          <table:table-cell table:style-name="ce4"/>
          <table:covered-table-cell table:style-name="ce105"/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Bind:</text:p>
          </table:table-cell>
          <table:table-cell table:style-name="ce14" office:value-type="string">
            <text:p>Bind:</text:p>
          </table:table-cell>
          <table:covered-table-cell table:style-name="ce105"/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table-cell table:style-name="ce121" office:value-type="string">
            <text:p>NoScale:</text:p>
          </table:table-cell>
          <table:table-cell table:style-name="ce121" table:number-columns-repeated="2"/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Range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OrgAtCenter:</text:p>
          </table:table-cell>
          <table:table-cell table:style-name="ce30"/>
          <table:covered-table-cell table:style-name="ce105"/>
          <table:table-cell table:number-columns-repeated="2" table:style-name="ce30" office:value-type="string">
            <text:p>EndPos:</text:p>
          </table:table-cell>
          <table:table-cell table:style-name="ce30"/>
          <table:table-cell table:style-name="ce121" office:value-type="string">
            <text:p>AlphaEnd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EndPos:</text:p>
          </table:table-cell>
          <table:table-cell table:style-name="ce30"/>
          <table:covered-table-cell table:style-name="ce105"/>
          <table:table-cell table:style-name="ce30" table:number-columns-repeated="3"/>
          <table:covered-table-cell table:style-name="ce105"/>
          <table:covered-table-cell table:style-name="ce30"/>
          <table:table-cell table:style-name="ce41" office:value-type="string">
            <text:p>VolMax:</text:p>
          </table:table-cell>
          <table:table-cell table:style-name="ce41"/>
          <table:covered-table-cell table:style-name="ce105"/>
          <table:table-cell table:number-columns-repeated="2" table:style-name="ce30" office:value-type="string">
            <text:p>EnableMat:</text:p>
          </table:table-cell>
          <table:table-cell table:style-name="ce30"/>
          <table:covered-table-cell table:style-name="ce105"/>
          <table:table-cell table:style-name="ce30" table:number-columns-repeated="3"/>
          <table:covered-table-cell table:style-name="ce105"/>
          <table:table-cell table:style-name="ce30" table:number-columns-repeated="3"/>
          <table:covered-table-cell table:style-name="ce105"/>
          <table:table-cell table:style-name="ce30" table:number-columns-repeated="6"/>
          <table:table-cell table:style-name="ce128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4"/>
          <table:table-cell table:number-columns-repeated="3" table:style-name="ce81" office:value-type="string">
            <text:p>OctaveNum:</text:p>
          </table:table-cell>
          <table:table-cell table:style-name="ce4"/>
          <table:covered-table-cell table:style-name="ce104"/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covered-table-cell table:style-name="ce104"/>
          <table:table-cell table:style-name="ce30"/>
          <table:table-cell table:style-name="ce41" office:value-type="string">
            <text:p>Spline:</text:p>
          </table:table-cell>
          <table:table-cell table:style-name="ce14" office:value-type="string">
            <text:p>Spline:</text:p>
          </table:table-cell>
          <table:covered-table-cell table:style-name="ce104"/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table-cell table:style-name="ce121" office:value-type="string">
            <text:p>NoScale:</text:p>
          </table:table-cell>
          <table:table-cell table:style-name="ce121" table:number-columns-repeated="2"/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14" office:value-type="string">
            <text:p>NoScale:</text:p>
          </table:table-cell>
          <table:table-cell table:number-columns-repeated="2" table:style-name="ce30" office:value-type="string">
            <text:p>NoScale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FallOff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Segs:</text:p>
          </table:table-cell>
          <table:table-cell table:style-name="ce30"/>
          <table:table-cell table:style-name="ce121" office:value-type="string">
            <text:p>StrokeAmp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Segs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/>
          <table:table-cell table:style-name="ce41" office:value-type="string">
            <text:p>PitchMin:</text:p>
          </table:table-cell>
          <table:table-cell table:style-name="ce41"/>
          <table:covered-table-cell table:style-name="ce104"/>
          <table:table-cell table:number-columns-repeated="2" table:style-name="ce30" office:value-type="string">
            <text:p>EnablePos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8"/>
          <table:table-cell table:number-columns-repeated="3" table:style-name="ce81" office:value-type="string">
            <text:p>BaseColor:</text:p>
          </table:table-cell>
          <table:table-cell table:style-name="ce4"/>
          <table:covered-table-cell table:style-name="ce104"/>
          <table:table-cell table:number-columns-repeated="2" table:style-name="ce30" office:value-type="string">
            <text:p>ZOffset:</text:p>
          </table:table-cell>
          <table:table-cell table:style-name="ce14" office:value-type="string">
            <text:p>Zoffset:</text:p>
          </table:table-cell>
          <table:table-cell table:number-columns-repeated="2" table:style-name="ce30" office:value-type="string">
            <text:p>ZOffset:</text:p>
          </table:table-cell>
          <table:table-cell table:style-name="ce14" office:value-type="string">
            <text:p>ZOffset:</text:p>
          </table:table-cell>
          <table:table-cell table:number-columns-repeated="2" table:style-name="ce30" office:value-type="string">
            <text:p>ZOffset:</text:p>
          </table:table-cell>
          <table:table-cell table:style-name="ce30"/>
          <table:covered-table-cell table:style-name="ce104"/>
          <table:table-cell table:style-name="ce30"/>
          <table:table-cell table:style-name="ce41"/>
          <table:table-cell table:style-name="ce30"/>
          <table:covered-table-cell table:style-name="ce104"/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table-cell table:style-name="ce121" office:value-type="string">
            <text:p>OrgPt:</text:p>
          </table:table-cell>
          <table:table-cell table:style-name="ce121" table:number-columns-repeated="2"/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Attenuation0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LightNum:</text:p>
          </table:table-cell>
          <table:table-cell table:style-name="ce30"/>
          <table:table-cell table:style-name="ce121" office:value-type="string">
            <text:p>MaxSteps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LightNum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/>
          <table:table-cell table:style-name="ce41" office:value-type="string">
            <text:p>PitchMax:</text:p>
          </table:table-cell>
          <table:table-cell table:style-name="ce41"/>
          <table:covered-table-cell table:style-name="ce104"/>
          <table:table-cell table:number-columns-repeated="2" table:style-name="ce30" office:value-type="string">
            <text:p>EnablePos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8"/>
          <table:table-cell table:number-columns-repeated="3" table:style-name="ce80" office:value-type="string">
            <text:p>CtrlType: 108</text:p>
          </table:table-cell>
          <table:table-cell table:style-name="ce4"/>
          <table:covered-table-cell table:style-name="ce104"/>
          <table:table-cell table:style-name="ce30" office:value-type="string">
            <text:p>MatchSurface:</text:p>
          </table:table-cell>
          <table:table-cell table:style-name="ce14" office:value-type="string">
            <text:p>MatchSurface:</text:p>
          </table:table-cell>
          <table:table-cell table:number-columns-repeated="2" table:style-name="ce30" office:value-type="string">
            <text:p>MatchSurface:</text:p>
          </table:table-cell>
          <table:table-cell table:number-columns-repeated="2" table:style-name="ce14" office:value-type="string">
            <text:p>MatchSurface:</text:p>
          </table:table-cell>
          <table:table-cell table:style-name="ce116" office:value-type="string">
            <text:p>v58 assumed</text:p>
          </table:table-cell>
          <table:table-cell table:style-name="ce14" office:value-type="string">
            <text:p>MatchSurface:</text:p>
          </table:table-cell>
          <table:table-cell table:style-name="ce14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table-cell table:style-name="ce121" office:value-type="string">
            <text:p>OrgPt:</text:p>
          </table:table-cell>
          <table:table-cell table:style-name="ce121" table:number-columns-repeated="2"/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14" office:value-type="string">
            <text:p>OrgPt:</text:p>
          </table:table-cell>
          <table:table-cell table:number-columns-repeated="2" table:style-name="ce30" office:value-type="string">
            <text:p>OrgPt:</text:p>
          </table:table-cell>
          <table:table-cell table:style-name="ce30"/>
          <table:covered-table-cell table:style-name="ce104"/>
          <table:table-cell table:number-columns-repeated="2" table:style-name="ce30" office:value-type="string">
            <text:p>Attenuation0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WaveLen:</text:p>
          </table:table-cell>
          <table:table-cell table:style-name="ce30"/>
          <table:table-cell table:style-name="ce121" office:value-type="string">
            <text:p>MaxBranches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WaveLen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MinDist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8"/>
          <table:table-cell table:number-columns-repeated="3" table:style-name="ce81" office:value-type="string">
            <text:p>StartTime:</text:p>
          </table:table-cell>
          <table:table-cell table:style-name="ce4"/>
          <table:covered-table-cell table:style-name="ce104"/>
          <table:table-cell table:style-name="ce30"/>
          <table:table-cell table:style-name="ce41" office:value-type="string">
            <text:p>SurfaceUseParentDir:</text:p>
          </table:table-cell>
          <table:table-cell table:style-name="ce30" office:value-type="string">
            <text:p>SurfaceUseParentDir:</text:p>
          </table:table-cell>
          <table:table-cell table:style-name="ce30"/>
          <table:table-cell table:style-name="ce41" office:value-type="string">
            <text:p>SurfaceUseParentDir:</text:p>
          </table:table-cell>
          <table:table-cell table:style-name="ce14" office:value-type="string">
            <text:p>SurfaceUseParentDir:</text:p>
          </table:table-cell>
          <table:table-cell table:style-name="ce30"/>
          <table:table-cell table:style-name="ce41" office:value-type="string">
            <text:p>SurfaceUseParentDir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/>
          <table:table-cell table:style-name="ce41" office:value-type="string">
            <text:p>IsUseParUV:</text:p>
          </table:table-cell>
          <table:table-cell table:style-name="ce14" office:value-type="string">
            <text:p>IsUseParUV:</text:p>
          </table:table-cell>
          <table:table-cell table:style-name="ce30"/>
          <table:table-cell table:style-name="ce41" office:value-type="string">
            <text:p>IsUseParUV:</text:p>
          </table:table-cell>
          <table:table-cell table:style-name="ce41"/>
          <table:table-cell table:style-name="ce121" table:number-columns-repeated="3"/>
          <table:table-cell table:style-name="ce30"/>
          <table:table-cell table:style-name="ce41" office:value-type="string">
            <text:p>IsUseParUV:</text:p>
          </table:table-cell>
          <table:table-cell table:style-name="ce14" office:value-type="string">
            <text:p>IsUseParUV:</text:p>
          </table:table-cell>
          <table:table-cell table:style-name="ce30"/>
          <table:table-cell table:style-name="ce41" office:value-type="string">
            <text:p>IsUseParUV:</text:p>
          </table:table-cell>
          <table:table-cell table:style-name="ce14" office:value-type="string">
            <text:p>IsUseParUV:</text:p>
          </table:table-cell>
          <table:table-cell table:style-name="ce30"/>
          <table:table-cell table:style-name="ce41" office:value-type="string">
            <text:p>IsUseParUV:</text:p>
          </table:table-cell>
          <table:table-cell table:style-name="ce41"/>
          <table:covered-table-cell table:style-name="ce104"/>
          <table:table-cell table:number-columns-repeated="2" table:style-name="ce30" office:value-type="string">
            <text:p>Attenuation0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Interval:</text:p>
          </table:table-cell>
          <table:table-cell table:style-name="ce30"/>
          <table:table-cell table:style-name="ce121" office:value-type="string">
            <text:p>Interval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Interval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MaxDist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8"/>
          <table:table-cell table:number-columns-repeated="3" table:style-name="ce81" office:value-type="string">
            <text:p>EndTime:</text:p>
          </table:table-cell>
          <table:table-cell table:style-name="ce4"/>
          <table:covered-table-cell table:style-name="ce104"/>
          <table:table-cell table:style-name="ce30" office:value-type="string">
            <text:p>MaxExtent:</text:p>
          </table:table-cell>
          <table:table-cell table:style-name="ce14" office:value-type="string">
            <text:p>MaxExtent:</text:p>
          </table:table-cell>
          <table:table-cell table:number-columns-repeated="2" table:style-name="ce30" office:value-type="string">
            <text:p>MaxExtent:</text:p>
          </table:table-cell>
          <table:table-cell table:number-columns-repeated="2" table:style-name="ce14" office:value-type="string">
            <text:p>MaxExtent:</text:p>
          </table:table-cell>
          <table:table-cell table:style-name="ce116" office:value-type="string">
            <text:p>v58 assumed</text:p>
          </table:table-cell>
          <table:table-cell table:style-name="ce14" office:value-type="string">
            <text:p>MaxExtent:</text:p>
          </table:table-cell>
          <table:table-cell table:style-name="ce14"/>
          <table:covered-table-cell table:style-name="ce104"/>
          <table:table-cell table:style-name="ce30" table:number-columns-repeated="3"/>
          <table:covered-table-cell table:style-name="ce104"/>
          <table:table-cell table:style-name="ce30"/>
          <table:table-cell table:style-name="ce41" office:value-type="string">
            <text:p>IsStartOnGrnd:</text:p>
          </table:table-cell>
          <table:table-cell table:style-name="ce14" office:value-type="string">
            <text:p>IsStartOnGrnd:</text:p>
          </table:table-cell>
          <table:table-cell table:style-name="ce30"/>
          <table:table-cell table:style-name="ce41" office:value-type="string">
            <text:p>IsStartOnGrnd:</text:p>
          </table:table-cell>
          <table:table-cell table:style-name="ce41"/>
          <table:table-cell table:style-name="ce121" table:number-columns-repeated="3"/>
          <table:table-cell table:style-name="ce30"/>
          <table:table-cell table:style-name="ce41" office:value-type="string">
            <text:p>IsStartOnGrnd:</text:p>
          </table:table-cell>
          <table:table-cell table:style-name="ce14" office:value-type="string">
            <text:p>IsStartOnGrnd:</text:p>
          </table:table-cell>
          <table:table-cell table:style-name="ce30"/>
          <table:table-cell table:style-name="ce41" office:value-type="string">
            <text:p>IsStartOnGrnd:</text:p>
          </table:table-cell>
          <table:table-cell table:style-name="ce14" office:value-type="string">
            <text:p>IsStartOnGrnd:</text:p>
          </table:table-cell>
          <table:table-cell table:style-name="ce30"/>
          <table:table-cell table:style-name="ce41" office:value-type="string">
            <text:p>IsStartOnGrnd:</text:p>
          </table:table-cell>
          <table:table-cell table:style-name="ce41"/>
          <table:covered-table-cell table:style-name="ce104"/>
          <table:table-cell table:number-columns-repeated="2" table:style-name="ce30" office:value-type="string">
            <text:p>Theta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Width:</text:p>
          </table:table-cell>
          <table:table-cell table:style-name="ce30"/>
          <table:table-cell table:style-name="ce121" office:value-type="string">
            <text:p>PerBolts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Width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8"/>
          <table:table-cell table:number-columns-repeated="3" table:style-name="ce81" office:value-type="string">
            <text:p>Color:</text:p>
          </table:table-cell>
          <table:table-cell table:style-name="ce4"/>
          <table:covered-table-cell table:style-name="ce104"/>
          <table:table-cell table:style-name="ce30"/>
          <table:table-cell table:style-name="ce41" office:value-type="string">
            <text:p>YawEffect:</text:p>
          </table:table-cell>
          <table:table-cell table:style-name="ce30" office:value-type="string">
            <text:p>YawEffect:</text:p>
          </table:table-cell>
          <table:table-cell table:style-name="ce30"/>
          <table:table-cell table:style-name="ce41" office:value-type="string">
            <text:p>YawEffect:</text:p>
          </table:table-cell>
          <table:table-cell table:style-name="ce14" office:value-type="string">
            <text:p>YawEffect:</text:p>
          </table:table-cell>
          <table:table-cell table:style-name="ce30"/>
          <table:table-cell table:style-name="ce41" office:value-type="string">
            <text:p>YawEffect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/>
          <table:table-cell table:style-name="ce41"/>
          <table:table-cell table:style-name="ce41" office:value-type="string">
            <text:p>StopEmitWhenFade: 0</text:p>
          </table:table-cell>
          <table:table-cell table:style-name="ce30"/>
          <table:table-cell table:style-name="ce41" table:number-columns-repeated="2"/>
          <table:table-cell table:style-name="ce121" table:number-columns-repeated="3"/>
          <table:table-cell table:style-name="ce30"/>
          <table:table-cell table:style-name="ce41"/>
          <table:table-cell table:style-name="ce41" office:value-type="string">
            <text:p>StopEmitWhenFade:</text:p>
          </table:table-cell>
          <table:table-cell table:style-name="ce30"/>
          <table:table-cell table:style-name="ce41"/>
          <table:table-cell table:style-name="ce41" office:value-type="string">
            <text:p>StopEmitWhenFade:</text:p>
          </table:table-cell>
          <table:table-cell table:style-name="ce30"/>
          <table:table-cell table:style-name="ce41" table:number-columns-repeated="2"/>
          <table:covered-table-cell table:style-name="ce104"/>
          <table:table-cell table:number-columns-repeated="2" table:style-name="ce30" office:value-type="string">
            <text:p>Phi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Width:</text:p>
          </table:table-cell>
          <table:table-cell table:style-name="ce30"/>
          <table:table-cell table:style-name="ce121" office:value-type="string">
            <text:p>Circles:</text:p>
          </table:table-cell>
          <table:table-cell table:style-name="ce121" table:number-columns-repeated="2"/>
          <table:table-cell table:style-name="ce30"/>
          <table:table-cell table:style-name="ce30" office:value-type="string">
            <text:p>Width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9" office:value-type="string">
            <text:p>max. 5</text:p>
          </table:table-cell>
          <table:table-cell table:style-name="ce82" office:value-type="string">
            <text:p>Count:</text:p>
          </table:table-cell>
          <table:table-cell table:number-columns-repeated="2" table:style-name="ce81" office:value-type="string">
            <text:p>Count:</text:p>
          </table:table-cell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EmissionRate:</text:p>
          </table:table-cell>
          <table:table-cell table:style-name="ce14" office:value-type="string">
            <text:p>EmissionRate:</text:p>
          </table:table-cell>
          <table:table-cell table:number-columns-repeated="2" table:style-name="ce30" office:value-type="string">
            <text:p>EmissionRate:</text:p>
          </table:table-cell>
          <table:table-cell table:style-name="ce30"/>
          <table:table-cell table:style-name="ce121" office:value-type="string">
            <text:p>EmissionRate:</text:p>
          </table:table-cell>
          <table:table-cell table:style-name="ce121" table:number-columns-repeated="2"/>
          <table:table-cell table:number-columns-repeated="2" table:style-name="ce30" office:value-type="string">
            <text:p>EmissionRate:</text:p>
          </table:table-cell>
          <table:table-cell table:style-name="ce14" office:value-type="string">
            <text:p>EmissionRate:</text:p>
          </table:table-cell>
          <table:table-cell table:number-columns-repeated="2" table:style-name="ce30" office:value-type="string">
            <text:p>EmissionRate:</text:p>
          </table:table-cell>
          <table:table-cell table:style-name="ce14" office:value-type="string">
            <text:p>EmissionRate:</text:p>
          </table:table-cell>
          <table:table-cell table:number-columns-repeated="2" table:style-name="ce30" office:value-type="string">
            <text:p>EmissionRate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Alpha:</text:p>
          </table:table-cell>
          <table:table-cell table:style-name="ce30"/>
          <table:table-cell table:style-name="ce121" table:number-columns-repeated="3"/>
          <table:table-cell table:style-name="ce30"/>
          <table:table-cell table:style-name="ce30" office:value-type="string">
            <text:p>Alpha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68"/>
          <table:table-cell table:style-name="ce65"/>
          <table:table-cell table:style-name="ce78"/>
          <table:table-cell table:number-columns-repeated="3" table:style-name="ce100" office:value-type="string">
            <text:p>Color:</text:p>
          </table:table-cell>
          <table:table-cell table:style-name="ce4"/>
          <table:covered-table-cell table:style-name="ce104"/>
          <table:table-cell table:style-name="ce30" table:number-columns-repeated="5"/>
          <table:table-cell table:style-name="ce1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Angle:</text:p>
          </table:table-cell>
          <table:table-cell table:style-name="ce14" office:value-type="string">
            <text:p>Angle:</text:p>
          </table:table-cell>
          <table:table-cell table:number-columns-repeated="2" table:style-name="ce30" office:value-type="string">
            <text:p>Angle:</text:p>
          </table:table-cell>
          <table:table-cell table:style-name="ce30"/>
          <table:table-cell table:style-name="ce121" office:value-type="string">
            <text:p>Angle:</text:p>
          </table:table-cell>
          <table:table-cell table:style-name="ce121" table:number-columns-repeated="2"/>
          <table:table-cell table:number-columns-repeated="2" table:style-name="ce30" office:value-type="string">
            <text:p>Angle:</text:p>
          </table:table-cell>
          <table:table-cell table:style-name="ce14" office:value-type="string">
            <text:p>Angle:</text:p>
          </table:table-cell>
          <table:table-cell table:number-columns-repeated="2" table:style-name="ce30" office:value-type="string">
            <text:p>Angle:</text:p>
          </table:table-cell>
          <table:table-cell table:style-name="ce14" office:value-type="string">
            <text:p>Angle:</text:p>
          </table:table-cell>
          <table:table-cell table:number-columns-repeated="2" table:style-name="ce30" office:value-type="string">
            <text:p>Angle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Alpha:</text:p>
          </table:table-cell>
          <table:table-cell table:style-name="ce30"/>
          <table:table-cell table:style-name="ce121" table:number-columns-repeated="3"/>
          <table:table-cell table:style-name="ce30"/>
          <table:table-cell table:style-name="ce30" office:value-type="string">
            <text:p>Alpha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68"/>
          <table:table-cell table:style-name="ce65"/>
          <table:table-cell table:style-name="ce78"/>
          <table:table-cell table:number-columns-repeated="3" table:style-name="ce100" office:value-type="string">
            <text:p>TimeSpan:</text:p>
          </table:table-cell>
          <table:table-cell table:style-name="ce4"/>
          <table:covered-table-cell table:style-name="ce104"/>
          <table:table-cell table:style-name="ce30" table:number-columns-repeated="5"/>
          <table:table-cell table:style-name="ce41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Speed:</text:p>
          </table:table-cell>
          <table:table-cell table:style-name="ce14" office:value-type="string">
            <text:p>Speed:</text:p>
          </table:table-cell>
          <table:table-cell table:number-columns-repeated="2" table:style-name="ce30" office:value-type="string">
            <text:p>Speed:</text:p>
          </table:table-cell>
          <table:table-cell table:style-name="ce30"/>
          <table:table-cell table:style-name="ce121" office:value-type="string">
            <text:p>Speed:</text:p>
          </table:table-cell>
          <table:table-cell table:style-name="ce121" table:number-columns-repeated="2"/>
          <table:table-cell table:number-columns-repeated="2" table:style-name="ce30" office:value-type="string">
            <text:p>Speed:</text:p>
          </table:table-cell>
          <table:table-cell table:style-name="ce14" office:value-type="string">
            <text:p>Speed:</text:p>
          </table:table-cell>
          <table:table-cell table:number-columns-repeated="2" table:style-name="ce30" office:value-type="string">
            <text:p>Speed:</text:p>
          </table:table-cell>
          <table:table-cell table:style-name="ce14" office:value-type="string">
            <text:p>Speed:</text:p>
          </table:table-cell>
          <table:table-cell table:number-columns-repeated="2" table:style-name="ce30" office:value-type="string">
            <text:p>Speed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Width:</text:p>
          </table:table-cell>
          <table:table-cell table:style-name="ce30"/>
          <table:table-cell table:style-name="ce121" table:number-columns-repeated="3"/>
          <table:table-cell table:style-name="ce30"/>
          <table:table-cell table:style-name="ce30" office:value-type="string">
            <text:p>Width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68"/>
          <table:table-cell table:style-name="ce65"/>
          <table:table-cell table:style-name="ce78"/>
          <table:table-cell table:style-name="ce81"/>
          <table:table-cell table:style-name="ce82" office:value-type="string">
            <text:p>AlphaOnly</text:p>
          </table:table-cell>
          <table:table-cell table:style-name="ce81" office:value-type="string">
            <text:p>AlphaOnly:</text:p>
          </table:table-cell>
          <table:table-cell table:style-name="ce4"/>
          <table:covered-table-cell table:style-name="ce104"/>
          <table:table-cell table:style-name="ce30" table:number-columns-repeated="5"/>
          <table:table-cell table:style-name="ce1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ParAcc:</text:p>
          </table:table-cell>
          <table:table-cell table:style-name="ce14" office:value-type="string">
            <text:p>ParAcc:</text:p>
          </table:table-cell>
          <table:table-cell table:number-columns-repeated="2" table:style-name="ce30" office:value-type="string">
            <text:p>ParAcc:</text:p>
          </table:table-cell>
          <table:table-cell table:style-name="ce30"/>
          <table:table-cell table:style-name="ce121" office:value-type="string">
            <text:p>ParAcc:</text:p>
          </table:table-cell>
          <table:table-cell table:style-name="ce121" table:number-columns-repeated="2"/>
          <table:table-cell table:number-columns-repeated="2" table:style-name="ce30" office:value-type="string">
            <text:p>ParAcc:</text:p>
          </table:table-cell>
          <table:table-cell table:style-name="ce14" office:value-type="string">
            <text:p>ParAcc:</text:p>
          </table:table-cell>
          <table:table-cell table:number-columns-repeated="2" table:style-name="ce30" office:value-type="string">
            <text:p>ParAcc:</text:p>
          </table:table-cell>
          <table:table-cell table:style-name="ce14" office:value-type="string">
            <text:p>ParAcc:</text:p>
          </table:table-cell>
          <table:table-cell table:number-columns-repeated="2" table:style-name="ce30" office:value-type="string">
            <text:p>ParAcc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Alpha:</text:p>
          </table:table-cell>
          <table:table-cell table:style-name="ce30"/>
          <table:table-cell table:style-name="ce121" table:number-columns-repeated="3"/>
          <table:table-cell table:style-name="ce30"/>
          <table:table-cell table:style-name="ce30" office:value-type="string">
            <text:p>Alpha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8"/>
          <table:table-cell table:number-columns-repeated="3" table:style-name="ce80" office:value-type="string">
            <text:p>CtrlType: 109</text:p>
          </table:table-cell>
          <table:table-cell table:style-name="ce4"/>
          <table:covered-table-cell table:style-name="ce104"/>
          <table:table-cell table:style-name="ce30" table:number-columns-repeated="5"/>
          <table:table-cell table:style-name="ce41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AccDir:</text:p>
          </table:table-cell>
          <table:table-cell table:style-name="ce14" office:value-type="string">
            <text:p>AccDir:</text:p>
          </table:table-cell>
          <table:table-cell table:number-columns-repeated="2" table:style-name="ce30" office:value-type="string">
            <text:p>AccDir:</text:p>
          </table:table-cell>
          <table:table-cell table:style-name="ce30"/>
          <table:table-cell table:style-name="ce121" office:value-type="string">
            <text:p>AccDir:</text:p>
          </table:table-cell>
          <table:table-cell table:style-name="ce121" table:number-columns-repeated="2"/>
          <table:table-cell table:number-columns-repeated="2" table:style-name="ce30" office:value-type="string">
            <text:p>AccDir:</text:p>
          </table:table-cell>
          <table:table-cell table:style-name="ce14" office:value-type="string">
            <text:p>AccDir:</text:p>
          </table:table-cell>
          <table:table-cell table:number-columns-repeated="2" table:style-name="ce30" office:value-type="string">
            <text:p>AccDir:</text:p>
          </table:table-cell>
          <table:table-cell table:style-name="ce14" office:value-type="string">
            <text:p>AccDir:</text:p>
          </table:table-cell>
          <table:table-cell table:number-columns-repeated="2" table:style-name="ce30" office:value-type="string">
            <text:p>AccDir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Amplitude:</text:p>
          </table:table-cell>
          <table:table-cell table:style-name="ce30"/>
          <table:table-cell table:style-name="ce121" table:number-columns-repeated="3"/>
          <table:table-cell table:style-name="ce30"/>
          <table:table-cell table:style-name="ce30" office:value-type="string">
            <text:p>Amplitude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8"/>
          <table:table-cell table:number-columns-repeated="3" table:style-name="ce81" office:value-type="string">
            <text:p>StartTime:</text:p>
          </table:table-cell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Acc:</text:p>
          </table:table-cell>
          <table:table-cell table:style-name="ce14" office:value-type="string">
            <text:p>Acc:</text:p>
          </table:table-cell>
          <table:table-cell table:number-columns-repeated="2" table:style-name="ce30" office:value-type="string">
            <text:p>Acc:</text:p>
          </table:table-cell>
          <table:table-cell table:style-name="ce30"/>
          <table:table-cell table:style-name="ce121" office:value-type="string">
            <text:p>Acc:</text:p>
          </table:table-cell>
          <table:table-cell table:style-name="ce121" table:number-columns-repeated="2"/>
          <table:table-cell table:number-columns-repeated="2" table:style-name="ce30" office:value-type="string">
            <text:p>Acc:</text:p>
          </table:table-cell>
          <table:table-cell table:style-name="ce14" office:value-type="string">
            <text:p>Acc:</text:p>
          </table:table-cell>
          <table:table-cell table:number-columns-repeated="2" table:style-name="ce30" office:value-type="string">
            <text:p>Acc:</text:p>
          </table:table-cell>
          <table:table-cell table:style-name="ce14" office:value-type="string">
            <text:p>Acc:</text:p>
          </table:table-cell>
          <table:table-cell table:number-columns-repeated="2" table:style-name="ce30" office:value-type="string">
            <text:p>Acc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Pos1Enable:</text:p>
          </table:table-cell>
          <table:table-cell table:style-name="ce30"/>
          <table:table-cell table:style-name="ce121" table:number-columns-repeated="3"/>
          <table:table-cell table:style-name="ce30"/>
          <table:table-cell table:style-name="ce30" office:value-type="string">
            <text:p>Pos1Enable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8"/>
          <table:table-cell table:number-columns-repeated="3" table:style-name="ce81" office:value-type="string">
            <text:p>EndTime:</text:p>
          </table:table-cell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TTL:</text:p>
          </table:table-cell>
          <table:table-cell table:style-name="ce14" office:value-type="string">
            <text:p>TTL:</text:p>
          </table:table-cell>
          <table:table-cell table:number-columns-repeated="2" table:style-name="ce30" office:value-type="string">
            <text:p>TTL:</text:p>
          </table:table-cell>
          <table:table-cell table:style-name="ce30"/>
          <table:table-cell table:style-name="ce121" office:value-type="string">
            <text:p>TTL:</text:p>
          </table:table-cell>
          <table:table-cell table:style-name="ce121" table:number-columns-repeated="2"/>
          <table:table-cell table:number-columns-repeated="2" table:style-name="ce30" office:value-type="string">
            <text:p>TTL:</text:p>
          </table:table-cell>
          <table:table-cell table:style-name="ce14" office:value-type="string">
            <text:p>TTL:</text:p>
          </table:table-cell>
          <table:table-cell table:number-columns-repeated="2" table:style-name="ce30" office:value-type="string">
            <text:p>TTL:</text:p>
          </table:table-cell>
          <table:table-cell table:style-name="ce14" office:value-type="string">
            <text:p>TTL:</text:p>
          </table:table-cell>
          <table:table-cell table:number-columns-repeated="2" table:style-name="ce30" office:value-type="string">
            <text:p>TTL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Pos2Enable:</text:p>
          </table:table-cell>
          <table:table-cell table:style-name="ce30"/>
          <table:table-cell table:style-name="ce121" table:number-columns-repeated="3"/>
          <table:table-cell table:style-name="ce30"/>
          <table:table-cell table:style-name="ce30" office:value-type="string">
            <text:p>Pos2Enable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68"/>
          <table:table-cell table:style-name="ce65"/>
          <table:table-cell table:style-name="ce78"/>
          <table:table-cell table:number-columns-repeated="3" table:style-name="ce81" office:value-type="string">
            <text:p>BufLen:</text:p>
          </table:table-cell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ColorMin:</text:p>
          </table:table-cell>
          <table:table-cell table:style-name="ce14" office:value-type="string">
            <text:p>ColorMin:</text:p>
          </table:table-cell>
          <table:table-cell table:number-columns-repeated="2" table:style-name="ce30" office:value-type="string">
            <text:p>ColorMin:</text:p>
          </table:table-cell>
          <table:table-cell table:style-name="ce30"/>
          <table:table-cell table:style-name="ce121" office:value-type="string">
            <text:p>ColorMin:</text:p>
          </table:table-cell>
          <table:table-cell table:style-name="ce121" table:number-columns-repeated="2"/>
          <table:table-cell table:number-columns-repeated="2" table:style-name="ce30" office:value-type="string">
            <text:p>ColorMin:</text:p>
          </table:table-cell>
          <table:table-cell table:style-name="ce14" office:value-type="string">
            <text:p>ColorMin:</text:p>
          </table:table-cell>
          <table:table-cell table:number-columns-repeated="2" table:style-name="ce30" office:value-type="string">
            <text:p>ColorMin:</text:p>
          </table:table-cell>
          <table:table-cell table:style-name="ce14" office:value-type="string">
            <text:p>ColorMin:</text:p>
          </table:table-cell>
          <table:table-cell table:number-columns-repeated="2" table:style-name="ce30" office:value-type="string">
            <text:p>ColorMin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UseNormal:</text:p>
          </table:table-cell>
          <table:table-cell table:style-name="ce30"/>
          <table:table-cell table:style-name="ce121" table:number-columns-repeated="3"/>
          <table:table-cell table:style-name="ce30"/>
          <table:table-cell table:style-name="ce30" office:value-type="string">
            <text:p>UseNormal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12"/>
          <table:table-cell table:style-name="ce4"/>
          <table:table-cell table:style-name="ce65"/>
          <table:table-cell table:style-name="ce78"/>
          <table:table-cell table:number-columns-repeated="3" table:style-name="ce81" office:value-type="string">
            <text:p>Amplitude:</text:p>
          </table:table-cell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ColorMax:</text:p>
          </table:table-cell>
          <table:table-cell table:style-name="ce14" office:value-type="string">
            <text:p>ColorMax:</text:p>
          </table:table-cell>
          <table:table-cell table:number-columns-repeated="2" table:style-name="ce30" office:value-type="string">
            <text:p>ColorMax:</text:p>
          </table:table-cell>
          <table:table-cell table:style-name="ce30"/>
          <table:table-cell table:style-name="ce121" office:value-type="string">
            <text:p>ColorMax:</text:p>
          </table:table-cell>
          <table:table-cell table:style-name="ce121" table:number-columns-repeated="2"/>
          <table:table-cell table:number-columns-repeated="2" table:style-name="ce30" office:value-type="string">
            <text:p>ColorMax:</text:p>
          </table:table-cell>
          <table:table-cell table:style-name="ce14" office:value-type="string">
            <text:p>ColorMax:</text:p>
          </table:table-cell>
          <table:table-cell table:number-columns-repeated="2" table:style-name="ce30" office:value-type="string">
            <text:p>ColorMax:</text:p>
          </table:table-cell>
          <table:table-cell table:style-name="ce14" office:value-type="string">
            <text:p>ColorMax:</text:p>
          </table:table-cell>
          <table:table-cell table:number-columns-repeated="2" table:style-name="ce30" office:value-type="string">
            <text:p>ColorMax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Normal:</text:p>
          </table:table-cell>
          <table:table-cell table:style-name="ce30"/>
          <table:table-cell table:style-name="ce121" table:number-columns-repeated="3"/>
          <table:table-cell table:style-name="ce30"/>
          <table:table-cell table:style-name="ce30" office:value-type="string">
            <text:p>Normal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2"/>
          <table:table-cell table:style-name="ce65"/>
          <table:table-cell table:style-name="ce78"/>
          <table:table-cell table:number-columns-repeated="3" table:style-name="ce81" office:value-type="string">
            <text:p>WaveLen:</text:p>
          </table:table-cell>
          <table:table-cell table:style-name="ce4"/>
          <table:covered-table-cell table:style-name="ce104"/>
          <table:table-cell table:style-name="ce81"/>
          <table:table-cell table:style-name="ce30" table:number-columns-repeated="8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ScaleMin:</text:p>
          </table:table-cell>
          <table:table-cell table:style-name="ce14" office:value-type="string">
            <text:p>ScaleMin:</text:p>
          </table:table-cell>
          <table:table-cell table:number-columns-repeated="2" table:style-name="ce30" office:value-type="string">
            <text:p>ScaleMin:</text:p>
          </table:table-cell>
          <table:table-cell table:style-name="ce30"/>
          <table:table-cell table:style-name="ce121" office:value-type="string">
            <text:p>ScaleMin:</text:p>
          </table:table-cell>
          <table:table-cell table:style-name="ce121" table:number-columns-repeated="2"/>
          <table:table-cell table:number-columns-repeated="2" table:style-name="ce30" office:value-type="string">
            <text:p>ScaleMin:</text:p>
          </table:table-cell>
          <table:table-cell table:style-name="ce14" office:value-type="string">
            <text:p>ScaleMin:</text:p>
          </table:table-cell>
          <table:table-cell table:number-columns-repeated="2" table:style-name="ce30" office:value-type="string">
            <text:p>ScaleMin:</text:p>
          </table:table-cell>
          <table:table-cell table:style-name="ce14" office:value-type="string">
            <text:p>ScaleMin:</text:p>
          </table:table-cell>
          <table:table-cell table:number-columns-repeated="2" table:style-name="ce30" office:value-type="string">
            <text:p>ScaleMin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/>
          <table:table-cell table:style-name="ce41" office:value-type="string">
            <text:p>Filter:</text:p>
          </table:table-cell>
          <table:table-cell table:style-name="ce41"/>
          <table:table-cell table:style-name="ce121" table:number-columns-repeated="3"/>
          <table:table-cell table:style-name="ce30"/>
          <table:table-cell table:style-name="ce41" office:value-type="string">
            <text:p>Filter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2"/>
          <table:table-cell table:style-name="ce65"/>
          <table:table-cell table:style-name="ce78"/>
          <table:table-cell table:number-columns-repeated="3" table:style-name="ce81" office:value-type="string">
            <text:p>Persistence:</text:p>
          </table:table-cell>
          <table:table-cell table:style-name="ce4"/>
          <table:covered-table-cell table:style-name="ce104"/>
          <table:table-cell table:style-name="ce81"/>
          <table:table-cell table:style-name="ce30" table:number-columns-repeated="8"/>
          <table:covered-table-cell table:style-name="ce104"/>
          <table:table-cell table:style-name="ce109"/>
          <table:table-cell table:style-name="ce30" table:number-columns-repeated="2"/>
          <table:covered-table-cell table:style-name="ce104"/>
          <table:table-cell table:number-columns-repeated="2" table:style-name="ce30" office:value-type="string">
            <text:p>ScaleMax:</text:p>
          </table:table-cell>
          <table:table-cell table:style-name="ce14" office:value-type="string">
            <text:p>ScaleMax:</text:p>
          </table:table-cell>
          <table:table-cell table:number-columns-repeated="2" table:style-name="ce30" office:value-type="string">
            <text:p>ScaleMax:</text:p>
          </table:table-cell>
          <table:table-cell table:style-name="ce30"/>
          <table:table-cell table:style-name="ce121" office:value-type="string">
            <text:p>ScaleMax:</text:p>
          </table:table-cell>
          <table:table-cell table:style-name="ce121" table:number-columns-repeated="2"/>
          <table:table-cell table:number-columns-repeated="2" table:style-name="ce30" office:value-type="string">
            <text:p>ScaleMax:</text:p>
          </table:table-cell>
          <table:table-cell table:style-name="ce14" office:value-type="string">
            <text:p>ScaleMax:</text:p>
          </table:table-cell>
          <table:table-cell table:number-columns-repeated="2" table:style-name="ce30" office:value-type="string">
            <text:p>ScaleMax:</text:p>
          </table:table-cell>
          <table:table-cell table:style-name="ce14" office:value-type="string">
            <text:p>ScaleMax:</text:p>
          </table:table-cell>
          <table:table-cell table:number-columns-repeated="2" table:style-name="ce30" office:value-type="string">
            <text:p>ScaleMax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/>
          <table:table-cell table:style-name="ce41" office:value-type="string">
            <text:p>isappend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2"/>
          <table:table-cell table:style-name="ce65"/>
          <table:table-cell table:style-name="ce78"/>
          <table:table-cell table:number-columns-repeated="3" table:style-name="ce81" office:value-type="string">
            <text:p>OctaveNum:</text:p>
          </table:table-cell>
          <table:table-cell table:style-name="ce4"/>
          <table:covered-table-cell table:style-name="ce104"/>
          <table:table-cell table:style-name="ce81"/>
          <table:table-cell table:style-name="ce30" table:number-columns-repeated="5"/>
          <table:table-cell table:style-name="ce109"/>
          <table:table-cell table:style-name="ce30" table:number-columns-repeated="2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RotMin:</text:p>
          </table:table-cell>
          <table:table-cell table:style-name="ce14" office:value-type="string">
            <text:p>RotMin:</text:p>
          </table:table-cell>
          <table:table-cell table:number-columns-repeated="2" table:style-name="ce30" office:value-type="string">
            <text:p>RotMin:</text:p>
          </table:table-cell>
          <table:table-cell table:style-name="ce30"/>
          <table:table-cell table:style-name="ce121" office:value-type="string">
            <text:p>RotMin:</text:p>
          </table:table-cell>
          <table:table-cell table:style-name="ce121" table:number-columns-repeated="2"/>
          <table:table-cell table:number-columns-repeated="2" table:style-name="ce30" office:value-type="string">
            <text:p>RotMin:</text:p>
          </table:table-cell>
          <table:table-cell table:style-name="ce14" office:value-type="string">
            <text:p>RotMin:</text:p>
          </table:table-cell>
          <table:table-cell table:number-columns-repeated="2" table:style-name="ce30" office:value-type="string">
            <text:p>RotMin:</text:p>
          </table:table-cell>
          <table:table-cell table:style-name="ce14" office:value-type="string">
            <text:p>RotMin:</text:p>
          </table:table-cell>
          <table:table-cell table:number-columns-repeated="2" table:style-name="ce30" office:value-type="string">
            <text:p>RotMin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/>
          <table:table-cell table:style-name="ce41" office:value-type="string">
            <text:p>renderside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2"/>
          <table:table-cell table:style-name="ce65"/>
          <table:table-cell table:style-name="ce78"/>
          <table:table-cell table:number-columns-repeated="3" table:style-name="ce80" office:value-type="string">
            <text:p>CtrlType: 110</text:p>
          </table:table-cell>
          <table:table-cell table:style-name="ce4"/>
          <table:covered-table-cell table:style-name="ce104"/>
          <table:table-cell table:style-name="ce81"/>
          <table:table-cell table:style-name="ce30" table:number-columns-repeated="8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RotMax:</text:p>
          </table:table-cell>
          <table:table-cell table:style-name="ce14" office:value-type="string">
            <text:p>RotMax:</text:p>
          </table:table-cell>
          <table:table-cell table:number-columns-repeated="2" table:style-name="ce30" office:value-type="string">
            <text:p>RotMax:</text:p>
          </table:table-cell>
          <table:table-cell table:style-name="ce30"/>
          <table:table-cell table:style-name="ce121" office:value-type="string">
            <text:p>RotMax:</text:p>
          </table:table-cell>
          <table:table-cell table:style-name="ce121" table:number-columns-repeated="2"/>
          <table:table-cell table:number-columns-repeated="2" table:style-name="ce30" office:value-type="string">
            <text:p>RotMax:</text:p>
          </table:table-cell>
          <table:table-cell table:style-name="ce14" office:value-type="string">
            <text:p>RotMax:</text:p>
          </table:table-cell>
          <table:table-cell table:number-columns-repeated="2" table:style-name="ce30" office:value-type="string">
            <text:p>RotMax:</text:p>
          </table:table-cell>
          <table:table-cell table:style-name="ce14" office:value-type="string">
            <text:p>RotMax:</text:p>
          </table:table-cell>
          <table:table-cell table:number-columns-repeated="2" table:style-name="ce30" office:value-type="string">
            <text:p>RotMax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/>
          <table:table-cell table:style-name="ce41" office:value-type="string">
            <text:p>istaildisappear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2"/>
          <table:table-cell table:style-name="ce72"/>
          <table:table-cell table:style-name="ce78"/>
          <table:table-cell table:number-columns-repeated="3" table:style-name="ce81" office:value-type="string">
            <text:p>StartTime:</text:p>
          </table:table-cell>
          <table:table-cell table:style-name="ce4"/>
          <table:covered-table-cell table:style-name="ce104"/>
          <table:table-cell table:style-name="ce81"/>
          <table:table-cell table:style-name="ce30" table:number-columns-repeated="8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IsSurface:</text:p>
          </table:table-cell>
          <table:table-cell table:style-name="ce14" office:value-type="string">
            <text:p>IsSurface:</text:p>
          </table:table-cell>
          <table:table-cell table:number-columns-repeated="2" table:style-name="ce30" office:value-type="string">
            <text:p>IsSurface:</text:p>
          </table:table-cell>
          <table:table-cell table:style-name="ce30"/>
          <table:table-cell table:style-name="ce121" office:value-type="string">
            <text:p>IsSurface:</text:p>
          </table:table-cell>
          <table:table-cell table:style-name="ce121" table:number-columns-repeated="2"/>
          <table:table-cell table:number-columns-repeated="2" table:style-name="ce30" office:value-type="string">
            <text:p>IsSurface:</text:p>
          </table:table-cell>
          <table:table-cell table:style-name="ce14" office:value-type="string">
            <text:p>IsSurface:</text:p>
          </table:table-cell>
          <table:table-cell table:number-columns-repeated="2" table:style-name="ce30" office:value-type="string">
            <text:p>IsSurface:</text:p>
          </table:table-cell>
          <table:table-cell table:style-name="ce14" office:value-type="string">
            <text:p>IsSurface:</text:p>
          </table:table-cell>
          <table:table-cell table:number-columns-repeated="2" table:style-name="ce30" office:value-type="string">
            <text:p>IsSurface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/>
          <table:table-cell table:style-name="ce41" office:value-type="string">
            <text:p>vertslife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number-columns-repeated="3" table:style-name="ce81" office:value-type="string">
            <text:p>EndTime:</text:p>
          </table:table-cell>
          <table:table-cell table:style-name="ce4"/>
          <table:covered-table-cell table:style-name="ce104"/>
          <table:table-cell table:style-name="ce109"/>
          <table:table-cell table:style-name="ce30" table:number-columns-repeated="2"/>
          <table:table-cell table:style-name="ce109"/>
          <table:table-cell table:style-name="ce30" table:number-columns-repeated="5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IsBind:</text:p>
          </table:table-cell>
          <table:table-cell table:style-name="ce14" office:value-type="string">
            <text:p>IsBind:</text:p>
          </table:table-cell>
          <table:table-cell table:number-columns-repeated="2" table:style-name="ce30" office:value-type="string">
            <text:p>IsBind:</text:p>
          </table:table-cell>
          <table:table-cell table:style-name="ce30"/>
          <table:table-cell table:style-name="ce121" office:value-type="string">
            <text:p>IsBind:</text:p>
          </table:table-cell>
          <table:table-cell table:style-name="ce121" table:number-columns-repeated="2"/>
          <table:table-cell table:number-columns-repeated="2" table:style-name="ce30" office:value-type="string">
            <text:p>IsBind:</text:p>
          </table:table-cell>
          <table:table-cell table:style-name="ce14" office:value-type="string">
            <text:p>IsBind:</text:p>
          </table:table-cell>
          <table:table-cell table:number-columns-repeated="2" table:style-name="ce30" office:value-type="string">
            <text:p>IsBind:</text:p>
          </table:table-cell>
          <table:table-cell table:style-name="ce14" office:value-type="string">
            <text:p>IsBind:</text:p>
          </table:table-cell>
          <table:table-cell table:number-columns-repeated="2" table:style-name="ce30" office:value-type="string">
            <text:p>IsBind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/>
          <table:table-cell table:style-name="ce41" office:value-type="string">
            <text:p>tailfadeout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number-columns-repeated="3" table:style-name="ce81" office:value-type="string">
            <text:p>CalcDir:</text:p>
          </table:table-cell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IsDrag:</text:p>
          </table:table-cell>
          <table:table-cell table:style-name="ce14" office:value-type="string">
            <text:p>IsDrag:</text:p>
          </table:table-cell>
          <table:table-cell table:number-columns-repeated="2" table:style-name="ce30" office:value-type="string">
            <text:p>IsDrag:</text:p>
          </table:table-cell>
          <table:table-cell table:style-name="ce30"/>
          <table:table-cell table:style-name="ce121" table:number-columns-repeated="3"/>
          <table:table-cell table:number-columns-repeated="2" table:style-name="ce30" office:value-type="string">
            <text:p>IsDrag:</text:p>
          </table:table-cell>
          <table:table-cell table:style-name="ce14" office:value-type="string">
            <text:p>IsDrag:</text:p>
          </table:table-cell>
          <table:table-cell table:number-columns-repeated="2" table:style-name="ce30" office:value-type="string">
            <text:p>IsDrag:</text:p>
          </table:table-cell>
          <table:table-cell table:style-name="ce14" office:value-type="string">
            <text:p>IsDrag:</text:p>
          </table:table-cell>
          <table:table-cell table:number-columns-repeated="2" table:style-name="ce30" office:value-type="string">
            <text:p>IsDrag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 office:value-type="string">
            <text:p>over 100</text:p>
          </table:table-cell>
          <table:table-cell table:number-columns-repeated="3" table:style-name="ce81" office:value-type="string">
            <text:p>Count:</text:p>
          </table:table-cell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number-columns-repeated="2" table:style-name="ce30" office:value-type="string">
            <text:p>DragPow:</text:p>
          </table:table-cell>
          <table:table-cell table:style-name="ce14" office:value-type="string">
            <text:p>DragPow:</text:p>
          </table:table-cell>
          <table:table-cell table:number-columns-repeated="2" table:style-name="ce30" office:value-type="string">
            <text:p>DragPow:</text:p>
          </table:table-cell>
          <table:table-cell table:style-name="ce30"/>
          <table:table-cell table:style-name="ce121" table:number-columns-repeated="3"/>
          <table:table-cell table:number-columns-repeated="2" table:style-name="ce30" office:value-type="string">
            <text:p>DragPow:</text:p>
          </table:table-cell>
          <table:table-cell table:style-name="ce14" office:value-type="string">
            <text:p>DragPow:</text:p>
          </table:table-cell>
          <table:table-cell table:number-columns-repeated="2" table:style-name="ce30" office:value-type="string">
            <text:p>DragPow:</text:p>
          </table:table-cell>
          <table:table-cell table:style-name="ce14" office:value-type="string">
            <text:p>DragPow:</text:p>
          </table:table-cell>
          <table:table-cell table:number-columns-repeated="2" table:style-name="ce30" office:value-type="string">
            <text:p>DragPow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number-columns-repeated="3" table:style-name="ce100" office:value-type="string">
            <text:p>Pos:</text:p>
          </table:table-cell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style-name="ce30"/>
          <table:table-cell table:style-name="ce41" office:value-type="string">
            <text:p>ParIniDir:</text:p>
          </table:table-cell>
          <table:table-cell table:style-name="ce14" office:value-type="string">
            <text:p>ParIniDir:</text:p>
          </table:table-cell>
          <table:table-cell table:style-name="ce30"/>
          <table:table-cell table:style-name="ce41" office:value-type="string">
            <text:p>ParIniDir:</text:p>
          </table:table-cell>
          <table:table-cell table:style-name="ce41"/>
          <table:table-cell table:style-name="ce121" table:number-columns-repeated="3"/>
          <table:table-cell table:style-name="ce30"/>
          <table:table-cell table:style-name="ce41" office:value-type="string">
            <text:p>ParIniDir:</text:p>
          </table:table-cell>
          <table:table-cell table:style-name="ce14" office:value-type="string">
            <text:p>ParIniDir:</text:p>
          </table:table-cell>
          <table:table-cell table:style-name="ce30"/>
          <table:table-cell table:style-name="ce41" office:value-type="string">
            <text:p>ParIniDir:</text:p>
          </table:table-cell>
          <table:table-cell table:style-name="ce14" office:value-type="string">
            <text:p>ParIniDir:</text:p>
          </table:table-cell>
          <table:table-cell table:style-name="ce30"/>
          <table:table-cell table:style-name="ce41" office:value-type="string">
            <text:p>ParIniDir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number-columns-repeated="2" table:style-name="ce80" office:value-type="string">
            <text:p>CtrlType: 111</text:p>
          </table:table-cell>
          <table:table-cell table:style-name="ce80"/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style-name="ce30"/>
          <table:table-cell table:style-name="ce41" office:value-type="string">
            <text:p>IsUseHSVInterp:</text:p>
          </table:table-cell>
          <table:table-cell table:style-name="ce14" office:value-type="string">
            <text:p>IsUseHSVInterp:</text:p>
          </table:table-cell>
          <table:table-cell table:style-name="ce30"/>
          <table:table-cell table:style-name="ce41" office:value-type="string">
            <text:p>IsUseHSVInterp:</text:p>
          </table:table-cell>
          <table:table-cell table:style-name="ce41"/>
          <table:table-cell table:style-name="ce121" table:number-columns-repeated="3"/>
          <table:table-cell table:style-name="ce30"/>
          <table:table-cell table:style-name="ce41" office:value-type="string">
            <text:p>IsUseHSVInterp:</text:p>
          </table:table-cell>
          <table:table-cell table:style-name="ce14" office:value-type="string">
            <text:p>IsUseHSVInterp:</text:p>
          </table:table-cell>
          <table:table-cell table:style-name="ce30"/>
          <table:table-cell table:style-name="ce41" office:value-type="string">
            <text:p>IsUseHSVInterp:</text:p>
          </table:table-cell>
          <table:table-cell table:style-name="ce14" office:value-type="string">
            <text:p>IsUseHSVInterp:</text:p>
          </table:table-cell>
          <table:table-cell table:style-name="ce30"/>
          <table:table-cell table:style-name="ce41" office:value-type="string">
            <text:p>IsUseHSVInterp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number-columns-repeated="2" table:style-name="ce81" office:value-type="string">
            <text:p>StartTime:</text:p>
          </table:table-cell>
          <table:table-cell table:style-name="ce81"/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number-columns-repeated="2" table:style-name="ce30" office:value-type="string">
            <text:p>AreaSize:</text:p>
          </table:table-cell>
          <table:table-cell table:style-name="ce30"/>
          <table:table-cell table:style-name="ce121" table:number-columns-repeated="3"/>
          <table:table-cell table:number-columns-repeated="2" table:style-name="ce30" office:value-type="string">
            <text:p>AreaSize:</text:p>
          </table:table-cell>
          <table:table-cell table:style-name="ce14" office:value-type="string">
            <text:p>AreaSize:</text:p>
          </table:table-cell>
          <table:table-cell table:number-columns-repeated="2" table:style-name="ce30" office:value-type="string">
            <text:p>AreaSize:</text:p>
          </table:table-cell>
          <table:table-cell table:style-name="ce14" office:value-type="string">
            <text:p>AreaSize:</text:p>
          </table:table-cell>
          <table:table-cell table:number-columns-repeated="2" table:style-name="ce30" office:value-type="string">
            <text:p>Radius:</text:p>
          </table:table-cell>
          <table:table-cell table:style-name="ce30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number-columns-repeated="2" table:style-name="ce81" office:value-type="string">
            <text:p>EndTime:</text:p>
          </table:table-cell>
          <table:table-cell table:style-name="ce81"/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 office:value-type="string">
            <text:p>IsAvgGen:</text:p>
          </table:table-cell>
          <table:table-cell table:style-name="ce14" office:value-type="string">
            <text:p>IsAvgGen:</text:p>
          </table:table-cell>
          <table:table-cell table:style-name="ce30" table:number-columns-repeated="4"/>
          <table:table-cell table:style-name="ce41" office:value-type="string">
            <text:p>IsAvgGen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number-columns-repeated="2" table:style-name="ce81" office:value-type="string">
            <text:p>Scale:</text:p>
          </table:table-cell>
          <table:table-cell table:style-name="ce81"/>
          <table:table-cell table:style-name="ce4"/>
          <table:covered-table-cell table:style-name="ce104"/>
          <table:table-cell table:style-name="ce30" table:number-columns-repeated="9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 office:value-type="string">
            <text:p>AlphaSeg:</text:p>
          </table:table-cell>
          <table:table-cell table:style-name="ce14" office:value-type="string">
            <text:p>AlphaSeg:</text:p>
          </table:table-cell>
          <table:table-cell table:style-name="ce81"/>
          <table:table-cell table:style-name="ce30" table:number-columns-repeated="3"/>
          <table:table-cell table:style-name="ce41" office:value-type="string">
            <text:p>AvgGenSeg:</text:p>
          </table:table-cell>
          <table:table-cell table:style-name="ce41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3"/>
          <table:covered-table-cell table:style-name="ce104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9" office:value-type="string">
            <text:p>max. 9</text:p>
          </table:table-cell>
          <table:table-cell table:style-name="ce82" office:value-type="string">
            <text:p>Count:</text:p>
          </table:table-cell>
          <table:table-cell table:style-name="ce81" office:value-type="string">
            <text:p>Count:</text:p>
          </table:table-cell>
          <table:table-cell table:style-name="ce81"/>
          <table:table-cell table:style-name="ce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 office:value-type="string">
            <text:p>BetaSeg:</text:p>
          </table:table-cell>
          <table:table-cell table:style-name="ce14" office:value-type="string">
            <text:p>BetaSeg:</text:p>
          </table:table-cell>
          <table:table-cell table:style-name="ce81"/>
          <table:table-cell table:style-name="ce30"/>
          <table:table-cell table:style-name="ce41"/>
          <table:table-cell table:style-name="ce30"/>
          <table:table-cell table:style-name="ce41" office:value-type="string">
            <text:p>IsAvgGenSeq:</text:p>
          </table:table-cell>
          <table:table-cell table:style-name="ce41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number-columns-repeated="2" table:style-name="ce100" office:value-type="string">
            <text:p>Scale:</text:p>
          </table:table-cell>
          <table:table-cell table:style-name="ce100"/>
          <table:table-cell table:style-name="ce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/>
          <table:table-cell table:style-name="ce14"/>
          <table:table-cell table:style-name="ce81"/>
          <table:table-cell table:style-name="ce30"/>
          <table:table-cell table:style-name="ce41"/>
          <table:table-cell table:number-columns-repeated="2" table:style-name="ce30" office:value-type="string">
            <text:p>InterpolateMode:</text:p>
          </table:table-cell>
          <table:table-cell table:style-name="ce30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number-columns-repeated="2" table:style-name="ce100" office:value-type="string">
            <text:p>TimeSpan:</text:p>
          </table:table-cell>
          <table:table-cell table:style-name="ce100"/>
          <table:table-cell table:style-name="ce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/>
          <table:table-cell table:style-name="ce14"/>
          <table:table-cell table:style-name="ce81"/>
          <table:table-cell table:style-name="ce30" table:number-columns-repeated="2"/>
          <table:table-cell table:number-columns-repeated="2" table:style-name="ce30" office:value-type="string">
            <text:p>TimeSpan:</text:p>
          </table:table-cell>
          <table:table-cell table:style-name="ce30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/>
          <table:table-cell table:style-name="ce14"/>
          <table:table-cell table:style-name="ce81"/>
          <table:table-cell table:style-name="ce30" table:number-columns-repeated="2"/>
          <table:table-cell table:number-columns-repeated="2" table:style-name="ce30" office:value-type="string">
            <text:p>Position:</text:p>
          </table:table-cell>
          <table:table-cell table:style-name="ce30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2"/>
          <table:table-cell table:style-name="ce117"/>
          <table:covered-table-cell table:style-name="ce106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/>
          <table:table-cell table:style-name="ce14"/>
          <table:table-cell table:style-name="ce81"/>
          <table:table-cell table:style-name="ce30" table:number-columns-repeated="2"/>
          <table:table-cell table:number-columns-repeated="2" table:style-name="ce30" office:value-type="string">
            <text:p>Color:</text:p>
          </table:table-cell>
          <table:table-cell table:style-name="ce30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2"/>
          <table:table-cell table:style-name="ce117"/>
          <table:covered-table-cell table:style-name="ce106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/>
          <table:table-cell table:style-name="ce14"/>
          <table:table-cell table:style-name="ce81"/>
          <table:table-cell table:style-name="ce30" table:number-columns-repeated="2"/>
          <table:table-cell table:number-columns-repeated="2" table:style-name="ce30" office:value-type="string">
            <text:p>Scale:</text:p>
          </table:table-cell>
          <table:table-cell table:style-name="ce30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2"/>
          <table:table-cell table:style-name="ce117"/>
          <table:covered-table-cell table:style-name="ce106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/>
          <table:table-cell table:style-name="ce14"/>
          <table:table-cell table:style-name="ce81"/>
          <table:table-cell table:style-name="ce30" table:number-columns-repeated="2"/>
          <table:table-cell table:number-columns-repeated="2" table:style-name="ce30" office:value-type="string">
            <text:p>Direction:</text:p>
          </table:table-cell>
          <table:table-cell table:style-name="ce30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2"/>
          <table:table-cell table:style-name="ce117"/>
          <table:covered-table-cell table:style-name="ce106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 table:number-columns-repeated="2"/>
          <table:table-cell table:style-name="ce81"/>
          <table:table-cell table:style-name="ce30" table:number-columns-repeated="2"/>
          <table:table-cell table:number-columns-repeated="2" table:style-name="ce30" office:value-type="string">
            <text:p>Rad_2D:</text:p>
          </table:table-cell>
          <table:table-cell table:style-name="ce30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2"/>
          <table:table-cell table:style-name="ce117"/>
          <table:covered-table-cell table:style-name="ce106"/>
          <table:table-cell table:style-name="ce30" table:number-columns-repeated="6"/>
          <table:table-cell table:style-name="ce121" table:number-columns-repeated="3"/>
          <table:table-cell table:style-name="ce30"/>
          <table:table-cell table:style-name="ce41" table:number-columns-repeated="2"/>
          <table:table-cell table:style-name="ce81"/>
          <table:table-cell table:style-name="ce30" table:number-columns-repeated="2"/>
          <table:table-cell table:number-columns-repeated="2" table:style-name="ce30" office:value-type="string">
            <text:p>CtrlMethodCount:</text:p>
          </table:table-cell>
          <table:table-cell table:style-name="ce30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106"/>
          <table:table-cell table:style-name="ce30" table:number-columns-repeated="9"/>
          <table:covered-table-cell table:style-name="ce106"/>
          <table:table-cell table:style-name="ce30" table:number-columns-repeated="2"/>
          <table:table-cell table:style-name="ce117"/>
          <table:covered-table-cell table:style-name="ce106"/>
          <table:table-cell table:number-columns-repeated="5" table:style-name="ce30" office:value-type="string">
            <text:p>AffectorCount:</text:p>
          </table:table-cell>
          <table:table-cell table:style-name="ce30"/>
          <table:table-cell table:style-name="ce121" office:value-type="string">
            <text:p>AffectorCount:</text:p>
          </table:table-cell>
          <table:table-cell table:style-name="ce121" table:number-columns-repeated="2"/>
          <table:table-cell table:number-columns-repeated="6" table:style-name="ce30" office:value-type="string">
            <text:p>AffectorCount:</text:p>
          </table:table-cell>
          <table:table-cell table:number-columns-repeated="2" table:style-name="ce81" office:value-type="string">
            <text:p>AffectorCount:</text:p>
          </table:table-cell>
          <table:table-cell table:style-name="ce81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table-cell table:style-name="ce121" table:number-columns-repeated="3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3"/>
          <table:covered-table-cell table:style-name="ce106"/>
          <table:table-cell table:style-name="ce30" table:number-columns-repeated="6"/>
          <table:table-cell table:style-name="ce126"/>
          <table:table-cell table:style-name="ce125" table:number-columns-repeated="3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table-cell table:style-name="ce101" office:value-type="string" table:number-columns-spanned="1" table:number-rows-spanned="10">
            <text:p>Animation Parameters</text:p>
          </table:table-cell>
          <table:table-cell table:number-columns-repeated="8" table:style-name="ce108" office:value-type="string">
            <text:p>StartTime:</text:p>
          </table:table-cell>
          <table:table-cell table:style-name="ce108"/>
          <table:table-cell table:style-name="ce101" office:value-type="string" table:number-columns-spanned="1" table:number-rows-spanned="10">
            <text:p>Animation Parameters</text:p>
          </table:table-cell>
          <table:table-cell table:number-columns-repeated="2" table:style-name="ce108" office:value-type="string">
            <text:p>StartTime:</text:p>
          </table:table-cell>
          <table:table-cell table:style-name="ce110" office:value-type="string">
            <text:p>StartTime:</text:p>
          </table:table-cell>
          <table:table-cell table:style-name="ce101" office:value-type="string" table:number-columns-spanned="1" table:number-rows-spanned="10">
            <text:p>Animation Parameters</text:p>
          </table:table-cell>
          <table:table-cell table:style-name="ce108" office:value-type="string">
            <text:p>StartTime:</text:p>
          </table:table-cell>
          <table:table-cell table:number-columns-repeated="4" table:style-name="ce119" office:value-type="string">
            <text:p>StartTime:</text:p>
          </table:table-cell>
          <table:table-cell table:style-name="ce119"/>
          <table:table-cell table:style-name="ce120" office:value-type="string">
            <text:p>StartTime:</text:p>
          </table:table-cell>
          <table:table-cell table:style-name="ce120" table:number-columns-repeated="2"/>
          <table:table-cell table:number-columns-repeated="3" table:style-name="ce119" office:value-type="string">
            <text:p>StartTime:</text:p>
          </table:table-cell>
          <table:table-cell table:style-name="ce108" office:value-type="string">
            <text:p>StartTime:</text:p>
          </table:table-cell>
          <table:table-cell table:number-columns-repeated="4" table:style-name="ce119" office:value-type="string">
            <text:p>StartTime:</text:p>
          </table:table-cell>
          <table:table-cell table:style-name="ce119"/>
          <table:table-cell table:style-name="ce101" office:value-type="string" table:number-columns-spanned="1" table:number-rows-spanned="10">
            <text:p>Animation Parameters</text:p>
          </table:table-cell>
          <table:table-cell table:number-columns-repeated="2" table:style-name="ce108" office:value-type="string">
            <text:p>StartTime:</text:p>
          </table:table-cell>
          <table:table-cell table:style-name="ce108"/>
          <table:table-cell table:style-name="ce101" office:value-type="string" table:number-columns-spanned="1" table:number-rows-spanned="10">
            <text:p>Animation Parameters</text:p>
          </table:table-cell>
          <table:table-cell table:style-name="ce119" office:value-type="string">
            <text:p>StartTime:</text:p>
          </table:table-cell>
          <table:table-cell table:style-name="ce108" office:value-type="string">
            <text:p>StartTime:</text:p>
          </table:table-cell>
          <table:table-cell table:style-name="ce108"/>
          <table:table-cell table:style-name="ce101" office:value-type="string" table:number-columns-spanned="1" table:number-rows-spanned="10">
            <text:p>Animation Parameters</text:p>
          </table:table-cell>
          <table:table-cell table:number-columns-repeated="2" table:style-name="ce108" office:value-type="string">
            <text:p>StartTime:</text:p>
          </table:table-cell>
          <table:table-cell table:style-name="ce108"/>
          <table:table-cell table:style-name="ce120" office:value-type="string">
            <text:p>StartTime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StartTime:</text:p>
          </table:table-cell>
          <table:table-cell table:style-name="ce108"/>
          <table:table-cell table:style-name="ce101" office:value-type="string" table:number-columns-spanned="1" table:number-rows-spanned="10">
            <text:p>Animation Parameters</text:p>
          </table:table-cell>
          <table:table-cell table:number-columns-repeated="2" table:style-name="ce108" office:value-type="string">
            <text:p>StartTime:</text:p>
          </table:table-cell>
          <table:table-cell table:style-name="ce108"/>
          <table:table-cell table:style-name="ce101" office:value-type="string" table:number-columns-spanned="1" table:number-rows-spanned="10">
            <text:p>Animation Parameters</text:p>
          </table:table-cell>
          <table:table-cell table:number-columns-repeated="2" table:style-name="ce108" office:value-type="string">
            <text:p>StartTime:</text:p>
          </table:table-cell>
          <table:table-cell table:style-name="ce108"/>
          <table:table-cell table:style-name="ce101" office:value-type="string" table:number-columns-spanned="1" table:number-rows-spanned="10">
            <text:p>Animation Parameters</text:p>
          </table:table-cell>
          <table:table-cell table:number-columns-repeated="2" table:style-name="ce108" office:value-type="string">
            <text:p>StartTime:</text:p>
          </table:table-cell>
          <table:table-cell table:style-name="ce108"/>
          <table:table-cell table:style-name="ce101" office:value-type="string" table:number-columns-spanned="1" table:number-rows-spanned="10">
            <text:p>Animation Parameters</text:p>
          </table:table-cell>
          <table:table-cell table:number-columns-repeated="2" table:style-name="ce108" office:value-type="string">
            <text:p>StartTime:</text:p>
          </table:table-cell>
          <table:table-cell table:style-name="ce108"/>
          <table:table-cell table:style-name="ce101" office:value-type="string" table:number-columns-spanned="1" table:number-rows-spanned="10">
            <text:p>Animation Parameters</text:p>
          </table:table-cell>
          <table:table-cell table:number-columns-repeated="3" table:style-name="ce108" office:value-type="string">
            <text:p>StartTime:</text:p>
          </table:table-cell>
          <table:table-cell table:style-name="ce101" office:value-type="string" table:number-columns-spanned="1" table:number-rows-spanned="10">
            <text:p>Animation Parameters</text:p>
          </table:table-cell>
          <table:table-cell table:style-name="ce108"/>
          <table:table-cell table:style-name="ce108" office:value-type="string">
            <text:p>StartTime:</text:p>
          </table:table-cell>
          <table:table-cell table:style-name="ce108" table:number-columns-repeated="2"/>
          <table:table-cell table:style-name="ce108" office:value-type="string">
            <text:p>StartTime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4"/>
          <table:table-cell table:number-columns-repeated="8" table:style-name="ce108" office:value-type="string">
            <text:p>KEYPOINT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KEYPOINTCOUNT:</text:p>
          </table:table-cell>
          <table:table-cell table:style-name="ce110" office:value-type="string">
            <text:p>KEYPOINTCOUNT:</text:p>
          </table:table-cell>
          <table:covered-table-cell table:style-name="ce4"/>
          <table:table-cell table:style-name="ce108" office:value-type="string">
            <text:p>KEYPOINTCOUNT:</text:p>
          </table:table-cell>
          <table:table-cell table:number-columns-repeated="4" table:style-name="ce119" office:value-type="string">
            <text:p>KEYPOINTCOUNT:</text:p>
          </table:table-cell>
          <table:table-cell table:style-name="ce119"/>
          <table:table-cell table:style-name="ce120" office:value-type="string">
            <text:p>KEYPOINTCOUNT:</text:p>
          </table:table-cell>
          <table:table-cell table:style-name="ce120" table:number-columns-repeated="2"/>
          <table:table-cell table:number-columns-repeated="3" table:style-name="ce119" office:value-type="string">
            <text:p>KEYPOINTCOUNT:</text:p>
          </table:table-cell>
          <table:table-cell table:style-name="ce108" office:value-type="string">
            <text:p>KEYPOINTCOUNT:</text:p>
          </table:table-cell>
          <table:table-cell table:number-columns-repeated="4" table:style-name="ce119" office:value-type="string">
            <text:p>KEYPOINTCOUNT:</text:p>
          </table:table-cell>
          <table:table-cell table:style-name="ce119"/>
          <table:covered-table-cell table:style-name="ce4"/>
          <table:table-cell table:number-columns-repeated="2" table:style-name="ce108" office:value-type="string">
            <text:p>KEYPOINTCOUNT:</text:p>
          </table:table-cell>
          <table:table-cell table:style-name="ce108"/>
          <table:covered-table-cell table:style-name="ce4"/>
          <table:table-cell table:style-name="ce119" office:value-type="string">
            <text:p>KEYPOINTCOUNT:</text:p>
          </table:table-cell>
          <table:table-cell table:style-name="ce108" office:value-type="string">
            <text:p>KEYPOINT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KEYPOINTCOUNT:</text:p>
          </table:table-cell>
          <table:table-cell table:style-name="ce108"/>
          <table:table-cell table:style-name="ce120" office:value-type="string">
            <text:p>KEYPOINTCOUNT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KEYPOINT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KEYPOINT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KEYPOINT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KEYPOINT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KEYPOINTCOUNT:</text:p>
          </table:table-cell>
          <table:table-cell table:style-name="ce108"/>
          <table:covered-table-cell table:style-name="ce4"/>
          <table:table-cell table:number-columns-repeated="3" table:style-name="ce108" office:value-type="string">
            <text:p>KEYPOINTCOUNT:</text:p>
          </table:table-cell>
          <table:covered-table-cell table:style-name="ce4"/>
          <table:table-cell table:style-name="ce108"/>
          <table:table-cell table:style-name="ce108" office:value-type="string">
            <text:p>KEYPOINTCOUNT:</text:p>
          </table:table-cell>
          <table:table-cell table:style-name="ce108" table:number-columns-repeated="2"/>
          <table:table-cell table:style-name="ce108" office:value-type="string">
            <text:p>KEYPOINTCOUNT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4"/>
          <table:table-cell table:number-columns-repeated="8" table:style-name="ce108" office:value-type="string">
            <text:p>InterpolateMod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InterpolateMode:</text:p>
          </table:table-cell>
          <table:table-cell table:style-name="ce110" office:value-type="string">
            <text:p>InterpolateMode:</text:p>
          </table:table-cell>
          <table:covered-table-cell table:style-name="ce4"/>
          <table:table-cell table:style-name="ce108" office:value-type="string">
            <text:p>InterpolateMode:</text:p>
          </table:table-cell>
          <table:table-cell table:number-columns-repeated="4" table:style-name="ce119" office:value-type="string">
            <text:p>InterpolateMode:</text:p>
          </table:table-cell>
          <table:table-cell table:style-name="ce119"/>
          <table:table-cell table:style-name="ce120" office:value-type="string">
            <text:p>InterpolateMode:</text:p>
          </table:table-cell>
          <table:table-cell table:style-name="ce120" table:number-columns-repeated="2"/>
          <table:table-cell table:number-columns-repeated="3" table:style-name="ce119" office:value-type="string">
            <text:p>InterpolateMode:</text:p>
          </table:table-cell>
          <table:table-cell table:style-name="ce108" office:value-type="string">
            <text:p>InterpolateMode:</text:p>
          </table:table-cell>
          <table:table-cell table:number-columns-repeated="4" table:style-name="ce119" office:value-type="string">
            <text:p>InterpolateMode:</text:p>
          </table:table-cell>
          <table:table-cell table:style-name="ce119"/>
          <table:covered-table-cell table:style-name="ce4"/>
          <table:table-cell table:number-columns-repeated="2" table:style-name="ce108" office:value-type="string">
            <text:p>InterpolateMode:</text:p>
          </table:table-cell>
          <table:table-cell table:style-name="ce108"/>
          <table:covered-table-cell table:style-name="ce4"/>
          <table:table-cell table:style-name="ce119" office:value-type="string">
            <text:p>InterpolateMode:</text:p>
          </table:table-cell>
          <table:table-cell table:style-name="ce108" office:value-type="string">
            <text:p>InterpolateMod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InterpolateMode:</text:p>
          </table:table-cell>
          <table:table-cell table:style-name="ce108"/>
          <table:table-cell table:style-name="ce120" office:value-type="string">
            <text:p>InterpolateMode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InterpolateMod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InterpolateMod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InterpolateMod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InterpolateMod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InterpolateMode:</text:p>
          </table:table-cell>
          <table:table-cell table:style-name="ce108"/>
          <table:covered-table-cell table:style-name="ce4"/>
          <table:table-cell table:number-columns-repeated="3" table:style-name="ce108" office:value-type="string">
            <text:p>InterpolateMode:</text:p>
          </table:table-cell>
          <table:covered-table-cell table:style-name="ce4"/>
          <table:table-cell table:style-name="ce108"/>
          <table:table-cell table:style-name="ce108" office:value-type="string">
            <text:p>InterpolateMode:</text:p>
          </table:table-cell>
          <table:table-cell table:style-name="ce108" table:number-columns-repeated="2"/>
          <table:table-cell table:style-name="ce108" office:value-type="string">
            <text:p>InterpolateMode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4"/>
          <table:table-cell table:number-columns-repeated="8" table:style-name="ce108" office:value-type="string">
            <text:p>TimeSpa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TimeSpan:</text:p>
          </table:table-cell>
          <table:table-cell table:style-name="ce110" office:value-type="string">
            <text:p>TimeSpan:</text:p>
          </table:table-cell>
          <table:covered-table-cell table:style-name="ce4"/>
          <table:table-cell table:style-name="ce108" office:value-type="string">
            <text:p>TimeSpan:</text:p>
          </table:table-cell>
          <table:table-cell table:number-columns-repeated="4" table:style-name="ce119" office:value-type="string">
            <text:p>TimeSpan:</text:p>
          </table:table-cell>
          <table:table-cell table:style-name="ce119"/>
          <table:table-cell table:style-name="ce120" office:value-type="string">
            <text:p>TimeSpan:</text:p>
          </table:table-cell>
          <table:table-cell table:style-name="ce120" table:number-columns-repeated="2"/>
          <table:table-cell table:number-columns-repeated="3" table:style-name="ce119" office:value-type="string">
            <text:p>TimeSpan:</text:p>
          </table:table-cell>
          <table:table-cell table:style-name="ce108" office:value-type="string">
            <text:p>TimeSpan:</text:p>
          </table:table-cell>
          <table:table-cell table:number-columns-repeated="4" table:style-name="ce119" office:value-type="string">
            <text:p>TimeSpan:</text:p>
          </table:table-cell>
          <table:table-cell table:style-name="ce119"/>
          <table:covered-table-cell table:style-name="ce4"/>
          <table:table-cell table:number-columns-repeated="2" table:style-name="ce108" office:value-type="string">
            <text:p>TimeSpan:</text:p>
          </table:table-cell>
          <table:table-cell table:style-name="ce108"/>
          <table:covered-table-cell table:style-name="ce4"/>
          <table:table-cell table:style-name="ce119" office:value-type="string">
            <text:p>TimeSpan:</text:p>
          </table:table-cell>
          <table:table-cell table:style-name="ce108" office:value-type="string">
            <text:p>TimeSpa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TimeSpan:</text:p>
          </table:table-cell>
          <table:table-cell table:style-name="ce108"/>
          <table:table-cell table:style-name="ce120" office:value-type="string">
            <text:p>TimeSpan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TimeSpa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TimeSpa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TimeSpa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TimeSpa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TimeSpan:</text:p>
          </table:table-cell>
          <table:table-cell table:style-name="ce108"/>
          <table:covered-table-cell table:style-name="ce4"/>
          <table:table-cell table:number-columns-repeated="3" table:style-name="ce108" office:value-type="string">
            <text:p>TimeSpan:</text:p>
          </table:table-cell>
          <table:covered-table-cell table:style-name="ce4"/>
          <table:table-cell table:style-name="ce108"/>
          <table:table-cell table:style-name="ce108" office:value-type="string">
            <text:p>TimeSpan:</text:p>
          </table:table-cell>
          <table:table-cell table:style-name="ce108" table:number-columns-repeated="2"/>
          <table:table-cell table:style-name="ce108" office:value-type="string">
            <text:p>TimeSpan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4"/>
          <table:table-cell table:number-columns-repeated="8" table:style-name="ce108" office:value-type="string">
            <text:p>Posi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Position:</text:p>
          </table:table-cell>
          <table:table-cell table:style-name="ce110" office:value-type="string">
            <text:p>Position:</text:p>
          </table:table-cell>
          <table:covered-table-cell table:style-name="ce4"/>
          <table:table-cell table:style-name="ce108" office:value-type="string">
            <text:p>Position:</text:p>
          </table:table-cell>
          <table:table-cell table:number-columns-repeated="4" table:style-name="ce119" office:value-type="string">
            <text:p>Position:</text:p>
          </table:table-cell>
          <table:table-cell table:style-name="ce119"/>
          <table:table-cell table:style-name="ce120" office:value-type="string">
            <text:p>Position:</text:p>
          </table:table-cell>
          <table:table-cell table:style-name="ce120" table:number-columns-repeated="2"/>
          <table:table-cell table:number-columns-repeated="8" table:style-name="ce119" office:value-type="string">
            <text:p>Position:</text:p>
          </table:table-cell>
          <table:table-cell table:style-name="ce119"/>
          <table:covered-table-cell table:style-name="ce4"/>
          <table:table-cell table:number-columns-repeated="2" table:style-name="ce108" office:value-type="string">
            <text:p>Position:</text:p>
          </table:table-cell>
          <table:table-cell table:style-name="ce108"/>
          <table:covered-table-cell table:style-name="ce4"/>
          <table:table-cell table:style-name="ce119" office:value-type="string">
            <text:p>Position:</text:p>
          </table:table-cell>
          <table:table-cell table:style-name="ce108" office:value-type="string">
            <text:p>Posi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Position:</text:p>
          </table:table-cell>
          <table:table-cell table:style-name="ce108"/>
          <table:table-cell table:style-name="ce120" office:value-type="string">
            <text:p>Position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Posi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Posi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Posi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Posi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Position:</text:p>
          </table:table-cell>
          <table:table-cell table:style-name="ce108"/>
          <table:covered-table-cell table:style-name="ce4"/>
          <table:table-cell table:number-columns-repeated="3" table:style-name="ce108" office:value-type="string">
            <text:p>Position:</text:p>
          </table:table-cell>
          <table:covered-table-cell table:style-name="ce4"/>
          <table:table-cell table:style-name="ce108"/>
          <table:table-cell table:style-name="ce108" office:value-type="string">
            <text:p>Position:</text:p>
          </table:table-cell>
          <table:table-cell table:style-name="ce108" table:number-columns-repeated="2"/>
          <table:table-cell table:style-name="ce108" office:value-type="string">
            <text:p>Position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4"/>
          <table:table-cell table:number-columns-repeated="8" table:style-name="ce108" office:value-type="string">
            <text:p>Color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olor:</text:p>
          </table:table-cell>
          <table:table-cell table:style-name="ce110" office:value-type="string">
            <text:p>Color:</text:p>
          </table:table-cell>
          <table:covered-table-cell table:style-name="ce4"/>
          <table:table-cell table:style-name="ce108" office:value-type="string">
            <text:p>Color:</text:p>
          </table:table-cell>
          <table:table-cell table:number-columns-repeated="4" table:style-name="ce119" office:value-type="string">
            <text:p>Color:</text:p>
          </table:table-cell>
          <table:table-cell table:style-name="ce119"/>
          <table:table-cell table:style-name="ce120" office:value-type="string">
            <text:p>Color:</text:p>
          </table:table-cell>
          <table:table-cell table:style-name="ce120" table:number-columns-repeated="2"/>
          <table:table-cell table:number-columns-repeated="8" table:style-name="ce119" office:value-type="string">
            <text:p>Color:</text:p>
          </table:table-cell>
          <table:table-cell table:style-name="ce119"/>
          <table:covered-table-cell table:style-name="ce4"/>
          <table:table-cell table:number-columns-repeated="2" table:style-name="ce108" office:value-type="string">
            <text:p>Color:</text:p>
          </table:table-cell>
          <table:table-cell table:style-name="ce108"/>
          <table:covered-table-cell table:style-name="ce4"/>
          <table:table-cell table:style-name="ce119" office:value-type="string">
            <text:p>Color:</text:p>
          </table:table-cell>
          <table:table-cell table:style-name="ce108" office:value-type="string">
            <text:p>Color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olor:</text:p>
          </table:table-cell>
          <table:table-cell table:style-name="ce108"/>
          <table:table-cell table:style-name="ce120" office:value-type="string">
            <text:p>Color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Color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olor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olor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olor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olor:</text:p>
          </table:table-cell>
          <table:table-cell table:style-name="ce108"/>
          <table:covered-table-cell table:style-name="ce4"/>
          <table:table-cell table:number-columns-repeated="3" table:style-name="ce108" office:value-type="string">
            <text:p>Color:</text:p>
          </table:table-cell>
          <table:covered-table-cell table:style-name="ce4"/>
          <table:table-cell table:style-name="ce108"/>
          <table:table-cell table:style-name="ce108" office:value-type="string">
            <text:p>Color:</text:p>
          </table:table-cell>
          <table:table-cell table:style-name="ce108" table:number-columns-repeated="2"/>
          <table:table-cell table:style-name="ce108" office:value-type="string">
            <text:p>Color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4"/>
          <table:table-cell table:number-columns-repeated="8" table:style-name="ce108" office:value-type="string">
            <text:p>Scal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Scale:</text:p>
          </table:table-cell>
          <table:table-cell table:style-name="ce110" office:value-type="string">
            <text:p>Scale:</text:p>
          </table:table-cell>
          <table:covered-table-cell table:style-name="ce4"/>
          <table:table-cell table:style-name="ce108" office:value-type="string">
            <text:p>Scale:</text:p>
          </table:table-cell>
          <table:table-cell table:number-columns-repeated="4" table:style-name="ce119" office:value-type="string">
            <text:p>Scale:</text:p>
          </table:table-cell>
          <table:table-cell table:style-name="ce119"/>
          <table:table-cell table:style-name="ce120" office:value-type="string">
            <text:p>Scale:</text:p>
          </table:table-cell>
          <table:table-cell table:style-name="ce120" table:number-columns-repeated="2"/>
          <table:table-cell table:number-columns-repeated="8" table:style-name="ce119" office:value-type="string">
            <text:p>Scale:</text:p>
          </table:table-cell>
          <table:table-cell table:style-name="ce119"/>
          <table:covered-table-cell table:style-name="ce4"/>
          <table:table-cell table:number-columns-repeated="2" table:style-name="ce108" office:value-type="string">
            <text:p>Scale:</text:p>
          </table:table-cell>
          <table:table-cell table:style-name="ce108"/>
          <table:covered-table-cell table:style-name="ce4"/>
          <table:table-cell table:style-name="ce119" office:value-type="string">
            <text:p>Scale:</text:p>
          </table:table-cell>
          <table:table-cell table:style-name="ce108" office:value-type="string">
            <text:p>Scal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Scale:</text:p>
          </table:table-cell>
          <table:table-cell table:style-name="ce108"/>
          <table:table-cell table:style-name="ce120" office:value-type="string">
            <text:p>Scale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Scal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Scal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Scal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Scale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Scale:</text:p>
          </table:table-cell>
          <table:table-cell table:style-name="ce108"/>
          <table:covered-table-cell table:style-name="ce4"/>
          <table:table-cell table:number-columns-repeated="3" table:style-name="ce108" office:value-type="string">
            <text:p>Scale:</text:p>
          </table:table-cell>
          <table:covered-table-cell table:style-name="ce4"/>
          <table:table-cell table:style-name="ce108"/>
          <table:table-cell table:style-name="ce108" office:value-type="string">
            <text:p>Scale:</text:p>
          </table:table-cell>
          <table:table-cell table:style-name="ce108" table:number-columns-repeated="2"/>
          <table:table-cell table:style-name="ce108" office:value-type="string">
            <text:p>Scale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4"/>
          <table:table-cell table:number-columns-repeated="8" table:style-name="ce108" office:value-type="string">
            <text:p>Direc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Direction:</text:p>
          </table:table-cell>
          <table:table-cell table:style-name="ce110" office:value-type="string">
            <text:p>Direction:</text:p>
          </table:table-cell>
          <table:covered-table-cell table:style-name="ce4"/>
          <table:table-cell table:style-name="ce108" office:value-type="string">
            <text:p>Direction:</text:p>
          </table:table-cell>
          <table:table-cell table:number-columns-repeated="4" table:style-name="ce119" office:value-type="string">
            <text:p>Direction:</text:p>
          </table:table-cell>
          <table:table-cell table:style-name="ce119"/>
          <table:table-cell table:style-name="ce120" office:value-type="string">
            <text:p>Direction:</text:p>
          </table:table-cell>
          <table:table-cell table:style-name="ce120" table:number-columns-repeated="2"/>
          <table:table-cell table:number-columns-repeated="8" table:style-name="ce119" office:value-type="string">
            <text:p>Direction:</text:p>
          </table:table-cell>
          <table:table-cell table:style-name="ce119"/>
          <table:covered-table-cell table:style-name="ce4"/>
          <table:table-cell table:number-columns-repeated="2" table:style-name="ce108" office:value-type="string">
            <text:p>Direction:</text:p>
          </table:table-cell>
          <table:table-cell table:style-name="ce108"/>
          <table:covered-table-cell table:style-name="ce4"/>
          <table:table-cell table:style-name="ce119" office:value-type="string">
            <text:p>Direction:</text:p>
          </table:table-cell>
          <table:table-cell table:style-name="ce108" office:value-type="string">
            <text:p>Direc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Direction:</text:p>
          </table:table-cell>
          <table:table-cell table:style-name="ce108"/>
          <table:table-cell table:style-name="ce120" office:value-type="string">
            <text:p>Direction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Direc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Direc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Direc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Direction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Direction:</text:p>
          </table:table-cell>
          <table:table-cell table:style-name="ce108"/>
          <table:covered-table-cell table:style-name="ce4"/>
          <table:table-cell table:number-columns-repeated="3" table:style-name="ce108" office:value-type="string">
            <text:p>Direction:</text:p>
          </table:table-cell>
          <table:covered-table-cell table:style-name="ce4"/>
          <table:table-cell table:style-name="ce108"/>
          <table:table-cell table:style-name="ce108" office:value-type="string">
            <text:p>Direction:</text:p>
          </table:table-cell>
          <table:table-cell table:style-name="ce108" table:number-columns-repeated="2"/>
          <table:table-cell table:style-name="ce108" office:value-type="string">
            <text:p>Direction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4"/>
          <table:table-cell table:number-columns-repeated="8" table:style-name="ce108" office:value-type="string">
            <text:p>Rad_2D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Rad_2D:</text:p>
          </table:table-cell>
          <table:table-cell table:style-name="ce110" office:value-type="string">
            <text:p>Rad_2D:</text:p>
          </table:table-cell>
          <table:covered-table-cell table:style-name="ce4"/>
          <table:table-cell table:style-name="ce108" office:value-type="string">
            <text:p>Rad_2D:</text:p>
          </table:table-cell>
          <table:table-cell table:number-columns-repeated="4" table:style-name="ce119" office:value-type="string">
            <text:p>Rad_2D:</text:p>
          </table:table-cell>
          <table:table-cell table:style-name="ce119"/>
          <table:table-cell table:style-name="ce120" office:value-type="string">
            <text:p>Rad_2D:</text:p>
          </table:table-cell>
          <table:table-cell table:style-name="ce120" table:number-columns-repeated="2"/>
          <table:table-cell table:number-columns-repeated="8" table:style-name="ce119" office:value-type="string">
            <text:p>Rad_2D:</text:p>
          </table:table-cell>
          <table:table-cell table:style-name="ce119"/>
          <table:covered-table-cell table:style-name="ce4"/>
          <table:table-cell table:number-columns-repeated="2" table:style-name="ce108" office:value-type="string">
            <text:p>Rad_2D:</text:p>
          </table:table-cell>
          <table:table-cell table:style-name="ce108"/>
          <table:covered-table-cell table:style-name="ce4"/>
          <table:table-cell table:style-name="ce119" office:value-type="string">
            <text:p>Rad_2D:</text:p>
          </table:table-cell>
          <table:table-cell table:style-name="ce108" office:value-type="string">
            <text:p>Rad_2D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Rad_2D:</text:p>
          </table:table-cell>
          <table:table-cell table:style-name="ce108"/>
          <table:table-cell table:style-name="ce120" office:value-type="string">
            <text:p>Rad_2D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Rad_2D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Rad_2D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Rad_2D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Rad_2D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Rad_2D:</text:p>
          </table:table-cell>
          <table:table-cell table:style-name="ce108"/>
          <table:covered-table-cell table:style-name="ce4"/>
          <table:table-cell table:number-columns-repeated="3" table:style-name="ce108" office:value-type="string">
            <text:p>Rad_2D:</text:p>
          </table:table-cell>
          <table:covered-table-cell table:style-name="ce4"/>
          <table:table-cell table:style-name="ce108"/>
          <table:table-cell table:style-name="ce108" office:value-type="string">
            <text:p>Rad_2D:</text:p>
          </table:table-cell>
          <table:table-cell table:style-name="ce108" table:number-columns-repeated="2"/>
          <table:table-cell table:style-name="ce108" office:value-type="string">
            <text:p>Rad_2D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4"/>
          <table:covered-table-cell table:style-name="ce4"/>
          <table:table-cell table:number-columns-repeated="8" table:style-name="ce108" office:value-type="string">
            <text:p>CtrlMethod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trlMethodCount:</text:p>
          </table:table-cell>
          <table:table-cell table:style-name="ce110" office:value-type="string">
            <text:p>CtrlMethodCount:</text:p>
          </table:table-cell>
          <table:covered-table-cell table:style-name="ce4"/>
          <table:table-cell table:style-name="ce108" office:value-type="string">
            <text:p>CtrlMethodCount:</text:p>
          </table:table-cell>
          <table:table-cell table:number-columns-repeated="4" table:style-name="ce119" office:value-type="string">
            <text:p>CtrlMethodCount:</text:p>
          </table:table-cell>
          <table:table-cell table:style-name="ce119"/>
          <table:table-cell table:style-name="ce120" office:value-type="string">
            <text:p>CtrlMethodCount:</text:p>
          </table:table-cell>
          <table:table-cell table:style-name="ce120" table:number-columns-repeated="2"/>
          <table:table-cell table:number-columns-repeated="8" table:style-name="ce119" office:value-type="string">
            <text:p>CtrlMethodCount:</text:p>
          </table:table-cell>
          <table:table-cell table:style-name="ce119"/>
          <table:covered-table-cell table:style-name="ce4"/>
          <table:table-cell table:number-columns-repeated="2" table:style-name="ce108" office:value-type="string">
            <text:p>CtrlMethodCount:</text:p>
          </table:table-cell>
          <table:table-cell table:style-name="ce108"/>
          <table:covered-table-cell table:style-name="ce4"/>
          <table:table-cell table:style-name="ce119" office:value-type="string">
            <text:p>CtrlMethodCount:</text:p>
          </table:table-cell>
          <table:table-cell table:style-name="ce108" office:value-type="string">
            <text:p>CtrlMethod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trlMethodCount:</text:p>
          </table:table-cell>
          <table:table-cell table:style-name="ce108"/>
          <table:table-cell table:style-name="ce120" office:value-type="string">
            <text:p>CtrlMethodCount:</text:p>
          </table:table-cell>
          <table:table-cell table:style-name="ce120" table:number-columns-repeated="2"/>
          <table:table-cell table:style-name="ce108"/>
          <table:table-cell table:style-name="ce108" office:value-type="string">
            <text:p>CtrlMethod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trlMethod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trlMethod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trlMethodCount:</text:p>
          </table:table-cell>
          <table:table-cell table:style-name="ce108"/>
          <table:covered-table-cell table:style-name="ce4"/>
          <table:table-cell table:number-columns-repeated="2" table:style-name="ce108" office:value-type="string">
            <text:p>CtrlMethodCount:</text:p>
          </table:table-cell>
          <table:table-cell table:style-name="ce108"/>
          <table:covered-table-cell table:style-name="ce4"/>
          <table:table-cell table:number-columns-repeated="3" table:style-name="ce108" office:value-type="string">
            <text:p>CtrlMethodCount:</text:p>
          </table:table-cell>
          <table:covered-table-cell table:style-name="ce4"/>
          <table:table-cell table:style-name="ce108"/>
          <table:table-cell table:style-name="ce108" office:value-type="string">
            <text:p>CtrlMethodCount:</text:p>
          </table:table-cell>
          <table:table-cell table:style-name="ce108" table:number-columns-repeated="2"/>
          <table:table-cell table:style-name="ce108" office:value-type="string">
            <text:p>CtrlMethodCount:</text:p>
          </table:table-cell>
          <table:table-cell table:style-name="ce108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style-name="ce4" table:number-columns-repeated="3"/>
          <table:table-cell table:style-name="ce78"/>
          <table:table-cell table:style-name="ce4" table:number-columns-repeated="19"/>
          <table:table-cell table:style-name="ce118"/>
          <table:table-cell table:style-name="ce4" table:number-columns-repeated="2"/>
          <table:table-cell table:style-name="ce118"/>
          <table:table-cell table:style-name="ce4" table:number-columns-repeated="2"/>
          <table:table-cell table:style-name="ce118"/>
          <table:table-cell table:style-name="ce4" table:number-columns-repeated="2"/>
          <table:table-cell table:style-name="ce118"/>
          <table:table-cell table:style-name="ce4" table:number-columns-repeated="2"/>
          <table:table-cell table:style-name="ce118"/>
          <table:table-cell table:style-name="ce4"/>
          <table:table-cell table:style-name="ce122"/>
          <table:table-cell table:style-name="ce4" table:number-columns-repeated="48"/>
          <table:table-cell table:style-name="ce129" table:number-columns-repeated="4"/>
          <table:table-cell table:style-name="ce4" table:number-columns-repeated="934"/>
        </table:table-row>
        <table:table-row table:style-name="ro1" table:number-rows-repeated="4">
          <table:table-cell table:style-name="ce4" table:number-columns-repeated="3"/>
          <table:table-cell table:style-name="ce78"/>
          <table:table-cell table:style-name="ce4" table:number-columns-repeated="33"/>
          <table:table-cell table:style-name="ce122"/>
          <table:table-cell table:style-name="ce4" table:number-columns-repeated="48"/>
          <table:table-cell table:style-name="ce129" table:number-columns-repeated="4"/>
          <table:table-cell table:style-name="ce4" table:number-columns-repeated="934"/>
        </table:table-row>
        <table:table-row table:style-name="ro1" table:number-rows-repeated="65416">
          <table:table-cell table:style-name="ce4" table:number-columns-repeated="3"/>
          <table:table-cell table:style-name="ce78"/>
          <table:table-cell table:style-name="ce4" table:number-columns-repeated="82"/>
          <table:table-cell table:style-name="ce129" table:number-columns-repeated="4"/>
          <table:table-cell table:style-name="ce4" table:number-columns-repeated="934"/>
        </table:table-row>
        <table:table-row table:style-name="ro1" table:number-rows-repeated="5">
          <table:table-cell table:style-name="ce4"/>
          <table:table-cell/>
          <table:table-cell table:style-name="ce4"/>
          <table:table-cell table:style-name="ce78"/>
          <table:table-cell table:style-name="ce4" table:number-columns-repeated="82"/>
          <table:table-cell table:style-name="ce129" table:number-columns-repeated="4"/>
          <table:table-cell table:style-name="ce4" table:number-columns-repeated="934"/>
        </table:table-row>
        <table:table-row table:style-name="ro1" table:number-rows-repeated="13">
          <table:table-cell table:number-columns-repeated="2"/>
          <table:table-cell table:style-name="ce4"/>
          <table:table-cell table:style-name="ce78"/>
          <table:table-cell table:style-name="ce4" table:number-columns-repeated="82"/>
          <table:table-cell table:style-name="ce129" table:number-columns-repeated="4"/>
          <table:table-cell table:style-name="ce4" table:number-columns-repeated="934"/>
        </table:table-row>
        <table:table-row table:style-name="ro1">
          <table:table-cell table:number-columns-repeated="2"/>
          <table:table-cell table:style-name="ce4"/>
          <table:table-cell table:number-columns-repeated="5"/>
          <table:table-cell table:style-name="ce4" table:number-columns-repeated="10"/>
          <table:table-cell/>
          <table:table-cell table:style-name="ce4" table:number-columns-repeated="3"/>
          <table:table-cell/>
          <table:table-cell table:style-name="ce4" table:number-columns-repeated="18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9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6"/>
          <table:table-cell table:number-columns-repeated="938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5"/>
          <table:table-cell table:style-name="ce4" table:number-columns-repeated="10"/>
          <table:table-cell/>
          <table:table-cell table:style-name="ce4" table:number-columns-repeated="2"/>
          <table:table-cell table:number-columns-repeated="2"/>
          <table:table-cell table:style-name="ce4" table:number-columns-repeated="18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9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6"/>
          <table:table-cell table:number-columns-repeated="938"/>
        </table:table-row>
        <table:table-row table:style-name="ro1">
          <table:table-cell table:number-columns-repeated="2"/>
          <table:table-cell table:style-name="ce4"/>
          <table:table-cell table:number-columns-repeated="6"/>
          <table:table-cell table:style-name="ce4" table:number-columns-repeated="9"/>
          <table:table-cell/>
          <table:table-cell table:style-name="ce4" table:number-columns-repeated="2"/>
          <table:table-cell table:number-columns-repeated="2"/>
          <table:table-cell table:style-name="ce4" table:number-columns-repeated="18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9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 table:number-columns-repeated="6"/>
          <table:table-cell table:number-columns-repeated="938"/>
        </table:table-row>
        <table:table-row table:style-name="ro1" table:number-rows-repeated="5">
          <table:table-cell table:number-columns-repeated="2"/>
          <table:table-cell table:style-name="ce4"/>
          <table:table-cell table:number-columns-repeated="34"/>
          <table:table-cell table:style-name="ce4"/>
          <table:table-cell table:number-columns-repeated="986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M BLOCKs" table:style-name="ta1" table:print="false">
        <table:table-column table:style-name="co33" table:default-cell-style-name="ce83"/>
        <table:table-column table:style-name="co1" table:number-columns-repeated="2" table:default-cell-style-name="ce83"/>
        <table:table-column table:style-name="co34" table:number-columns-repeated="3" table:default-cell-style-name="ce83"/>
        <table:table-column table:style-name="co35" table:number-columns-repeated="3" table:default-cell-style-name="ce83"/>
        <table:table-column table:style-name="co36" table:number-columns-repeated="3" table:default-cell-style-name="ce83"/>
        <table:table-column table:style-name="co37" table:number-columns-repeated="3" table:default-cell-style-name="ce83"/>
        <table:table-column table:style-name="co38" table:number-columns-repeated="3" table:default-cell-style-name="ce83"/>
        <table:table-column table:style-name="co39" table:default-cell-style-name="ce83"/>
        <table:table-column table:style-name="co40" table:number-columns-repeated="2" table:default-cell-style-name="ce83"/>
        <table:table-column table:style-name="co39" table:default-cell-style-name="ce83"/>
        <table:table-column table:style-name="co41" table:number-columns-repeated="2" table:default-cell-style-name="ce83"/>
        <table:table-column table:style-name="co7" table:default-cell-style-name="ce83"/>
        <table:table-column table:style-name="co42" table:default-cell-style-name="ce83"/>
        <table:table-column table:style-name="co7" table:number-columns-repeated="998" table:default-cell-style-name="ce83"/>
        <table:table-row table:style-name="ro1">
          <table:table-cell table:style-name="ce7" office:value-type="string" table:number-columns-spanned="3" table:number-rows-spanned="1">
            <text:p>Header</text:p>
          </table:table-cell>
          <table:covered-table-cell table:number-columns-repeated="2" table:style-name="ce84"/>
          <table:table-cell table:style-name="ce7" office:value-type="string" table:number-columns-spanned="3" table:number-rows-spanned="1">
            <text:p>CoGfx (EventType)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ComAct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Script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Skin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Child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Mphys</text:p>
          </table:table-cell>
          <table:covered-table-cell table:number-columns-repeated="2" table:style-name="ce7"/>
          <table:table-cell table:style-name="ce7" office:value-type="string" table:number-columns-spanned="3" table:number-rows-spanned="1">
            <text:p>Hook</text:p>
          </table:table-cell>
          <table:covered-table-cell table:number-columns-repeated="2" table:style-name="ce7"/>
          <table:table-cell table:number-columns-repeated="1000"/>
        </table:table-row>
        <table:table-row table:style-name="ro1"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style-name="ce7" office:value-type="string">
            <text:p>v32</text:p>
          </table:table-cell>
          <table:table-cell table:style-name="ce7" office:value-type="string">
            <text:p>v56</text:p>
          </table:table-cell>
          <table:table-cell table:style-name="ce7" office:value-type="string">
            <text:p>v59</text:p>
          </table:table-cell>
          <table:table-cell table:number-columns-repeated="1000"/>
        </table:table-row>
        <table:table-row table:style-name="ro1">
          <table:table-cell table:number-columns-repeated="3" table:style-name="ce8" office:value-type="string">
            <text:p>MOXTVersion:</text:p>
          </table:table-cell>
          <table:table-cell table:number-columns-repeated="3" table:style-name="ce86" office:value-type="string">
            <text:p>EventType: 100</text:p>
          </table:table-cell>
          <table:table-cell table:number-columns-repeated="3" table:style-name="ce8" office:value-type="string">
            <text:p>CombineActName:</text:p>
          </table:table-cell>
          <table:table-cell table:number-columns-repeated="3" table:style-name="ce8" office:value-type="string">
            <text:p>ScriptCount:</text:p>
          </table:table-cell>
          <table:table-cell table:number-columns-repeated="3" table:style-name="ce8" office:value-type="string">
            <text:p>AddiSkinCount:</text:p>
          </table:table-cell>
          <table:table-cell table:number-columns-repeated="3" table:style-name="ce8" office:value-type="string">
            <text:p>ChildCount:</text:p>
          </table:table-cell>
          <table:table-cell table:style-name="ce8"/>
          <table:table-cell table:style-name="ce13" office:value-type="string">
            <text:p>PhysFileName:</text:p>
          </table:table-cell>
          <table:table-cell table:style-name="ce11" office:value-type="string">
            <text:p>PhysFileName:</text:p>
          </table:table-cell>
          <table:table-cell table:style-name="ce8"/>
          <table:table-cell table:style-name="ce13" office:value-type="string">
            <text:p>ECMHookCount:</text:p>
          </table:table-cell>
          <table:table-cell table:style-name="ce11" office:value-type="string">
            <text:p>ECMHookCount:</text:p>
          </table:table-cell>
          <table:table-cell table:number-columns-repeated="1000"/>
        </table:table-row>
        <table:table-row table:style-name="ro1">
          <table:table-cell table:number-columns-repeated="3" table:style-name="ce8" office:value-type="string">
            <text:p>SkinModelPath:</text:p>
          </table:table-cell>
          <table:table-cell table:number-columns-repeated="3" table:style-name="ce86" office:value-type="string">
            <text:p>EventType: 101</text:p>
          </table:table-cell>
          <table:table-cell table:number-columns-repeated="3" table:style-name="ce8" office:value-type="string">
            <text:p>LoopCount:</text:p>
          </table:table-cell>
          <table:table-cell table:number-columns-repeated="3" table:style-name="ce8" office:value-type="string">
            <text:p>id:</text:p>
          </table:table-cell>
          <table:table-cell table:number-columns-repeated="3" table:style-name="ce8" office:value-type="string">
            <text:p>AddiSkinPath:</text:p>
          </table:table-cell>
          <table:table-cell table:number-columns-repeated="3" table:style-name="ce8" office:value-type="string">
            <text:p>ChildName: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AutoUpdata:</text:p>
          </table:table-cell>
          <table:table-cell table:style-name="ce11" office:value-type="string">
            <text:p>AutoUpdata:</text:p>
          </table:table-cell>
          <table:table-cell table:number-columns-repeated="3" table:style-name="ce86" office:value-type="string">
            <text:p>EventType: 102</text:p>
          </table:table-cell>
          <table:table-cell table:number-columns-repeated="3" table:style-name="ce8" office:value-type="string">
            <text:p>RankCount:</text:p>
          </table:table-cell>
          <table:table-cell table:number-columns-repeated="3" table:style-name="ce8" office:value-type="string">
            <text:p>ScriptLines:</text:p>
          </table:table-cell>
          <table:table-cell table:style-name="ce8" table:number-columns-repeated="3"/>
          <table:table-cell table:number-columns-repeated="3" table:style-name="ce8" office:value-type="string">
            <text:p>ChildPath: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OrgColor:</text:p>
          </table:table-cell>
          <table:table-cell table:style-name="ce87" office:value-type="string">
            <text:p>EventType: 103</text:p>
          </table:table-cell>
          <table:table-cell table:number-columns-repeated="2" table:style-name="ce86" office:value-type="string">
            <text:p>EventType: 103</text:p>
          </table:table-cell>
          <table:table-cell table:number-columns-repeated="3" table:style-name="ce8" office:value-type="string">
            <text:p>EventChannel:</text:p>
          </table:table-cell>
          <table:table-cell table:number-columns-repeated="3" table:style-name="ce8" office:value-type="string">
            <text:p>BASE64 SCRIPT...</text:p>
          </table:table-cell>
          <table:table-cell table:style-name="ce8" table:number-columns-repeated="3"/>
          <table:table-cell table:number-columns-repeated="3" table:style-name="ce8" office:value-type="string">
            <text:p>HHName:</text:p>
          </table:table-cell>
          <table:table-cell table:style-name="ce8" table:number-columns-repeated="6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EmissiveCol:</text:p>
          </table:table-cell>
          <table:table-cell table:style-name="ce11" office:value-type="string">
            <text:p>EmissiveCol:</text:p>
          </table:table-cell>
          <table:table-cell table:number-columns-repeated="2" table:style-name="ce88" office:value-type="string">
            <text:p>EventType: 104</text:p>
          </table:table-cell>
          <table:table-cell table:style-name="ce95" office:value-type="string">
            <text:p>EventType: 104</text:p>
          </table:table-cell>
          <table:table-cell table:style-name="ce8"/>
          <table:table-cell table:style-name="ce13" office:value-type="string">
            <text:p>PlaySpeed:</text:p>
          </table:table-cell>
          <table:table-cell table:style-name="ce11" office:value-type="string">
            <text:p>PlaySpeed:</text:p>
          </table:table-cell>
          <table:table-cell table:style-name="ce8" table:number-columns-repeated="6"/>
          <table:table-cell table:number-columns-repeated="3" table:style-name="ce8" office:value-type="string">
            <text:p>CCName:</text:p>
          </table:table-cell>
          <table:table-cell table:style-name="ce8"/>
          <table:table-cell table:style-name="ce13" table:number-columns-repeated="2"/>
          <table:table-cell table:style-name="ce8" table:number-columns-repeated="3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SrcBlend:</text:p>
          </table:table-cell>
          <table:table-cell table:style-name="ce86"/>
          <table:table-cell table:style-name="ce91" office:value-type="string">
            <text:p>EventType: 107</text:p>
          </table:table-cell>
          <table:table-cell table:style-name="ce95" office:value-type="string">
            <text:p>EventType: 107</text:p>
          </table:table-cell>
          <table:table-cell table:style-name="ce8"/>
          <table:table-cell table:style-name="ce13" office:value-type="string">
            <text:p>StopChildAct:</text:p>
          </table:table-cell>
          <table:table-cell table:style-name="ce11" office:value-type="string">
            <text:p>StopChildAct</text:p>
          </table:table-cell>
          <table:table-cell table:style-name="ce8" table:number-columns-repeated="7"/>
          <table:table-cell table:style-name="ce30" table:number-columns-repeated="2"/>
          <table:table-cell table:style-name="ce8"/>
          <table:table-cell table:style-name="ce13" table:number-columns-repeated="2"/>
          <table:table-cell table:style-name="ce8" table:number-columns-repeated="3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DestBlend:</text:p>
          </table:table-cell>
          <table:table-cell table:style-name="ce86"/>
          <table:table-cell table:style-name="ce91" office:value-type="string">
            <text:p>EventType: 108</text:p>
          </table:table-cell>
          <table:table-cell table:style-name="ce95" office:value-type="string">
            <text:p>EventType: 108</text:p>
          </table:table-cell>
          <table:table-cell table:style-name="ce8"/>
          <table:table-cell table:style-name="ce13" office:value-type="string">
            <text:p>ResetMtl:</text:p>
          </table:table-cell>
          <table:table-cell table:style-name="ce11" office:value-type="string">
            <text:p>ResetMtl:</text:p>
          </table:table-cell>
          <table:table-cell table:style-name="ce8" table:number-columns-repeated="7"/>
          <table:table-cell table:style-name="ce30" table:number-columns-repeated="2"/>
          <table:table-cell table:style-name="ce8"/>
          <table:table-cell table:style-name="ce13" table:number-columns-repeated="2"/>
          <table:table-cell table:style-name="ce8" table:number-columns-repeated="3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OuterNum:</text:p>
          </table:table-cell>
          <table:table-cell table:number-columns-repeated="3" table:style-name="ce89" office:value-type="string">
            <text:p>EventType: 100</text:p>
          </table:table-cell>
          <table:table-cell table:number-columns-repeated="2" table:style-name="ce8" office:value-type="string">
            <text:p>BaseActCount:</text:p>
          </table:table-cell>
          <table:table-cell table:style-name="ce11" office:value-type="string">
            <text:p>BaseActCount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StartTime:</text:p>
          </table:table-cell>
          <table:table-cell table:number-columns-repeated="2" table:style-name="ce8" office:value-type="string">
            <text:p>BaseActName:</text:p>
          </table:table-cell>
          <table:table-cell table:style-name="ce11" office:value-type="string">
            <text:p>BaseActName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TimeSpan:</text:p>
          </table:table-cell>
          <table:table-cell table:number-columns-repeated="2" table:style-name="ce8" office:value-type="string">
            <text:p>ActStartTime:</text:p>
          </table:table-cell>
          <table:table-cell table:style-name="ce11" office:value-type="string">
            <text:p>ActStartTime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2" table:style-name="ce8" office:value-type="string">
            <text:p>Once:</text:p>
          </table:table-cell>
          <table:table-cell table:style-name="ce11" office:value-type="string">
            <text:p>Once:</text:p>
          </table:table-cell>
          <table:table-cell table:style-name="ce8" office:value-type="string" table:number-columns-spanned="1" table:number-rows-spanned="2">
            <text:p>LoopCount:</text:p>
          </table:table-cell>
          <table:table-cell table:style-name="ce13" office:value-type="string">
            <text:p>LoopMinNum:</text:p>
          </table:table-cell>
          <table:table-cell table:style-name="ce11" office:value-type="string">
            <text:p>LoopMinNum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style-name="ce8"/>
          <table:table-cell table:style-name="ce13" office:value-type="string">
            <text:p>FxFileNum:</text:p>
          </table:table-cell>
          <table:table-cell table:style-name="ce8" office:value-type="string">
            <text:p>FxFileNum:</text:p>
          </table:table-cell>
          <table:covered-table-cell table:style-name="ce8"/>
          <table:table-cell table:style-name="ce13" office:value-type="string">
            <text:p>LoopMaxNum:</text:p>
          </table:table-cell>
          <table:table-cell table:style-name="ce11" office:value-type="string">
            <text:p>LoopMaxNum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FxFilePath:</text:p>
          </table:table-cell>
          <table:table-cell table:number-columns-repeated="3" table:style-name="ce8" office:value-type="string">
            <text:p>EventCount: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HookName:</text:p>
          </table:table-cell>
          <table:table-cell table:number-columns-repeated="3" table:style-name="ce97" office:value-type="string">
            <text:p>EventType (CoGfx)</text:p>
          </table:table-cell>
          <table:table-cell table:style-name="ce8" table:number-columns-repeated="7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HookOffset:</text:p>
          </table:table-cell>
          <table:table-cell table:style-name="ce8" table:number-columns-repeated="3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6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Float:</text:p>
          </table:table-cell>
          <table:table-cell table:number-columns-repeated="3" table:style-name="ce8" office:value-type="string">
            <text:p>HookYaw:</text:p>
          </table:table-cell>
          <table:table-cell table:style-name="ce8" table:number-columns-repeated="3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NewScale:</text:p>
          </table:table-cell>
          <table:table-cell table:number-columns-repeated="3" table:style-name="ce8" office:value-type="string">
            <text:p>HookPitch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BoneNum:</text:p>
          </table:table-cell>
          <table:table-cell table:number-columns-repeated="3" table:style-name="ce8" office:value-type="string">
            <text:p>HookRot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BoneIndex:</text:p>
          </table:table-cell>
          <table:table-cell table:number-columns-repeated="3" table:style-name="ce8" office:value-type="string">
            <text:p>BindParent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BoneSclType:</text:p>
          </table:table-cell>
          <table:table-cell table:number-columns-repeated="3" table:style-name="ce8" office:value-type="string">
            <text:p>FadeOut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BoneScale:</text:p>
          </table:table-cell>
          <table:table-cell table:number-columns-repeated="3" table:style-name="ce8" office:value-type="string">
            <text:p>UseModelAlpha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2" table:style-name="ce8" office:value-type="string">
            <text:p>DefSpeed:</text:p>
          </table:table-cell>
          <table:table-cell table:style-name="ce11" office:value-type="string">
            <text:p>DefSpeed:</text:p>
          </table:table-cell>
          <table:table-cell table:style-name="ce8" table:number-columns-repeated="2"/>
          <table:table-cell table:style-name="ce13" office:value-type="string">
            <text:p>CustomPath: 0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CanCastShadow:</text:p>
          </table:table-cell>
          <table:table-cell table:style-name="ce11" office:value-type="string">
            <text:p>CanCastShadow:</text:p>
          </table:table-cell>
          <table:table-cell table:number-columns-repeated="3" table:style-name="ce8" office:value-type="string">
            <text:p>GfxScal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RenderModel:</text:p>
          </table:table-cell>
          <table:table-cell table:style-name="ce11" office:value-type="string">
            <text:p>RenderModel:</text:p>
          </table:table-cell>
          <table:table-cell table:number-columns-repeated="3" table:style-name="ce8" office:value-type="string">
            <text:p>GfxAlpha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4"/>
          <table:table-cell table:style-name="ce30" table:number-columns-repeated="2"/>
          <table:table-cell table:style-name="ce8" table:number-columns-repeated="3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 office:value-type="string">
            <text:p>RenderEdge:</text:p>
          </table:table-cell>
          <table:table-cell table:style-name="ce8" office:value-type="string">
            <text:p>RenderEdge:</text:p>
          </table:table-cell>
          <table:table-cell table:number-columns-repeated="2" table:style-name="ce8" office:value-type="string">
            <text:p>GfxSpeed:</text:p>
          </table:table-cell>
          <table:table-cell table:style-name="ce11" office:value-type="string">
            <text:p>GfxSpeed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13" office:value-type="string">
            <text:p>ShaderFile: </text:p>
          </table:table-cell>
          <table:table-cell table:number-columns-repeated="2" table:style-name="ce8" office:value-type="string">
            <text:p>GfxOuterPath:</text:p>
          </table:table-cell>
          <table:table-cell table:style-name="ce11" office:value-type="string">
            <text:p>GfxOuterPath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13" office:value-type="string">
            <text:p>ShaderTex: </text:p>
          </table:table-cell>
          <table:table-cell table:style-name="ce8"/>
          <table:table-cell table:style-name="ce13" office:value-type="string">
            <text:p>GfxRelToECM:</text:p>
          </table:table-cell>
          <table:table-cell table:style-name="ce8" office:value-type="string">
            <text:p>GfxRelToECM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13" office:value-type="string">
            <text:p>PSConstCount:</text:p>
          </table:table-cell>
          <table:table-cell table:style-name="ce8"/>
          <table:table-cell table:style-name="ce13" office:value-type="string">
            <text:p>GfxDelayTime:</text:p>
          </table:table-cell>
          <table:table-cell table:style-name="ce30" office:value-type="string">
            <text:p>GfxDelayTim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ConstIndex:</text:p>
          </table:table-cell>
          <table:table-cell table:number-columns-repeated="2" table:style-name="ce8" office:value-type="string">
            <text:p>GfxParamCount:</text:p>
          </table:table-cell>
          <table:table-cell table:style-name="ce30" office:value-type="string">
            <text:p>GfxParamCount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ConstValue:</text:p>
          </table:table-cell>
          <table:table-cell table:number-columns-repeated="2" table:style-name="ce30" office:value-type="string">
            <text:p>ParamEleName:</text:p>
          </table:table-cell>
          <table:table-cell table:style-name="ce8" office:value-type="string">
            <text:p>ParamEleNam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TargetCount:</text:p>
          </table:table-cell>
          <table:table-cell table:number-columns-repeated="2" table:style-name="ce30" office:value-type="string">
            <text:p>ParamId:</text:p>
          </table:table-cell>
          <table:table-cell table:style-name="ce8" office:value-type="string">
            <text:p>ParamId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Interval:</text:p>
          </table:table-cell>
          <table:table-cell table:number-columns-repeated="3" table:style-name="ce8" office:value-type="string">
            <text:p>ParamDataTyp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style-name="ce8"/>
          <table:table-cell table:style-name="ce13"/>
          <table:table-cell table:style-name="ce85" office:value-type="string">
            <text:p>PSLoopCount:</text:p>
          </table:table-cell>
          <table:table-cell table:number-columns-repeated="2" table:style-name="ce8" office:value-type="string">
            <text:p>ParamDataIsCmd:</text:p>
          </table:table-cell>
          <table:table-cell table:style-name="ce96" office:value-type="string">
            <text:p>ParamDataIsCmd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Count:</text:p>
          </table:table-cell>
          <table:table-cell table:number-columns-repeated="3" table:style-name="ce8" office:value-type="string">
            <text:p>ParamDataHook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Count:</text:p>
          </table:table-cell>
          <table:table-cell table:number-columns-repeated="3" table:style-name="ce89" office:value-type="string">
            <text:p>EventType: 101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StartTim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TimeSpan:</text:p>
          </table:table-cell>
          <table:table-cell table:style-name="ce11" office:value-type="string">
            <text:p>TimeSpan: 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Once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9"/>
          <table:table-cell table:style-name="ce30"/>
          <table:table-cell table:style-name="ce8" table:number-columns-repeated="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style-name="ce8"/>
          <table:table-cell table:style-name="ce13" office:value-type="string">
            <text:p>FxFileNum:</text:p>
          </table:table-cell>
          <table:table-cell table:style-name="ce8" office:value-type="string">
            <text:p>FxFileNum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FxFilePath: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HookName:</text:p>
          </table:table-cell>
          <table:table-cell table:style-name="ce8" office:value-type="string">
            <text:p>HookName: </text:p>
          </table:table-cell>
          <table:table-cell table:style-name="ce8"/>
          <table:table-cell table:style-name="ce98" table:number-columns-repeated="2"/>
          <table:table-cell table:style-name="ce30" table:number-columns-repeated="3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Offset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Yaw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Pitch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HookRot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BindParent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FadeOut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3" table:style-name="ce8" office:value-type="string">
            <text:p>UseModelAlpha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style-name="ce8" table:number-columns-repeated="2"/>
          <table:table-cell table:style-name="ce13" office:value-type="string">
            <text:p>CustomPath: 0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SoundVer:</text:p>
          </table:table-cell>
          <table:table-cell table:style-name="ce11" office:value-type="string">
            <text:p>SoundVer:</text:p>
          </table:table-cell>
          <table:table-cell table:style-name="ce8"/>
          <table:table-cell table:style-name="ce30" table:number-columns-repeated="5"/>
          <table:table-cell table:style-name="ce8" table:number-columns-repeated="12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hannelMask:</text:p>
          </table:table-cell>
          <table:table-cell table:number-columns-repeated="2" table:style-name="ce8" office:value-type="string">
            <text:p>Force2D:</text:p>
          </table:table-cell>
          <table:table-cell table:style-name="ce11" office:value-type="string">
            <text:p>Force2D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oGfxNum:</text:p>
          </table:table-cell>
          <table:table-cell table:number-columns-repeated="2" table:style-name="ce8" office:value-type="string">
            <text:p>IsLoop:</text:p>
          </table:table-cell>
          <table:table-cell table:style-name="ce11" office:value-type="string">
            <text:p>IsLoop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number-columns-repeated="3" table:style-name="ce8" office:value-type="string">
            <text:p>ComActCount:</text:p>
          </table:table-cell>
          <table:table-cell table:style-name="ce8" office:value-type="string" table:number-columns-spanned="1" table:number-rows-spanned="2">
            <text:p>Volume:</text:p>
          </table:table-cell>
          <table:table-cell table:style-name="ce13" office:value-type="string">
            <text:p>VolMin:</text:p>
          </table:table-cell>
          <table:table-cell table:style-name="ce11" office:value-type="string">
            <text:p>VolMin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3"/>
          <table:covered-table-cell table:style-name="ce8"/>
          <table:table-cell table:style-name="ce13" office:value-type="string">
            <text:p>VolMax:</text:p>
          </table:table-cell>
          <table:table-cell table:style-name="ce8" office:value-type="string">
            <text:p>VolMax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PitchMin:</text:p>
          </table:table-cell>
          <table:table-cell table:style-name="ce8" office:value-type="string">
            <text:p>PitchMin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PitchMax:</text:p>
          </table:table-cell>
          <table:table-cell table:style-name="ce96" office:value-type="string">
            <text:p>PitchMax:</text:p>
          </table:table-cell>
          <table:table-cell table:style-name="ce8"/>
          <table:table-cell table:style-name="ce30" table:number-columns-repeated="5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MinDist:</text:p>
          </table:table-cell>
          <table:table-cell table:number-columns-repeated="2" table:style-name="ce8" office:value-type="string">
            <text:p>MinDist:</text:p>
          </table:table-cell>
          <table:table-cell table:style-name="ce30"/>
          <table:table-cell table:style-name="ce8" table:number-columns-repeated="2"/>
          <table:table-cell table:style-name="ce30" table:number-columns-repeated="3"/>
          <table:table-cell table:style-name="ce8"/>
          <table:table-cell table:style-name="ce30" table:number-columns-repeated="3"/>
          <table:table-cell table:style-name="ce8" table:number-columns-repeated="8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MaxDist:</text:p>
          </table:table-cell>
          <table:table-cell table:number-columns-repeated="2" table:style-name="ce8" office:value-type="string">
            <text:p>MaxDist:</text:p>
          </table:table-cell>
          <table:table-cell table:style-name="ce30"/>
          <table:table-cell table:style-name="ce8" table:number-columns-repeated="2"/>
          <table:table-cell table:style-name="ce30" table:number-columns-repeated="3"/>
          <table:table-cell table:style-name="ce8"/>
          <table:table-cell table:style-name="ce30" table:number-columns-repeated="2"/>
          <table:table-cell table:style-name="ce8" table:number-columns-repeated="9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9" office:value-type="string">
            <text:p>EventType: 102</text:p>
          </table:table-cell>
          <table:table-cell table:style-name="ce30"/>
          <table:table-cell table:style-name="ce8" table:number-columns-repeated="6"/>
          <table:table-cell table:style-name="ce30" table:number-columns-repeated="2"/>
          <table:table-cell table:style-name="ce8" table:number-columns-repeated="9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StartTime:</text:p>
          </table:table-cell>
          <table:table-cell table:style-name="ce30"/>
          <table:table-cell table:style-name="ce8" table:number-columns-repeated="6"/>
          <table:table-cell table:style-name="ce30" table:number-columns-repeated="2"/>
          <table:table-cell table:style-name="ce8" table:number-columns-repeated="9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TimeSpan:</text:p>
          </table:table-cell>
          <table:table-cell table:style-name="ce30"/>
          <table:table-cell table:style-name="ce8" table:number-columns-repeated="6"/>
          <table:table-cell table:style-name="ce30" table:number-columns-repeated="2"/>
          <table:table-cell table:style-name="ce8" table:number-columns-repeated="9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2" table:style-name="ce8" office:value-type="string">
            <text:p>Once:</text:p>
          </table:table-cell>
          <table:table-cell table:style-name="ce11" office:value-type="string">
            <text:p>Once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ChildActName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2" table:style-name="ce8" office:value-type="string">
            <text:p>HHName:</text:p>
          </table:table-cell>
          <table:table-cell table:style-name="ce8" office:value-type="string">
            <text:p>HHName: 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TransTime:</text:p>
          </table:table-cell>
          <table:table-cell table:style-name="ce8" office:value-type="string">
            <text:p>TransTime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2" table:style-name="ce8" office:value-type="string">
            <text:p>IsTrail:</text:p>
          </table:table-cell>
          <table:table-cell table:style-name="ce96" office:value-type="string">
            <text:p>IsTrail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TrailSpan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number-columns-repeated="3" table:style-name="ce8" office:value-type="string">
            <text:p>Segs:</text:p>
          </table:table-cell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42" office:value-type="string">
            <text:p>EventType: 103</text:p>
          </table:table-cell>
          <table:table-cell table:style-name="ce89" office:value-type="string">
            <text:p>EventType: 103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StartTime:</text:p>
          </table:table-cell>
          <table:table-cell table:style-name="ce8" office:value-type="string">
            <text:p>StartTime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TimeSpan:</text:p>
          </table:table-cell>
          <table:table-cell table:style-name="ce8" office:value-type="string">
            <text:p>TimeSpan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Once:</text:p>
          </table:table-cell>
          <table:table-cell table:style-name="ce8" office:value-type="string">
            <text:p>Once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92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ColorValue:</text:p>
          </table:table-cell>
          <table:table-cell table:style-name="ce8" office:value-type="string">
            <text:p>ColorValue: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30" office:value-type="string">
            <text:p>ApplyChild:</text:p>
          </table:table-cell>
          <table:table-cell table:style-name="ce8" office:value-type="string">
            <text:p>ApplyChild: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90" office:value-type="string">
            <text:p>EventType: 104</text:p>
          </table:table-cell>
          <table:table-cell table:style-name="ce92" office:value-type="string">
            <text:p>EventType: 104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StartTime:</text:p>
          </table:table-cell>
          <table:table-cell table:style-name="ce93" office:value-type="string">
            <text:p>StartTime: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TimeSpan:</text:p>
          </table:table-cell>
          <table:table-cell table:style-name="ce93" office:value-type="string">
            <text:p>TimeSpan:</text:p>
          </table:table-cell>
          <table:table-cell table:style-name="ce9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Once:</text:p>
          </table:table-cell>
          <table:table-cell table:style-name="ce93" office:value-type="string">
            <text:p>Onc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AtkPath: *.att</text:p>
          </table:table-cell>
          <table:table-cell table:style-name="ce93" office:value-type="string">
            <text:p>AtkPath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3"/>
          <table:table-cell table:style-name="ce85" office:value-type="string">
            <text:p>Divisions:</text:p>
          </table:table-cell>
          <table:table-cell table:style-name="ce93" office:value-type="string">
            <text:p>Divisions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tkUseDelay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tkDelayNum:</text:p>
          </table:table-cell>
          <table:table-cell table:style-name="ce94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tkDelayTim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tkDelayTim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94" office:value-type="string">
            <text:p>EventType: 107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StartTim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TimeSpan:</text:p>
          </table:table-cell>
          <table:table-cell table:style-name="ce94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Onc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Num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94" office:value-type="string">
            <text:p>EventType: 108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StartTim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TimeSpan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Once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Col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DestNum:</text:p>
          </table:table-cell>
          <table:table-cell table:style-name="ce13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ApplyChild:</text:p>
          </table:table-cell>
          <table:table-cell table:style-name="ce8"/>
          <table:table-cell table:style-name="ce30"/>
          <table:table-cell table:style-name="ce8" table:number-columns-repeated="17"/>
          <table:table-cell table:number-columns-repeated="1000"/>
        </table:table-row>
        <table:table-row table:style-name="ro1">
          <table:table-cell table:style-name="ce8" table:number-columns-repeated="4"/>
          <table:table-cell table:style-name="ce13" office:value-type="string">
            <text:p>Col: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13" office:value-type="string">
            <text:p>Time:</text:p>
          </table:table-cell>
          <table:table-cell table:style-name="ce8"/>
          <table:table-cell table:number-columns-repeated="1018"/>
        </table:table-row>
        <table:table-row table:style-name="ro1" table:number-rows-repeated="6">
          <table:table-cell table:style-name="ce8" table:number-columns-repeated="3"/>
          <table:table-cell table:number-columns-repeated="1021"/>
        </table:table-row>
        <table:table-row table:style-name="ro1" table:number-rows-repeated="65426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Default" table:number-columns-repeated="1019"/>
        </table:table-row>
        <table:table-row table:style-name="ro1" table:number-rows-repeated="2">
          <table:table-cell table:number-columns-repeated="3"/>
          <table:table-cell table:style-name="Default" table:number-columns-repeated="1021"/>
        </table:table-row>
        <table:table-row table:style-name="ro1" table:number-rows-repeated="3">
          <table:table-cell table:number-columns-repeated="2"/>
          <table:table-cell table:style-name="Default" table:number-columns-repeated="1022"/>
        </table:table-row>
        <table:table-row table:style-name="ro1">
          <table:table-cell table:number-columns-repeated="2"/>
          <table:table-cell table:style-name="Default" table:number-columns-repeated="1022"/>
        </table:table-row>
      </table:table>
      <table:table table:name="ATT" table:style-name="ta1" table:print="false">
        <table:table-column table:style-name="co43" table:default-cell-style-name="ce4"/>
        <table:table-column table:style-name="co8" table:number-columns-repeated="2" table:default-cell-style-name="ce4"/>
        <table:table-column table:style-name="co7" table:number-columns-repeated="1021" table:default-cell-style-name="ce4"/>
        <table:table-row table:style-name="ro1">
          <table:table-cell table:style-name="ce19" office:value-type="string" table:number-columns-spanned="3" table:number-rows-spanned="1">
            <text:p>ATT (all unsupported in 1.3.6)</text:p>
          </table:table-cell>
          <table:covered-table-cell table:number-columns-repeated="2" table:style-name="ce30"/>
          <table:table-cell table:number-columns-repeated="1021"/>
        </table:table-row>
        <table:table-row table:style-name="ro1">
          <table:table-cell table:style-name="ce30" office:value-type="string">
            <text:p>MOXTVersion: 4</text:p>
          </table:table-cell>
          <table:table-cell table:style-name="ce30" office:value-type="string">
            <text:p>MOXTVersion: 11</text:p>
          </table:table-cell>
          <table:table-cell table:style-name="ce30" office:value-type="string">
            <text:p>MOXTVersion: 13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30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itPos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Scal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MoveMod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TargetMod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AttMode:</text:p>
          </table:table-cell>
          <table:table-cell table:number-columns-repeated="1021"/>
        </table:table-row>
        <table:table-row table:style-name="ro1">
          <table:table-cell table:number-columns-repeated="3" table:style-name="ce42" office:value-type="string">
            <text:p>Coun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nterv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OneHi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FadeOu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sArea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Shap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Rang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FlyTime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FlySpeed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it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Pos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Rel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anger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ChildHook:</text:p>
          </table:table-cell>
          <table:table-cell table:number-columns-repeated="1021"/>
        </table:table-row>
        <table:table-row table:style-name="ro1">
          <table:table-cell table:style-name="ce30" table:number-columns-repeated="2"/>
          <table:table-cell table:style-name="ce99" office:value-type="string">
            <text:p>HitPos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RelScl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TarScl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Path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Scal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AttMode:</text:p>
          </table:table-cell>
          <table:table-cell table:number-columns-repeated="1021"/>
        </table:table-row>
        <table:table-row table:style-name="ro1">
          <table:table-cell table:number-columns-repeated="3" table:style-name="ce42" office:value-type="string">
            <text:p>Coun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nterv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TraceTarget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ValType:</text:p>
          </table:table-cell>
          <table:table-cell table:number-columns-repeated="1021"/>
        </table:table-row>
        <table:table-row table:style-name="ro1">
          <table:table-cell table:number-columns-repeated="3" table:style-name="ce30" office:value-type="string">
            <text:p>Int: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2" table:style-name="ce30" office:value-type="string">
            <text:p>StayTime:</text:p>
          </table:table-cell>
          <table:table-cell table:number-columns-repeated="1021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GC" table:style-name="ta1" table:print="false">
        <table:table-column table:style-name="co44" table:number-columns-repeated="3" table:default-cell-style-name="ce4"/>
        <table:table-column table:style-name="co45" table:default-cell-style-name="ce4"/>
        <table:table-column table:style-name="co7" table:default-cell-style-name="ce4"/>
        <table:table-column table:style-name="co46" table:default-cell-style-name="ce4"/>
        <table:table-column table:style-name="co7" table:number-columns-repeated="1018" table:default-cell-style-name="ce4"/>
        <table:table-row table:style-name="ro1">
          <table:table-cell table:style-name="ce19" office:value-type="string" table:number-columns-spanned="4" table:number-rows-spanned="1">
            <text:p>SGC (MOXTVersion: 4 seems to be supported in 1.3.6)</text:p>
          </table:table-cell>
          <table:covered-table-cell table:number-columns-repeated="2" table:style-name="ce19"/>
          <table:covered-table-cell table:style-name="ce30"/>
          <table:table-cell table:number-columns-repeated="1020"/>
        </table:table-row>
        <table:table-row table:style-name="ro1">
          <table:table-cell table:style-name="ce30" office:value-type="string">
            <text:p>MOXTVersion: 2</text:p>
          </table:table-cell>
          <table:table-cell table:style-name="ce30" office:value-type="string">
            <text:p>MOXTVersion: 3</text:p>
          </table:table-cell>
          <table:table-cell table:style-name="ce30" office:value-type="string">
            <text:p>MOXTVersion: 4</text:p>
          </table:table-cell>
          <table:table-cell table:style-name="ce30" office:value-type="string">
            <text:p>MOXTVersion: 5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style-name="ce30"/>
          <table:table-cell table:number-columns-repeated="3" table:style-name="ce30" office:value-type="string">
            <text:p>Scal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MoveMod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TargetMod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AttMode:</text:p>
          </table:table-cell>
          <table:table-cell table:number-columns-repeated="1020"/>
        </table:table-row>
        <table:table-row table:style-name="ro1">
          <table:table-cell table:number-columns-repeated="4" table:style-name="ce42" office:value-type="string">
            <text:p>Coun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Interv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OneHit:</text:p>
          </table:table-cell>
          <table:table-cell table:number-columns-repeated="1020"/>
        </table:table-row>
        <table:table-row table:style-name="ro1">
          <table:table-cell table:style-name="ce30" table:number-columns-repeated="2"/>
          <table:table-cell table:number-columns-repeated="2" table:style-name="ce30" office:value-type="string">
            <text:p>FadeOu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IsArea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Shap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Rang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FlyTim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RelScl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TarScl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Path:</text:p>
          </table:table-cell>
          <table:table-cell table:number-columns-repeated="1020"/>
        </table:table-row>
        <table:table-row table:style-name="ro1">
          <table:table-cell table:style-name="ce30"/>
          <table:table-cell table:number-columns-repeated="3" table:style-name="ce30" office:value-type="string">
            <text:p>Scal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AttMode:</text:p>
          </table:table-cell>
          <table:table-cell table:number-columns-repeated="1020"/>
        </table:table-row>
        <table:table-row table:style-name="ro1">
          <table:table-cell table:number-columns-repeated="4" table:style-name="ce42" office:value-type="string">
            <text:p>Coun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Interv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TraceTarget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ValType:</text:p>
          </table:table-cell>
          <table:table-cell table:number-columns-repeated="1020"/>
        </table:table-row>
        <table:table-row table:style-name="ro1">
          <table:table-cell table:number-columns-repeated="4" table:style-name="ce30" office:value-type="string">
            <text:p>Bool: / Int: / Float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41" office:value-type="string">
            <text:p>Hit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it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Pos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Rel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anger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ChildHook:</text:p>
          </table:table-cell>
          <table:table-cell table:number-columns-repeated="1020"/>
        </table:table-row>
        <table:table-row table:style-name="ro1">
          <table:table-cell table:style-name="ce30" table:number-columns-repeated="3"/>
          <table:table-cell table:style-name="ce99" office:value-type="string">
            <text:p>HitPos: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GFX BLOCKs'.C34:'GFX BLOCKs'.C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Lucida Sans Unicode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.27cm" fo:margin-right="1.27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7">07.06.2011</text:date>, <text:time>18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1T18:07:05.15</meta:creation-date>
    <dc:date>2011-06-07T18:18:38.63</dc:date>
    <meta:editing-duration>P4DT13H47M22S</meta:editing-duration>
    <meta:editing-cycles>129</meta:editing-cycles>
    <meta:generator>OpenOffice.org/3.3$Win32 OpenOffice.org_project/330m20$Build-9567</meta:generator>
    <meta:document-statistic meta:table-count="7" meta:cell-count="5818" meta:object-count="0"/>
  </office:meta>
</office:document-meta>
</file>